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3.1pt"/>
    </style:style>
    <style:style style:name="co2" style:family="table-column">
      <style:table-column-properties fo:break-before="auto" style:column-width="19.84pt"/>
    </style:style>
    <style:style style:name="co3" style:family="table-column">
      <style:table-column-properties fo:break-before="auto" style:column-width="18.31pt"/>
    </style:style>
    <style:style style:name="co4" style:family="table-column">
      <style:table-column-properties fo:break-before="auto" style:column-width="15.11pt"/>
    </style:style>
    <style:style style:name="co5" style:family="table-column">
      <style:table-column-properties fo:break-before="auto" style:column-width="17.49pt"/>
    </style:style>
    <style:style style:name="co6" style:family="table-column">
      <style:table-column-properties fo:break-before="auto" style:column-width="19.05pt"/>
    </style:style>
    <style:style style:name="co7" style:family="table-column">
      <style:table-column-properties fo:break-before="auto" style:column-width="29.34pt"/>
    </style:style>
    <style:style style:name="co8" style:family="table-column">
      <style:table-column-properties fo:break-before="auto" style:column-width="57.06pt"/>
    </style:style>
    <style:style style:name="co13" style:family="table-column">
      <style:table-column-properties fo:break-before="auto" style:column-width="49.01pt"/>
    </style:style>
    <style:style style:name="co17" style:family="table-column">
      <style:table-column-properties fo:break-before="auto" style:column-width="38.04pt"/>
    </style:style>
    <style:style style:name="co18" style:family="table-column">
      <style:table-column-properties fo:break-before="auto" style:column-width="93.26pt"/>
    </style:style>
    <style:style style:name="co19" style:family="table-column">
      <style:table-column-properties fo:break-before="auto" style:column-width="27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4.25pt"/>
    </style:style>
    <style:style style:name="co16" style:family="table-column">
      <style:table-column-properties fo:break-before="auto" style:column-width="47.54pt"/>
    </style:style>
    <style:style style:name="co20" style:family="table-column">
      <style:table-column-properties fo:break-before="auto" style:column-width="64.26pt"/>
    </style:style>
    <style:style style:name="co21" style:family="table-column">
      <style:table-column-properties fo:break-before="auto" style:column-width="101.34pt"/>
    </style:style>
    <style:style style:name="co22" style:family="table-column">
      <style:table-column-properties fo:break-before="auto" style:column-width="50.71pt"/>
    </style:style>
    <style:style style:name="ro1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position=""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ff" style:text-position=""/>
    </style:style>
    <style:style style:name="ce4" style:family="table-cell" style:parent-style-name="Default">
      <style:text-properties fo:color="#ff0000" style:text-position=""/>
    </style:style>
    <style:style style:name="ce11" style:family="table-cell" style:parent-style-name="Default">
      <style:text-properties fo:color="#ff0000" style:text-position="" fo:font-weight="bold"/>
    </style:style>
    <style:style style:name="ce13" style:family="table-cell" style:parent-style-name="Default">
      <style:text-properties fo:color="#0000ff" style:text-position=""/>
    </style:style>
    <style:style style:name="ce14" style:family="table-cell" style:parent-style-name="Default">
      <style:text-properties fo:color="#ff0000" style:text-position=""/>
    </style:style>
    <style:style style:name="ce15" style:family="table-cell" style:parent-style-name="Default">
      <style:text-properties fo:color="#ff0000" style:text-position="" fo:font-weight="normal"/>
    </style:style>
    <style:style style:name="ce9" style:family="table-cell" style:parent-style-name="Default">
      <style:text-properties fo:color="#ff0000" fo:font-weight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fo:color="#0000ff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ext-properties fo:color="#ff0000" fo:font-weight="normal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ext-properties style:use-window-font-color="true" fo:font-weight="normal"/>
    </style:style>
    <style:style style:name="ce20" style:family="table-cell" style:parent-style-name="Default">
      <style:text-properties fo:color="#8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ext-properties fo:color="#0000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ategory weigh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row table:style-name="ro1">
          <table:table-cell/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w</text:p>
          </table:table-cell>
          <table:table-cell table:style-name="ce1" office:value-type="string">
            <text:p>ar</text:p>
          </table:table-cell>
          <table:table-cell table:style-name="ce1" office:value-type="string">
            <text:p>sum</text:p>
          </table:table-cell>
          <table:table-cell table:style-name="ce1" office:value-type="string">
            <text:p>item ratio</text:p>
          </table:table-cell>
        </table:table-row>
        <table:table-row table:style-name="ro1">
          <table:table-cell office:value-type="string">
            <text:p>monster melee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ooc:=SUM([.B2:.G2])" office:value-type="float" office:value="43">
            <text:p>43</text:p>
          </table:table-cell>
          <table:table-cell table:formula="oooc:=SUM([.C2:.G2])/[.H2]" office:value-type="float" office:value="0.302325581395349">
            <text:p>0.3</text:p>
          </table:table-cell>
        </table:table-row>
        <table:table-row table:style-name="ro1">
          <table:table-cell office:value-type="string">
            <text:p>monster guns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ooc:=SUM([.B3:.G3])" office:value-type="float" office:value="43">
            <text:p>43</text:p>
          </table:table-cell>
          <table:table-cell table:formula="oooc:=SUM([.C3:.G3])/[.H3]" office:value-type="float" office:value="0.302325581395349">
            <text:p>0.3</text:p>
          </table:table-cell>
        </table:table-row>
        <table:table-row table:style-name="ro1">
          <table:table-cell office:value-type="string">
            <text:p>treasure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ooc:=SUM([.B4:.G4])" office:value-type="float" office:value="34">
            <text:p>34</text:p>
          </table:table-cell>
          <table:table-cell table:formula="oooc:=SUM([.C4:.G4])/[.H4]" office:value-type="float" office:value="0.411764705882353">
            <text:p>0.41</text:p>
          </table:table-cell>
        </table:table-row>
        <table:table-row table:style-name="ro1">
          <table:table-cell office:value-type="string">
            <text:p>adventure bos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ooc:=SUM([.B5:.G5])" office:value-type="float" office:value="4">
            <text:p>4</text:p>
          </table:table-cell>
          <table:table-cell table:formula="oooc:=SUM([.C5:.G5])/[.H5]" office:value-type="float" office:value="0.75">
            <text:p>0.75</text:p>
          </table:table-cell>
        </table:table-row>
        <table:table-row table:style-name="ro1">
          <table:table-cell table:style-name="ce2"/>
          <table:table-cell table:style-name="Default" table:number-columns-repeated="8"/>
        </table:table-row>
      </table:table>
      <table:table table:name="item weights" table:style-name="ta1" table:print="false">
        <office:forms form:automatic-focus="false" form:apply-design-mode="false"/>
        <table:table-column table:style-name="co13" table:default-cell-style-name="Default"/>
        <table:table-column table:style-name="co17" table:default-cell-style-name="Default"/>
        <table:table-column table:style-name="co18" table:default-cell-style-name="ce14"/>
        <table:table-column table:style-name="co19" table:default-cell-style-name="ce14"/>
        <table:table-column table:style-name="co19" table:number-columns-repeated="81" table:default-cell-style-name="ce13"/>
        <table:table-row table:style-name="ro3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ml0</text:p>
          </table:table-cell>
          <table:table-cell table:style-name="ce11" office:value-type="string" calcext:value-type="string">
            <text:p>mb0</text:p>
          </table:table-cell>
          <table:table-cell table:style-name="ce11" office:value-type="string" calcext:value-type="string">
            <text:p>mm0</text:p>
          </table:table-cell>
          <table:table-cell table:style-name="ce11" office:value-type="string" calcext:value-type="string">
            <text:p>ma0</text:p>
          </table:table-cell>
          <table:table-cell table:style-name="ce11" office:value-type="string" calcext:value-type="string">
            <text:p>mh0</text:p>
          </table:table-cell>
          <table:table-cell table:style-name="ce11" office:value-type="string" calcext:value-type="string">
            <text:p>me0</text:p>
          </table:table-cell>
          <table:table-cell table:style-name="ce11" office:value-type="string" calcext:value-type="string">
            <text:p>mu0</text:p>
          </table:table-cell>
          <table:table-cell table:style-name="ce11" office:value-type="string" calcext:value-type="string">
            <text:p>ml1</text:p>
          </table:table-cell>
          <table:table-cell table:style-name="ce11" office:value-type="string" calcext:value-type="string">
            <text:p>mb1</text:p>
          </table:table-cell>
          <table:table-cell table:style-name="ce11" office:value-type="string" calcext:value-type="string">
            <text:p>mm1</text:p>
          </table:table-cell>
          <table:table-cell table:style-name="ce11" office:value-type="string" calcext:value-type="string">
            <text:p>ma1</text:p>
          </table:table-cell>
          <table:table-cell table:style-name="ce11" office:value-type="string" calcext:value-type="string">
            <text:p>mh1</text:p>
          </table:table-cell>
          <table:table-cell table:style-name="ce11" office:value-type="string" calcext:value-type="string">
            <text:p>me1</text:p>
          </table:table-cell>
          <table:table-cell table:style-name="ce11" office:value-type="string" calcext:value-type="string">
            <text:p>mu1</text:p>
          </table:table-cell>
          <table:table-cell table:style-name="ce11" office:value-type="string" calcext:value-type="string">
            <text:p>ml2</text:p>
          </table:table-cell>
          <table:table-cell table:style-name="ce11" office:value-type="string" calcext:value-type="string">
            <text:p>mb2</text:p>
          </table:table-cell>
          <table:table-cell table:style-name="ce11" office:value-type="string" calcext:value-type="string">
            <text:p>mm2</text:p>
          </table:table-cell>
          <table:table-cell table:style-name="ce11" office:value-type="string" calcext:value-type="string">
            <text:p>ma2</text:p>
          </table:table-cell>
          <table:table-cell table:style-name="ce11" office:value-type="string" calcext:value-type="string">
            <text:p>mh2</text:p>
          </table:table-cell>
          <table:table-cell table:style-name="ce11" office:value-type="string" calcext:value-type="string">
            <text:p>me2</text:p>
          </table:table-cell>
          <table:table-cell table:style-name="ce11" office:value-type="string" calcext:value-type="string">
            <text:p>mu2</text:p>
          </table:table-cell>
          <table:table-cell table:style-name="ce11" office:value-type="string" calcext:value-type="string">
            <text:p>ml3</text:p>
          </table:table-cell>
          <table:table-cell table:style-name="ce11" office:value-type="string" calcext:value-type="string">
            <text:p>mb3</text:p>
          </table:table-cell>
          <table:table-cell table:style-name="ce11" office:value-type="string" calcext:value-type="string">
            <text:p>mm3</text:p>
          </table:table-cell>
          <table:table-cell table:style-name="ce11" office:value-type="string" calcext:value-type="string">
            <text:p>ma3</text:p>
          </table:table-cell>
          <table:table-cell table:style-name="ce11" office:value-type="string" calcext:value-type="string">
            <text:p>mh3</text:p>
          </table:table-cell>
          <table:table-cell table:style-name="ce11" office:value-type="string" calcext:value-type="string">
            <text:p>me3</text:p>
          </table:table-cell>
          <table:table-cell table:style-name="ce11" office:value-type="string" calcext:value-type="string">
            <text:p>mu3</text:p>
          </table:table-cell>
          <table:table-cell table:style-name="ce11" office:value-type="string" calcext:value-type="string">
            <text:p>ml4</text:p>
          </table:table-cell>
          <table:table-cell table:style-name="ce11" office:value-type="string" calcext:value-type="string">
            <text:p>mb4</text:p>
          </table:table-cell>
          <table:table-cell table:style-name="ce11" office:value-type="string" calcext:value-type="string">
            <text:p>mm4</text:p>
          </table:table-cell>
          <table:table-cell table:style-name="ce11" office:value-type="string" calcext:value-type="string">
            <text:p>ma4</text:p>
          </table:table-cell>
          <table:table-cell table:style-name="ce11" office:value-type="string" calcext:value-type="string">
            <text:p>mh4</text:p>
          </table:table-cell>
          <table:table-cell table:style-name="ce11" office:value-type="string" calcext:value-type="string">
            <text:p>me4</text:p>
          </table:table-cell>
          <table:table-cell table:style-name="ce11" office:value-type="string" calcext:value-type="string">
            <text:p>mu4</text:p>
          </table:table-cell>
          <table:table-cell table:style-name="ce11" office:value-type="string" calcext:value-type="string">
            <text:p>tl0</text:p>
          </table:table-cell>
          <table:table-cell table:style-name="ce11" office:value-type="string" calcext:value-type="string">
            <text:p>tb0</text:p>
          </table:table-cell>
          <table:table-cell table:style-name="ce11" office:value-type="string" calcext:value-type="string">
            <text:p>tm0</text:p>
          </table:table-cell>
          <table:table-cell table:style-name="ce11" office:value-type="string" calcext:value-type="string">
            <text:p>ta0</text:p>
          </table:table-cell>
          <table:table-cell table:style-name="ce11" office:value-type="string" calcext:value-type="string">
            <text:p>th0</text:p>
          </table:table-cell>
          <table:table-cell table:style-name="ce11" office:value-type="string" calcext:value-type="string">
            <text:p>te0</text:p>
          </table:table-cell>
          <table:table-cell table:style-name="ce11" office:value-type="string" calcext:value-type="string">
            <text:p>tu0</text:p>
          </table:table-cell>
          <table:table-cell table:style-name="ce11" office:value-type="string" calcext:value-type="string">
            <text:p>tl1</text:p>
          </table:table-cell>
          <table:table-cell table:style-name="ce11" office:value-type="string" calcext:value-type="string">
            <text:p>tb1</text:p>
          </table:table-cell>
          <table:table-cell table:style-name="ce11" office:value-type="string" calcext:value-type="string">
            <text:p>tm1</text:p>
          </table:table-cell>
          <table:table-cell table:style-name="ce11" office:value-type="string" calcext:value-type="string">
            <text:p>ta1</text:p>
          </table:table-cell>
          <table:table-cell table:style-name="ce11" office:value-type="string" calcext:value-type="string">
            <text:p>th1</text:p>
          </table:table-cell>
          <table:table-cell table:style-name="ce11" office:value-type="string" calcext:value-type="string">
            <text:p>te1</text:p>
          </table:table-cell>
          <table:table-cell table:style-name="ce11" office:value-type="string" calcext:value-type="string">
            <text:p>tu1</text:p>
          </table:table-cell>
          <table:table-cell table:style-name="ce11" office:value-type="string" calcext:value-type="string">
            <text:p>tl2</text:p>
          </table:table-cell>
          <table:table-cell table:style-name="ce11" office:value-type="string" calcext:value-type="string">
            <text:p>tb2</text:p>
          </table:table-cell>
          <table:table-cell table:style-name="ce11" office:value-type="string" calcext:value-type="string">
            <text:p>tm2</text:p>
          </table:table-cell>
          <table:table-cell table:style-name="ce11" office:value-type="string" calcext:value-type="string">
            <text:p>ta2</text:p>
          </table:table-cell>
          <table:table-cell table:style-name="ce11" office:value-type="string" calcext:value-type="string">
            <text:p>th2</text:p>
          </table:table-cell>
          <table:table-cell table:style-name="ce11" office:value-type="string" calcext:value-type="string">
            <text:p>te2</text:p>
          </table:table-cell>
          <table:table-cell table:style-name="ce11" office:value-type="string" calcext:value-type="string">
            <text:p>tu2</text:p>
          </table:table-cell>
          <table:table-cell table:style-name="ce11" office:value-type="string" calcext:value-type="string">
            <text:p>tl3</text:p>
          </table:table-cell>
          <table:table-cell table:style-name="ce11" office:value-type="string" calcext:value-type="string">
            <text:p>tb3</text:p>
          </table:table-cell>
          <table:table-cell table:style-name="ce11" office:value-type="string" calcext:value-type="string">
            <text:p>tm3</text:p>
          </table:table-cell>
          <table:table-cell table:style-name="ce11" office:value-type="string" calcext:value-type="string">
            <text:p>ta3</text:p>
          </table:table-cell>
          <table:table-cell table:style-name="ce11" office:value-type="string" calcext:value-type="string">
            <text:p>th3</text:p>
          </table:table-cell>
          <table:table-cell table:style-name="ce11" office:value-type="string" calcext:value-type="string">
            <text:p>te3</text:p>
          </table:table-cell>
          <table:table-cell table:style-name="ce11" office:value-type="string" calcext:value-type="string">
            <text:p>tu3</text:p>
          </table:table-cell>
          <table:table-cell table:style-name="ce11" office:value-type="string" calcext:value-type="string">
            <text:p>tl4</text:p>
          </table:table-cell>
          <table:table-cell table:style-name="ce11" office:value-type="string" calcext:value-type="string">
            <text:p>tb4</text:p>
          </table:table-cell>
          <table:table-cell table:style-name="ce11" office:value-type="string" calcext:value-type="string">
            <text:p>tm4</text:p>
          </table:table-cell>
          <table:table-cell table:style-name="ce11" office:value-type="string" calcext:value-type="string">
            <text:p>ta4</text:p>
          </table:table-cell>
          <table:table-cell table:style-name="ce11" office:value-type="string" calcext:value-type="string">
            <text:p>th4</text:p>
          </table:table-cell>
          <table:table-cell table:style-name="ce11" office:value-type="string" calcext:value-type="string">
            <text:p>te4</text:p>
          </table:table-cell>
          <table:table-cell table:style-name="ce11" office:value-type="string" calcext:value-type="string">
            <text:p>tu4</text:p>
          </table:table-cell>
          <table:table-cell table:style-name="ce11" office:value-type="string" calcext:value-type="string">
            <text:p>ab0</text:p>
          </table:table-cell>
          <table:table-cell table:style-name="ce11" office:value-type="string" calcext:value-type="string">
            <text:p>ab1</text:p>
          </table:table-cell>
          <table:table-cell table:style-name="ce11" office:value-type="string" calcext:value-type="string">
            <text:p>ab2</text:p>
          </table:table-cell>
          <table:table-cell table:style-name="ce11" office:value-type="string" calcext:value-type="string">
            <text:p>ab3</text:p>
          </table:table-cell>
          <table:table-cell table:style-name="ce11" office:value-type="string" calcext:value-type="string">
            <text:p>ab4</text:p>
          </table:table-cell>
          <table:table-cell table:style-name="ce11" office:value-type="string" calcext:value-type="string">
            <text:p>ab5</text:p>
          </table:table-cell>
          <table:table-cell table:style-name="ce11" office:value-type="string" calcext:value-type="string">
            <text:p>ab6</text:p>
          </table:table-cell>
          <table:table-cell table:style-name="ce11" office:value-type="string" calcext:value-type="string">
            <text:p>ab7</text:p>
          </table:table-cell>
          <table:table-cell table:style-name="ce11" office:value-type="string" calcext:value-type="string">
            <text:p>ab8</text:p>
          </table:table-cell>
          <table:table-cell table:style-name="ce11" office:value-type="string" calcext:value-type="string">
            <text:p>ab9</text:p>
          </table:table-cell>
          <table:table-cell table:style-name="ce11" office:value-type="string" calcext:value-type="string">
            <text:p>ab10</text:p>
          </table:table-cell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category</text:p>
          </table:table-cell>
          <table:table-cell table:style-name="ce11"/>
          <table:table-cell table:number-columns-repeated="7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5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3])" office:value-type="float" office:value="1" calcext:value-type="float">
            <text:p>1</text:p>
          </table:table-cell>
          <table:table-cell table:formula="of:=SUM([.F3])" office:value-type="float" office:value="1" calcext:value-type="float">
            <text:p>1</text:p>
          </table:table-cell>
          <table:table-cell table:formula="of:=SUM([.G3])" office:value-type="float" office:value="1" calcext:value-type="float">
            <text:p>1</text:p>
          </table:table-cell>
          <table:table-cell table:formula="of:=SUM([.H3])" office:value-type="float" office:value="1" calcext:value-type="float">
            <text:p>1</text:p>
          </table:table-cell>
          <table:table-cell table:formula="of:=SUM([.I3])" office:value-type="float" office:value="1" calcext:value-type="float">
            <text:p>1</text:p>
          </table:table-cell>
          <table:table-cell table:formula="of:=SUM([.J3])" office:value-type="float" office:value="1" calcext:value-type="float">
            <text:p>1</text:p>
          </table:table-cell>
          <table:table-cell table:formula="of:=SUM([.K3])" office:value-type="float" office:value="1" calcext:value-type="float">
            <text:p>1</text:p>
          </table:table-cell>
          <table:table-cell table:formula="of:=SUM([.L3])" office:value-type="float" office:value="1" calcext:value-type="float">
            <text:p>1</text:p>
          </table:table-cell>
          <table:table-cell table:formula="of:=SUM([.M3])" office:value-type="float" office:value="1" calcext:value-type="float">
            <text:p>1</text:p>
          </table:table-cell>
          <table:table-cell table:formula="of:=SUM([.N3])" office:value-type="float" office:value="1" calcext:value-type="float">
            <text:p>1</text:p>
          </table:table-cell>
          <table:table-cell table:formula="of:=SUM([.O3])" office:value-type="float" office:value="1" calcext:value-type="float">
            <text:p>1</text:p>
          </table:table-cell>
          <table:table-cell table:formula="of:=SUM([.P3])" office:value-type="float" office:value="1" calcext:value-type="float">
            <text:p>1</text:p>
          </table:table-cell>
          <table:table-cell table:formula="of:=SUM([.Q3])" office:value-type="float" office:value="1" calcext:value-type="float">
            <text:p>1</text:p>
          </table:table-cell>
          <table:table-cell table:formula="of:=SUM([.R3])" office:value-type="float" office:value="1" calcext:value-type="float">
            <text:p>1</text:p>
          </table:table-cell>
          <table:table-cell table:formula="of:=SUM([.S3])" office:value-type="float" office:value="1" calcext:value-type="float">
            <text:p>1</text:p>
          </table:table-cell>
          <table:table-cell table:formula="of:=SUM([.T3])" office:value-type="float" office:value="1" calcext:value-type="float">
            <text:p>1</text:p>
          </table:table-cell>
          <table:table-cell table:formula="of:=SUM([.U3])" office:value-type="float" office:value="1" calcext:value-type="float">
            <text:p>1</text:p>
          </table:table-cell>
          <table:table-cell table:formula="of:=SUM([.V3])" office:value-type="float" office:value="1" calcext:value-type="float">
            <text:p>1</text:p>
          </table:table-cell>
          <table:table-cell table:formula="of:=SUM([.W3])" office:value-type="float" office:value="1" calcext:value-type="float">
            <text:p>1</text:p>
          </table:table-cell>
          <table:table-cell table:formula="of:=SUM([.X3])" office:value-type="float" office:value="1" calcext:value-type="float">
            <text:p>1</text:p>
          </table:table-cell>
          <table:table-cell table:formula="of:=SUM([.Y3])" office:value-type="float" office:value="1" calcext:value-type="float">
            <text:p>1</text:p>
          </table:table-cell>
          <table:table-cell table:formula="of:=SUM([.Z3])" office:value-type="float" office:value="1" calcext:value-type="float">
            <text:p>1</text:p>
          </table:table-cell>
          <table:table-cell table:formula="of:=SUM([.AA3])" office:value-type="float" office:value="1" calcext:value-type="float">
            <text:p>1</text:p>
          </table:table-cell>
          <table:table-cell table:formula="of:=SUM([.AB3])" office:value-type="float" office:value="1" calcext:value-type="float">
            <text:p>1</text:p>
          </table:table-cell>
          <table:table-cell table:formula="of:=SUM([.AC3])" office:value-type="float" office:value="1" calcext:value-type="float">
            <text:p>1</text:p>
          </table:table-cell>
          <table:table-cell table:formula="of:=SUM([.AD3])" office:value-type="float" office:value="1" calcext:value-type="float">
            <text:p>1</text:p>
          </table:table-cell>
          <table:table-cell table:formula="of:=SUM([.AE3])" office:value-type="float" office:value="1" calcext:value-type="float">
            <text:p>1</text:p>
          </table:table-cell>
          <table:table-cell table:formula="of:=SUM([.AF3])" office:value-type="float" office:value="1" calcext:value-type="float">
            <text:p>1</text:p>
          </table:table-cell>
          <table:table-cell table:formula="of:=SUM([.AG3])" office:value-type="float" office:value="1" calcext:value-type="float">
            <text:p>1</text:p>
          </table:table-cell>
          <table:table-cell table:formula="of:=SUM([.AH3])" office:value-type="float" office:value="1" calcext:value-type="float">
            <text:p>1</text:p>
          </table:table-cell>
          <table:table-cell table:formula="of:=SUM([.AI3])" office:value-type="float" office:value="1" calcext:value-type="float">
            <text:p>1</text:p>
          </table:table-cell>
          <table:table-cell table:formula="of:=SUM([.AJ3])" office:value-type="float" office:value="1" calcext:value-type="float">
            <text:p>1</text:p>
          </table:table-cell>
          <table:table-cell table:formula="of:=SUM([.AK3])" office:value-type="float" office:value="1" calcext:value-type="float">
            <text:p>1</text:p>
          </table:table-cell>
          <table:table-cell table:formula="of:=SUM([.AL3])" office:value-type="float" office:value="1" calcext:value-type="float">
            <text:p>1</text:p>
          </table:table-cell>
          <table:table-cell table:formula="of:=SUM([.AM3])" office:value-type="float" office:value="1" calcext:value-type="float">
            <text:p>1</text:p>
          </table:table-cell>
          <table:table-cell table:formula="of:=SUM([.AN3])" office:value-type="float" office:value="1" calcext:value-type="float">
            <text:p>1</text:p>
          </table:table-cell>
          <table:table-cell table:formula="of:=SUM([.AO3])" office:value-type="float" office:value="1" calcext:value-type="float">
            <text:p>1</text:p>
          </table:table-cell>
          <table:table-cell table:formula="of:=SUM([.AP3])" office:value-type="float" office:value="1" calcext:value-type="float">
            <text:p>1</text:p>
          </table:table-cell>
          <table:table-cell table:formula="of:=SUM([.AQ3])" office:value-type="float" office:value="1" calcext:value-type="float">
            <text:p>1</text:p>
          </table:table-cell>
          <table:table-cell table:formula="of:=SUM([.AR3])" office:value-type="float" office:value="1" calcext:value-type="float">
            <text:p>1</text:p>
          </table:table-cell>
          <table:table-cell table:formula="of:=SUM([.AS3])" office:value-type="float" office:value="1" calcext:value-type="float">
            <text:p>1</text:p>
          </table:table-cell>
          <table:table-cell table:formula="of:=SUM([.AT3])" office:value-type="float" office:value="1" calcext:value-type="float">
            <text:p>1</text:p>
          </table:table-cell>
          <table:table-cell table:formula="of:=SUM([.AU3])" office:value-type="float" office:value="1" calcext:value-type="float">
            <text:p>1</text:p>
          </table:table-cell>
          <table:table-cell table:formula="of:=SUM([.AV3])" office:value-type="float" office:value="1" calcext:value-type="float">
            <text:p>1</text:p>
          </table:table-cell>
          <table:table-cell table:formula="of:=SUM([.AW3])" office:value-type="float" office:value="1" calcext:value-type="float">
            <text:p>1</text:p>
          </table:table-cell>
          <table:table-cell table:formula="of:=SUM([.AX3])" office:value-type="float" office:value="1" calcext:value-type="float">
            <text:p>1</text:p>
          </table:table-cell>
          <table:table-cell table:formula="of:=SUM([.AY3])" office:value-type="float" office:value="1" calcext:value-type="float">
            <text:p>1</text:p>
          </table:table-cell>
          <table:table-cell table:formula="of:=SUM([.AZ3])" office:value-type="float" office:value="1" calcext:value-type="float">
            <text:p>1</text:p>
          </table:table-cell>
          <table:table-cell table:formula="of:=SUM([.BA3])" office:value-type="float" office:value="1" calcext:value-type="float">
            <text:p>1</text:p>
          </table:table-cell>
          <table:table-cell table:formula="of:=SUM([.BB3])" office:value-type="float" office:value="1" calcext:value-type="float">
            <text:p>1</text:p>
          </table:table-cell>
          <table:table-cell table:formula="of:=SUM([.BC3])" office:value-type="float" office:value="1" calcext:value-type="float">
            <text:p>1</text:p>
          </table:table-cell>
          <table:table-cell table:formula="of:=SUM([.BD3])" office:value-type="float" office:value="1" calcext:value-type="float">
            <text:p>1</text:p>
          </table:table-cell>
          <table:table-cell table:formula="of:=SUM([.BE3])" office:value-type="float" office:value="1" calcext:value-type="float">
            <text:p>1</text:p>
          </table:table-cell>
          <table:table-cell table:formula="of:=SUM([.BF3])" office:value-type="float" office:value="1" calcext:value-type="float">
            <text:p>1</text:p>
          </table:table-cell>
          <table:table-cell table:formula="of:=SUM([.BG3])" office:value-type="float" office:value="1" calcext:value-type="float">
            <text:p>1</text:p>
          </table:table-cell>
          <table:table-cell table:formula="of:=SUM([.BH3])" office:value-type="float" office:value="1" calcext:value-type="float">
            <text:p>1</text:p>
          </table:table-cell>
          <table:table-cell table:formula="of:=SUM([.BI3])" office:value-type="float" office:value="1" calcext:value-type="float">
            <text:p>1</text:p>
          </table:table-cell>
          <table:table-cell table:formula="of:=SUM([.BJ3])" office:value-type="float" office:value="1" calcext:value-type="float">
            <text:p>1</text:p>
          </table:table-cell>
          <table:table-cell table:formula="of:=SUM([.BK3])" office:value-type="float" office:value="1" calcext:value-type="float">
            <text:p>1</text:p>
          </table:table-cell>
          <table:table-cell table:formula="of:=SUM([.BL3])" office:value-type="float" office:value="1" calcext:value-type="float">
            <text:p>1</text:p>
          </table:table-cell>
          <table:table-cell table:formula="of:=SUM([.BM3])" office:value-type="float" office:value="1" calcext:value-type="float">
            <text:p>1</text:p>
          </table:table-cell>
          <table:table-cell table:formula="of:=SUM([.BN3])" office:value-type="float" office:value="1" calcext:value-type="float">
            <text:p>1</text:p>
          </table:table-cell>
          <table:table-cell table:formula="of:=SUM([.BO3])" office:value-type="float" office:value="1" calcext:value-type="float">
            <text:p>1</text:p>
          </table:table-cell>
          <table:table-cell table:formula="of:=SUM([.BP3])" office:value-type="float" office:value="1" calcext:value-type="float">
            <text:p>1</text:p>
          </table:table-cell>
          <table:table-cell table:formula="of:=SUM([.BQ3])" office:value-type="float" office:value="1" calcext:value-type="float">
            <text:p>1</text:p>
          </table:table-cell>
          <table:table-cell table:formula="of:=SUM([.BR3])" office:value-type="float" office:value="1" calcext:value-type="float">
            <text:p>1</text:p>
          </table:table-cell>
          <table:table-cell table:formula="of:=SUM([.BS3])" office:value-type="float" office:value="1" calcext:value-type="float">
            <text:p>1</text:p>
          </table:table-cell>
          <table:table-cell table:formula="of:=SUM([.BT3])" office:value-type="float" office:value="1" calcext:value-type="float">
            <text:p>1</text:p>
          </table:table-cell>
          <table:table-cell table:formula="of:=SUM([.BU3])" office:value-type="float" office:value="1" calcext:value-type="float">
            <text:p>1</text:p>
          </table:table-cell>
          <table:table-cell table:formula="of:=SUM([.BV3])" office:value-type="float" office:value="1" calcext:value-type="float">
            <text:p>1</text:p>
          </table:table-cell>
          <table:table-cell table:formula="of:=SUM([.BW3])" office:value-type="float" office:value="1" calcext:value-type="float">
            <text:p>1</text:p>
          </table:table-cell>
          <table:table-cell table:formula="of:=SUM([.BX3])" office:value-type="float" office:value="1" calcext:value-type="float">
            <text:p>1</text:p>
          </table:table-cell>
          <table:table-cell table:formula="of:=SUM([.BY3])" office:value-type="float" office:value="1" calcext:value-type="float">
            <text:p>1</text:p>
          </table:table-cell>
          <table:table-cell table:formula="of:=SUM([.BZ3])" office:value-type="float" office:value="1" calcext:value-type="float">
            <text:p>1</text:p>
          </table:table-cell>
          <table:table-cell table:formula="of:=SUM([.CA3])" office:value-type="float" office:value="1" calcext:value-type="float">
            <text:p>1</text:p>
          </table:table-cell>
          <table:table-cell table:formula="of:=SUM([.CB3])" office:value-type="float" office:value="1" calcext:value-type="float">
            <text:p>1</text:p>
          </table:table-cell>
          <table:table-cell table:formula="of:=SUM([.CC3])" office:value-type="float" office:value="1" calcext:value-type="float">
            <text:p>1</text:p>
          </table:table-cell>
          <table:table-cell table:formula="of:=SUM([.CD3])" office:value-type="float" office:value="1" calcext:value-type="float">
            <text:p>1</text:p>
          </table:table-cell>
          <table:table-cell table:formula="of:=SUM([.CE3])" office:value-type="float" office:value="1" calcext:value-type="float">
            <text:p>1</text:p>
          </table:table-cell>
          <table:table-cell table:formula="of:=SUM([.CF3])" office:value-type="float" office:value="1" calcext:value-type="float">
            <text:p>1</text:p>
          </table:table-cell>
          <table:table-cell table:formula="of:=SUM([.CG3])" office:value-type="float" office:value="1" calcext:value-type="float">
            <text:p>1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medkit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3">
          <table:table-cell table:number-columns-repeated="2" table:style-name="ce14" office:value-type="float" office:value="2" calcext:value-type="float">
            <text:p>2</text:p>
          </table:table-cell>
          <table:table-cell office:value-type="string" calcext:value-type="string">
            <text:p>medkit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medkit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medkit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medkit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medkit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medkit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medkit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medkit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medkit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5:.E14])" office:value-type="float" office:value="3" calcext:value-type="float">
            <text:p>3</text:p>
          </table:table-cell>
          <table:table-cell table:formula="of:=SUM([.F5:.F14])" office:value-type="float" office:value="3" calcext:value-type="float">
            <text:p>3</text:p>
          </table:table-cell>
          <table:table-cell table:formula="of:=SUM([.G5:.G14])" office:value-type="float" office:value="3" calcext:value-type="float">
            <text:p>3</text:p>
          </table:table-cell>
          <table:table-cell table:formula="of:=SUM([.H5:.H14])" office:value-type="float" office:value="3" calcext:value-type="float">
            <text:p>3</text:p>
          </table:table-cell>
          <table:table-cell table:formula="of:=SUM([.I5:.I14])" office:value-type="float" office:value="6" calcext:value-type="float">
            <text:p>6</text:p>
          </table:table-cell>
          <table:table-cell table:formula="of:=SUM([.J5:.J14])" office:value-type="float" office:value="6" calcext:value-type="float">
            <text:p>6</text:p>
          </table:table-cell>
          <table:table-cell table:formula="of:=SUM([.K5:.K14])" office:value-type="float" office:value="3" calcext:value-type="float">
            <text:p>3</text:p>
          </table:table-cell>
          <table:table-cell table:formula="of:=SUM([.L5:.L14])" office:value-type="float" office:value="1" calcext:value-type="float">
            <text:p>1</text:p>
          </table:table-cell>
          <table:table-cell table:formula="of:=SUM([.M5:.M14])" office:value-type="float" office:value="1" calcext:value-type="float">
            <text:p>1</text:p>
          </table:table-cell>
          <table:table-cell table:formula="of:=SUM([.N5:.N14])" office:value-type="float" office:value="1" calcext:value-type="float">
            <text:p>1</text:p>
          </table:table-cell>
          <table:table-cell table:formula="of:=SUM([.O5:.O14])" office:value-type="float" office:value="3" calcext:value-type="float">
            <text:p>3</text:p>
          </table:table-cell>
          <table:table-cell table:formula="of:=SUM([.P5:.P14])" office:value-type="float" office:value="3" calcext:value-type="float">
            <text:p>3</text:p>
          </table:table-cell>
          <table:table-cell table:formula="of:=SUM([.Q5:.Q14])" office:value-type="float" office:value="3" calcext:value-type="float">
            <text:p>3</text:p>
          </table:table-cell>
          <table:table-cell table:formula="of:=SUM([.R5:.R14])" office:value-type="float" office:value="6" calcext:value-type="float">
            <text:p>6</text:p>
          </table:table-cell>
          <table:table-cell table:formula="of:=SUM([.S5:.S14])" office:value-type="float" office:value="1" calcext:value-type="float">
            <text:p>1</text:p>
          </table:table-cell>
          <table:table-cell table:formula="of:=SUM([.T5:.T14])" office:value-type="float" office:value="1" calcext:value-type="float">
            <text:p>1</text:p>
          </table:table-cell>
          <table:table-cell table:formula="of:=SUM([.U5:.U14])" office:value-type="float" office:value="1" calcext:value-type="float">
            <text:p>1</text:p>
          </table:table-cell>
          <table:table-cell table:formula="of:=SUM([.V5:.V14])" office:value-type="float" office:value="3" calcext:value-type="float">
            <text:p>3</text:p>
          </table:table-cell>
          <table:table-cell table:formula="of:=SUM([.W5:.W14])" office:value-type="float" office:value="3" calcext:value-type="float">
            <text:p>3</text:p>
          </table:table-cell>
          <table:table-cell table:formula="of:=SUM([.X5:.X14])" office:value-type="float" office:value="3" calcext:value-type="float">
            <text:p>3</text:p>
          </table:table-cell>
          <table:table-cell table:formula="of:=SUM([.Y5:.Y14])" office:value-type="float" office:value="6" calcext:value-type="float">
            <text:p>6</text:p>
          </table:table-cell>
          <table:table-cell table:formula="of:=SUM([.Z5:.Z14])" office:value-type="float" office:value="1" calcext:value-type="float">
            <text:p>1</text:p>
          </table:table-cell>
          <table:table-cell table:formula="of:=SUM([.AA5:.AA14])" office:value-type="float" office:value="1" calcext:value-type="float">
            <text:p>1</text:p>
          </table:table-cell>
          <table:table-cell table:formula="of:=SUM([.AB5:.AB14])" office:value-type="float" office:value="1" calcext:value-type="float">
            <text:p>1</text:p>
          </table:table-cell>
          <table:table-cell table:formula="of:=SUM([.AC5:.AC14])" office:value-type="float" office:value="3" calcext:value-type="float">
            <text:p>3</text:p>
          </table:table-cell>
          <table:table-cell table:formula="of:=SUM([.AD5:.AD14])" office:value-type="float" office:value="3" calcext:value-type="float">
            <text:p>3</text:p>
          </table:table-cell>
          <table:table-cell table:formula="of:=SUM([.AE5:.AE14])" office:value-type="float" office:value="3" calcext:value-type="float">
            <text:p>3</text:p>
          </table:table-cell>
          <table:table-cell table:formula="of:=SUM([.AF5:.AF14])" office:value-type="float" office:value="6" calcext:value-type="float">
            <text:p>6</text:p>
          </table:table-cell>
          <table:table-cell table:formula="of:=SUM([.AG5:.AG14])" office:value-type="float" office:value="1" calcext:value-type="float">
            <text:p>1</text:p>
          </table:table-cell>
          <table:table-cell table:formula="of:=SUM([.AH5:.AH14])" office:value-type="float" office:value="1" calcext:value-type="float">
            <text:p>1</text:p>
          </table:table-cell>
          <table:table-cell table:formula="of:=SUM([.AI5:.AI14])" office:value-type="float" office:value="1" calcext:value-type="float">
            <text:p>1</text:p>
          </table:table-cell>
          <table:table-cell table:formula="of:=SUM([.AJ5:.AJ14])" office:value-type="float" office:value="3" calcext:value-type="float">
            <text:p>3</text:p>
          </table:table-cell>
          <table:table-cell table:formula="of:=SUM([.AK5:.AK14])" office:value-type="float" office:value="3" calcext:value-type="float">
            <text:p>3</text:p>
          </table:table-cell>
          <table:table-cell table:formula="of:=SUM([.AL5:.AL14])" office:value-type="float" office:value="3" calcext:value-type="float">
            <text:p>3</text:p>
          </table:table-cell>
          <table:table-cell table:formula="of:=SUM([.AM5:.AM14])" office:value-type="float" office:value="6" calcext:value-type="float">
            <text:p>6</text:p>
          </table:table-cell>
          <table:table-cell table:formula="of:=SUM([.AN5:.AN14])" office:value-type="float" office:value="3" calcext:value-type="float">
            <text:p>3</text:p>
          </table:table-cell>
          <table:table-cell table:formula="of:=SUM([.AO5:.AO14])" office:value-type="float" office:value="3" calcext:value-type="float">
            <text:p>3</text:p>
          </table:table-cell>
          <table:table-cell table:formula="of:=SUM([.AP5:.AP14])" office:value-type="float" office:value="3" calcext:value-type="float">
            <text:p>3</text:p>
          </table:table-cell>
          <table:table-cell table:formula="of:=SUM([.AQ5:.AQ14])" office:value-type="float" office:value="3" calcext:value-type="float">
            <text:p>3</text:p>
          </table:table-cell>
          <table:table-cell table:formula="of:=SUM([.AR5:.AR14])" office:value-type="float" office:value="6" calcext:value-type="float">
            <text:p>6</text:p>
          </table:table-cell>
          <table:table-cell table:formula="of:=SUM([.AS5:.AS14])" office:value-type="float" office:value="6" calcext:value-type="float">
            <text:p>6</text:p>
          </table:table-cell>
          <table:table-cell table:formula="of:=SUM([.AT5:.AT14])" office:value-type="float" office:value="3" calcext:value-type="float">
            <text:p>3</text:p>
          </table:table-cell>
          <table:table-cell table:formula="of:=SUM([.AU5:.AU14])" office:value-type="float" office:value="1" calcext:value-type="float">
            <text:p>1</text:p>
          </table:table-cell>
          <table:table-cell table:formula="of:=SUM([.AV5:.AV14])" office:value-type="float" office:value="1" calcext:value-type="float">
            <text:p>1</text:p>
          </table:table-cell>
          <table:table-cell table:formula="of:=SUM([.AW5:.AW14])" office:value-type="float" office:value="1" calcext:value-type="float">
            <text:p>1</text:p>
          </table:table-cell>
          <table:table-cell table:formula="of:=SUM([.AX5:.AX14])" office:value-type="float" office:value="3" calcext:value-type="float">
            <text:p>3</text:p>
          </table:table-cell>
          <table:table-cell table:formula="of:=SUM([.AY5:.AY14])" office:value-type="float" office:value="3" calcext:value-type="float">
            <text:p>3</text:p>
          </table:table-cell>
          <table:table-cell table:formula="of:=SUM([.AZ5:.AZ14])" office:value-type="float" office:value="3" calcext:value-type="float">
            <text:p>3</text:p>
          </table:table-cell>
          <table:table-cell table:formula="of:=SUM([.BA5:.BA14])" office:value-type="float" office:value="6" calcext:value-type="float">
            <text:p>6</text:p>
          </table:table-cell>
          <table:table-cell table:formula="of:=SUM([.BB5:.BB14])" office:value-type="float" office:value="1" calcext:value-type="float">
            <text:p>1</text:p>
          </table:table-cell>
          <table:table-cell table:formula="of:=SUM([.BC5:.BC14])" office:value-type="float" office:value="1" calcext:value-type="float">
            <text:p>1</text:p>
          </table:table-cell>
          <table:table-cell table:formula="of:=SUM([.BD5:.BD14])" office:value-type="float" office:value="1" calcext:value-type="float">
            <text:p>1</text:p>
          </table:table-cell>
          <table:table-cell table:formula="of:=SUM([.BE5:.BE14])" office:value-type="float" office:value="3" calcext:value-type="float">
            <text:p>3</text:p>
          </table:table-cell>
          <table:table-cell table:formula="of:=SUM([.BF5:.BF14])" office:value-type="float" office:value="3" calcext:value-type="float">
            <text:p>3</text:p>
          </table:table-cell>
          <table:table-cell table:formula="of:=SUM([.BG5:.BG14])" office:value-type="float" office:value="3" calcext:value-type="float">
            <text:p>3</text:p>
          </table:table-cell>
          <table:table-cell table:formula="of:=SUM([.BH5:.BH14])" office:value-type="float" office:value="6" calcext:value-type="float">
            <text:p>6</text:p>
          </table:table-cell>
          <table:table-cell table:formula="of:=SUM([.BI5:.BI14])" office:value-type="float" office:value="1" calcext:value-type="float">
            <text:p>1</text:p>
          </table:table-cell>
          <table:table-cell table:formula="of:=SUM([.BJ5:.BJ14])" office:value-type="float" office:value="1" calcext:value-type="float">
            <text:p>1</text:p>
          </table:table-cell>
          <table:table-cell table:formula="of:=SUM([.BK5:.BK14])" office:value-type="float" office:value="1" calcext:value-type="float">
            <text:p>1</text:p>
          </table:table-cell>
          <table:table-cell table:formula="of:=SUM([.BL5:.BL14])" office:value-type="float" office:value="3" calcext:value-type="float">
            <text:p>3</text:p>
          </table:table-cell>
          <table:table-cell table:formula="of:=SUM([.BM5:.BM14])" office:value-type="float" office:value="3" calcext:value-type="float">
            <text:p>3</text:p>
          </table:table-cell>
          <table:table-cell table:formula="of:=SUM([.BN5:.BN14])" office:value-type="float" office:value="3" calcext:value-type="float">
            <text:p>3</text:p>
          </table:table-cell>
          <table:table-cell table:formula="of:=SUM([.BO5:.BO14])" office:value-type="float" office:value="6" calcext:value-type="float">
            <text:p>6</text:p>
          </table:table-cell>
          <table:table-cell table:formula="of:=SUM([.BP5:.BP14])" office:value-type="float" office:value="1" calcext:value-type="float">
            <text:p>1</text:p>
          </table:table-cell>
          <table:table-cell table:formula="of:=SUM([.BQ5:.BQ14])" office:value-type="float" office:value="1" calcext:value-type="float">
            <text:p>1</text:p>
          </table:table-cell>
          <table:table-cell table:formula="of:=SUM([.BR5:.BR14])" office:value-type="float" office:value="1" calcext:value-type="float">
            <text:p>1</text:p>
          </table:table-cell>
          <table:table-cell table:formula="of:=SUM([.BS5:.BS14])" office:value-type="float" office:value="3" calcext:value-type="float">
            <text:p>3</text:p>
          </table:table-cell>
          <table:table-cell table:formula="of:=SUM([.BT5:.BT14])" office:value-type="float" office:value="3" calcext:value-type="float">
            <text:p>3</text:p>
          </table:table-cell>
          <table:table-cell table:formula="of:=SUM([.BU5:.BU14])" office:value-type="float" office:value="3" calcext:value-type="float">
            <text:p>3</text:p>
          </table:table-cell>
          <table:table-cell table:formula="of:=SUM([.BV5:.BV14])" office:value-type="float" office:value="6" calcext:value-type="float">
            <text:p>6</text:p>
          </table:table-cell>
          <table:table-cell table:formula="of:=SUM([.BW5:.BW14])" office:value-type="float" office:value="0" calcext:value-type="float">
            <text:p>0</text:p>
          </table:table-cell>
          <table:table-cell table:formula="of:=SUM([.BX5:.BX14])" office:value-type="float" office:value="0" calcext:value-type="float">
            <text:p>0</text:p>
          </table:table-cell>
          <table:table-cell table:formula="of:=SUM([.BY5:.BY14])" office:value-type="float" office:value="0" calcext:value-type="float">
            <text:p>0</text:p>
          </table:table-cell>
          <table:table-cell table:formula="of:=SUM([.BZ5:.BZ14])" office:value-type="float" office:value="0" calcext:value-type="float">
            <text:p>0</text:p>
          </table:table-cell>
          <table:table-cell table:formula="of:=SUM([.CA5:.CA14])" office:value-type="float" office:value="0" calcext:value-type="float">
            <text:p>0</text:p>
          </table:table-cell>
          <table:table-cell table:formula="of:=SUM([.CB5:.CB14])" office:value-type="float" office:value="0" calcext:value-type="float">
            <text:p>0</text:p>
          </table:table-cell>
          <table:table-cell table:formula="of:=SUM([.CC5:.CC14])" office:value-type="float" office:value="0" calcext:value-type="float">
            <text:p>0</text:p>
          </table:table-cell>
          <table:table-cell table:formula="of:=SUM([.CD5:.CD14])" office:value-type="float" office:value="0" calcext:value-type="float">
            <text:p>0</text:p>
          </table:table-cell>
          <table:table-cell table:formula="of:=SUM([.CE5:.CE14])" office:value-type="float" office:value="0" calcext:value-type="float">
            <text:p>0</text:p>
          </table:table-cell>
          <table:table-cell table:formula="of:=SUM([.CF5:.CF14])" office:value-type="float" office:value="0" calcext:value-type="float">
            <text:p>0</text:p>
          </table:table-cell>
          <table:table-cell table:formula="of:=SUM([.CG5:.CG14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357m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4" office:value-type="float" office:value="3" calcext:value-type="float">
            <text:p>3</text:p>
          </table:table-cell>
          <table:table-cell office:value-type="string" calcext:value-type="string">
            <text:p>556mm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762mm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rockets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plasm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psi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E16:.E24])" office:value-type="float" office:value="0" calcext:value-type="float">
            <text:p>0</text:p>
          </table:table-cell>
          <table:table-cell table:formula="of:=SUM([.F16:.F24])" office:value-type="float" office:value="0" calcext:value-type="float">
            <text:p>0</text:p>
          </table:table-cell>
          <table:table-cell table:formula="of:=SUM([.G16:.G24])" office:value-type="float" office:value="0" calcext:value-type="float">
            <text:p>0</text:p>
          </table:table-cell>
          <table:table-cell table:formula="of:=SUM([.H16:.H24])" office:value-type="float" office:value="1" calcext:value-type="float">
            <text:p>1</text:p>
          </table:table-cell>
          <table:table-cell table:formula="of:=SUM([.I16:.I24])" office:value-type="float" office:value="4" calcext:value-type="float">
            <text:p>4</text:p>
          </table:table-cell>
          <table:table-cell table:formula="of:=SUM([.J16:.J24])" office:value-type="float" office:value="10" calcext:value-type="float">
            <text:p>10</text:p>
          </table:table-cell>
          <table:table-cell table:formula="of:=SUM([.K16:.K24])" office:value-type="float" office:value="6" calcext:value-type="float">
            <text:p>6</text:p>
          </table:table-cell>
          <table:table-cell table:formula="of:=SUM([.L16:.L24])" office:value-type="float" office:value="1" calcext:value-type="float">
            <text:p>1</text:p>
          </table:table-cell>
          <table:table-cell table:formula="of:=SUM([.M16:.M24])" office:value-type="float" office:value="4" calcext:value-type="float">
            <text:p>4</text:p>
          </table:table-cell>
          <table:table-cell table:formula="of:=SUM([.N16:.N24])" office:value-type="float" office:value="3" calcext:value-type="float">
            <text:p>3</text:p>
          </table:table-cell>
          <table:table-cell table:formula="of:=SUM([.O16:.O24])" office:value-type="float" office:value="2" calcext:value-type="float">
            <text:p>2</text:p>
          </table:table-cell>
          <table:table-cell table:formula="of:=SUM([.P16:.P24])" office:value-type="float" office:value="7" calcext:value-type="float">
            <text:p>7</text:p>
          </table:table-cell>
          <table:table-cell table:formula="of:=SUM([.Q16:.Q24])" office:value-type="float" office:value="11" calcext:value-type="float">
            <text:p>11</text:p>
          </table:table-cell>
          <table:table-cell table:formula="of:=SUM([.R16:.R24])" office:value-type="float" office:value="19" calcext:value-type="float">
            <text:p>19</text:p>
          </table:table-cell>
          <table:table-cell table:formula="of:=SUM([.S16:.S24])" office:value-type="float" office:value="1" calcext:value-type="float">
            <text:p>1</text:p>
          </table:table-cell>
          <table:table-cell table:formula="of:=SUM([.T16:.T24])" office:value-type="float" office:value="1" calcext:value-type="float">
            <text:p>1</text:p>
          </table:table-cell>
          <table:table-cell table:formula="of:=SUM([.U16:.U24])" office:value-type="float" office:value="1" calcext:value-type="float">
            <text:p>1</text:p>
          </table:table-cell>
          <table:table-cell table:formula="of:=SUM([.V16:.V24])" office:value-type="float" office:value="1" calcext:value-type="float">
            <text:p>1</text:p>
          </table:table-cell>
          <table:table-cell table:formula="of:=SUM([.W16:.W24])" office:value-type="float" office:value="1" calcext:value-type="float">
            <text:p>1</text:p>
          </table:table-cell>
          <table:table-cell table:formula="of:=SUM([.X16:.X24])" office:value-type="float" office:value="4" calcext:value-type="float">
            <text:p>4</text:p>
          </table:table-cell>
          <table:table-cell table:formula="of:=SUM([.Y16:.Y24])" office:value-type="float" office:value="14" calcext:value-type="float">
            <text:p>14</text:p>
          </table:table-cell>
          <table:table-cell table:formula="of:=SUM([.Z16:.Z24])" office:value-type="float" office:value="1" calcext:value-type="float">
            <text:p>1</text:p>
          </table:table-cell>
          <table:table-cell table:formula="of:=SUM([.AA16:.AA24])" office:value-type="float" office:value="1" calcext:value-type="float">
            <text:p>1</text:p>
          </table:table-cell>
          <table:table-cell table:formula="of:=SUM([.AB16:.AB24])" office:value-type="float" office:value="7" calcext:value-type="float">
            <text:p>7</text:p>
          </table:table-cell>
          <table:table-cell table:formula="of:=SUM([.AC16:.AC24])" office:value-type="float" office:value="11" calcext:value-type="float">
            <text:p>11</text:p>
          </table:table-cell>
          <table:table-cell table:formula="of:=SUM([.AD16:.AD24])" office:value-type="float" office:value="9" calcext:value-type="float">
            <text:p>9</text:p>
          </table:table-cell>
          <table:table-cell table:formula="of:=SUM([.AE16:.AE24])" office:value-type="float" office:value="6" calcext:value-type="float">
            <text:p>6</text:p>
          </table:table-cell>
          <table:table-cell table:formula="of:=SUM([.AF16:.AF24])" office:value-type="float" office:value="17" calcext:value-type="float">
            <text:p>17</text:p>
          </table:table-cell>
          <table:table-cell table:formula="of:=SUM([.AG16:.AG24])" office:value-type="float" office:value="1" calcext:value-type="float">
            <text:p>1</text:p>
          </table:table-cell>
          <table:table-cell table:formula="of:=SUM([.AH16:.AH24])" office:value-type="float" office:value="1" calcext:value-type="float">
            <text:p>1</text:p>
          </table:table-cell>
          <table:table-cell table:formula="of:=SUM([.AI16:.AI24])" office:value-type="float" office:value="4" calcext:value-type="float">
            <text:p>4</text:p>
          </table:table-cell>
          <table:table-cell table:formula="of:=SUM([.AJ16:.AJ24])" office:value-type="float" office:value="7" calcext:value-type="float">
            <text:p>7</text:p>
          </table:table-cell>
          <table:table-cell table:formula="of:=SUM([.AK16:.AK24])" office:value-type="float" office:value="10" calcext:value-type="float">
            <text:p>10</text:p>
          </table:table-cell>
          <table:table-cell table:formula="of:=SUM([.AL16:.AL24])" office:value-type="float" office:value="18" calcext:value-type="float">
            <text:p>18</text:p>
          </table:table-cell>
          <table:table-cell table:formula="of:=SUM([.AM16:.AM24])" office:value-type="float" office:value="12" calcext:value-type="float">
            <text:p>12</text:p>
          </table:table-cell>
          <table:table-cell table:formula="of:=SUM([.AN16:.AN24])" office:value-type="float" office:value="0" calcext:value-type="float">
            <text:p>0</text:p>
          </table:table-cell>
          <table:table-cell table:formula="of:=SUM([.AO16:.AO24])" office:value-type="float" office:value="0" calcext:value-type="float">
            <text:p>0</text:p>
          </table:table-cell>
          <table:table-cell table:formula="of:=SUM([.AP16:.AP24])" office:value-type="float" office:value="0" calcext:value-type="float">
            <text:p>0</text:p>
          </table:table-cell>
          <table:table-cell table:formula="of:=SUM([.AQ16:.AQ24])" office:value-type="float" office:value="1" calcext:value-type="float">
            <text:p>1</text:p>
          </table:table-cell>
          <table:table-cell table:formula="of:=SUM([.AR16:.AR24])" office:value-type="float" office:value="4" calcext:value-type="float">
            <text:p>4</text:p>
          </table:table-cell>
          <table:table-cell table:formula="of:=SUM([.AS16:.AS24])" office:value-type="float" office:value="10" calcext:value-type="float">
            <text:p>10</text:p>
          </table:table-cell>
          <table:table-cell table:formula="of:=SUM([.AT16:.AT24])" office:value-type="float" office:value="6" calcext:value-type="float">
            <text:p>6</text:p>
          </table:table-cell>
          <table:table-cell table:formula="of:=SUM([.AU16:.AU24])" office:value-type="float" office:value="1" calcext:value-type="float">
            <text:p>1</text:p>
          </table:table-cell>
          <table:table-cell table:formula="of:=SUM([.AV16:.AV24])" office:value-type="float" office:value="4" calcext:value-type="float">
            <text:p>4</text:p>
          </table:table-cell>
          <table:table-cell table:formula="of:=SUM([.AW16:.AW24])" office:value-type="float" office:value="3" calcext:value-type="float">
            <text:p>3</text:p>
          </table:table-cell>
          <table:table-cell table:formula="of:=SUM([.AX16:.AX24])" office:value-type="float" office:value="2" calcext:value-type="float">
            <text:p>2</text:p>
          </table:table-cell>
          <table:table-cell table:formula="of:=SUM([.AY16:.AY24])" office:value-type="float" office:value="7" calcext:value-type="float">
            <text:p>7</text:p>
          </table:table-cell>
          <table:table-cell table:formula="of:=SUM([.AZ16:.AZ24])" office:value-type="float" office:value="11" calcext:value-type="float">
            <text:p>11</text:p>
          </table:table-cell>
          <table:table-cell table:formula="of:=SUM([.BA16:.BA24])" office:value-type="float" office:value="19" calcext:value-type="float">
            <text:p>19</text:p>
          </table:table-cell>
          <table:table-cell table:formula="of:=SUM([.BB16:.BB24])" office:value-type="float" office:value="1" calcext:value-type="float">
            <text:p>1</text:p>
          </table:table-cell>
          <table:table-cell table:formula="of:=SUM([.BC16:.BC24])" office:value-type="float" office:value="1" calcext:value-type="float">
            <text:p>1</text:p>
          </table:table-cell>
          <table:table-cell table:formula="of:=SUM([.BD16:.BD24])" office:value-type="float" office:value="1" calcext:value-type="float">
            <text:p>1</text:p>
          </table:table-cell>
          <table:table-cell table:formula="of:=SUM([.BE16:.BE24])" office:value-type="float" office:value="1" calcext:value-type="float">
            <text:p>1</text:p>
          </table:table-cell>
          <table:table-cell table:formula="of:=SUM([.BF16:.BF24])" office:value-type="float" office:value="1" calcext:value-type="float">
            <text:p>1</text:p>
          </table:table-cell>
          <table:table-cell table:formula="of:=SUM([.BG16:.BG24])" office:value-type="float" office:value="4" calcext:value-type="float">
            <text:p>4</text:p>
          </table:table-cell>
          <table:table-cell table:formula="of:=SUM([.BH16:.BH24])" office:value-type="float" office:value="14" calcext:value-type="float">
            <text:p>14</text:p>
          </table:table-cell>
          <table:table-cell table:formula="of:=SUM([.BI16:.BI24])" office:value-type="float" office:value="1" calcext:value-type="float">
            <text:p>1</text:p>
          </table:table-cell>
          <table:table-cell table:formula="of:=SUM([.BJ16:.BJ24])" office:value-type="float" office:value="1" calcext:value-type="float">
            <text:p>1</text:p>
          </table:table-cell>
          <table:table-cell table:formula="of:=SUM([.BK16:.BK24])" office:value-type="float" office:value="7" calcext:value-type="float">
            <text:p>7</text:p>
          </table:table-cell>
          <table:table-cell table:formula="of:=SUM([.BL16:.BL24])" office:value-type="float" office:value="11" calcext:value-type="float">
            <text:p>11</text:p>
          </table:table-cell>
          <table:table-cell table:formula="of:=SUM([.BM16:.BM24])" office:value-type="float" office:value="9" calcext:value-type="float">
            <text:p>9</text:p>
          </table:table-cell>
          <table:table-cell table:formula="of:=SUM([.BN16:.BN24])" office:value-type="float" office:value="6" calcext:value-type="float">
            <text:p>6</text:p>
          </table:table-cell>
          <table:table-cell table:formula="of:=SUM([.BO16:.BO24])" office:value-type="float" office:value="17" calcext:value-type="float">
            <text:p>17</text:p>
          </table:table-cell>
          <table:table-cell table:formula="of:=SUM([.BP16:.BP24])" office:value-type="float" office:value="1" calcext:value-type="float">
            <text:p>1</text:p>
          </table:table-cell>
          <table:table-cell table:formula="of:=SUM([.BQ16:.BQ24])" office:value-type="float" office:value="1" calcext:value-type="float">
            <text:p>1</text:p>
          </table:table-cell>
          <table:table-cell table:formula="of:=SUM([.BR16:.BR24])" office:value-type="float" office:value="4" calcext:value-type="float">
            <text:p>4</text:p>
          </table:table-cell>
          <table:table-cell table:formula="of:=SUM([.BS16:.BS24])" office:value-type="float" office:value="7" calcext:value-type="float">
            <text:p>7</text:p>
          </table:table-cell>
          <table:table-cell table:formula="of:=SUM([.BT16:.BT24])" office:value-type="float" office:value="10" calcext:value-type="float">
            <text:p>10</text:p>
          </table:table-cell>
          <table:table-cell table:formula="of:=SUM([.BU16:.BU24])" office:value-type="float" office:value="18" calcext:value-type="float">
            <text:p>18</text:p>
          </table:table-cell>
          <table:table-cell table:formula="of:=SUM([.BV16:.BV24])" office:value-type="float" office:value="12" calcext:value-type="float">
            <text:p>12</text:p>
          </table:table-cell>
          <table:table-cell table:formula="of:=SUM([.BW16:.BW24])" office:value-type="float" office:value="0" calcext:value-type="float">
            <text:p>0</text:p>
          </table:table-cell>
          <table:table-cell table:formula="of:=SUM([.BX16:.BX24])" office:value-type="float" office:value="0" calcext:value-type="float">
            <text:p>0</text:p>
          </table:table-cell>
          <table:table-cell table:formula="of:=SUM([.BY16:.BY24])" office:value-type="float" office:value="0" calcext:value-type="float">
            <text:p>0</text:p>
          </table:table-cell>
          <table:table-cell table:formula="of:=SUM([.BZ16:.BZ24])" office:value-type="float" office:value="0" calcext:value-type="float">
            <text:p>0</text:p>
          </table:table-cell>
          <table:table-cell table:formula="of:=SUM([.CA16:.CA24])" office:value-type="float" office:value="0" calcext:value-type="float">
            <text:p>0</text:p>
          </table:table-cell>
          <table:table-cell table:formula="of:=SUM([.CB16:.CB24])" office:value-type="float" office:value="0" calcext:value-type="float">
            <text:p>0</text:p>
          </table:table-cell>
          <table:table-cell table:formula="of:=SUM([.CC16:.CC24])" office:value-type="float" office:value="0" calcext:value-type="float">
            <text:p>0</text:p>
          </table:table-cell>
          <table:table-cell table:formula="of:=SUM([.CD16:.CD24])" office:value-type="float" office:value="0" calcext:value-type="float">
            <text:p>0</text:p>
          </table:table-cell>
          <table:table-cell table:formula="of:=SUM([.CE16:.CE24])" office:value-type="float" office:value="0" calcext:value-type="float">
            <text:p>0</text:p>
          </table:table-cell>
          <table:table-cell table:formula="of:=SUM([.CF16:.CF24])" office:value-type="float" office:value="0" calcext:value-type="float">
            <text:p>0</text:p>
          </table:table-cell>
          <table:table-cell table:formula="of:=SUM([.CG16:.CG24])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basic_clip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basic_clip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basic_clip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4" office:value-type="float" office:value="4" calcext:value-type="float">
            <text:p>4</text:p>
          </table:table-cell>
          <table:table-cell office:value-type="string" calcext:value-type="string">
            <text:p>basic_clip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basic_clip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basic_damage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basic_damage1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basic_damage2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basic_damage3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basic_damage4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basic_accuracy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basic_accuracy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basic_accuracy2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basic_accuracy3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basic_accuracy4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basic_speed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office:value-type="string" calcext:value-type="string">
            <text:p>basic_speed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8" calcext:value-type="float">
            <text:p>18</text:p>
          </table:table-cell>
          <table:table-cell office:value-type="string" calcext:value-type="string">
            <text:p>basic_speed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basic_speed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basic_speed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basic_reload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2" calcext:value-type="float">
            <text:p>22</text:p>
          </table:table-cell>
          <table:table-cell office:value-type="string" calcext:value-type="string">
            <text:p>basic_reload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basic_reload2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basic_reload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basic_reload4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6" calcext:value-type="float">
            <text:p>26</text:p>
          </table:table-cell>
          <table:table-cell office:value-type="string" calcext:value-type="string">
            <text:p>basic_bullet0</text:p>
          </table:table-cell>
          <table:table-cell office:value-type="float" office:value="2" calcext:value-type="float">
            <text:p>2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7" calcext:value-type="float">
            <text:p>27</text:p>
          </table:table-cell>
          <table:table-cell office:value-type="string" calcext:value-type="string">
            <text:p>basic_bullet1</text:p>
          </table:table-cell>
          <table:table-cell office:value-type="float" office:value="2" calcext:value-type="float">
            <text:p>2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office:value-type="string" calcext:value-type="string">
            <text:p>basic_bullet2</text:p>
          </table:table-cell>
          <table:table-cell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office:value-type="string" calcext:value-type="string">
            <text:p>melee_clip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office:value-type="string" calcext:value-type="string">
            <text:p>melee_clip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1" calcext:value-type="float">
            <text:p>31</text:p>
          </table:table-cell>
          <table:table-cell office:value-type="string" calcext:value-type="string">
            <text:p>melee_clip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2" calcext:value-type="float">
            <text:p>32</text:p>
          </table:table-cell>
          <table:table-cell office:value-type="string" calcext:value-type="string">
            <text:p>melee_clip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office:value-type="string" calcext:value-type="string">
            <text:p>melee_clip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4" calcext:value-type="float">
            <text:p>34</text:p>
          </table:table-cell>
          <table:table-cell office:value-type="string" calcext:value-type="string">
            <text:p>melee_clip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5" calcext:value-type="float">
            <text:p>35</text:p>
          </table:table-cell>
          <table:table-cell office:value-type="string" calcext:value-type="string">
            <text:p>pistol_clip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6" calcext:value-type="float">
            <text:p>36</text:p>
          </table:table-cell>
          <table:table-cell office:value-type="string" calcext:value-type="string">
            <text:p>pistol_clip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7" calcext:value-type="float">
            <text:p>37</text:p>
          </table:table-cell>
          <table:table-cell office:value-type="string" calcext:value-type="string">
            <text:p>pistol_clip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8" calcext:value-type="float">
            <text:p>38</text:p>
          </table:table-cell>
          <table:table-cell office:value-type="string" calcext:value-type="string">
            <text:p>pistol_clip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39" calcext:value-type="float">
            <text:p>39</text:p>
          </table:table-cell>
          <table:table-cell office:value-type="string" calcext:value-type="string">
            <text:p>pistol_clip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0" calcext:value-type="float">
            <text:p>40</text:p>
          </table:table-cell>
          <table:table-cell office:value-type="string" calcext:value-type="string">
            <text:p>pistol_clip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1" calcext:value-type="float">
            <text:p>41</text:p>
          </table:table-cell>
          <table:table-cell office:value-type="string" calcext:value-type="string">
            <text:p>shotgun_clip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2" calcext:value-type="float">
            <text:p>42</text:p>
          </table:table-cell>
          <table:table-cell office:value-type="string" calcext:value-type="string">
            <text:p>shotgun_clip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3" calcext:value-type="float">
            <text:p>43</text:p>
          </table:table-cell>
          <table:table-cell office:value-type="string" calcext:value-type="string">
            <text:p>shotgun_clip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4" calcext:value-type="float">
            <text:p>44</text:p>
          </table:table-cell>
          <table:table-cell office:value-type="string" calcext:value-type="string">
            <text:p>shotgun_clip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5" calcext:value-type="float">
            <text:p>45</text:p>
          </table:table-cell>
          <table:table-cell office:value-type="string" calcext:value-type="string">
            <text:p>shotgun_clip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6" calcext:value-type="float">
            <text:p>46</text:p>
          </table:table-cell>
          <table:table-cell office:value-type="string" calcext:value-type="string">
            <text:p>shotgun_clip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7" calcext:value-type="float">
            <text:p>47</text:p>
          </table:table-cell>
          <table:table-cell office:value-type="string" calcext:value-type="string">
            <text:p>rifle_clip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8" calcext:value-type="float">
            <text:p>48</text:p>
          </table:table-cell>
          <table:table-cell office:value-type="string" calcext:value-type="string">
            <text:p>rifle_clip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49" calcext:value-type="float">
            <text:p>49</text:p>
          </table:table-cell>
          <table:table-cell office:value-type="string" calcext:value-type="string">
            <text:p>rifle_clip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0" calcext:value-type="float">
            <text:p>50</text:p>
          </table:table-cell>
          <table:table-cell office:value-type="string" calcext:value-type="string">
            <text:p>rifle_clip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1" calcext:value-type="float">
            <text:p>51</text:p>
          </table:table-cell>
          <table:table-cell office:value-type="string" calcext:value-type="string">
            <text:p>rifle_clip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2" calcext:value-type="float">
            <text:p>52</text:p>
          </table:table-cell>
          <table:table-cell office:value-type="string" calcext:value-type="string">
            <text:p>rifle_clip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3" calcext:value-type="float">
            <text:p>53</text:p>
          </table:table-cell>
          <table:table-cell office:value-type="string" calcext:value-type="string">
            <text:p>heavy_clip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4" calcext:value-type="float">
            <text:p>54</text:p>
          </table:table-cell>
          <table:table-cell office:value-type="string" calcext:value-type="string">
            <text:p>heavy_clip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5" calcext:value-type="float">
            <text:p>55</text:p>
          </table:table-cell>
          <table:table-cell office:value-type="string" calcext:value-type="string">
            <text:p>heavy_clip2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6" calcext:value-type="float">
            <text:p>56</text:p>
          </table:table-cell>
          <table:table-cell office:value-type="string" calcext:value-type="string">
            <text:p>heavy_clip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7" calcext:value-type="float">
            <text:p>57</text:p>
          </table:table-cell>
          <table:table-cell office:value-type="string" calcext:value-type="string">
            <text:p>heavy_clip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8" calcext:value-type="float">
            <text:p>58</text:p>
          </table:table-cell>
          <table:table-cell office:value-type="string" calcext:value-type="string">
            <text:p>heavy_clip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59" calcext:value-type="float">
            <text:p>59</text:p>
          </table:table-cell>
          <table:table-cell office:value-type="string" calcext:value-type="string">
            <text:p>melee_damage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0" calcext:value-type="float">
            <text:p>60</text:p>
          </table:table-cell>
          <table:table-cell office:value-type="string" calcext:value-type="string">
            <text:p>melee_damage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1" calcext:value-type="float">
            <text:p>61</text:p>
          </table:table-cell>
          <table:table-cell office:value-type="string" calcext:value-type="string">
            <text:p>melee_damage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2" calcext:value-type="float">
            <text:p>62</text:p>
          </table:table-cell>
          <table:table-cell office:value-type="string" calcext:value-type="string">
            <text:p>melee_damage3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3" calcext:value-type="float">
            <text:p>63</text:p>
          </table:table-cell>
          <table:table-cell office:value-type="string" calcext:value-type="string">
            <text:p>melee_damage4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4" calcext:value-type="float">
            <text:p>64</text:p>
          </table:table-cell>
          <table:table-cell office:value-type="string" calcext:value-type="string">
            <text:p>melee_damage5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5" calcext:value-type="float">
            <text:p>65</text:p>
          </table:table-cell>
          <table:table-cell office:value-type="string" calcext:value-type="string">
            <text:p>pistol_damage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6" calcext:value-type="float">
            <text:p>66</text:p>
          </table:table-cell>
          <table:table-cell office:value-type="string" calcext:value-type="string">
            <text:p>pistol_damage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7" calcext:value-type="float">
            <text:p>67</text:p>
          </table:table-cell>
          <table:table-cell office:value-type="string" calcext:value-type="string">
            <text:p>pistol_damage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8" calcext:value-type="float">
            <text:p>68</text:p>
          </table:table-cell>
          <table:table-cell office:value-type="string" calcext:value-type="string">
            <text:p>pistol_damage3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69" calcext:value-type="float">
            <text:p>69</text:p>
          </table:table-cell>
          <table:table-cell office:value-type="string" calcext:value-type="string">
            <text:p>pistol_damage4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office:value-type="string" calcext:value-type="string">
            <text:p>pistol_damage5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1" calcext:value-type="float">
            <text:p>71</text:p>
          </table:table-cell>
          <table:table-cell office:value-type="string" calcext:value-type="string">
            <text:p>shotgun_damage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2" calcext:value-type="float">
            <text:p>72</text:p>
          </table:table-cell>
          <table:table-cell office:value-type="string" calcext:value-type="string">
            <text:p>shotgun_damage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3" calcext:value-type="float">
            <text:p>73</text:p>
          </table:table-cell>
          <table:table-cell office:value-type="string" calcext:value-type="string">
            <text:p>shotgun_damage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4" calcext:value-type="float">
            <text:p>74</text:p>
          </table:table-cell>
          <table:table-cell office:value-type="string" calcext:value-type="string">
            <text:p>shotgun_damage3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5" calcext:value-type="float">
            <text:p>75</text:p>
          </table:table-cell>
          <table:table-cell office:value-type="string" calcext:value-type="string">
            <text:p>shotgun_damage4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6" calcext:value-type="float">
            <text:p>76</text:p>
          </table:table-cell>
          <table:table-cell office:value-type="string" calcext:value-type="string">
            <text:p>shotgun_damage5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office:value-type="string" calcext:value-type="string">
            <text:p>rifle_damage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8" calcext:value-type="float">
            <text:p>78</text:p>
          </table:table-cell>
          <table:table-cell office:value-type="string" calcext:value-type="string">
            <text:p>rifle_damage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79" calcext:value-type="float">
            <text:p>79</text:p>
          </table:table-cell>
          <table:table-cell office:value-type="string" calcext:value-type="string">
            <text:p>rifle_damage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" calcext:value-type="float">
            <text:p>80</text:p>
          </table:table-cell>
          <table:table-cell office:value-type="string" calcext:value-type="string">
            <text:p>rifle_damage3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1" calcext:value-type="float">
            <text:p>81</text:p>
          </table:table-cell>
          <table:table-cell office:value-type="string" calcext:value-type="string">
            <text:p>rifle_damage4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2" calcext:value-type="float">
            <text:p>82</text:p>
          </table:table-cell>
          <table:table-cell office:value-type="string" calcext:value-type="string">
            <text:p>rifle_damage5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3" calcext:value-type="float">
            <text:p>83</text:p>
          </table:table-cell>
          <table:table-cell office:value-type="string" calcext:value-type="string">
            <text:p>heavy_damage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4" calcext:value-type="float">
            <text:p>84</text:p>
          </table:table-cell>
          <table:table-cell office:value-type="string" calcext:value-type="string">
            <text:p>heavy_damage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5" calcext:value-type="float">
            <text:p>85</text:p>
          </table:table-cell>
          <table:table-cell office:value-type="string" calcext:value-type="string">
            <text:p>heavy_damage2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6" calcext:value-type="float">
            <text:p>86</text:p>
          </table:table-cell>
          <table:table-cell office:value-type="string" calcext:value-type="string">
            <text:p>heavy_damage3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7" calcext:value-type="float">
            <text:p>87</text:p>
          </table:table-cell>
          <table:table-cell office:value-type="string" calcext:value-type="string">
            <text:p>heavy_damage4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8" calcext:value-type="float">
            <text:p>88</text:p>
          </table:table-cell>
          <table:table-cell office:value-type="string" calcext:value-type="string">
            <text:p>heavy_damage5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89" calcext:value-type="float">
            <text:p>89</text:p>
          </table:table-cell>
          <table:table-cell office:value-type="string" calcext:value-type="string">
            <text:p>pistol_accuracy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0" calcext:value-type="float">
            <text:p>90</text:p>
          </table:table-cell>
          <table:table-cell office:value-type="string" calcext:value-type="string">
            <text:p>pistol_accuracy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1" calcext:value-type="float">
            <text:p>91</text:p>
          </table:table-cell>
          <table:table-cell office:value-type="string" calcext:value-type="string">
            <text:p>pistol_accuracy2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2" calcext:value-type="float">
            <text:p>92</text:p>
          </table:table-cell>
          <table:table-cell office:value-type="string" calcext:value-type="string">
            <text:p>pistol_accuracy3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3" calcext:value-type="float">
            <text:p>93</text:p>
          </table:table-cell>
          <table:table-cell office:value-type="string" calcext:value-type="string">
            <text:p>pistol_accuracy4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4" calcext:value-type="float">
            <text:p>94</text:p>
          </table:table-cell>
          <table:table-cell office:value-type="string" calcext:value-type="string">
            <text:p>pistol_accuracy5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5" calcext:value-type="float">
            <text:p>95</text:p>
          </table:table-cell>
          <table:table-cell office:value-type="string" calcext:value-type="string">
            <text:p>rifle_accuracy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office:value-type="string" calcext:value-type="string">
            <text:p>rifle_accuracy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7" calcext:value-type="float">
            <text:p>97</text:p>
          </table:table-cell>
          <table:table-cell office:value-type="string" calcext:value-type="string">
            <text:p>rifle_accuracy2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8" calcext:value-type="float">
            <text:p>98</text:p>
          </table:table-cell>
          <table:table-cell office:value-type="string" calcext:value-type="string">
            <text:p>rifle_accuracy3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9" calcext:value-type="float">
            <text:p>99</text:p>
          </table:table-cell>
          <table:table-cell office:value-type="string" calcext:value-type="string">
            <text:p>rifle_accuracy4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  <table:table-cell office:value-type="string" calcext:value-type="string">
            <text:p>rifle_accuracy5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heavy_accuracy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2" calcext:value-type="float">
            <text:p>102</text:p>
          </table:table-cell>
          <table:table-cell office:value-type="string" calcext:value-type="string">
            <text:p>heavy_accuracy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3" calcext:value-type="float">
            <text:p>103</text:p>
          </table:table-cell>
          <table:table-cell office:value-type="string" calcext:value-type="string">
            <text:p>heavy_accuracy2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office:value-type="string" calcext:value-type="string">
            <text:p>heavy_accuracy3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5" calcext:value-type="float">
            <text:p>105</text:p>
          </table:table-cell>
          <table:table-cell office:value-type="string" calcext:value-type="string">
            <text:p>heavy_accuracy4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6" calcext:value-type="float">
            <text:p>106</text:p>
          </table:table-cell>
          <table:table-cell office:value-type="string" calcext:value-type="string">
            <text:p>heavy_accuracy5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7" calcext:value-type="float">
            <text:p>107</text:p>
          </table:table-cell>
          <table:table-cell office:value-type="string" calcext:value-type="string">
            <text:p>melee_speed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8" calcext:value-type="float">
            <text:p>108</text:p>
          </table:table-cell>
          <table:table-cell office:value-type="string" calcext:value-type="string">
            <text:p>melee_speed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9" calcext:value-type="float">
            <text:p>109</text:p>
          </table:table-cell>
          <table:table-cell office:value-type="string" calcext:value-type="string">
            <text:p>melee_speed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0" calcext:value-type="float">
            <text:p>110</text:p>
          </table:table-cell>
          <table:table-cell office:value-type="string" calcext:value-type="string">
            <text:p>melee_speed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1" calcext:value-type="float">
            <text:p>111</text:p>
          </table:table-cell>
          <table:table-cell office:value-type="string" calcext:value-type="string">
            <text:p>melee_speed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2" calcext:value-type="float">
            <text:p>112</text:p>
          </table:table-cell>
          <table:table-cell office:value-type="string" calcext:value-type="string">
            <text:p>melee_speed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3" calcext:value-type="float">
            <text:p>113</text:p>
          </table:table-cell>
          <table:table-cell office:value-type="string" calcext:value-type="string">
            <text:p>pistol_speed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4" calcext:value-type="float">
            <text:p>114</text:p>
          </table:table-cell>
          <table:table-cell office:value-type="string" calcext:value-type="string">
            <text:p>pistol_speed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5" calcext:value-type="float">
            <text:p>115</text:p>
          </table:table-cell>
          <table:table-cell office:value-type="string" calcext:value-type="string">
            <text:p>pistol_speed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6" calcext:value-type="float">
            <text:p>116</text:p>
          </table:table-cell>
          <table:table-cell office:value-type="string" calcext:value-type="string">
            <text:p>pistol_speed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7" calcext:value-type="float">
            <text:p>117</text:p>
          </table:table-cell>
          <table:table-cell office:value-type="string" calcext:value-type="string">
            <text:p>pistol_speed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8" calcext:value-type="float">
            <text:p>118</text:p>
          </table:table-cell>
          <table:table-cell office:value-type="string" calcext:value-type="string">
            <text:p>pistol_speed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9" calcext:value-type="float">
            <text:p>119</text:p>
          </table:table-cell>
          <table:table-cell office:value-type="string" calcext:value-type="string">
            <text:p>shotgun_speed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0" calcext:value-type="float">
            <text:p>120</text:p>
          </table:table-cell>
          <table:table-cell office:value-type="string" calcext:value-type="string">
            <text:p>shotgun_speed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1" calcext:value-type="float">
            <text:p>121</text:p>
          </table:table-cell>
          <table:table-cell office:value-type="string" calcext:value-type="string">
            <text:p>shotgun_speed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2" calcext:value-type="float">
            <text:p>122</text:p>
          </table:table-cell>
          <table:table-cell office:value-type="string" calcext:value-type="string">
            <text:p>shotgun_speed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3" calcext:value-type="float">
            <text:p>123</text:p>
          </table:table-cell>
          <table:table-cell office:value-type="string" calcext:value-type="string">
            <text:p>shotgun_speed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4" calcext:value-type="float">
            <text:p>124</text:p>
          </table:table-cell>
          <table:table-cell office:value-type="string" calcext:value-type="string">
            <text:p>shotgun_speed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5" calcext:value-type="float">
            <text:p>125</text:p>
          </table:table-cell>
          <table:table-cell office:value-type="string" calcext:value-type="string">
            <text:p>rifle_speed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6" calcext:value-type="float">
            <text:p>126</text:p>
          </table:table-cell>
          <table:table-cell office:value-type="string" calcext:value-type="string">
            <text:p>rifle_speed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7" calcext:value-type="float">
            <text:p>127</text:p>
          </table:table-cell>
          <table:table-cell office:value-type="string" calcext:value-type="string">
            <text:p>rifle_speed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8" calcext:value-type="float">
            <text:p>128</text:p>
          </table:table-cell>
          <table:table-cell office:value-type="string" calcext:value-type="string">
            <text:p>rifle_speed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9" calcext:value-type="float">
            <text:p>129</text:p>
          </table:table-cell>
          <table:table-cell office:value-type="string" calcext:value-type="string">
            <text:p>rifle_speed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0" calcext:value-type="float">
            <text:p>130</text:p>
          </table:table-cell>
          <table:table-cell office:value-type="string" calcext:value-type="string">
            <text:p>rifle_speed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1" calcext:value-type="float">
            <text:p>131</text:p>
          </table:table-cell>
          <table:table-cell office:value-type="string" calcext:value-type="string">
            <text:p>heavy_speed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2" calcext:value-type="float">
            <text:p>132</text:p>
          </table:table-cell>
          <table:table-cell office:value-type="string" calcext:value-type="string">
            <text:p>heavy_speed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3" calcext:value-type="float">
            <text:p>133</text:p>
          </table:table-cell>
          <table:table-cell office:value-type="string" calcext:value-type="string">
            <text:p>heavy_speed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4" calcext:value-type="float">
            <text:p>134</text:p>
          </table:table-cell>
          <table:table-cell office:value-type="string" calcext:value-type="string">
            <text:p>heavy_speed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5" calcext:value-type="float">
            <text:p>135</text:p>
          </table:table-cell>
          <table:table-cell office:value-type="string" calcext:value-type="string">
            <text:p>heavy_speed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6" calcext:value-type="float">
            <text:p>136</text:p>
          </table:table-cell>
          <table:table-cell office:value-type="string" calcext:value-type="string">
            <text:p>heavy_speed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7" calcext:value-type="float">
            <text:p>137</text:p>
          </table:table-cell>
          <table:table-cell office:value-type="string" calcext:value-type="string">
            <text:p>melee_reload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8" calcext:value-type="float">
            <text:p>138</text:p>
          </table:table-cell>
          <table:table-cell office:value-type="string" calcext:value-type="string">
            <text:p>melee_reload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39" calcext:value-type="float">
            <text:p>139</text:p>
          </table:table-cell>
          <table:table-cell office:value-type="string" calcext:value-type="string">
            <text:p>melee_reload2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0" calcext:value-type="float">
            <text:p>140</text:p>
          </table:table-cell>
          <table:table-cell office:value-type="string" calcext:value-type="string">
            <text:p>melee_reload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1" calcext:value-type="float">
            <text:p>141</text:p>
          </table:table-cell>
          <table:table-cell office:value-type="string" calcext:value-type="string">
            <text:p>melee_reload4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2" calcext:value-type="float">
            <text:p>142</text:p>
          </table:table-cell>
          <table:table-cell office:value-type="string" calcext:value-type="string">
            <text:p>melee_reload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3" calcext:value-type="float">
            <text:p>143</text:p>
          </table:table-cell>
          <table:table-cell office:value-type="string" calcext:value-type="string">
            <text:p>pistol_reload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4" calcext:value-type="float">
            <text:p>144</text:p>
          </table:table-cell>
          <table:table-cell office:value-type="string" calcext:value-type="string">
            <text:p>pistol_reload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5" calcext:value-type="float">
            <text:p>145</text:p>
          </table:table-cell>
          <table:table-cell office:value-type="string" calcext:value-type="string">
            <text:p>pistol_reload2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6" calcext:value-type="float">
            <text:p>146</text:p>
          </table:table-cell>
          <table:table-cell office:value-type="string" calcext:value-type="string">
            <text:p>pistol_reload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7" calcext:value-type="float">
            <text:p>147</text:p>
          </table:table-cell>
          <table:table-cell office:value-type="string" calcext:value-type="string">
            <text:p>pistol_reload4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8" calcext:value-type="float">
            <text:p>148</text:p>
          </table:table-cell>
          <table:table-cell office:value-type="string" calcext:value-type="string">
            <text:p>pistol_reload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9" calcext:value-type="float">
            <text:p>149</text:p>
          </table:table-cell>
          <table:table-cell office:value-type="string" calcext:value-type="string">
            <text:p>shotgun_reload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0" calcext:value-type="float">
            <text:p>150</text:p>
          </table:table-cell>
          <table:table-cell office:value-type="string" calcext:value-type="string">
            <text:p>shotgun_reload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1" calcext:value-type="float">
            <text:p>151</text:p>
          </table:table-cell>
          <table:table-cell office:value-type="string" calcext:value-type="string">
            <text:p>shotgun_reload2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2" calcext:value-type="float">
            <text:p>152</text:p>
          </table:table-cell>
          <table:table-cell office:value-type="string" calcext:value-type="string">
            <text:p>shotgun_reload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3" calcext:value-type="float">
            <text:p>153</text:p>
          </table:table-cell>
          <table:table-cell office:value-type="string" calcext:value-type="string">
            <text:p>shotgun_reload4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4" calcext:value-type="float">
            <text:p>154</text:p>
          </table:table-cell>
          <table:table-cell office:value-type="string" calcext:value-type="string">
            <text:p>shotgun_reload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5" calcext:value-type="float">
            <text:p>155</text:p>
          </table:table-cell>
          <table:table-cell office:value-type="string" calcext:value-type="string">
            <text:p>rifle_reload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6" calcext:value-type="float">
            <text:p>156</text:p>
          </table:table-cell>
          <table:table-cell office:value-type="string" calcext:value-type="string">
            <text:p>rifle_reload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7" calcext:value-type="float">
            <text:p>157</text:p>
          </table:table-cell>
          <table:table-cell office:value-type="string" calcext:value-type="string">
            <text:p>rifle_reload2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8" calcext:value-type="float">
            <text:p>158</text:p>
          </table:table-cell>
          <table:table-cell office:value-type="string" calcext:value-type="string">
            <text:p>rifle_reload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59" calcext:value-type="float">
            <text:p>159</text:p>
          </table:table-cell>
          <table:table-cell office:value-type="string" calcext:value-type="string">
            <text:p>rifle_reload4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0" calcext:value-type="float">
            <text:p>160</text:p>
          </table:table-cell>
          <table:table-cell office:value-type="string" calcext:value-type="string">
            <text:p>rifle_reload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1" calcext:value-type="float">
            <text:p>161</text:p>
          </table:table-cell>
          <table:table-cell office:value-type="string" calcext:value-type="string">
            <text:p>heavy_reload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2" calcext:value-type="float">
            <text:p>162</text:p>
          </table:table-cell>
          <table:table-cell office:value-type="string" calcext:value-type="string">
            <text:p>heavy_reload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3" calcext:value-type="float">
            <text:p>163</text:p>
          </table:table-cell>
          <table:table-cell office:value-type="string" calcext:value-type="string">
            <text:p>heavy_reload2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4" calcext:value-type="float">
            <text:p>164</text:p>
          </table:table-cell>
          <table:table-cell office:value-type="string" calcext:value-type="string">
            <text:p>heavy_reload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5" calcext:value-type="float">
            <text:p>165</text:p>
          </table:table-cell>
          <table:table-cell office:value-type="string" calcext:value-type="string">
            <text:p>heavy_reload4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66" calcext:value-type="float">
            <text:p>166</text:p>
          </table:table-cell>
          <table:table-cell office:value-type="string" calcext:value-type="string">
            <text:p>heavy_reload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26:.E191])" office:value-type="float" office:value="1" calcext:value-type="float">
            <text:p>1</text:p>
          </table:table-cell>
          <table:table-cell table:formula="of:=SUM([.F26:.F191])" office:value-type="float" office:value="1" calcext:value-type="float">
            <text:p>1</text:p>
          </table:table-cell>
          <table:table-cell table:formula="of:=SUM([.G26:.G191])" office:value-type="float" office:value="1" calcext:value-type="float">
            <text:p>1</text:p>
          </table:table-cell>
          <table:table-cell table:formula="of:=SUM([.H26:.H191])" office:value-type="float" office:value="3" calcext:value-type="float">
            <text:p>3</text:p>
          </table:table-cell>
          <table:table-cell table:formula="of:=SUM([.I26:.I191])" office:value-type="float" office:value="5" calcext:value-type="float">
            <text:p>5</text:p>
          </table:table-cell>
          <table:table-cell table:formula="of:=SUM([.J26:.J191])" office:value-type="float" office:value="20" calcext:value-type="float">
            <text:p>20</text:p>
          </table:table-cell>
          <table:table-cell table:formula="of:=SUM([.K26:.K191])" office:value-type="float" office:value="85" calcext:value-type="float">
            <text:p>85</text:p>
          </table:table-cell>
          <table:table-cell table:formula="of:=SUM([.L26:.L191])" office:value-type="float" office:value="1" calcext:value-type="float">
            <text:p>1</text:p>
          </table:table-cell>
          <table:table-cell table:formula="of:=SUM([.M26:.M191])" office:value-type="float" office:value="1" calcext:value-type="float">
            <text:p>1</text:p>
          </table:table-cell>
          <table:table-cell table:formula="of:=SUM([.N26:.N191])" office:value-type="float" office:value="1" calcext:value-type="float">
            <text:p>1</text:p>
          </table:table-cell>
          <table:table-cell table:formula="of:=SUM([.O26:.O191])" office:value-type="float" office:value="3" calcext:value-type="float">
            <text:p>3</text:p>
          </table:table-cell>
          <table:table-cell table:formula="of:=SUM([.P26:.P191])" office:value-type="float" office:value="5" calcext:value-type="float">
            <text:p>5</text:p>
          </table:table-cell>
          <table:table-cell table:formula="of:=SUM([.Q26:.Q191])" office:value-type="float" office:value="20" calcext:value-type="float">
            <text:p>20</text:p>
          </table:table-cell>
          <table:table-cell table:formula="of:=SUM([.R26:.R191])" office:value-type="float" office:value="85" calcext:value-type="float">
            <text:p>85</text:p>
          </table:table-cell>
          <table:table-cell table:formula="of:=SUM([.S26:.S191])" office:value-type="float" office:value="1" calcext:value-type="float">
            <text:p>1</text:p>
          </table:table-cell>
          <table:table-cell table:formula="of:=SUM([.T26:.T191])" office:value-type="float" office:value="1" calcext:value-type="float">
            <text:p>1</text:p>
          </table:table-cell>
          <table:table-cell table:formula="of:=SUM([.U26:.U191])" office:value-type="float" office:value="1" calcext:value-type="float">
            <text:p>1</text:p>
          </table:table-cell>
          <table:table-cell table:formula="of:=SUM([.V26:.V191])" office:value-type="float" office:value="3" calcext:value-type="float">
            <text:p>3</text:p>
          </table:table-cell>
          <table:table-cell table:formula="of:=SUM([.W26:.W191])" office:value-type="float" office:value="5" calcext:value-type="float">
            <text:p>5</text:p>
          </table:table-cell>
          <table:table-cell table:formula="of:=SUM([.X26:.X191])" office:value-type="float" office:value="20" calcext:value-type="float">
            <text:p>20</text:p>
          </table:table-cell>
          <table:table-cell table:formula="of:=SUM([.Y26:.Y191])" office:value-type="float" office:value="85" calcext:value-type="float">
            <text:p>85</text:p>
          </table:table-cell>
          <table:table-cell table:formula="of:=SUM([.Z26:.Z191])" office:value-type="float" office:value="1" calcext:value-type="float">
            <text:p>1</text:p>
          </table:table-cell>
          <table:table-cell table:formula="of:=SUM([.AA26:.AA191])" office:value-type="float" office:value="1" calcext:value-type="float">
            <text:p>1</text:p>
          </table:table-cell>
          <table:table-cell table:formula="of:=SUM([.AB26:.AB191])" office:value-type="float" office:value="1" calcext:value-type="float">
            <text:p>1</text:p>
          </table:table-cell>
          <table:table-cell table:formula="of:=SUM([.AC26:.AC191])" office:value-type="float" office:value="3" calcext:value-type="float">
            <text:p>3</text:p>
          </table:table-cell>
          <table:table-cell table:formula="of:=SUM([.AD26:.AD191])" office:value-type="float" office:value="3" calcext:value-type="float">
            <text:p>3</text:p>
          </table:table-cell>
          <table:table-cell table:formula="of:=SUM([.AE26:.AE191])" office:value-type="float" office:value="12" calcext:value-type="float">
            <text:p>12</text:p>
          </table:table-cell>
          <table:table-cell table:formula="of:=SUM([.AF26:.AF191])" office:value-type="float" office:value="51" calcext:value-type="float">
            <text:p>51</text:p>
          </table:table-cell>
          <table:table-cell table:formula="of:=SUM([.AG26:.AG191])" office:value-type="float" office:value="1" calcext:value-type="float">
            <text:p>1</text:p>
          </table:table-cell>
          <table:table-cell table:formula="of:=SUM([.AH26:.AH191])" office:value-type="float" office:value="1" calcext:value-type="float">
            <text:p>1</text:p>
          </table:table-cell>
          <table:table-cell table:formula="of:=SUM([.AI26:.AI191])" office:value-type="float" office:value="1" calcext:value-type="float">
            <text:p>1</text:p>
          </table:table-cell>
          <table:table-cell table:formula="of:=SUM([.AJ26:.AJ191])" office:value-type="float" office:value="3" calcext:value-type="float">
            <text:p>3</text:p>
          </table:table-cell>
          <table:table-cell table:formula="of:=SUM([.AK26:.AK191])" office:value-type="float" office:value="5" calcext:value-type="float">
            <text:p>5</text:p>
          </table:table-cell>
          <table:table-cell table:formula="of:=SUM([.AL26:.AL191])" office:value-type="float" office:value="20" calcext:value-type="float">
            <text:p>20</text:p>
          </table:table-cell>
          <table:table-cell table:formula="of:=SUM([.AM26:.AM191])" office:value-type="float" office:value="85" calcext:value-type="float">
            <text:p>85</text:p>
          </table:table-cell>
          <table:table-cell table:formula="of:=SUM([.AN26:.AN191])" office:value-type="float" office:value="1" calcext:value-type="float">
            <text:p>1</text:p>
          </table:table-cell>
          <table:table-cell table:formula="of:=SUM([.AO26:.AO191])" office:value-type="float" office:value="1" calcext:value-type="float">
            <text:p>1</text:p>
          </table:table-cell>
          <table:table-cell table:formula="of:=SUM([.AP26:.AP191])" office:value-type="float" office:value="1" calcext:value-type="float">
            <text:p>1</text:p>
          </table:table-cell>
          <table:table-cell table:formula="of:=SUM([.AQ26:.AQ191])" office:value-type="float" office:value="3" calcext:value-type="float">
            <text:p>3</text:p>
          </table:table-cell>
          <table:table-cell table:formula="of:=SUM([.AR26:.AR191])" office:value-type="float" office:value="5" calcext:value-type="float">
            <text:p>5</text:p>
          </table:table-cell>
          <table:table-cell table:formula="of:=SUM([.AS26:.AS191])" office:value-type="float" office:value="20" calcext:value-type="float">
            <text:p>20</text:p>
          </table:table-cell>
          <table:table-cell table:formula="of:=SUM([.AT26:.AT191])" office:value-type="float" office:value="85" calcext:value-type="float">
            <text:p>85</text:p>
          </table:table-cell>
          <table:table-cell table:formula="of:=SUM([.AU26:.AU191])" office:value-type="float" office:value="1" calcext:value-type="float">
            <text:p>1</text:p>
          </table:table-cell>
          <table:table-cell table:formula="of:=SUM([.AV26:.AV191])" office:value-type="float" office:value="1" calcext:value-type="float">
            <text:p>1</text:p>
          </table:table-cell>
          <table:table-cell table:formula="of:=SUM([.AW26:.AW191])" office:value-type="float" office:value="1" calcext:value-type="float">
            <text:p>1</text:p>
          </table:table-cell>
          <table:table-cell table:formula="of:=SUM([.AX26:.AX191])" office:value-type="float" office:value="3" calcext:value-type="float">
            <text:p>3</text:p>
          </table:table-cell>
          <table:table-cell table:formula="of:=SUM([.AY26:.AY191])" office:value-type="float" office:value="5" calcext:value-type="float">
            <text:p>5</text:p>
          </table:table-cell>
          <table:table-cell table:formula="of:=SUM([.AZ26:.AZ191])" office:value-type="float" office:value="20" calcext:value-type="float">
            <text:p>20</text:p>
          </table:table-cell>
          <table:table-cell table:formula="of:=SUM([.BA26:.BA191])" office:value-type="float" office:value="85" calcext:value-type="float">
            <text:p>85</text:p>
          </table:table-cell>
          <table:table-cell table:formula="of:=SUM([.BB26:.BB191])" office:value-type="float" office:value="1" calcext:value-type="float">
            <text:p>1</text:p>
          </table:table-cell>
          <table:table-cell table:formula="of:=SUM([.BC26:.BC191])" office:value-type="float" office:value="1" calcext:value-type="float">
            <text:p>1</text:p>
          </table:table-cell>
          <table:table-cell table:formula="of:=SUM([.BD26:.BD191])" office:value-type="float" office:value="1" calcext:value-type="float">
            <text:p>1</text:p>
          </table:table-cell>
          <table:table-cell table:formula="of:=SUM([.BE26:.BE191])" office:value-type="float" office:value="3" calcext:value-type="float">
            <text:p>3</text:p>
          </table:table-cell>
          <table:table-cell table:formula="of:=SUM([.BF26:.BF191])" office:value-type="float" office:value="5" calcext:value-type="float">
            <text:p>5</text:p>
          </table:table-cell>
          <table:table-cell table:formula="of:=SUM([.BG26:.BG191])" office:value-type="float" office:value="20" calcext:value-type="float">
            <text:p>20</text:p>
          </table:table-cell>
          <table:table-cell table:formula="of:=SUM([.BH26:.BH191])" office:value-type="float" office:value="85" calcext:value-type="float">
            <text:p>85</text:p>
          </table:table-cell>
          <table:table-cell table:formula="of:=SUM([.BI26:.BI191])" office:value-type="float" office:value="1" calcext:value-type="float">
            <text:p>1</text:p>
          </table:table-cell>
          <table:table-cell table:formula="of:=SUM([.BJ26:.BJ191])" office:value-type="float" office:value="1" calcext:value-type="float">
            <text:p>1</text:p>
          </table:table-cell>
          <table:table-cell table:formula="of:=SUM([.BK26:.BK191])" office:value-type="float" office:value="1" calcext:value-type="float">
            <text:p>1</text:p>
          </table:table-cell>
          <table:table-cell table:formula="of:=SUM([.BL26:.BL191])" office:value-type="float" office:value="3" calcext:value-type="float">
            <text:p>3</text:p>
          </table:table-cell>
          <table:table-cell table:formula="of:=SUM([.BM26:.BM191])" office:value-type="float" office:value="3" calcext:value-type="float">
            <text:p>3</text:p>
          </table:table-cell>
          <table:table-cell table:formula="of:=SUM([.BN26:.BN191])" office:value-type="float" office:value="12" calcext:value-type="float">
            <text:p>12</text:p>
          </table:table-cell>
          <table:table-cell table:formula="of:=SUM([.BO26:.BO191])" office:value-type="float" office:value="51" calcext:value-type="float">
            <text:p>51</text:p>
          </table:table-cell>
          <table:table-cell table:formula="of:=SUM([.BP26:.BP191])" office:value-type="float" office:value="1" calcext:value-type="float">
            <text:p>1</text:p>
          </table:table-cell>
          <table:table-cell table:formula="of:=SUM([.BQ26:.BQ191])" office:value-type="float" office:value="1" calcext:value-type="float">
            <text:p>1</text:p>
          </table:table-cell>
          <table:table-cell table:formula="of:=SUM([.BR26:.BR191])" office:value-type="float" office:value="1" calcext:value-type="float">
            <text:p>1</text:p>
          </table:table-cell>
          <table:table-cell table:formula="of:=SUM([.BS26:.BS191])" office:value-type="float" office:value="3" calcext:value-type="float">
            <text:p>3</text:p>
          </table:table-cell>
          <table:table-cell table:formula="of:=SUM([.BT26:.BT191])" office:value-type="float" office:value="5" calcext:value-type="float">
            <text:p>5</text:p>
          </table:table-cell>
          <table:table-cell table:formula="of:=SUM([.BU26:.BU191])" office:value-type="float" office:value="20" calcext:value-type="float">
            <text:p>20</text:p>
          </table:table-cell>
          <table:table-cell table:formula="of:=SUM([.BV26:.BV191])" office:value-type="float" office:value="85" calcext:value-type="float">
            <text:p>85</text:p>
          </table:table-cell>
          <table:table-cell table:formula="of:=SUM([.BW26:.BW191])" office:value-type="float" office:value="15" calcext:value-type="float">
            <text:p>15</text:p>
          </table:table-cell>
          <table:table-cell table:formula="of:=SUM([.BX26:.BX191])" office:value-type="float" office:value="15" calcext:value-type="float">
            <text:p>15</text:p>
          </table:table-cell>
          <table:table-cell table:formula="of:=SUM([.BY26:.BY191])" office:value-type="float" office:value="15" calcext:value-type="float">
            <text:p>15</text:p>
          </table:table-cell>
          <table:table-cell table:formula="of:=SUM([.BZ26:.BZ191])" office:value-type="float" office:value="73" calcext:value-type="float">
            <text:p>73</text:p>
          </table:table-cell>
          <table:table-cell table:formula="of:=SUM([.CA26:.CA191])" office:value-type="float" office:value="69" calcext:value-type="float">
            <text:p>69</text:p>
          </table:table-cell>
          <table:table-cell table:formula="of:=SUM([.CB26:.CB191])" office:value-type="float" office:value="69" calcext:value-type="float">
            <text:p>69</text:p>
          </table:table-cell>
          <table:table-cell table:formula="of:=SUM([.CC26:.CC191])" office:value-type="float" office:value="70" calcext:value-type="float">
            <text:p>70</text:p>
          </table:table-cell>
          <table:table-cell table:formula="of:=SUM([.CD26:.CD191])" office:value-type="float" office:value="70" calcext:value-type="float">
            <text:p>70</text:p>
          </table:table-cell>
          <table:table-cell table:formula="of:=SUM([.CE26:.CE191])" office:value-type="float" office:value="72" calcext:value-type="float">
            <text:p>72</text:p>
          </table:table-cell>
          <table:table-cell table:formula="of:=SUM([.CF26:.CF191])" office:value-type="float" office:value="72" calcext:value-type="float">
            <text:p>72</text:p>
          </table:table-cell>
          <table:table-cell table:formula="of:=SUM([.CG26:.CG191])" office:value-type="float" office:value="26" calcext:value-type="float">
            <text:p>26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lash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slash1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slash2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slash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office:value-type="string" calcext:value-type="string">
            <text:p>slash4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slash5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slash6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slash7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slash8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slash9</text:p>
          </table:table-cell>
          <table:table-cell office:value-type="float" office:value="3" calcext:value-type="float">
            <text:p>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slash10</text:p>
          </table:table-cell>
          <table:table-cell office:value-type="float" office:value="3" calcext:value-type="float">
            <text:p>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slash11</text:p>
          </table:table-cell>
          <table:table-cell office:value-type="float" office:value="3" calcext:value-type="float">
            <text:p>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slash12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slash13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slash14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slash15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7" calcext:value-type="float">
            <text:p>17</text:p>
          </table:table-cell>
          <table:table-cell office:value-type="string" calcext:value-type="string">
            <text:p>slash16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8" calcext:value-type="float">
            <text:p>18</text:p>
          </table:table-cell>
          <table:table-cell office:value-type="string" calcext:value-type="string">
            <text:p>slash17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slash18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slash19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slash2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2" calcext:value-type="float">
            <text:p>22</text:p>
          </table:table-cell>
          <table:table-cell office:value-type="string" calcext:value-type="string">
            <text:p>blunt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blunt1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blunt2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blunt3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6" calcext:value-type="float">
            <text:p>26</text:p>
          </table:table-cell>
          <table:table-cell office:value-type="string" calcext:value-type="string">
            <text:p>blunt4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7" calcext:value-type="float">
            <text:p>27</text:p>
          </table:table-cell>
          <table:table-cell office:value-type="string" calcext:value-type="string">
            <text:p>blunt5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8" calcext:value-type="float">
            <text:p>28</text:p>
          </table:table-cell>
          <table:table-cell office:value-type="string" calcext:value-type="string">
            <text:p>blunt6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29" calcext:value-type="float">
            <text:p>29</text:p>
          </table:table-cell>
          <table:table-cell office:value-type="string" calcext:value-type="string">
            <text:p>blunt7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0" calcext:value-type="float">
            <text:p>30</text:p>
          </table:table-cell>
          <table:table-cell office:value-type="string" calcext:value-type="string">
            <text:p>blunt8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1" calcext:value-type="float">
            <text:p>31</text:p>
          </table:table-cell>
          <table:table-cell office:value-type="string" calcext:value-type="string">
            <text:p>blunt9</text:p>
          </table:table-cell>
          <table:table-cell office:value-type="float" office:value="3" calcext:value-type="float">
            <text:p>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2" calcext:value-type="float">
            <text:p>32</text:p>
          </table:table-cell>
          <table:table-cell office:value-type="string" calcext:value-type="string">
            <text:p>blunt10</text:p>
          </table:table-cell>
          <table:table-cell office:value-type="float" office:value="3" calcext:value-type="float">
            <text:p>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3" calcext:value-type="float">
            <text:p>33</text:p>
          </table:table-cell>
          <table:table-cell office:value-type="string" calcext:value-type="string">
            <text:p>blunt11</text:p>
          </table:table-cell>
          <table:table-cell office:value-type="float" office:value="3" calcext:value-type="float">
            <text:p>3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4" calcext:value-type="float">
            <text:p>34</text:p>
          </table:table-cell>
          <table:table-cell office:value-type="string" calcext:value-type="string">
            <text:p>blunt12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5" calcext:value-type="float">
            <text:p>35</text:p>
          </table:table-cell>
          <table:table-cell office:value-type="string" calcext:value-type="string">
            <text:p>blunt13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6" calcext:value-type="float">
            <text:p>36</text:p>
          </table:table-cell>
          <table:table-cell office:value-type="string" calcext:value-type="string">
            <text:p>blunt14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7" calcext:value-type="float">
            <text:p>37</text:p>
          </table:table-cell>
          <table:table-cell office:value-type="string" calcext:value-type="string">
            <text:p>blunt15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" calcext:value-type="float">
            <text:p>38</text:p>
          </table:table-cell>
          <table:table-cell office:value-type="string" calcext:value-type="string">
            <text:p>blunt16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39" calcext:value-type="float">
            <text:p>39</text:p>
          </table:table-cell>
          <table:table-cell office:value-type="string" calcext:value-type="string">
            <text:p>blunt17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0" calcext:value-type="float">
            <text:p>40</text:p>
          </table:table-cell>
          <table:table-cell office:value-type="string" calcext:value-type="string">
            <text:p>blunt18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1" calcext:value-type="float">
            <text:p>41</text:p>
          </table:table-cell>
          <table:table-cell office:value-type="string" calcext:value-type="string">
            <text:p>blunt19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2" calcext:value-type="float">
            <text:p>42</text:p>
          </table:table-cell>
          <table:table-cell office:value-type="string" calcext:value-type="string">
            <text:p>blunt2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3" calcext:value-type="float">
            <text:p>43</text:p>
          </table:table-cell>
          <table:table-cell office:value-type="string" calcext:value-type="string">
            <text:p>pistol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4" calcext:value-type="float">
            <text:p>44</text:p>
          </table:table-cell>
          <table:table-cell office:value-type="string" calcext:value-type="string">
            <text:p>pistol1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5" calcext:value-type="float">
            <text:p>45</text:p>
          </table:table-cell>
          <table:table-cell office:value-type="string" calcext:value-type="string">
            <text:p>pistol2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6" calcext:value-type="float">
            <text:p>46</text:p>
          </table:table-cell>
          <table:table-cell office:value-type="string" calcext:value-type="string">
            <text:p>pistol3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7" calcext:value-type="float">
            <text:p>47</text:p>
          </table:table-cell>
          <table:table-cell office:value-type="string" calcext:value-type="string">
            <text:p>pistol4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8" calcext:value-type="float">
            <text:p>48</text:p>
          </table:table-cell>
          <table:table-cell office:value-type="string" calcext:value-type="string">
            <text:p>pistol5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49" calcext:value-type="float">
            <text:p>49</text:p>
          </table:table-cell>
          <table:table-cell office:value-type="string" calcext:value-type="string">
            <text:p>pistol6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0" calcext:value-type="float">
            <text:p>50</text:p>
          </table:table-cell>
          <table:table-cell office:value-type="string" calcext:value-type="string">
            <text:p>pistol7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office:value-type="string" calcext:value-type="string">
            <text:p>pistol8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2" calcext:value-type="float">
            <text:p>52</text:p>
          </table:table-cell>
          <table:table-cell office:value-type="string" calcext:value-type="string">
            <text:p>pistol9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office:value-type="string" calcext:value-type="string">
            <text:p>pistol10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4" calcext:value-type="float">
            <text:p>54</text:p>
          </table:table-cell>
          <table:table-cell office:value-type="string" calcext:value-type="string">
            <text:p>pistol11</text:p>
          </table:table-cell>
          <table:table-cell office:value-type="float" office:value="3" calcext:value-type="float">
            <text:p>3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5" calcext:value-type="float">
            <text:p>55</text:p>
          </table:table-cell>
          <table:table-cell office:value-type="string" calcext:value-type="string">
            <text:p>pistol12</text:p>
          </table:table-cell>
          <table:table-cell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6" calcext:value-type="float">
            <text:p>56</text:p>
          </table:table-cell>
          <table:table-cell office:value-type="string" calcext:value-type="string">
            <text:p>pistol13</text:p>
          </table:table-cell>
          <table:table-cell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7" calcext:value-type="float">
            <text:p>57</text:p>
          </table:table-cell>
          <table:table-cell office:value-type="string" calcext:value-type="string">
            <text:p>pistol14</text:p>
          </table:table-cell>
          <table:table-cell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8" calcext:value-type="float">
            <text:p>58</text:p>
          </table:table-cell>
          <table:table-cell office:value-type="string" calcext:value-type="string">
            <text:p>pistol15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9" calcext:value-type="float">
            <text:p>59</text:p>
          </table:table-cell>
          <table:table-cell office:value-type="string" calcext:value-type="string">
            <text:p>pistol16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0" calcext:value-type="float">
            <text:p>60</text:p>
          </table:table-cell>
          <table:table-cell office:value-type="string" calcext:value-type="string">
            <text:p>pistol17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1" calcext:value-type="float">
            <text:p>61</text:p>
          </table:table-cell>
          <table:table-cell office:value-type="string" calcext:value-type="string">
            <text:p>pistol18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2" calcext:value-type="float">
            <text:p>62</text:p>
          </table:table-cell>
          <table:table-cell office:value-type="string" calcext:value-type="string">
            <text:p>pistol19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3" calcext:value-type="float">
            <text:p>63</text:p>
          </table:table-cell>
          <table:table-cell office:value-type="string" calcext:value-type="string">
            <text:p>pistol20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4" calcext:value-type="float">
            <text:p>64</text:p>
          </table:table-cell>
          <table:table-cell office:value-type="string" calcext:value-type="string">
            <text:p>shotgun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5" calcext:value-type="float">
            <text:p>65</text:p>
          </table:table-cell>
          <table:table-cell office:value-type="string" calcext:value-type="string">
            <text:p>shotgun1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6" calcext:value-type="float">
            <text:p>66</text:p>
          </table:table-cell>
          <table:table-cell office:value-type="string" calcext:value-type="string">
            <text:p>shotgun2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7" calcext:value-type="float">
            <text:p>67</text:p>
          </table:table-cell>
          <table:table-cell office:value-type="string" calcext:value-type="string">
            <text:p>shotgun3</text:p>
          </table:table-cell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8" calcext:value-type="float">
            <text:p>68</text:p>
          </table:table-cell>
          <table:table-cell office:value-type="string" calcext:value-type="string">
            <text:p>shotgun4</text:p>
          </table:table-cell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69" calcext:value-type="float">
            <text:p>69</text:p>
          </table:table-cell>
          <table:table-cell office:value-type="string" calcext:value-type="string">
            <text:p>shotgun5</text:p>
          </table:table-cell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office:value-type="string" calcext:value-type="string">
            <text:p>shotgun6</text:p>
          </table:table-cell>
          <table:table-cell office:value-type="float" office:value="3" calcext:value-type="float">
            <text:p>3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1" calcext:value-type="float">
            <text:p>71</text:p>
          </table:table-cell>
          <table:table-cell office:value-type="string" calcext:value-type="string">
            <text:p>shotgun7</text:p>
          </table:table-cell>
          <table:table-cell office:value-type="float" office:value="3" calcext:value-type="float">
            <text:p>3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2" calcext:value-type="float">
            <text:p>72</text:p>
          </table:table-cell>
          <table:table-cell office:value-type="string" calcext:value-type="string">
            <text:p>shotgun8</text:p>
          </table:table-cell>
          <table:table-cell office:value-type="float" office:value="3" calcext:value-type="float">
            <text:p>3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3" calcext:value-type="float">
            <text:p>73</text:p>
          </table:table-cell>
          <table:table-cell office:value-type="string" calcext:value-type="string">
            <text:p>shotgun9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office:value-type="string" calcext:value-type="string">
            <text:p>shotgun1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5" calcext:value-type="float">
            <text:p>75</text:p>
          </table:table-cell>
          <table:table-cell office:value-type="string" calcext:value-type="string">
            <text:p>shotgun11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6" calcext:value-type="float">
            <text:p>76</text:p>
          </table:table-cell>
          <table:table-cell office:value-type="string" calcext:value-type="string">
            <text:p>shotgun12</text:p>
          </table:table-cell>
          <table:table-cell office:value-type="float" office:value="3" calcext:value-type="float">
            <text:p>3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7" calcext:value-type="float">
            <text:p>77</text:p>
          </table:table-cell>
          <table:table-cell office:value-type="string" calcext:value-type="string">
            <text:p>shotgun13</text:p>
          </table:table-cell>
          <table:table-cell office:value-type="float" office:value="3" calcext:value-type="float">
            <text:p>3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8" calcext:value-type="float">
            <text:p>78</text:p>
          </table:table-cell>
          <table:table-cell office:value-type="string" calcext:value-type="string">
            <text:p>shotgun14</text:p>
          </table:table-cell>
          <table:table-cell office:value-type="float" office:value="3" calcext:value-type="float">
            <text:p>3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79" calcext:value-type="float">
            <text:p>79</text:p>
          </table:table-cell>
          <table:table-cell office:value-type="string" calcext:value-type="string">
            <text:p>shotgun15</text:p>
          </table:table-cell>
          <table:table-cell office:value-type="float" office:value="3" calcext:value-type="float">
            <text:p>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0" calcext:value-type="float">
            <text:p>80</text:p>
          </table:table-cell>
          <table:table-cell office:value-type="string" calcext:value-type="string">
            <text:p>shotgun16</text:p>
          </table:table-cell>
          <table:table-cell office:value-type="float" office:value="3" calcext:value-type="float">
            <text:p>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1" calcext:value-type="float">
            <text:p>81</text:p>
          </table:table-cell>
          <table:table-cell office:value-type="string" calcext:value-type="string">
            <text:p>shotgun17</text:p>
          </table:table-cell>
          <table:table-cell office:value-type="float" office:value="3" calcext:value-type="float">
            <text:p>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2" calcext:value-type="float">
            <text:p>82</text:p>
          </table:table-cell>
          <table:table-cell office:value-type="string" calcext:value-type="string">
            <text:p>shotgun18</text:p>
          </table:table-cell>
          <table:table-cell office:value-type="float" office:value="3" calcext:value-type="float">
            <text:p>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3" calcext:value-type="float">
            <text:p>83</text:p>
          </table:table-cell>
          <table:table-cell office:value-type="string" calcext:value-type="string">
            <text:p>shotgun19</text:p>
          </table:table-cell>
          <table:table-cell office:value-type="float" office:value="3" calcext:value-type="float">
            <text:p>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4" calcext:value-type="float">
            <text:p>84</text:p>
          </table:table-cell>
          <table:table-cell office:value-type="string" calcext:value-type="string">
            <text:p>shotgun20</text:p>
          </table:table-cell>
          <table:table-cell office:value-type="float" office:value="3" calcext:value-type="float">
            <text:p>3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5" calcext:value-type="float">
            <text:p>85</text:p>
          </table:table-cell>
          <table:table-cell office:value-type="string" calcext:value-type="string">
            <text:p>rifle0</text:p>
          </table:table-cell>
          <table:table-cell office:value-type="float" office:value="3" calcext:value-type="float">
            <text:p>3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6" calcext:value-type="float">
            <text:p>86</text:p>
          </table:table-cell>
          <table:table-cell office:value-type="string" calcext:value-type="string">
            <text:p>rifle1</text:p>
          </table:table-cell>
          <table:table-cell office:value-type="float" office:value="3" calcext:value-type="float">
            <text:p>3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office:value-type="string" calcext:value-type="string">
            <text:p>rifle2</text:p>
          </table:table-cell>
          <table:table-cell office:value-type="float" office:value="3" calcext:value-type="float">
            <text:p>3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8" calcext:value-type="float">
            <text:p>88</text:p>
          </table:table-cell>
          <table:table-cell office:value-type="string" calcext:value-type="string">
            <text:p>rifle3</text:p>
          </table:table-cell>
          <table:table-cell office:value-type="float" office:value="3" calcext:value-type="float">
            <text:p>3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89" calcext:value-type="float">
            <text:p>89</text:p>
          </table:table-cell>
          <table:table-cell office:value-type="string" calcext:value-type="string">
            <text:p>rifle4</text:p>
          </table:table-cell>
          <table:table-cell office:value-type="float" office:value="3" calcext:value-type="float">
            <text:p>3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office:value-type="string" calcext:value-type="string">
            <text:p>rifle5</text:p>
          </table:table-cell>
          <table:table-cell office:value-type="float" office:value="3" calcext:value-type="float">
            <text:p>3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1" calcext:value-type="float">
            <text:p>91</text:p>
          </table:table-cell>
          <table:table-cell office:value-type="string" calcext:value-type="string">
            <text:p>rifle6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2" calcext:value-type="float">
            <text:p>92</text:p>
          </table:table-cell>
          <table:table-cell office:value-type="string" calcext:value-type="string">
            <text:p>rifle7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3" calcext:value-type="float">
            <text:p>93</text:p>
          </table:table-cell>
          <table:table-cell office:value-type="string" calcext:value-type="string">
            <text:p>rifle8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4" calcext:value-type="float">
            <text:p>94</text:p>
          </table:table-cell>
          <table:table-cell office:value-type="string" calcext:value-type="string">
            <text:p>rifle9</text:p>
          </table:table-cell>
          <table:table-cell office:value-type="float" office:value="3" calcext:value-type="float">
            <text:p>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5" calcext:value-type="float">
            <text:p>95</text:p>
          </table:table-cell>
          <table:table-cell office:value-type="string" calcext:value-type="string">
            <text:p>rifle10</text:p>
          </table:table-cell>
          <table:table-cell office:value-type="float" office:value="3" calcext:value-type="float">
            <text:p>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office:value-type="string" calcext:value-type="string">
            <text:p>rifle11</text:p>
          </table:table-cell>
          <table:table-cell office:value-type="float" office:value="3" calcext:value-type="float">
            <text:p>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7" calcext:value-type="float">
            <text:p>97</text:p>
          </table:table-cell>
          <table:table-cell office:value-type="string" calcext:value-type="string">
            <text:p>rifle12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8" calcext:value-type="float">
            <text:p>98</text:p>
          </table:table-cell>
          <table:table-cell office:value-type="string" calcext:value-type="string">
            <text:p>rifle13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office:value-type="string" calcext:value-type="string">
            <text:p>rifle14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office:value-type="string" calcext:value-type="string">
            <text:p>rifle15</text:p>
          </table:table-cell>
          <table:table-cell office:value-type="float" office:value="3" calcext:value-type="float">
            <text:p>3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rifle16</text:p>
          </table:table-cell>
          <table:table-cell office:value-type="float" office:value="3" calcext:value-type="float">
            <text:p>3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2" calcext:value-type="float">
            <text:p>102</text:p>
          </table:table-cell>
          <table:table-cell office:value-type="string" calcext:value-type="string">
            <text:p>rifle17</text:p>
          </table:table-cell>
          <table:table-cell office:value-type="float" office:value="3" calcext:value-type="float">
            <text:p>3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3" calcext:value-type="float">
            <text:p>103</text:p>
          </table:table-cell>
          <table:table-cell office:value-type="string" calcext:value-type="string">
            <text:p>rifle18</text:p>
          </table:table-cell>
          <table:table-cell office:value-type="float" office:value="3" calcext:value-type="float">
            <text:p>3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4" calcext:value-type="float">
            <text:p>104</text:p>
          </table:table-cell>
          <table:table-cell office:value-type="string" calcext:value-type="string">
            <text:p>rifle19</text:p>
          </table:table-cell>
          <table:table-cell office:value-type="float" office:value="3" calcext:value-type="float">
            <text:p>3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5" calcext:value-type="float">
            <text:p>105</text:p>
          </table:table-cell>
          <table:table-cell office:value-type="string" calcext:value-type="string">
            <text:p>rifle20</text:p>
          </table:table-cell>
          <table:table-cell office:value-type="float" office:value="3" calcext:value-type="float">
            <text:p>3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6" calcext:value-type="float">
            <text:p>106</text:p>
          </table:table-cell>
          <table:table-cell office:value-type="string" calcext:value-type="string">
            <text:p>sniper0</text:p>
          </table:table-cell>
          <table:table-cell office:value-type="float" office:value="3" calcext:value-type="float">
            <text:p>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7" calcext:value-type="float">
            <text:p>107</text:p>
          </table:table-cell>
          <table:table-cell office:value-type="string" calcext:value-type="string">
            <text:p>sniper1</text:p>
          </table:table-cell>
          <table:table-cell office:value-type="float" office:value="3" calcext:value-type="float">
            <text:p>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8" calcext:value-type="float">
            <text:p>108</text:p>
          </table:table-cell>
          <table:table-cell office:value-type="string" calcext:value-type="string">
            <text:p>sniper2</text:p>
          </table:table-cell>
          <table:table-cell office:value-type="float" office:value="3" calcext:value-type="float">
            <text:p>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9" calcext:value-type="float">
            <text:p>109</text:p>
          </table:table-cell>
          <table:table-cell office:value-type="string" calcext:value-type="string">
            <text:p>sniper3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0" calcext:value-type="float">
            <text:p>110</text:p>
          </table:table-cell>
          <table:table-cell office:value-type="string" calcext:value-type="string">
            <text:p>sniper4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1" calcext:value-type="float">
            <text:p>111</text:p>
          </table:table-cell>
          <table:table-cell office:value-type="string" calcext:value-type="string">
            <text:p>sniper5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2" calcext:value-type="float">
            <text:p>112</text:p>
          </table:table-cell>
          <table:table-cell office:value-type="string" calcext:value-type="string">
            <text:p>sniper6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3" calcext:value-type="float">
            <text:p>113</text:p>
          </table:table-cell>
          <table:table-cell office:value-type="string" calcext:value-type="string">
            <text:p>sniper7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4" calcext:value-type="float">
            <text:p>114</text:p>
          </table:table-cell>
          <table:table-cell office:value-type="string" calcext:value-type="string">
            <text:p>sniper8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5" calcext:value-type="float">
            <text:p>115</text:p>
          </table:table-cell>
          <table:table-cell office:value-type="string" calcext:value-type="string">
            <text:p>sniper9</text:p>
          </table:table-cell>
          <table:table-cell office:value-type="float" office:value="3" calcext:value-type="float">
            <text:p>3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6" calcext:value-type="float">
            <text:p>116</text:p>
          </table:table-cell>
          <table:table-cell office:value-type="string" calcext:value-type="string">
            <text:p>sniper10</text:p>
          </table:table-cell>
          <table:table-cell office:value-type="float" office:value="3" calcext:value-type="float">
            <text:p>3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7" calcext:value-type="float">
            <text:p>117</text:p>
          </table:table-cell>
          <table:table-cell office:value-type="string" calcext:value-type="string">
            <text:p>sniper11</text:p>
          </table:table-cell>
          <table:table-cell office:value-type="float" office:value="3" calcext:value-type="float">
            <text:p>3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8" calcext:value-type="float">
            <text:p>118</text:p>
          </table:table-cell>
          <table:table-cell office:value-type="string" calcext:value-type="string">
            <text:p>sniper12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9" calcext:value-type="float">
            <text:p>119</text:p>
          </table:table-cell>
          <table:table-cell office:value-type="string" calcext:value-type="string">
            <text:p>sniper13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0" calcext:value-type="float">
            <text:p>120</text:p>
          </table:table-cell>
          <table:table-cell office:value-type="string" calcext:value-type="string">
            <text:p>sniper14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1" calcext:value-type="float">
            <text:p>121</text:p>
          </table:table-cell>
          <table:table-cell office:value-type="string" calcext:value-type="string">
            <text:p>sniper15</text:p>
          </table:table-cell>
          <table:table-cell office:value-type="float" office:value="3" calcext:value-type="float">
            <text:p>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2" calcext:value-type="float">
            <text:p>122</text:p>
          </table:table-cell>
          <table:table-cell office:value-type="string" calcext:value-type="string">
            <text:p>sniper16</text:p>
          </table:table-cell>
          <table:table-cell office:value-type="float" office:value="3" calcext:value-type="float">
            <text:p>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3" calcext:value-type="float">
            <text:p>123</text:p>
          </table:table-cell>
          <table:table-cell office:value-type="string" calcext:value-type="string">
            <text:p>sniper17</text:p>
          </table:table-cell>
          <table:table-cell office:value-type="float" office:value="3" calcext:value-type="float">
            <text:p>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4" calcext:value-type="float">
            <text:p>124</text:p>
          </table:table-cell>
          <table:table-cell office:value-type="string" calcext:value-type="string">
            <text:p>sniper18</text:p>
          </table:table-cell>
          <table:table-cell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5" calcext:value-type="float">
            <text:p>125</text:p>
          </table:table-cell>
          <table:table-cell office:value-type="string" calcext:value-type="string">
            <text:p>sniper19</text:p>
          </table:table-cell>
          <table:table-cell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6" calcext:value-type="float">
            <text:p>126</text:p>
          </table:table-cell>
          <table:table-cell office:value-type="string" calcext:value-type="string">
            <text:p>sniper20</text:p>
          </table:table-cell>
          <table:table-cell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7" calcext:value-type="float">
            <text:p>127</text:p>
          </table:table-cell>
          <table:table-cell office:value-type="string" calcext:value-type="string">
            <text:p>machine0</text:p>
          </table:table-cell>
          <table:table-cell office:value-type="float" office:value="3" calcext:value-type="float">
            <text:p>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8" calcext:value-type="float">
            <text:p>128</text:p>
          </table:table-cell>
          <table:table-cell office:value-type="string" calcext:value-type="string">
            <text:p>machine1</text:p>
          </table:table-cell>
          <table:table-cell office:value-type="float" office:value="3" calcext:value-type="float">
            <text:p>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9" calcext:value-type="float">
            <text:p>129</text:p>
          </table:table-cell>
          <table:table-cell office:value-type="string" calcext:value-type="string">
            <text:p>machine2</text:p>
          </table:table-cell>
          <table:table-cell office:value-type="float" office:value="3" calcext:value-type="float">
            <text:p>3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0" calcext:value-type="float">
            <text:p>130</text:p>
          </table:table-cell>
          <table:table-cell office:value-type="string" calcext:value-type="string">
            <text:p>machine3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1" calcext:value-type="float">
            <text:p>131</text:p>
          </table:table-cell>
          <table:table-cell office:value-type="string" calcext:value-type="string">
            <text:p>machine4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2" calcext:value-type="float">
            <text:p>132</text:p>
          </table:table-cell>
          <table:table-cell office:value-type="string" calcext:value-type="string">
            <text:p>machine5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3" calcext:value-type="float">
            <text:p>133</text:p>
          </table:table-cell>
          <table:table-cell office:value-type="string" calcext:value-type="string">
            <text:p>machine6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4" calcext:value-type="float">
            <text:p>134</text:p>
          </table:table-cell>
          <table:table-cell office:value-type="string" calcext:value-type="string">
            <text:p>machine7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5" calcext:value-type="float">
            <text:p>135</text:p>
          </table:table-cell>
          <table:table-cell office:value-type="string" calcext:value-type="string">
            <text:p>machine8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6" calcext:value-type="float">
            <text:p>136</text:p>
          </table:table-cell>
          <table:table-cell office:value-type="string" calcext:value-type="string">
            <text:p>machine9</text:p>
          </table:table-cell>
          <table:table-cell office:value-type="float" office:value="3" calcext:value-type="float">
            <text:p>3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7" calcext:value-type="float">
            <text:p>137</text:p>
          </table:table-cell>
          <table:table-cell office:value-type="string" calcext:value-type="string">
            <text:p>machine10</text:p>
          </table:table-cell>
          <table:table-cell office:value-type="float" office:value="3" calcext:value-type="float">
            <text:p>3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8" calcext:value-type="float">
            <text:p>138</text:p>
          </table:table-cell>
          <table:table-cell office:value-type="string" calcext:value-type="string">
            <text:p>machine11</text:p>
          </table:table-cell>
          <table:table-cell office:value-type="float" office:value="3" calcext:value-type="float">
            <text:p>3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39" calcext:value-type="float">
            <text:p>139</text:p>
          </table:table-cell>
          <table:table-cell office:value-type="string" calcext:value-type="string">
            <text:p>machine12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0" calcext:value-type="float">
            <text:p>140</text:p>
          </table:table-cell>
          <table:table-cell office:value-type="string" calcext:value-type="string">
            <text:p>machine13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1" calcext:value-type="float">
            <text:p>141</text:p>
          </table:table-cell>
          <table:table-cell office:value-type="string" calcext:value-type="string">
            <text:p>machine14</text:p>
          </table:table-cell>
          <table:table-cell office:value-type="float" office:value="3" calcext:value-type="float">
            <text:p>3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2" calcext:value-type="float">
            <text:p>142</text:p>
          </table:table-cell>
          <table:table-cell office:value-type="string" calcext:value-type="string">
            <text:p>machine15</text:p>
          </table:table-cell>
          <table:table-cell office:value-type="float" office:value="3" calcext:value-type="float">
            <text:p>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3" calcext:value-type="float">
            <text:p>143</text:p>
          </table:table-cell>
          <table:table-cell office:value-type="string" calcext:value-type="string">
            <text:p>machine16</text:p>
          </table:table-cell>
          <table:table-cell office:value-type="float" office:value="3" calcext:value-type="float">
            <text:p>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4" calcext:value-type="float">
            <text:p>144</text:p>
          </table:table-cell>
          <table:table-cell office:value-type="string" calcext:value-type="string">
            <text:p>machine17</text:p>
          </table:table-cell>
          <table:table-cell office:value-type="float" office:value="3" calcext:value-type="float">
            <text:p>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5" calcext:value-type="float">
            <text:p>145</text:p>
          </table:table-cell>
          <table:table-cell office:value-type="string" calcext:value-type="string">
            <text:p>machine18</text:p>
          </table:table-cell>
          <table:table-cell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6" calcext:value-type="float">
            <text:p>146</text:p>
          </table:table-cell>
          <table:table-cell office:value-type="string" calcext:value-type="string">
            <text:p>machine19</text:p>
          </table:table-cell>
          <table:table-cell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47" calcext:value-type="float">
            <text:p>147</text:p>
          </table:table-cell>
          <table:table-cell office:value-type="string" calcext:value-type="string">
            <text:p>machine20</text:p>
          </table:table-cell>
          <table:table-cell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193:.E339])" office:value-type="float" office:value="0" calcext:value-type="float">
            <text:p>0</text:p>
          </table:table-cell>
          <table:table-cell table:formula="of:=SUM([.F193:.F339])" office:value-type="float" office:value="0" calcext:value-type="float">
            <text:p>0</text:p>
          </table:table-cell>
          <table:table-cell table:formula="of:=SUM([.G193:.G339])" office:value-type="float" office:value="0" calcext:value-type="float">
            <text:p>0</text:p>
          </table:table-cell>
          <table:table-cell table:formula="of:=SUM([.H193:.H339])" office:value-type="float" office:value="0" calcext:value-type="float">
            <text:p>0</text:p>
          </table:table-cell>
          <table:table-cell table:formula="of:=SUM([.I193:.I339])" office:value-type="float" office:value="0" calcext:value-type="float">
            <text:p>0</text:p>
          </table:table-cell>
          <table:table-cell table:formula="of:=SUM([.J193:.J339])" office:value-type="float" office:value="0" calcext:value-type="float">
            <text:p>0</text:p>
          </table:table-cell>
          <table:table-cell table:formula="of:=SUM([.K193:.K339])" office:value-type="float" office:value="0" calcext:value-type="float">
            <text:p>0</text:p>
          </table:table-cell>
          <table:table-cell table:formula="of:=SUM([.L193:.L339])" office:value-type="float" office:value="0" calcext:value-type="float">
            <text:p>0</text:p>
          </table:table-cell>
          <table:table-cell table:formula="of:=SUM([.M193:.M339])" office:value-type="float" office:value="0" calcext:value-type="float">
            <text:p>0</text:p>
          </table:table-cell>
          <table:table-cell table:formula="of:=SUM([.N193:.N339])" office:value-type="float" office:value="0" calcext:value-type="float">
            <text:p>0</text:p>
          </table:table-cell>
          <table:table-cell table:formula="of:=SUM([.O193:.O339])" office:value-type="float" office:value="0" calcext:value-type="float">
            <text:p>0</text:p>
          </table:table-cell>
          <table:table-cell table:formula="of:=SUM([.P193:.P339])" office:value-type="float" office:value="0" calcext:value-type="float">
            <text:p>0</text:p>
          </table:table-cell>
          <table:table-cell table:formula="of:=SUM([.Q193:.Q339])" office:value-type="float" office:value="0" calcext:value-type="float">
            <text:p>0</text:p>
          </table:table-cell>
          <table:table-cell table:formula="of:=SUM([.R193:.R339])" office:value-type="float" office:value="0" calcext:value-type="float">
            <text:p>0</text:p>
          </table:table-cell>
          <table:table-cell table:formula="of:=SUM([.S193:.S339])" office:value-type="float" office:value="0" calcext:value-type="float">
            <text:p>0</text:p>
          </table:table-cell>
          <table:table-cell table:formula="of:=SUM([.T193:.T339])" office:value-type="float" office:value="0" calcext:value-type="float">
            <text:p>0</text:p>
          </table:table-cell>
          <table:table-cell table:formula="of:=SUM([.U193:.U339])" office:value-type="float" office:value="0" calcext:value-type="float">
            <text:p>0</text:p>
          </table:table-cell>
          <table:table-cell table:formula="of:=SUM([.V193:.V339])" office:value-type="float" office:value="0" calcext:value-type="float">
            <text:p>0</text:p>
          </table:table-cell>
          <table:table-cell table:formula="of:=SUM([.W193:.W339])" office:value-type="float" office:value="0" calcext:value-type="float">
            <text:p>0</text:p>
          </table:table-cell>
          <table:table-cell table:formula="of:=SUM([.X193:.X339])" office:value-type="float" office:value="0" calcext:value-type="float">
            <text:p>0</text:p>
          </table:table-cell>
          <table:table-cell table:formula="of:=SUM([.Y193:.Y339])" office:value-type="float" office:value="0" calcext:value-type="float">
            <text:p>0</text:p>
          </table:table-cell>
          <table:table-cell table:formula="of:=SUM([.Z193:.Z339])" office:value-type="float" office:value="0" calcext:value-type="float">
            <text:p>0</text:p>
          </table:table-cell>
          <table:table-cell table:formula="of:=SUM([.AA193:.AA339])" office:value-type="float" office:value="0" calcext:value-type="float">
            <text:p>0</text:p>
          </table:table-cell>
          <table:table-cell table:formula="of:=SUM([.AB193:.AB339])" office:value-type="float" office:value="0" calcext:value-type="float">
            <text:p>0</text:p>
          </table:table-cell>
          <table:table-cell table:formula="of:=SUM([.AC193:.AC339])" office:value-type="float" office:value="0" calcext:value-type="float">
            <text:p>0</text:p>
          </table:table-cell>
          <table:table-cell table:formula="of:=SUM([.AD193:.AD339])" office:value-type="float" office:value="0" calcext:value-type="float">
            <text:p>0</text:p>
          </table:table-cell>
          <table:table-cell table:formula="of:=SUM([.AE193:.AE339])" office:value-type="float" office:value="0" calcext:value-type="float">
            <text:p>0</text:p>
          </table:table-cell>
          <table:table-cell table:formula="of:=SUM([.AF193:.AF339])" office:value-type="float" office:value="0" calcext:value-type="float">
            <text:p>0</text:p>
          </table:table-cell>
          <table:table-cell table:formula="of:=SUM([.AG193:.AG339])" office:value-type="float" office:value="0" calcext:value-type="float">
            <text:p>0</text:p>
          </table:table-cell>
          <table:table-cell table:formula="of:=SUM([.AH193:.AH339])" office:value-type="float" office:value="0" calcext:value-type="float">
            <text:p>0</text:p>
          </table:table-cell>
          <table:table-cell table:formula="of:=SUM([.AI193:.AI339])" office:value-type="float" office:value="0" calcext:value-type="float">
            <text:p>0</text:p>
          </table:table-cell>
          <table:table-cell table:formula="of:=SUM([.AJ193:.AJ339])" office:value-type="float" office:value="0" calcext:value-type="float">
            <text:p>0</text:p>
          </table:table-cell>
          <table:table-cell table:formula="of:=SUM([.AK193:.AK339])" office:value-type="float" office:value="0" calcext:value-type="float">
            <text:p>0</text:p>
          </table:table-cell>
          <table:table-cell table:formula="of:=SUM([.AL193:.AL339])" office:value-type="float" office:value="0" calcext:value-type="float">
            <text:p>0</text:p>
          </table:table-cell>
          <table:table-cell table:formula="of:=SUM([.AM193:.AM339])" office:value-type="float" office:value="0" calcext:value-type="float">
            <text:p>0</text:p>
          </table:table-cell>
          <table:table-cell table:formula="of:=SUM([.AN193:.AN339])" office:value-type="float" office:value="24" calcext:value-type="float">
            <text:p>24</text:p>
          </table:table-cell>
          <table:table-cell table:formula="of:=SUM([.AO193:.AO339])" office:value-type="float" office:value="24" calcext:value-type="float">
            <text:p>24</text:p>
          </table:table-cell>
          <table:table-cell table:formula="of:=SUM([.AP193:.AP339])" office:value-type="float" office:value="24" calcext:value-type="float">
            <text:p>24</text:p>
          </table:table-cell>
          <table:table-cell table:formula="of:=SUM([.AQ193:.AQ339])" office:value-type="float" office:value="24" calcext:value-type="float">
            <text:p>24</text:p>
          </table:table-cell>
          <table:table-cell table:formula="of:=SUM([.AR193:.AR339])" office:value-type="float" office:value="24" calcext:value-type="float">
            <text:p>24</text:p>
          </table:table-cell>
          <table:table-cell table:formula="of:=SUM([.AS193:.AS339])" office:value-type="float" office:value="24" calcext:value-type="float">
            <text:p>24</text:p>
          </table:table-cell>
          <table:table-cell table:formula="of:=SUM([.AT193:.AT339])" office:value-type="float" office:value="24" calcext:value-type="float">
            <text:p>24</text:p>
          </table:table-cell>
          <table:table-cell table:formula="of:=SUM([.AU193:.AU339])" office:value-type="float" office:value="12" calcext:value-type="float">
            <text:p>12</text:p>
          </table:table-cell>
          <table:table-cell table:formula="of:=SUM([.AV193:.AV339])" office:value-type="float" office:value="12" calcext:value-type="float">
            <text:p>12</text:p>
          </table:table-cell>
          <table:table-cell table:formula="of:=SUM([.AW193:.AW339])" office:value-type="float" office:value="12" calcext:value-type="float">
            <text:p>12</text:p>
          </table:table-cell>
          <table:table-cell table:formula="of:=SUM([.AX193:.AX339])" office:value-type="float" office:value="12" calcext:value-type="float">
            <text:p>12</text:p>
          </table:table-cell>
          <table:table-cell table:formula="of:=SUM([.AY193:.AY339])" office:value-type="float" office:value="12" calcext:value-type="float">
            <text:p>12</text:p>
          </table:table-cell>
          <table:table-cell table:formula="of:=SUM([.AZ193:.AZ339])" office:value-type="float" office:value="12" calcext:value-type="float">
            <text:p>12</text:p>
          </table:table-cell>
          <table:table-cell table:formula="of:=SUM([.BA193:.BA339])" office:value-type="float" office:value="12" calcext:value-type="float">
            <text:p>12</text:p>
          </table:table-cell>
          <table:table-cell table:formula="of:=SUM([.BB193:.BB339])" office:value-type="float" office:value="12" calcext:value-type="float">
            <text:p>12</text:p>
          </table:table-cell>
          <table:table-cell table:formula="of:=SUM([.BC193:.BC339])" office:value-type="float" office:value="12" calcext:value-type="float">
            <text:p>12</text:p>
          </table:table-cell>
          <table:table-cell table:formula="of:=SUM([.BD193:.BD339])" office:value-type="float" office:value="12" calcext:value-type="float">
            <text:p>12</text:p>
          </table:table-cell>
          <table:table-cell table:formula="of:=SUM([.BE193:.BE339])" office:value-type="float" office:value="12" calcext:value-type="float">
            <text:p>12</text:p>
          </table:table-cell>
          <table:table-cell table:formula="of:=SUM([.BF193:.BF339])" office:value-type="float" office:value="12" calcext:value-type="float">
            <text:p>12</text:p>
          </table:table-cell>
          <table:table-cell table:formula="of:=SUM([.BG193:.BG339])" office:value-type="float" office:value="12" calcext:value-type="float">
            <text:p>12</text:p>
          </table:table-cell>
          <table:table-cell table:formula="of:=SUM([.BH193:.BH339])" office:value-type="float" office:value="12" calcext:value-type="float">
            <text:p>12</text:p>
          </table:table-cell>
          <table:table-cell table:formula="of:=SUM([.BI193:.BI339])" office:value-type="float" office:value="12" calcext:value-type="float">
            <text:p>12</text:p>
          </table:table-cell>
          <table:table-cell table:formula="of:=SUM([.BJ193:.BJ339])" office:value-type="float" office:value="12" calcext:value-type="float">
            <text:p>12</text:p>
          </table:table-cell>
          <table:table-cell table:formula="of:=SUM([.BK193:.BK339])" office:value-type="float" office:value="12" calcext:value-type="float">
            <text:p>12</text:p>
          </table:table-cell>
          <table:table-cell table:formula="of:=SUM([.BL193:.BL339])" office:value-type="float" office:value="12" calcext:value-type="float">
            <text:p>12</text:p>
          </table:table-cell>
          <table:table-cell table:formula="of:=SUM([.BM193:.BM339])" office:value-type="float" office:value="12" calcext:value-type="float">
            <text:p>12</text:p>
          </table:table-cell>
          <table:table-cell table:formula="of:=SUM([.BN193:.BN339])" office:value-type="float" office:value="12" calcext:value-type="float">
            <text:p>12</text:p>
          </table:table-cell>
          <table:table-cell table:formula="of:=SUM([.BO193:.BO339])" office:value-type="float" office:value="12" calcext:value-type="float">
            <text:p>12</text:p>
          </table:table-cell>
          <table:table-cell table:formula="of:=SUM([.BP193:.BP339])" office:value-type="float" office:value="24" calcext:value-type="float">
            <text:p>24</text:p>
          </table:table-cell>
          <table:table-cell table:formula="of:=SUM([.BQ193:.BQ339])" office:value-type="float" office:value="24" calcext:value-type="float">
            <text:p>24</text:p>
          </table:table-cell>
          <table:table-cell table:formula="of:=SUM([.BR193:.BR339])" office:value-type="float" office:value="24" calcext:value-type="float">
            <text:p>24</text:p>
          </table:table-cell>
          <table:table-cell table:formula="of:=SUM([.BS193:.BS339])" office:value-type="float" office:value="24" calcext:value-type="float">
            <text:p>24</text:p>
          </table:table-cell>
          <table:table-cell table:formula="of:=SUM([.BT193:.BT339])" office:value-type="float" office:value="24" calcext:value-type="float">
            <text:p>24</text:p>
          </table:table-cell>
          <table:table-cell table:formula="of:=SUM([.BU193:.BU339])" office:value-type="float" office:value="24" calcext:value-type="float">
            <text:p>24</text:p>
          </table:table-cell>
          <table:table-cell table:formula="of:=SUM([.BV193:.BV339])" office:value-type="float" office:value="24" calcext:value-type="float">
            <text:p>24</text:p>
          </table:table-cell>
          <table:table-cell table:formula="of:=SUM([.BW193:.BW339])" office:value-type="float" office:value="42" calcext:value-type="float">
            <text:p>42</text:p>
          </table:table-cell>
          <table:table-cell table:formula="of:=SUM([.BX193:.BX339])" office:value-type="float" office:value="42" calcext:value-type="float">
            <text:p>42</text:p>
          </table:table-cell>
          <table:table-cell table:formula="of:=SUM([.BY193:.BY339])" office:value-type="float" office:value="42" calcext:value-type="float">
            <text:p>42</text:p>
          </table:table-cell>
          <table:table-cell table:formula="of:=SUM([.BZ193:.BZ339])" office:value-type="float" office:value="42" calcext:value-type="float">
            <text:p>42</text:p>
          </table:table-cell>
          <table:table-cell table:formula="of:=SUM([.CA193:.CA339])" office:value-type="float" office:value="42" calcext:value-type="float">
            <text:p>42</text:p>
          </table:table-cell>
          <table:table-cell table:formula="of:=SUM([.CB193:.CB339])" office:value-type="float" office:value="42" calcext:value-type="float">
            <text:p>42</text:p>
          </table:table-cell>
          <table:table-cell table:formula="of:=SUM([.CC193:.CC339])" office:value-type="float" office:value="42" calcext:value-type="float">
            <text:p>42</text:p>
          </table:table-cell>
          <table:table-cell table:formula="of:=SUM([.CD193:.CD339])" office:value-type="float" office:value="42" calcext:value-type="float">
            <text:p>42</text:p>
          </table:table-cell>
          <table:table-cell table:formula="of:=SUM([.CE193:.CE339])" office:value-type="float" office:value="42" calcext:value-type="float">
            <text:p>42</text:p>
          </table:table-cell>
          <table:table-cell table:formula="of:=SUM([.CF193:.CF339])" office:value-type="float" office:value="21" calcext:value-type="float">
            <text:p>21</text:p>
          </table:table-cell>
          <table:table-cell table:formula="of:=SUM([.CG193:.CG339])" office:value-type="float" office:value="7" calcext:value-type="float">
            <text:p>7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hirt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shirt1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shirt2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shirt3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shirt4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office:value-type="string" calcext:value-type="string">
            <text:p>shirt5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shirt6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shirt7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shirt8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shirt9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shirt1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shirt11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shirt12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shirt13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shirt14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shirt15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7" calcext:value-type="float">
            <text:p>17</text:p>
          </table:table-cell>
          <table:table-cell office:value-type="string" calcext:value-type="string">
            <text:p>shirt16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8" calcext:value-type="float">
            <text:p>18</text:p>
          </table:table-cell>
          <table:table-cell office:value-type="string" calcext:value-type="string">
            <text:p>shirt17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shirt18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shirt19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shirt20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2" calcext:value-type="float">
            <text:p>22</text:p>
          </table:table-cell>
          <table:table-cell office:value-type="string" calcext:value-type="string">
            <text:p>chain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chain1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chain2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chain3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6" calcext:value-type="float">
            <text:p>26</text:p>
          </table:table-cell>
          <table:table-cell office:value-type="string" calcext:value-type="string">
            <text:p>chain4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7" calcext:value-type="float">
            <text:p>27</text:p>
          </table:table-cell>
          <table:table-cell office:value-type="string" calcext:value-type="string">
            <text:p>chain5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8" calcext:value-type="float">
            <text:p>28</text:p>
          </table:table-cell>
          <table:table-cell office:value-type="string" calcext:value-type="string">
            <text:p>chain6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29" calcext:value-type="float">
            <text:p>29</text:p>
          </table:table-cell>
          <table:table-cell office:value-type="string" calcext:value-type="string">
            <text:p>chain7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0" calcext:value-type="float">
            <text:p>30</text:p>
          </table:table-cell>
          <table:table-cell office:value-type="string" calcext:value-type="string">
            <text:p>chain8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1" calcext:value-type="float">
            <text:p>31</text:p>
          </table:table-cell>
          <table:table-cell office:value-type="string" calcext:value-type="string">
            <text:p>chain9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2" calcext:value-type="float">
            <text:p>32</text:p>
          </table:table-cell>
          <table:table-cell office:value-type="string" calcext:value-type="string">
            <text:p>chain1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3" calcext:value-type="float">
            <text:p>33</text:p>
          </table:table-cell>
          <table:table-cell office:value-type="string" calcext:value-type="string">
            <text:p>chain11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4" calcext:value-type="float">
            <text:p>34</text:p>
          </table:table-cell>
          <table:table-cell office:value-type="string" calcext:value-type="string">
            <text:p>chain12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5" calcext:value-type="float">
            <text:p>35</text:p>
          </table:table-cell>
          <table:table-cell office:value-type="string" calcext:value-type="string">
            <text:p>chain13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6" calcext:value-type="float">
            <text:p>36</text:p>
          </table:table-cell>
          <table:table-cell office:value-type="string" calcext:value-type="string">
            <text:p>chain14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7" calcext:value-type="float">
            <text:p>37</text:p>
          </table:table-cell>
          <table:table-cell office:value-type="string" calcext:value-type="string">
            <text:p>chain15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8" calcext:value-type="float">
            <text:p>38</text:p>
          </table:table-cell>
          <table:table-cell office:value-type="string" calcext:value-type="string">
            <text:p>chain16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39" calcext:value-type="float">
            <text:p>39</text:p>
          </table:table-cell>
          <table:table-cell office:value-type="string" calcext:value-type="string">
            <text:p>chain17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0" calcext:value-type="float">
            <text:p>40</text:p>
          </table:table-cell>
          <table:table-cell office:value-type="string" calcext:value-type="string">
            <text:p>chain18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1" calcext:value-type="float">
            <text:p>41</text:p>
          </table:table-cell>
          <table:table-cell office:value-type="string" calcext:value-type="string">
            <text:p>chain19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2" calcext:value-type="float">
            <text:p>42</text:p>
          </table:table-cell>
          <table:table-cell office:value-type="string" calcext:value-type="string">
            <text:p>chain20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3" calcext:value-type="float">
            <text:p>43</text:p>
          </table:table-cell>
          <table:table-cell office:value-type="string" calcext:value-type="string">
            <text:p>plate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4" calcext:value-type="float">
            <text:p>44</text:p>
          </table:table-cell>
          <table:table-cell office:value-type="string" calcext:value-type="string">
            <text:p>plate1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5" calcext:value-type="float">
            <text:p>45</text:p>
          </table:table-cell>
          <table:table-cell office:value-type="string" calcext:value-type="string">
            <text:p>plate2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6" calcext:value-type="float">
            <text:p>46</text:p>
          </table:table-cell>
          <table:table-cell office:value-type="string" calcext:value-type="string">
            <text:p>plate3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7" calcext:value-type="float">
            <text:p>47</text:p>
          </table:table-cell>
          <table:table-cell office:value-type="string" calcext:value-type="string">
            <text:p>plate4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8" calcext:value-type="float">
            <text:p>48</text:p>
          </table:table-cell>
          <table:table-cell office:value-type="string" calcext:value-type="string">
            <text:p>plate5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49" calcext:value-type="float">
            <text:p>49</text:p>
          </table:table-cell>
          <table:table-cell office:value-type="string" calcext:value-type="string">
            <text:p>plate6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0" calcext:value-type="float">
            <text:p>50</text:p>
          </table:table-cell>
          <table:table-cell office:value-type="string" calcext:value-type="string">
            <text:p>plate7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1" calcext:value-type="float">
            <text:p>51</text:p>
          </table:table-cell>
          <table:table-cell office:value-type="string" calcext:value-type="string">
            <text:p>plate8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2" calcext:value-type="float">
            <text:p>52</text:p>
          </table:table-cell>
          <table:table-cell office:value-type="string" calcext:value-type="string">
            <text:p>plate9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3" calcext:value-type="float">
            <text:p>53</text:p>
          </table:table-cell>
          <table:table-cell office:value-type="string" calcext:value-type="string">
            <text:p>plate1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4" calcext:value-type="float">
            <text:p>54</text:p>
          </table:table-cell>
          <table:table-cell office:value-type="string" calcext:value-type="string">
            <text:p>plate11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5" calcext:value-type="float">
            <text:p>55</text:p>
          </table:table-cell>
          <table:table-cell office:value-type="string" calcext:value-type="string">
            <text:p>plate12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6" calcext:value-type="float">
            <text:p>56</text:p>
          </table:table-cell>
          <table:table-cell office:value-type="string" calcext:value-type="string">
            <text:p>plate13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7" calcext:value-type="float">
            <text:p>57</text:p>
          </table:table-cell>
          <table:table-cell office:value-type="string" calcext:value-type="string">
            <text:p>plate14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8" calcext:value-type="float">
            <text:p>58</text:p>
          </table:table-cell>
          <table:table-cell office:value-type="string" calcext:value-type="string">
            <text:p>plate15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59" calcext:value-type="float">
            <text:p>59</text:p>
          </table:table-cell>
          <table:table-cell office:value-type="string" calcext:value-type="string">
            <text:p>plate16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60" calcext:value-type="float">
            <text:p>60</text:p>
          </table:table-cell>
          <table:table-cell office:value-type="string" calcext:value-type="string">
            <text:p>plate17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61" calcext:value-type="float">
            <text:p>61</text:p>
          </table:table-cell>
          <table:table-cell office:value-type="string" calcext:value-type="string">
            <text:p>plate18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62" calcext:value-type="float">
            <text:p>62</text:p>
          </table:table-cell>
          <table:table-cell office:value-type="string" calcext:value-type="string">
            <text:p>plate19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float" office:value="63" calcext:value-type="float">
            <text:p>63</text:p>
          </table:table-cell>
          <table:table-cell office:value-type="string" calcext:value-type="string">
            <text:p>plate20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341:.E403])" office:value-type="float" office:value="0" calcext:value-type="float">
            <text:p>0</text:p>
          </table:table-cell>
          <table:table-cell table:formula="of:=SUM([.F341:.F403])" office:value-type="float" office:value="0" calcext:value-type="float">
            <text:p>0</text:p>
          </table:table-cell>
          <table:table-cell table:formula="of:=SUM([.G341:.G403])" office:value-type="float" office:value="0" calcext:value-type="float">
            <text:p>0</text:p>
          </table:table-cell>
          <table:table-cell table:formula="of:=SUM([.H341:.H403])" office:value-type="float" office:value="0" calcext:value-type="float">
            <text:p>0</text:p>
          </table:table-cell>
          <table:table-cell table:formula="of:=SUM([.I341:.I403])" office:value-type="float" office:value="0" calcext:value-type="float">
            <text:p>0</text:p>
          </table:table-cell>
          <table:table-cell table:formula="of:=SUM([.J341:.J403])" office:value-type="float" office:value="0" calcext:value-type="float">
            <text:p>0</text:p>
          </table:table-cell>
          <table:table-cell table:formula="of:=SUM([.K341:.K403])" office:value-type="float" office:value="0" calcext:value-type="float">
            <text:p>0</text:p>
          </table:table-cell>
          <table:table-cell table:formula="of:=SUM([.L341:.L403])" office:value-type="float" office:value="0" calcext:value-type="float">
            <text:p>0</text:p>
          </table:table-cell>
          <table:table-cell table:formula="of:=SUM([.M341:.M403])" office:value-type="float" office:value="0" calcext:value-type="float">
            <text:p>0</text:p>
          </table:table-cell>
          <table:table-cell table:formula="of:=SUM([.N341:.N403])" office:value-type="float" office:value="0" calcext:value-type="float">
            <text:p>0</text:p>
          </table:table-cell>
          <table:table-cell table:formula="of:=SUM([.O341:.O403])" office:value-type="float" office:value="0" calcext:value-type="float">
            <text:p>0</text:p>
          </table:table-cell>
          <table:table-cell table:formula="of:=SUM([.P341:.P403])" office:value-type="float" office:value="0" calcext:value-type="float">
            <text:p>0</text:p>
          </table:table-cell>
          <table:table-cell table:formula="of:=SUM([.Q341:.Q403])" office:value-type="float" office:value="0" calcext:value-type="float">
            <text:p>0</text:p>
          </table:table-cell>
          <table:table-cell table:formula="of:=SUM([.R341:.R403])" office:value-type="float" office:value="0" calcext:value-type="float">
            <text:p>0</text:p>
          </table:table-cell>
          <table:table-cell table:formula="of:=SUM([.S341:.S403])" office:value-type="float" office:value="0" calcext:value-type="float">
            <text:p>0</text:p>
          </table:table-cell>
          <table:table-cell table:formula="of:=SUM([.T341:.T403])" office:value-type="float" office:value="0" calcext:value-type="float">
            <text:p>0</text:p>
          </table:table-cell>
          <table:table-cell table:formula="of:=SUM([.U341:.U403])" office:value-type="float" office:value="0" calcext:value-type="float">
            <text:p>0</text:p>
          </table:table-cell>
          <table:table-cell table:formula="of:=SUM([.V341:.V403])" office:value-type="float" office:value="0" calcext:value-type="float">
            <text:p>0</text:p>
          </table:table-cell>
          <table:table-cell table:formula="of:=SUM([.W341:.W403])" office:value-type="float" office:value="0" calcext:value-type="float">
            <text:p>0</text:p>
          </table:table-cell>
          <table:table-cell table:formula="of:=SUM([.X341:.X403])" office:value-type="float" office:value="0" calcext:value-type="float">
            <text:p>0</text:p>
          </table:table-cell>
          <table:table-cell table:formula="of:=SUM([.Y341:.Y403])" office:value-type="float" office:value="0" calcext:value-type="float">
            <text:p>0</text:p>
          </table:table-cell>
          <table:table-cell table:formula="of:=SUM([.Z341:.Z403])" office:value-type="float" office:value="0" calcext:value-type="float">
            <text:p>0</text:p>
          </table:table-cell>
          <table:table-cell table:formula="of:=SUM([.AA341:.AA403])" office:value-type="float" office:value="0" calcext:value-type="float">
            <text:p>0</text:p>
          </table:table-cell>
          <table:table-cell table:formula="of:=SUM([.AB341:.AB403])" office:value-type="float" office:value="0" calcext:value-type="float">
            <text:p>0</text:p>
          </table:table-cell>
          <table:table-cell table:formula="of:=SUM([.AC341:.AC403])" office:value-type="float" office:value="0" calcext:value-type="float">
            <text:p>0</text:p>
          </table:table-cell>
          <table:table-cell table:formula="of:=SUM([.AD341:.AD403])" office:value-type="float" office:value="0" calcext:value-type="float">
            <text:p>0</text:p>
          </table:table-cell>
          <table:table-cell table:formula="of:=SUM([.AE341:.AE403])" office:value-type="float" office:value="0" calcext:value-type="float">
            <text:p>0</text:p>
          </table:table-cell>
          <table:table-cell table:formula="of:=SUM([.AF341:.AF403])" office:value-type="float" office:value="0" calcext:value-type="float">
            <text:p>0</text:p>
          </table:table-cell>
          <table:table-cell table:formula="of:=SUM([.AG341:.AG403])" office:value-type="float" office:value="0" calcext:value-type="float">
            <text:p>0</text:p>
          </table:table-cell>
          <table:table-cell table:formula="of:=SUM([.AH341:.AH403])" office:value-type="float" office:value="0" calcext:value-type="float">
            <text:p>0</text:p>
          </table:table-cell>
          <table:table-cell table:formula="of:=SUM([.AI341:.AI403])" office:value-type="float" office:value="0" calcext:value-type="float">
            <text:p>0</text:p>
          </table:table-cell>
          <table:table-cell table:formula="of:=SUM([.AJ341:.AJ403])" office:value-type="float" office:value="0" calcext:value-type="float">
            <text:p>0</text:p>
          </table:table-cell>
          <table:table-cell table:formula="of:=SUM([.AK341:.AK403])" office:value-type="float" office:value="0" calcext:value-type="float">
            <text:p>0</text:p>
          </table:table-cell>
          <table:table-cell table:formula="of:=SUM([.AL341:.AL403])" office:value-type="float" office:value="0" calcext:value-type="float">
            <text:p>0</text:p>
          </table:table-cell>
          <table:table-cell table:formula="of:=SUM([.AM341:.AM403])" office:value-type="float" office:value="0" calcext:value-type="float">
            <text:p>0</text:p>
          </table:table-cell>
          <table:table-cell table:formula="of:=SUM([.AN341:.AN403])" office:value-type="float" office:value="36" calcext:value-type="float">
            <text:p>36</text:p>
          </table:table-cell>
          <table:table-cell table:formula="of:=SUM([.AO341:.AO403])" office:value-type="float" office:value="36" calcext:value-type="float">
            <text:p>36</text:p>
          </table:table-cell>
          <table:table-cell table:formula="of:=SUM([.AP341:.AP403])" office:value-type="float" office:value="36" calcext:value-type="float">
            <text:p>36</text:p>
          </table:table-cell>
          <table:table-cell table:formula="of:=SUM([.AQ341:.AQ403])" office:value-type="float" office:value="36" calcext:value-type="float">
            <text:p>36</text:p>
          </table:table-cell>
          <table:table-cell table:formula="of:=SUM([.AR341:.AR403])" office:value-type="float" office:value="36" calcext:value-type="float">
            <text:p>36</text:p>
          </table:table-cell>
          <table:table-cell table:formula="of:=SUM([.AS341:.AS403])" office:value-type="float" office:value="36" calcext:value-type="float">
            <text:p>36</text:p>
          </table:table-cell>
          <table:table-cell table:formula="of:=SUM([.AT341:.AT403])" office:value-type="float" office:value="36" calcext:value-type="float">
            <text:p>36</text:p>
          </table:table-cell>
          <table:table-cell table:formula="of:=SUM([.AU341:.AU403])" office:value-type="float" office:value="36" calcext:value-type="float">
            <text:p>36</text:p>
          </table:table-cell>
          <table:table-cell table:formula="of:=SUM([.AV341:.AV403])" office:value-type="float" office:value="36" calcext:value-type="float">
            <text:p>36</text:p>
          </table:table-cell>
          <table:table-cell table:formula="of:=SUM([.AW341:.AW403])" office:value-type="float" office:value="36" calcext:value-type="float">
            <text:p>36</text:p>
          </table:table-cell>
          <table:table-cell table:formula="of:=SUM([.AX341:.AX403])" office:value-type="float" office:value="36" calcext:value-type="float">
            <text:p>36</text:p>
          </table:table-cell>
          <table:table-cell table:formula="of:=SUM([.AY341:.AY403])" office:value-type="float" office:value="36" calcext:value-type="float">
            <text:p>36</text:p>
          </table:table-cell>
          <table:table-cell table:formula="of:=SUM([.AZ341:.AZ403])" office:value-type="float" office:value="36" calcext:value-type="float">
            <text:p>36</text:p>
          </table:table-cell>
          <table:table-cell table:formula="of:=SUM([.BA341:.BA403])" office:value-type="float" office:value="36" calcext:value-type="float">
            <text:p>36</text:p>
          </table:table-cell>
          <table:table-cell table:formula="of:=SUM([.BB341:.BB403])" office:value-type="float" office:value="36" calcext:value-type="float">
            <text:p>36</text:p>
          </table:table-cell>
          <table:table-cell table:formula="of:=SUM([.BC341:.BC403])" office:value-type="float" office:value="36" calcext:value-type="float">
            <text:p>36</text:p>
          </table:table-cell>
          <table:table-cell table:formula="of:=SUM([.BD341:.BD403])" office:value-type="float" office:value="36" calcext:value-type="float">
            <text:p>36</text:p>
          </table:table-cell>
          <table:table-cell table:formula="of:=SUM([.BE341:.BE403])" office:value-type="float" office:value="36" calcext:value-type="float">
            <text:p>36</text:p>
          </table:table-cell>
          <table:table-cell table:formula="of:=SUM([.BF341:.BF403])" office:value-type="float" office:value="36" calcext:value-type="float">
            <text:p>36</text:p>
          </table:table-cell>
          <table:table-cell table:formula="of:=SUM([.BG341:.BG403])" office:value-type="float" office:value="36" calcext:value-type="float">
            <text:p>36</text:p>
          </table:table-cell>
          <table:table-cell table:formula="of:=SUM([.BH341:.BH403])" office:value-type="float" office:value="36" calcext:value-type="float">
            <text:p>36</text:p>
          </table:table-cell>
          <table:table-cell table:formula="of:=SUM([.BI341:.BI403])" office:value-type="float" office:value="36" calcext:value-type="float">
            <text:p>36</text:p>
          </table:table-cell>
          <table:table-cell table:formula="of:=SUM([.BJ341:.BJ403])" office:value-type="float" office:value="36" calcext:value-type="float">
            <text:p>36</text:p>
          </table:table-cell>
          <table:table-cell table:formula="of:=SUM([.BK341:.BK403])" office:value-type="float" office:value="36" calcext:value-type="float">
            <text:p>36</text:p>
          </table:table-cell>
          <table:table-cell table:formula="of:=SUM([.BL341:.BL403])" office:value-type="float" office:value="36" calcext:value-type="float">
            <text:p>36</text:p>
          </table:table-cell>
          <table:table-cell table:formula="of:=SUM([.BM341:.BM403])" office:value-type="float" office:value="36" calcext:value-type="float">
            <text:p>36</text:p>
          </table:table-cell>
          <table:table-cell table:formula="of:=SUM([.BN341:.BN403])" office:value-type="float" office:value="36" calcext:value-type="float">
            <text:p>36</text:p>
          </table:table-cell>
          <table:table-cell table:formula="of:=SUM([.BO341:.BO403])" office:value-type="float" office:value="36" calcext:value-type="float">
            <text:p>36</text:p>
          </table:table-cell>
          <table:table-cell table:formula="of:=SUM([.BP341:.BP403])" office:value-type="float" office:value="36" calcext:value-type="float">
            <text:p>36</text:p>
          </table:table-cell>
          <table:table-cell table:formula="of:=SUM([.BQ341:.BQ403])" office:value-type="float" office:value="36" calcext:value-type="float">
            <text:p>36</text:p>
          </table:table-cell>
          <table:table-cell table:formula="of:=SUM([.BR341:.BR403])" office:value-type="float" office:value="36" calcext:value-type="float">
            <text:p>36</text:p>
          </table:table-cell>
          <table:table-cell table:formula="of:=SUM([.BS341:.BS403])" office:value-type="float" office:value="36" calcext:value-type="float">
            <text:p>36</text:p>
          </table:table-cell>
          <table:table-cell table:formula="of:=SUM([.BT341:.BT403])" office:value-type="float" office:value="36" calcext:value-type="float">
            <text:p>36</text:p>
          </table:table-cell>
          <table:table-cell table:formula="of:=SUM([.BU341:.BU403])" office:value-type="float" office:value="36" calcext:value-type="float">
            <text:p>36</text:p>
          </table:table-cell>
          <table:table-cell table:formula="of:=SUM([.BV341:.BV403])" office:value-type="float" office:value="36" calcext:value-type="float">
            <text:p>36</text:p>
          </table:table-cell>
          <table:table-cell table:formula="of:=SUM([.BW341:.BW403])" office:value-type="float" office:value="18" calcext:value-type="float">
            <text:p>18</text:p>
          </table:table-cell>
          <table:table-cell table:formula="of:=SUM([.BX341:.BX403])" office:value-type="float" office:value="18" calcext:value-type="float">
            <text:p>18</text:p>
          </table:table-cell>
          <table:table-cell table:formula="of:=SUM([.BY341:.BY403])" office:value-type="float" office:value="18" calcext:value-type="float">
            <text:p>18</text:p>
          </table:table-cell>
          <table:table-cell table:formula="of:=SUM([.BZ341:.BZ403])" office:value-type="float" office:value="18" calcext:value-type="float">
            <text:p>18</text:p>
          </table:table-cell>
          <table:table-cell table:formula="of:=SUM([.CA341:.CA403])" office:value-type="float" office:value="18" calcext:value-type="float">
            <text:p>18</text:p>
          </table:table-cell>
          <table:table-cell table:formula="of:=SUM([.CB341:.CB403])" office:value-type="float" office:value="18" calcext:value-type="float">
            <text:p>18</text:p>
          </table:table-cell>
          <table:table-cell table:formula="of:=SUM([.CC341:.CC403])" office:value-type="float" office:value="18" calcext:value-type="float">
            <text:p>18</text:p>
          </table:table-cell>
          <table:table-cell table:formula="of:=SUM([.CD341:.CD403])" office:value-type="float" office:value="18" calcext:value-type="float">
            <text:p>18</text:p>
          </table:table-cell>
          <table:table-cell table:formula="of:=SUM([.CE341:.CE403])" office:value-type="float" office:value="18" calcext:value-type="float">
            <text:p>18</text:p>
          </table:table-cell>
          <table:table-cell table:formula="of:=SUM([.CF341:.CF403])" office:value-type="float" office:value="9" calcext:value-type="float">
            <text:p>9</text:p>
          </table:table-cell>
          <table:table-cell table:formula="of:=SUM([.CG341:.CG403])" office:value-type="float" office:value="3" calcext:value-type="float">
            <text:p>3</text:p>
          </table:table-cell>
        </table:table-row>
        <table:table-row table:style-name="ro1" table:number-rows-repeated="65131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lookup" table:style-name="ta1" table:print="false">
        <office:forms form:automatic-focus="false" form:apply-design-mode="false"/>
        <table:table-column table:style-name="co15" table:default-cell-style-name="ce9"/>
        <table:table-column table:style-name="co16" table:default-cell-style-name="ce9"/>
        <table:table-column table:style-name="co2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style-name="ce9"/>
        </table:table-row>
        <table:table-row table:style-name="ro1">
          <table:table-cell table:style-name="ce17" office:value-type="string" calcext:value-type="string">
            <text:p>Current Set</text:p>
          </table:table-cell>
          <table:table-cell table:style-name="ce17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9"/>
        </table:table-row>
        <table:table-row table:style-name="ro1">
          <table:table-cell office:value-type="string" calcext:value-type="string">
            <text:p>ml0</text:p>
          </table:table-cell>
          <table:table-cell office:value-type="float" office:value="1" calcext:value-type="float">
            <text:p>1</text:p>
          </table:table-cell>
          <table:table-cell table:style-name="ce9"/>
        </table:table-row>
        <table:table-row table:style-name="ro1">
          <table:table-cell office:value-type="string" calcext:value-type="string">
            <text:p>mb0</text:p>
          </table:table-cell>
          <table:table-cell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office:value-type="string" calcext:value-type="string">
            <text:p>mm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h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u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l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b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mm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mh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mu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ml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b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mm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a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h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ml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b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m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ma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h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e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u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ml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b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mm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a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mh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me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mu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l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tb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tm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ta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th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te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tu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tl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tb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tm1</text:p>
          </table:table-cell>
          <table:table-cell office:value-type="float" office:value="45" calcext:value-type="float">
            <text:p>45</text:p>
          </table:table-cell>
          <table:table-cell table:style-name="ce18"/>
        </table:table-row>
        <table:table-row table:style-name="ro1">
          <table:table-cell office:value-type="string" calcext:value-type="string">
            <text:p>ta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te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tu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tl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b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tm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ta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th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te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tu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tl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tb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tm3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ta3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h3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te3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tu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tl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tb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tm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ta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th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te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tu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ab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ab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ab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ab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ab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b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ab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ab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ab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ab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ab1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output" table:style-name="ta1" table:print="false">
        <office:forms form:automatic-focus="false" form:apply-design-mode="false"/>
        <table:table-column table:style-name="co21" table:default-cell-style-name="ce18"/>
        <table:table-column table:style-name="co19" table:default-cell-style-name="ce18"/>
        <table:table-column table:style-name="co22" table:default-cell-style-name="ce18"/>
        <table:table-column table:style-name="co20" table:number-columns-repeated="253" table:default-cell-style-name="ce18"/>
        <table:table-row table:style-name="ro1">
          <table:table-cell table:style-name="ce19" table:formula="of:=[$'item weights'.$C$1]" office:value-type="string" office:string-value="Item" calcext:value-type="string">
            <text:p>Item</text:p>
          </table:table-cell>
          <table:table-cell table:style-name="ce19" table:formula="of:=[$'item weights'.$D$1]" office:value-type="string" office:string-value="Type" calcext:value-type="string">
            <text:p>Type</text:p>
          </table:table-cell>
          <table:table-cell office:value-type="string" calcext:value-type="string">
            <text:p>Count</text:p>
          </table:table-cell>
          <table:table-cell table:number-columns-repeated="253"/>
        </table:table-row>
        <table:table-row table:style-name="ro1">
          <table:table-cell table:formula="of:=[$'item weights'.$C$3]" office:value-type="string" office:string-value="none" calcext:value-type="string">
            <text:p>none</text:p>
          </table:table-cell>
          <table:table-cell table:formula="of:=[$'item weights'.$D$3]" office:value-type="float" office:value="-1" calcext:value-type="float">
            <text:p>-1</text:p>
          </table:table-cell>
          <table:table-cell table:formula="of:=INDEX([$'item weights'.E3:.FA3];1;[$lookup.$B$2])/INDEX([$'item weights'.$E$4:.$FA$4];1;[$lookup.$B$2])*INDEX([$'category weights'.$B$2:.$G$99];INDEX([$'item weights'.$E$2:.$FA$2];1;[$lookup.$B$2]);['item weights'.$A3])" office:value-type="float" office:value="30" calcext:value-type="float">
            <text:p>30</text:p>
          </table:table-cell>
          <table:table-cell table:number-columns-repeated="253"/>
        </table:table-row>
        <table:table-row table:style-name="ro1" table:visibility="filter">
          <table:table-cell table:number-columns-repeated="256"/>
        </table:table-row>
        <table:table-row table:style-name="ro1">
          <table:table-cell table:formula="of:=[$'item weights'.$C$5]" office:value-type="string" office:string-value="medkit0" calcext:value-type="string">
            <text:p>medkit0</text:p>
          </table:table-cell>
          <table:table-cell table:formula="of:=[$'item weights'.$D$5]" office:value-type="float" office:value="0" calcext:value-type="float">
            <text:p>0</text:p>
          </table:table-cell>
          <table:table-cell table:formula="of:=INDEX([$'item weights'.E5:.FA5];1;[$lookup.$B$2])/INDEX([$'item weights'.$E$15:.$FA$15];1;[$lookup.$B$2])*INDEX([$'category weights'.$B$2:.$G$99];INDEX([$'item weights'.$E$2:.$FA$2];1;[$lookup.$B$2]);['item weights'.$A5])" office:value-type="float" office:value="4.66666666666667" calcext:value-type="float">
            <text:p>4.67</text:p>
          </table:table-cell>
          <table:table-cell table:number-columns-repeated="253"/>
        </table:table-row>
        <table:table-row table:style-name="ro1">
          <table:table-cell table:formula="of:=[$'item weights'.$C$6]" office:value-type="string" office:string-value="medkit1" calcext:value-type="string">
            <text:p>medkit1</text:p>
          </table:table-cell>
          <table:table-cell table:formula="of:=[$'item weights'.$D$6]" office:value-type="float" office:value="0" calcext:value-type="float">
            <text:p>0</text:p>
          </table:table-cell>
          <table:table-cell table:formula="of:=INDEX([$'item weights'.E6:.FA6];1;[$lookup.$B$2])/INDEX([$'item weights'.$E$15:.$FA$15];1;[$lookup.$B$2])*INDEX([$'category weights'.$B$2:.$G$99];INDEX([$'item weights'.$E$2:.$FA$2];1;[$lookup.$B$2]);['item weights'.$A6])" office:value-type="float" office:value="2.33333333333333" calcext:value-type="float">
            <text:p>2.33</text:p>
          </table:table-cell>
          <table:table-cell table:number-columns-repeated="253"/>
        </table:table-row>
        <table:table-row table:style-name="ro1" table:visibility="filter">
          <table:table-cell table:formula="of:=[$'item weights'.$C$7]" office:value-type="string" office:string-value="medkit2" calcext:value-type="string">
            <text:p>medkit2</text:p>
          </table:table-cell>
          <table:table-cell table:formula="of:=[$'item weights'.$D$7]" office:value-type="float" office:value="0" calcext:value-type="float">
            <text:p>0</text:p>
          </table:table-cell>
          <table:table-cell table:formula="of:=INDEX([$'item weights'.E7:.FA7];1;[$lookup.$B$2])/INDEX([$'item weights'.$E$15:.$FA$15];1;[$lookup.$B$2])*INDEX([$'category weights'.$B$2:.$G$99];INDEX([$'item weights'.$E$2:.$FA$2];1;[$lookup.$B$2]);['item weights'.$A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]" office:value-type="string" office:string-value="medkit3" calcext:value-type="string">
            <text:p>medkit3</text:p>
          </table:table-cell>
          <table:table-cell table:formula="of:=[$'item weights'.$D$8]" office:value-type="float" office:value="0" calcext:value-type="float">
            <text:p>0</text:p>
          </table:table-cell>
          <table:table-cell table:formula="of:=INDEX([$'item weights'.E8:.FA8];1;[$lookup.$B$2])/INDEX([$'item weights'.$E$15:.$FA$15];1;[$lookup.$B$2])*INDEX([$'category weights'.$B$2:.$G$99];INDEX([$'item weights'.$E$2:.$FA$2];1;[$lookup.$B$2]);['item weights'.$A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]" office:value-type="string" office:string-value="medkit4" calcext:value-type="string">
            <text:p>medkit4</text:p>
          </table:table-cell>
          <table:table-cell table:formula="of:=[$'item weights'.$D$9]" office:value-type="float" office:value="0" calcext:value-type="float">
            <text:p>0</text:p>
          </table:table-cell>
          <table:table-cell table:formula="of:=INDEX([$'item weights'.E9:.FA9];1;[$lookup.$B$2])/INDEX([$'item weights'.$E$15:.$FA$15];1;[$lookup.$B$2])*INDEX([$'category weights'.$B$2:.$G$99];INDEX([$'item weights'.$E$2:.$FA$2];1;[$lookup.$B$2]);['item weights'.$A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]" office:value-type="string" office:string-value="medkit5" calcext:value-type="string">
            <text:p>medkit5</text:p>
          </table:table-cell>
          <table:table-cell table:formula="of:=[$'item weights'.$D$10]" office:value-type="float" office:value="0" calcext:value-type="float">
            <text:p>0</text:p>
          </table:table-cell>
          <table:table-cell table:formula="of:=INDEX([$'item weights'.E10:.FA10];1;[$lookup.$B$2])/INDEX([$'item weights'.$E$15:.$FA$15];1;[$lookup.$B$2])*INDEX([$'category weights'.$B$2:.$G$99];INDEX([$'item weights'.$E$2:.$FA$2];1;[$lookup.$B$2]);['item weights'.$A1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]" office:value-type="string" office:string-value="medkit6" calcext:value-type="string">
            <text:p>medkit6</text:p>
          </table:table-cell>
          <table:table-cell table:formula="of:=[$'item weights'.$D$11]" office:value-type="float" office:value="0" calcext:value-type="float">
            <text:p>0</text:p>
          </table:table-cell>
          <table:table-cell table:formula="of:=INDEX([$'item weights'.E11:.FA11];1;[$lookup.$B$2])/INDEX([$'item weights'.$E$15:.$FA$15];1;[$lookup.$B$2])*INDEX([$'category weights'.$B$2:.$G$99];INDEX([$'item weights'.$E$2:.$FA$2];1;[$lookup.$B$2]);['item weights'.$A1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]" office:value-type="string" office:string-value="medkit7" calcext:value-type="string">
            <text:p>medkit7</text:p>
          </table:table-cell>
          <table:table-cell table:formula="of:=[$'item weights'.$D$12]" office:value-type="float" office:value="0" calcext:value-type="float">
            <text:p>0</text:p>
          </table:table-cell>
          <table:table-cell table:formula="of:=INDEX([$'item weights'.E12:.FA12];1;[$lookup.$B$2])/INDEX([$'item weights'.$E$15:.$FA$15];1;[$lookup.$B$2])*INDEX([$'category weights'.$B$2:.$G$99];INDEX([$'item weights'.$E$2:.$FA$2];1;[$lookup.$B$2]);['item weights'.$A1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]" office:value-type="string" office:string-value="medkit8" calcext:value-type="string">
            <text:p>medkit8</text:p>
          </table:table-cell>
          <table:table-cell table:formula="of:=[$'item weights'.$D$13]" office:value-type="float" office:value="0" calcext:value-type="float">
            <text:p>0</text:p>
          </table:table-cell>
          <table:table-cell table:formula="of:=INDEX([$'item weights'.E13:.FA13];1;[$lookup.$B$2])/INDEX([$'item weights'.$E$15:.$FA$15];1;[$lookup.$B$2])*INDEX([$'category weights'.$B$2:.$G$99];INDEX([$'item weights'.$E$2:.$FA$2];1;[$lookup.$B$2]);['item weights'.$A1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]" office:value-type="string" office:string-value="medkit9" calcext:value-type="string">
            <text:p>medkit9</text:p>
          </table:table-cell>
          <table:table-cell table:formula="of:=[$'item weights'.$D$14]" office:value-type="float" office:value="0" calcext:value-type="float">
            <text:p>0</text:p>
          </table:table-cell>
          <table:table-cell table:formula="of:=INDEX([$'item weights'.E14:.FA14];1;[$lookup.$B$2])/INDEX([$'item weights'.$E$15:.$FA$15];1;[$lookup.$B$2])*INDEX([$'category weights'.$B$2:.$G$99];INDEX([$'item weights'.$E$2:.$FA$2];1;[$lookup.$B$2]);['item weights'.$A14])" office:value-type="float" office:value="0" calcext:value-type="float">
            <text:p>0</text:p>
          </table:table-cell>
          <table:table-cell/>
          <table:table-cell table:style-name="ce21"/>
          <table:table-cell table:number-columns-repeated="251"/>
        </table:table-row>
        <table:table-row table:style-name="ro1" table:visibility="filter">
          <table:table-cell table:number-columns-repeated="256"/>
        </table:table-row>
        <table:table-row table:style-name="ro1" table:visibility="filter">
          <table:table-cell table:formula="of:=[$'item weights'.$C$16]" office:value-type="string" office:string-value="9mm" calcext:value-type="string">
            <text:p>9mm</text:p>
          </table:table-cell>
          <table:table-cell table:formula="of:=[$'item weights'.$D$16]" office:value-type="float" office:value="1" calcext:value-type="float">
            <text:p>1</text:p>
          </table:table-cell>
          <table:table-cell table:formula="of:=INDEX([$'item weights'.E16:.FA16];1;[$lookup.$B$2])/INDEX([$'item weights'.$E$25:.$FA$25];1;[$lookup.$B$2])*INDEX([$'category weights'.$B$2:.$G$99];INDEX([$'item weights'.$E$2:.$FA$2];1;[$lookup.$B$2]);['item weights'.$A1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17]" office:value-type="string" office:string-value="357m" calcext:value-type="string">
            <text:p>357m</text:p>
          </table:table-cell>
          <table:table-cell table:formula="of:=[$'item weights'.$D$17]" office:value-type="float" office:value="1" calcext:value-type="float">
            <text:p>1</text:p>
          </table:table-cell>
          <table:table-cell table:formula="of:=INDEX([$'item weights'.E17:.FA17];1;[$lookup.$B$2])/INDEX([$'item weights'.$E$25:.$FA$25];1;[$lookup.$B$2])*INDEX([$'category weights'.$B$2:.$G$99];INDEX([$'item weights'.$E$2:.$FA$2];1;[$lookup.$B$2]);['item weights'.$A1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18]" office:value-type="string" office:string-value="556mm" calcext:value-type="string">
            <text:p>556mm</text:p>
          </table:table-cell>
          <table:table-cell table:formula="of:=[$'item weights'.$D$18]" office:value-type="float" office:value="1" calcext:value-type="float">
            <text:p>1</text:p>
          </table:table-cell>
          <table:table-cell table:formula="of:=INDEX([$'item weights'.E18:.FA18];1;[$lookup.$B$2])/INDEX([$'item weights'.$E$25:.$FA$25];1;[$lookup.$B$2])*INDEX([$'category weights'.$B$2:.$G$99];INDEX([$'item weights'.$E$2:.$FA$2];1;[$lookup.$B$2]);['item weights'.$A1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19]" office:value-type="string" office:string-value="762mm" calcext:value-type="string">
            <text:p>762mm</text:p>
          </table:table-cell>
          <table:table-cell table:formula="of:=[$'item weights'.$D$19]" office:value-type="float" office:value="1" calcext:value-type="float">
            <text:p>1</text:p>
          </table:table-cell>
          <table:table-cell table:formula="of:=INDEX([$'item weights'.E19:.FA19];1;[$lookup.$B$2])/INDEX([$'item weights'.$E$25:.$FA$25];1;[$lookup.$B$2])*INDEX([$'category weights'.$B$2:.$G$99];INDEX([$'item weights'.$E$2:.$FA$2];1;[$lookup.$B$2]);['item weights'.$A1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]" office:value-type="string" office:string-value="shells" calcext:value-type="string">
            <text:p>shells</text:p>
          </table:table-cell>
          <table:table-cell table:formula="of:=[$'item weights'.$D$20]" office:value-type="float" office:value="1" calcext:value-type="float">
            <text:p>1</text:p>
          </table:table-cell>
          <table:table-cell table:formula="of:=INDEX([$'item weights'.E20:.FA20];1;[$lookup.$B$2])/INDEX([$'item weights'.$E$25:.$FA$25];1;[$lookup.$B$2])*INDEX([$'category weights'.$B$2:.$G$99];INDEX([$'item weights'.$E$2:.$FA$2];1;[$lookup.$B$2]);['item weights'.$A2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]" office:value-type="string" office:string-value="rockets" calcext:value-type="string">
            <text:p>rockets</text:p>
          </table:table-cell>
          <table:table-cell table:formula="of:=[$'item weights'.$D$21]" office:value-type="float" office:value="1" calcext:value-type="float">
            <text:p>1</text:p>
          </table:table-cell>
          <table:table-cell table:formula="of:=INDEX([$'item weights'.E21:.FA21];1;[$lookup.$B$2])/INDEX([$'item weights'.$E$25:.$FA$25];1;[$lookup.$B$2])*INDEX([$'category weights'.$B$2:.$G$99];INDEX([$'item weights'.$E$2:.$FA$2];1;[$lookup.$B$2]);['item weights'.$A2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]" office:value-type="string" office:string-value="power" calcext:value-type="string">
            <text:p>power</text:p>
          </table:table-cell>
          <table:table-cell table:formula="of:=[$'item weights'.$D$22]" office:value-type="float" office:value="1" calcext:value-type="float">
            <text:p>1</text:p>
          </table:table-cell>
          <table:table-cell table:formula="of:=INDEX([$'item weights'.E22:.FA22];1;[$lookup.$B$2])/INDEX([$'item weights'.$E$25:.$FA$25];1;[$lookup.$B$2])*INDEX([$'category weights'.$B$2:.$G$99];INDEX([$'item weights'.$E$2:.$FA$2];1;[$lookup.$B$2]);['item weights'.$A2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]" office:value-type="string" office:string-value="plasma" calcext:value-type="string">
            <text:p>plasma</text:p>
          </table:table-cell>
          <table:table-cell table:formula="of:=[$'item weights'.$D$23]" office:value-type="float" office:value="1" calcext:value-type="float">
            <text:p>1</text:p>
          </table:table-cell>
          <table:table-cell table:formula="of:=INDEX([$'item weights'.E23:.FA23];1;[$lookup.$B$2])/INDEX([$'item weights'.$E$25:.$FA$25];1;[$lookup.$B$2])*INDEX([$'category weights'.$B$2:.$G$99];INDEX([$'item weights'.$E$2:.$FA$2];1;[$lookup.$B$2]);['item weights'.$A2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]" office:value-type="string" office:string-value="psi" calcext:value-type="string">
            <text:p>psi</text:p>
          </table:table-cell>
          <table:table-cell table:formula="of:=[$'item weights'.$D$24]" office:value-type="float" office:value="1" calcext:value-type="float">
            <text:p>1</text:p>
          </table:table-cell>
          <table:table-cell table:formula="of:=INDEX([$'item weights'.E24:.FA24];1;[$lookup.$B$2])/INDEX([$'item weights'.$E$25:.$FA$25];1;[$lookup.$B$2])*INDEX([$'category weights'.$B$2:.$G$99];INDEX([$'item weights'.$E$2:.$FA$2];1;[$lookup.$B$2]);['item weights'.$A2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number-columns-repeated="256"/>
        </table:table-row>
        <table:table-row table:style-name="ro1" table:visibility="filter">
          <table:table-cell table:formula="of:=[$'item weights'.$C$26]" office:value-type="string" office:string-value="basic_clip0" calcext:value-type="string">
            <text:p>basic_clip0</text:p>
          </table:table-cell>
          <table:table-cell table:formula="of:=[$'item weights'.$D$26]" office:value-type="float" office:value="2" calcext:value-type="float">
            <text:p>2</text:p>
          </table:table-cell>
          <table:table-cell table:formula="of:=INDEX([$'item weights'.E26:.FA26];1;[$lookup.$B$2])/INDEX([$'item weights'.$E$192:.$FA$192];1;[$lookup.$B$2])*INDEX([$'category weights'.$B$2:.$G$99];INDEX([$'item weights'.$E$2:.$FA$2];1;[$lookup.$B$2]);['item weights'.$A2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27]" office:value-type="string" office:string-value="basic_clip1" calcext:value-type="string">
            <text:p>basic_clip1</text:p>
          </table:table-cell>
          <table:table-cell table:formula="of:=[$'item weights'.$D$27]" office:value-type="float" office:value="2" calcext:value-type="float">
            <text:p>2</text:p>
          </table:table-cell>
          <table:table-cell table:formula="of:=INDEX([$'item weights'.E27:.FA27];1;[$lookup.$B$2])/INDEX([$'item weights'.$E$192:.$FA$192];1;[$lookup.$B$2])*INDEX([$'category weights'.$B$2:.$G$99];INDEX([$'item weights'.$E$2:.$FA$2];1;[$lookup.$B$2]);['item weights'.$A2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28]" office:value-type="string" office:string-value="basic_clip2" calcext:value-type="string">
            <text:p>basic_clip2</text:p>
          </table:table-cell>
          <table:table-cell table:formula="of:=[$'item weights'.$D$28]" office:value-type="float" office:value="2" calcext:value-type="float">
            <text:p>2</text:p>
          </table:table-cell>
          <table:table-cell table:formula="of:=INDEX([$'item weights'.E28:.FA28];1;[$lookup.$B$2])/INDEX([$'item weights'.$E$192:.$FA$192];1;[$lookup.$B$2])*INDEX([$'category weights'.$B$2:.$G$99];INDEX([$'item weights'.$E$2:.$FA$2];1;[$lookup.$B$2]);['item weights'.$A2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29]" office:value-type="string" office:string-value="basic_clip3" calcext:value-type="string">
            <text:p>basic_clip3</text:p>
          </table:table-cell>
          <table:table-cell table:formula="of:=[$'item weights'.$D$29]" office:value-type="float" office:value="2" calcext:value-type="float">
            <text:p>2</text:p>
          </table:table-cell>
          <table:table-cell table:formula="of:=INDEX([$'item weights'.E29:.FA29];1;[$lookup.$B$2])/INDEX([$'item weights'.$E$192:.$FA$192];1;[$lookup.$B$2])*INDEX([$'category weights'.$B$2:.$G$99];INDEX([$'item weights'.$E$2:.$FA$2];1;[$lookup.$B$2]);['item weights'.$A2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0]" office:value-type="string" office:string-value="basic_clip4" calcext:value-type="string">
            <text:p>basic_clip4</text:p>
          </table:table-cell>
          <table:table-cell table:formula="of:=[$'item weights'.$D$30]" office:value-type="float" office:value="2" calcext:value-type="float">
            <text:p>2</text:p>
          </table:table-cell>
          <table:table-cell table:formula="of:=INDEX([$'item weights'.E30:.FA30];1;[$lookup.$B$2])/INDEX([$'item weights'.$E$192:.$FA$192];1;[$lookup.$B$2])*INDEX([$'category weights'.$B$2:.$G$99];INDEX([$'item weights'.$E$2:.$FA$2];1;[$lookup.$B$2]);['item weights'.$A3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1]" office:value-type="string" office:string-value="basic_damage0" calcext:value-type="string">
            <text:p>basic_damage0</text:p>
          </table:table-cell>
          <table:table-cell table:formula="of:=[$'item weights'.$D$31]" office:value-type="float" office:value="2" calcext:value-type="float">
            <text:p>2</text:p>
          </table:table-cell>
          <table:table-cell table:formula="of:=INDEX([$'item weights'.E31:.FA31];1;[$lookup.$B$2])/INDEX([$'item weights'.$E$192:.$FA$192];1;[$lookup.$B$2])*INDEX([$'category weights'.$B$2:.$G$99];INDEX([$'item weights'.$E$2:.$FA$2];1;[$lookup.$B$2]);['item weights'.$A3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2]" office:value-type="string" office:string-value="basic_damage1" calcext:value-type="string">
            <text:p>basic_damage1</text:p>
          </table:table-cell>
          <table:table-cell table:formula="of:=[$'item weights'.$D$32]" office:value-type="float" office:value="2" calcext:value-type="float">
            <text:p>2</text:p>
          </table:table-cell>
          <table:table-cell table:formula="of:=INDEX([$'item weights'.E32:.FA32];1;[$lookup.$B$2])/INDEX([$'item weights'.$E$192:.$FA$192];1;[$lookup.$B$2])*INDEX([$'category weights'.$B$2:.$G$99];INDEX([$'item weights'.$E$2:.$FA$2];1;[$lookup.$B$2]);['item weights'.$A3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3]" office:value-type="string" office:string-value="basic_damage2" calcext:value-type="string">
            <text:p>basic_damage2</text:p>
          </table:table-cell>
          <table:table-cell table:formula="of:=[$'item weights'.$D$33]" office:value-type="float" office:value="2" calcext:value-type="float">
            <text:p>2</text:p>
          </table:table-cell>
          <table:table-cell table:formula="of:=INDEX([$'item weights'.E33:.FA33];1;[$lookup.$B$2])/INDEX([$'item weights'.$E$192:.$FA$192];1;[$lookup.$B$2])*INDEX([$'category weights'.$B$2:.$G$99];INDEX([$'item weights'.$E$2:.$FA$2];1;[$lookup.$B$2]);['item weights'.$A3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4]" office:value-type="string" office:string-value="basic_damage3" calcext:value-type="string">
            <text:p>basic_damage3</text:p>
          </table:table-cell>
          <table:table-cell table:formula="of:=[$'item weights'.$D$34]" office:value-type="float" office:value="2" calcext:value-type="float">
            <text:p>2</text:p>
          </table:table-cell>
          <table:table-cell table:formula="of:=INDEX([$'item weights'.E34:.FA34];1;[$lookup.$B$2])/INDEX([$'item weights'.$E$192:.$FA$192];1;[$lookup.$B$2])*INDEX([$'category weights'.$B$2:.$G$99];INDEX([$'item weights'.$E$2:.$FA$2];1;[$lookup.$B$2]);['item weights'.$A3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5]" office:value-type="string" office:string-value="basic_damage4" calcext:value-type="string">
            <text:p>basic_damage4</text:p>
          </table:table-cell>
          <table:table-cell table:formula="of:=[$'item weights'.$D$35]" office:value-type="float" office:value="2" calcext:value-type="float">
            <text:p>2</text:p>
          </table:table-cell>
          <table:table-cell table:formula="of:=INDEX([$'item weights'.E35:.FA35];1;[$lookup.$B$2])/INDEX([$'item weights'.$E$192:.$FA$192];1;[$lookup.$B$2])*INDEX([$'category weights'.$B$2:.$G$99];INDEX([$'item weights'.$E$2:.$FA$2];1;[$lookup.$B$2]);['item weights'.$A3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6]" office:value-type="string" office:string-value="basic_accuracy0" calcext:value-type="string">
            <text:p>basic_accuracy0</text:p>
          </table:table-cell>
          <table:table-cell table:formula="of:=[$'item weights'.$D$36]" office:value-type="float" office:value="2" calcext:value-type="float">
            <text:p>2</text:p>
          </table:table-cell>
          <table:table-cell table:formula="of:=INDEX([$'item weights'.E36:.FA36];1;[$lookup.$B$2])/INDEX([$'item weights'.$E$192:.$FA$192];1;[$lookup.$B$2])*INDEX([$'category weights'.$B$2:.$G$99];INDEX([$'item weights'.$E$2:.$FA$2];1;[$lookup.$B$2]);['item weights'.$A3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7]" office:value-type="string" office:string-value="basic_accuracy1" calcext:value-type="string">
            <text:p>basic_accuracy1</text:p>
          </table:table-cell>
          <table:table-cell table:formula="of:=[$'item weights'.$D$37]" office:value-type="float" office:value="2" calcext:value-type="float">
            <text:p>2</text:p>
          </table:table-cell>
          <table:table-cell table:formula="of:=INDEX([$'item weights'.E37:.FA37];1;[$lookup.$B$2])/INDEX([$'item weights'.$E$192:.$FA$192];1;[$lookup.$B$2])*INDEX([$'category weights'.$B$2:.$G$99];INDEX([$'item weights'.$E$2:.$FA$2];1;[$lookup.$B$2]);['item weights'.$A3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8]" office:value-type="string" office:string-value="basic_accuracy2" calcext:value-type="string">
            <text:p>basic_accuracy2</text:p>
          </table:table-cell>
          <table:table-cell table:formula="of:=[$'item weights'.$D$38]" office:value-type="float" office:value="2" calcext:value-type="float">
            <text:p>2</text:p>
          </table:table-cell>
          <table:table-cell table:formula="of:=INDEX([$'item weights'.E38:.FA38];1;[$lookup.$B$2])/INDEX([$'item weights'.$E$192:.$FA$192];1;[$lookup.$B$2])*INDEX([$'category weights'.$B$2:.$G$99];INDEX([$'item weights'.$E$2:.$FA$2];1;[$lookup.$B$2]);['item weights'.$A3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39]" office:value-type="string" office:string-value="basic_accuracy3" calcext:value-type="string">
            <text:p>basic_accuracy3</text:p>
          </table:table-cell>
          <table:table-cell table:formula="of:=[$'item weights'.$D$39]" office:value-type="float" office:value="2" calcext:value-type="float">
            <text:p>2</text:p>
          </table:table-cell>
          <table:table-cell table:formula="of:=INDEX([$'item weights'.E39:.FA39];1;[$lookup.$B$2])/INDEX([$'item weights'.$E$192:.$FA$192];1;[$lookup.$B$2])*INDEX([$'category weights'.$B$2:.$G$99];INDEX([$'item weights'.$E$2:.$FA$2];1;[$lookup.$B$2]);['item weights'.$A3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40]" office:value-type="string" office:string-value="basic_accuracy4" calcext:value-type="string">
            <text:p>basic_accuracy4</text:p>
          </table:table-cell>
          <table:table-cell table:formula="of:=[$'item weights'.$D$40]" office:value-type="float" office:value="2" calcext:value-type="float">
            <text:p>2</text:p>
          </table:table-cell>
          <table:table-cell table:formula="of:=INDEX([$'item weights'.E40:.FA40];1;[$lookup.$B$2])/INDEX([$'item weights'.$E$192:.$FA$192];1;[$lookup.$B$2])*INDEX([$'category weights'.$B$2:.$G$99];INDEX([$'item weights'.$E$2:.$FA$2];1;[$lookup.$B$2]);['item weights'.$A40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formula="of:=[$'item weights'.$C$41]" office:value-type="string" office:string-value="basic_speed0" calcext:value-type="string">
            <text:p>basic_speed0</text:p>
          </table:table-cell>
          <table:table-cell table:formula="of:=[$'item weights'.$D$41]" office:value-type="float" office:value="2" calcext:value-type="float">
            <text:p>2</text:p>
          </table:table-cell>
          <table:table-cell table:formula="of:=INDEX([$'item weights'.E41:.FA41];1;[$lookup.$B$2])/INDEX([$'item weights'.$E$192:.$FA$192];1;[$lookup.$B$2])*INDEX([$'category weights'.$B$2:.$G$99];INDEX([$'item weights'.$E$2:.$FA$2];1;[$lookup.$B$2]);['item weights'.$A41])" office:value-type="float" office:value="2" calcext:value-type="float">
            <text:p>2</text:p>
          </table:table-cell>
          <table:table-cell table:number-columns-repeated="253"/>
        </table:table-row>
        <table:table-row table:style-name="ro1" table:visibility="filter">
          <table:table-cell table:formula="of:=[$'item weights'.$C$42]" office:value-type="string" office:string-value="basic_speed1" calcext:value-type="string">
            <text:p>basic_speed1</text:p>
          </table:table-cell>
          <table:table-cell table:formula="of:=[$'item weights'.$D$42]" office:value-type="float" office:value="2" calcext:value-type="float">
            <text:p>2</text:p>
          </table:table-cell>
          <table:table-cell table:formula="of:=INDEX([$'item weights'.E42:.FA42];1;[$lookup.$B$2])/INDEX([$'item weights'.$E$192:.$FA$192];1;[$lookup.$B$2])*INDEX([$'category weights'.$B$2:.$G$99];INDEX([$'item weights'.$E$2:.$FA$2];1;[$lookup.$B$2]);['item weights'.$A4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43]" office:value-type="string" office:string-value="basic_speed2" calcext:value-type="string">
            <text:p>basic_speed2</text:p>
          </table:table-cell>
          <table:table-cell table:formula="of:=[$'item weights'.$D$43]" office:value-type="float" office:value="2" calcext:value-type="float">
            <text:p>2</text:p>
          </table:table-cell>
          <table:table-cell table:formula="of:=INDEX([$'item weights'.E43:.FA43];1;[$lookup.$B$2])/INDEX([$'item weights'.$E$192:.$FA$192];1;[$lookup.$B$2])*INDEX([$'category weights'.$B$2:.$G$99];INDEX([$'item weights'.$E$2:.$FA$2];1;[$lookup.$B$2]);['item weights'.$A4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44]" office:value-type="string" office:string-value="basic_speed3" calcext:value-type="string">
            <text:p>basic_speed3</text:p>
          </table:table-cell>
          <table:table-cell table:formula="of:=[$'item weights'.$D$44]" office:value-type="float" office:value="2" calcext:value-type="float">
            <text:p>2</text:p>
          </table:table-cell>
          <table:table-cell table:formula="of:=INDEX([$'item weights'.E44:.FA44];1;[$lookup.$B$2])/INDEX([$'item weights'.$E$192:.$FA$192];1;[$lookup.$B$2])*INDEX([$'category weights'.$B$2:.$G$99];INDEX([$'item weights'.$E$2:.$FA$2];1;[$lookup.$B$2]);['item weights'.$A4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45]" office:value-type="string" office:string-value="basic_speed4" calcext:value-type="string">
            <text:p>basic_speed4</text:p>
          </table:table-cell>
          <table:table-cell table:formula="of:=[$'item weights'.$D$45]" office:value-type="float" office:value="2" calcext:value-type="float">
            <text:p>2</text:p>
          </table:table-cell>
          <table:table-cell table:formula="of:=INDEX([$'item weights'.E45:.FA45];1;[$lookup.$B$2])/INDEX([$'item weights'.$E$192:.$FA$192];1;[$lookup.$B$2])*INDEX([$'category weights'.$B$2:.$G$99];INDEX([$'item weights'.$E$2:.$FA$2];1;[$lookup.$B$2]);['item weights'.$A4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46]" office:value-type="string" office:string-value="basic_reload0" calcext:value-type="string">
            <text:p>basic_reload0</text:p>
          </table:table-cell>
          <table:table-cell table:formula="of:=[$'item weights'.$D$46]" office:value-type="float" office:value="2" calcext:value-type="float">
            <text:p>2</text:p>
          </table:table-cell>
          <table:table-cell table:formula="of:=INDEX([$'item weights'.E46:.FA46];1;[$lookup.$B$2])/INDEX([$'item weights'.$E$192:.$FA$192];1;[$lookup.$B$2])*INDEX([$'category weights'.$B$2:.$G$99];INDEX([$'item weights'.$E$2:.$FA$2];1;[$lookup.$B$2]);['item weights'.$A4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47]" office:value-type="string" office:string-value="basic_reload1" calcext:value-type="string">
            <text:p>basic_reload1</text:p>
          </table:table-cell>
          <table:table-cell table:formula="of:=[$'item weights'.$D$47]" office:value-type="float" office:value="2" calcext:value-type="float">
            <text:p>2</text:p>
          </table:table-cell>
          <table:table-cell table:formula="of:=INDEX([$'item weights'.E47:.FA47];1;[$lookup.$B$2])/INDEX([$'item weights'.$E$192:.$FA$192];1;[$lookup.$B$2])*INDEX([$'category weights'.$B$2:.$G$99];INDEX([$'item weights'.$E$2:.$FA$2];1;[$lookup.$B$2]);['item weights'.$A4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48]" office:value-type="string" office:string-value="basic_reload2" calcext:value-type="string">
            <text:p>basic_reload2</text:p>
          </table:table-cell>
          <table:table-cell table:formula="of:=[$'item weights'.$D$48]" office:value-type="float" office:value="2" calcext:value-type="float">
            <text:p>2</text:p>
          </table:table-cell>
          <table:table-cell table:formula="of:=INDEX([$'item weights'.E48:.FA48];1;[$lookup.$B$2])/INDEX([$'item weights'.$E$192:.$FA$192];1;[$lookup.$B$2])*INDEX([$'category weights'.$B$2:.$G$99];INDEX([$'item weights'.$E$2:.$FA$2];1;[$lookup.$B$2]);['item weights'.$A4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49]" office:value-type="string" office:string-value="basic_reload3" calcext:value-type="string">
            <text:p>basic_reload3</text:p>
          </table:table-cell>
          <table:table-cell table:formula="of:=[$'item weights'.$D$49]" office:value-type="float" office:value="2" calcext:value-type="float">
            <text:p>2</text:p>
          </table:table-cell>
          <table:table-cell table:formula="of:=INDEX([$'item weights'.E49:.FA49];1;[$lookup.$B$2])/INDEX([$'item weights'.$E$192:.$FA$192];1;[$lookup.$B$2])*INDEX([$'category weights'.$B$2:.$G$99];INDEX([$'item weights'.$E$2:.$FA$2];1;[$lookup.$B$2]);['item weights'.$A4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0]" office:value-type="string" office:string-value="basic_reload4" calcext:value-type="string">
            <text:p>basic_reload4</text:p>
          </table:table-cell>
          <table:table-cell table:formula="of:=[$'item weights'.$D$50]" office:value-type="float" office:value="2" calcext:value-type="float">
            <text:p>2</text:p>
          </table:table-cell>
          <table:table-cell table:formula="of:=INDEX([$'item weights'.E50:.FA50];1;[$lookup.$B$2])/INDEX([$'item weights'.$E$192:.$FA$192];1;[$lookup.$B$2])*INDEX([$'category weights'.$B$2:.$G$99];INDEX([$'item weights'.$E$2:.$FA$2];1;[$lookup.$B$2]);['item weights'.$A5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1]" office:value-type="string" office:string-value="basic_bullet0" calcext:value-type="string">
            <text:p>basic_bullet0</text:p>
          </table:table-cell>
          <table:table-cell table:formula="of:=[$'item weights'.$D$51]" office:value-type="float" office:value="2" calcext:value-type="float">
            <text:p>2</text:p>
          </table:table-cell>
          <table:table-cell table:formula="of:=INDEX([$'item weights'.E51:.FA51];1;[$lookup.$B$2])/INDEX([$'item weights'.$E$192:.$FA$192];1;[$lookup.$B$2])*INDEX([$'category weights'.$B$2:.$G$99];INDEX([$'item weights'.$E$2:.$FA$2];1;[$lookup.$B$2]);['item weights'.$A5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2]" office:value-type="string" office:string-value="basic_bullet1" calcext:value-type="string">
            <text:p>basic_bullet1</text:p>
          </table:table-cell>
          <table:table-cell table:formula="of:=[$'item weights'.$D$52]" office:value-type="float" office:value="2" calcext:value-type="float">
            <text:p>2</text:p>
          </table:table-cell>
          <table:table-cell table:formula="of:=INDEX([$'item weights'.E52:.FA52];1;[$lookup.$B$2])/INDEX([$'item weights'.$E$192:.$FA$192];1;[$lookup.$B$2])*INDEX([$'category weights'.$B$2:.$G$99];INDEX([$'item weights'.$E$2:.$FA$2];1;[$lookup.$B$2]);['item weights'.$A5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3]" office:value-type="string" office:string-value="basic_bullet2" calcext:value-type="string">
            <text:p>basic_bullet2</text:p>
          </table:table-cell>
          <table:table-cell table:formula="of:=[$'item weights'.$D$53]" office:value-type="float" office:value="2" calcext:value-type="float">
            <text:p>2</text:p>
          </table:table-cell>
          <table:table-cell table:formula="of:=INDEX([$'item weights'.E53:.FA53];1;[$lookup.$B$2])/INDEX([$'item weights'.$E$192:.$FA$192];1;[$lookup.$B$2])*INDEX([$'category weights'.$B$2:.$G$99];INDEX([$'item weights'.$E$2:.$FA$2];1;[$lookup.$B$2]);['item weights'.$A5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4]" office:value-type="string" office:string-value="melee_clip0" calcext:value-type="string">
            <text:p>melee_clip0</text:p>
          </table:table-cell>
          <table:table-cell table:formula="of:=[$'item weights'.$D$54]" office:value-type="float" office:value="2" calcext:value-type="float">
            <text:p>2</text:p>
          </table:table-cell>
          <table:table-cell table:formula="of:=INDEX([$'item weights'.E54:.FA54];1;[$lookup.$B$2])/INDEX([$'item weights'.$E$192:.$FA$192];1;[$lookup.$B$2])*INDEX([$'category weights'.$B$2:.$G$99];INDEX([$'item weights'.$E$2:.$FA$2];1;[$lookup.$B$2]);['item weights'.$A5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5]" office:value-type="string" office:string-value="melee_clip1" calcext:value-type="string">
            <text:p>melee_clip1</text:p>
          </table:table-cell>
          <table:table-cell table:formula="of:=[$'item weights'.$D$55]" office:value-type="float" office:value="2" calcext:value-type="float">
            <text:p>2</text:p>
          </table:table-cell>
          <table:table-cell table:formula="of:=INDEX([$'item weights'.E55:.FA55];1;[$lookup.$B$2])/INDEX([$'item weights'.$E$192:.$FA$192];1;[$lookup.$B$2])*INDEX([$'category weights'.$B$2:.$G$99];INDEX([$'item weights'.$E$2:.$FA$2];1;[$lookup.$B$2]);['item weights'.$A5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6]" office:value-type="string" office:string-value="melee_clip2" calcext:value-type="string">
            <text:p>melee_clip2</text:p>
          </table:table-cell>
          <table:table-cell table:formula="of:=[$'item weights'.$D$56]" office:value-type="float" office:value="2" calcext:value-type="float">
            <text:p>2</text:p>
          </table:table-cell>
          <table:table-cell table:formula="of:=INDEX([$'item weights'.E56:.FA56];1;[$lookup.$B$2])/INDEX([$'item weights'.$E$192:.$FA$192];1;[$lookup.$B$2])*INDEX([$'category weights'.$B$2:.$G$99];INDEX([$'item weights'.$E$2:.$FA$2];1;[$lookup.$B$2]);['item weights'.$A5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7]" office:value-type="string" office:string-value="melee_clip3" calcext:value-type="string">
            <text:p>melee_clip3</text:p>
          </table:table-cell>
          <table:table-cell table:formula="of:=[$'item weights'.$D$57]" office:value-type="float" office:value="2" calcext:value-type="float">
            <text:p>2</text:p>
          </table:table-cell>
          <table:table-cell table:formula="of:=INDEX([$'item weights'.E57:.FA57];1;[$lookup.$B$2])/INDEX([$'item weights'.$E$192:.$FA$192];1;[$lookup.$B$2])*INDEX([$'category weights'.$B$2:.$G$99];INDEX([$'item weights'.$E$2:.$FA$2];1;[$lookup.$B$2]);['item weights'.$A5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8]" office:value-type="string" office:string-value="melee_clip4" calcext:value-type="string">
            <text:p>melee_clip4</text:p>
          </table:table-cell>
          <table:table-cell table:formula="of:=[$'item weights'.$D$58]" office:value-type="float" office:value="2" calcext:value-type="float">
            <text:p>2</text:p>
          </table:table-cell>
          <table:table-cell table:formula="of:=INDEX([$'item weights'.E58:.FA58];1;[$lookup.$B$2])/INDEX([$'item weights'.$E$192:.$FA$192];1;[$lookup.$B$2])*INDEX([$'category weights'.$B$2:.$G$99];INDEX([$'item weights'.$E$2:.$FA$2];1;[$lookup.$B$2]);['item weights'.$A5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59]" office:value-type="string" office:string-value="melee_clip5" calcext:value-type="string">
            <text:p>melee_clip5</text:p>
          </table:table-cell>
          <table:table-cell table:formula="of:=[$'item weights'.$D$59]" office:value-type="float" office:value="2" calcext:value-type="float">
            <text:p>2</text:p>
          </table:table-cell>
          <table:table-cell table:formula="of:=INDEX([$'item weights'.E59:.FA59];1;[$lookup.$B$2])/INDEX([$'item weights'.$E$192:.$FA$192];1;[$lookup.$B$2])*INDEX([$'category weights'.$B$2:.$G$99];INDEX([$'item weights'.$E$2:.$FA$2];1;[$lookup.$B$2]);['item weights'.$A5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0]" office:value-type="string" office:string-value="pistol_clip0" calcext:value-type="string">
            <text:p>pistol_clip0</text:p>
          </table:table-cell>
          <table:table-cell table:formula="of:=[$'item weights'.$D$60]" office:value-type="float" office:value="2" calcext:value-type="float">
            <text:p>2</text:p>
          </table:table-cell>
          <table:table-cell table:formula="of:=INDEX([$'item weights'.E60:.FA60];1;[$lookup.$B$2])/INDEX([$'item weights'.$E$192:.$FA$192];1;[$lookup.$B$2])*INDEX([$'category weights'.$B$2:.$G$99];INDEX([$'item weights'.$E$2:.$FA$2];1;[$lookup.$B$2]);['item weights'.$A6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1]" office:value-type="string" office:string-value="pistol_clip1" calcext:value-type="string">
            <text:p>pistol_clip1</text:p>
          </table:table-cell>
          <table:table-cell table:formula="of:=[$'item weights'.$D$61]" office:value-type="float" office:value="2" calcext:value-type="float">
            <text:p>2</text:p>
          </table:table-cell>
          <table:table-cell table:formula="of:=INDEX([$'item weights'.E61:.FA61];1;[$lookup.$B$2])/INDEX([$'item weights'.$E$192:.$FA$192];1;[$lookup.$B$2])*INDEX([$'category weights'.$B$2:.$G$99];INDEX([$'item weights'.$E$2:.$FA$2];1;[$lookup.$B$2]);['item weights'.$A6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2]" office:value-type="string" office:string-value="pistol_clip2" calcext:value-type="string">
            <text:p>pistol_clip2</text:p>
          </table:table-cell>
          <table:table-cell table:formula="of:=[$'item weights'.$D$62]" office:value-type="float" office:value="2" calcext:value-type="float">
            <text:p>2</text:p>
          </table:table-cell>
          <table:table-cell table:formula="of:=INDEX([$'item weights'.E62:.FA62];1;[$lookup.$B$2])/INDEX([$'item weights'.$E$192:.$FA$192];1;[$lookup.$B$2])*INDEX([$'category weights'.$B$2:.$G$99];INDEX([$'item weights'.$E$2:.$FA$2];1;[$lookup.$B$2]);['item weights'.$A6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3]" office:value-type="string" office:string-value="pistol_clip3" calcext:value-type="string">
            <text:p>pistol_clip3</text:p>
          </table:table-cell>
          <table:table-cell table:formula="of:=[$'item weights'.$D$63]" office:value-type="float" office:value="2" calcext:value-type="float">
            <text:p>2</text:p>
          </table:table-cell>
          <table:table-cell table:formula="of:=INDEX([$'item weights'.E63:.FA63];1;[$lookup.$B$2])/INDEX([$'item weights'.$E$192:.$FA$192];1;[$lookup.$B$2])*INDEX([$'category weights'.$B$2:.$G$99];INDEX([$'item weights'.$E$2:.$FA$2];1;[$lookup.$B$2]);['item weights'.$A6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4]" office:value-type="string" office:string-value="pistol_clip4" calcext:value-type="string">
            <text:p>pistol_clip4</text:p>
          </table:table-cell>
          <table:table-cell table:formula="of:=[$'item weights'.$D$64]" office:value-type="float" office:value="2" calcext:value-type="float">
            <text:p>2</text:p>
          </table:table-cell>
          <table:table-cell table:formula="of:=INDEX([$'item weights'.E64:.FA64];1;[$lookup.$B$2])/INDEX([$'item weights'.$E$192:.$FA$192];1;[$lookup.$B$2])*INDEX([$'category weights'.$B$2:.$G$99];INDEX([$'item weights'.$E$2:.$FA$2];1;[$lookup.$B$2]);['item weights'.$A6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5]" office:value-type="string" office:string-value="pistol_clip5" calcext:value-type="string">
            <text:p>pistol_clip5</text:p>
          </table:table-cell>
          <table:table-cell table:formula="of:=[$'item weights'.$D$65]" office:value-type="float" office:value="2" calcext:value-type="float">
            <text:p>2</text:p>
          </table:table-cell>
          <table:table-cell table:formula="of:=INDEX([$'item weights'.E65:.FA65];1;[$lookup.$B$2])/INDEX([$'item weights'.$E$192:.$FA$192];1;[$lookup.$B$2])*INDEX([$'category weights'.$B$2:.$G$99];INDEX([$'item weights'.$E$2:.$FA$2];1;[$lookup.$B$2]);['item weights'.$A6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6]" office:value-type="string" office:string-value="shotgun_clip0" calcext:value-type="string">
            <text:p>shotgun_clip0</text:p>
          </table:table-cell>
          <table:table-cell table:formula="of:=[$'item weights'.$D$66]" office:value-type="float" office:value="2" calcext:value-type="float">
            <text:p>2</text:p>
          </table:table-cell>
          <table:table-cell table:formula="of:=INDEX([$'item weights'.E66:.FA66];1;[$lookup.$B$2])/INDEX([$'item weights'.$E$192:.$FA$192];1;[$lookup.$B$2])*INDEX([$'category weights'.$B$2:.$G$99];INDEX([$'item weights'.$E$2:.$FA$2];1;[$lookup.$B$2]);['item weights'.$A6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7]" office:value-type="string" office:string-value="shotgun_clip1" calcext:value-type="string">
            <text:p>shotgun_clip1</text:p>
          </table:table-cell>
          <table:table-cell table:formula="of:=[$'item weights'.$D$67]" office:value-type="float" office:value="2" calcext:value-type="float">
            <text:p>2</text:p>
          </table:table-cell>
          <table:table-cell table:formula="of:=INDEX([$'item weights'.E67:.FA67];1;[$lookup.$B$2])/INDEX([$'item weights'.$E$192:.$FA$192];1;[$lookup.$B$2])*INDEX([$'category weights'.$B$2:.$G$99];INDEX([$'item weights'.$E$2:.$FA$2];1;[$lookup.$B$2]);['item weights'.$A6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8]" office:value-type="string" office:string-value="shotgun_clip2" calcext:value-type="string">
            <text:p>shotgun_clip2</text:p>
          </table:table-cell>
          <table:table-cell table:formula="of:=[$'item weights'.$D$68]" office:value-type="float" office:value="2" calcext:value-type="float">
            <text:p>2</text:p>
          </table:table-cell>
          <table:table-cell table:formula="of:=INDEX([$'item weights'.E68:.FA68];1;[$lookup.$B$2])/INDEX([$'item weights'.$E$192:.$FA$192];1;[$lookup.$B$2])*INDEX([$'category weights'.$B$2:.$G$99];INDEX([$'item weights'.$E$2:.$FA$2];1;[$lookup.$B$2]);['item weights'.$A6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69]" office:value-type="string" office:string-value="shotgun_clip3" calcext:value-type="string">
            <text:p>shotgun_clip3</text:p>
          </table:table-cell>
          <table:table-cell table:formula="of:=[$'item weights'.$D$69]" office:value-type="float" office:value="2" calcext:value-type="float">
            <text:p>2</text:p>
          </table:table-cell>
          <table:table-cell table:formula="of:=INDEX([$'item weights'.E69:.FA69];1;[$lookup.$B$2])/INDEX([$'item weights'.$E$192:.$FA$192];1;[$lookup.$B$2])*INDEX([$'category weights'.$B$2:.$G$99];INDEX([$'item weights'.$E$2:.$FA$2];1;[$lookup.$B$2]);['item weights'.$A6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0]" office:value-type="string" office:string-value="shotgun_clip4" calcext:value-type="string">
            <text:p>shotgun_clip4</text:p>
          </table:table-cell>
          <table:table-cell table:formula="of:=[$'item weights'.$D$70]" office:value-type="float" office:value="2" calcext:value-type="float">
            <text:p>2</text:p>
          </table:table-cell>
          <table:table-cell table:formula="of:=INDEX([$'item weights'.E70:.FA70];1;[$lookup.$B$2])/INDEX([$'item weights'.$E$192:.$FA$192];1;[$lookup.$B$2])*INDEX([$'category weights'.$B$2:.$G$99];INDEX([$'item weights'.$E$2:.$FA$2];1;[$lookup.$B$2]);['item weights'.$A7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1]" office:value-type="string" office:string-value="shotgun_clip5" calcext:value-type="string">
            <text:p>shotgun_clip5</text:p>
          </table:table-cell>
          <table:table-cell table:formula="of:=[$'item weights'.$D$71]" office:value-type="float" office:value="2" calcext:value-type="float">
            <text:p>2</text:p>
          </table:table-cell>
          <table:table-cell table:formula="of:=INDEX([$'item weights'.E71:.FA71];1;[$lookup.$B$2])/INDEX([$'item weights'.$E$192:.$FA$192];1;[$lookup.$B$2])*INDEX([$'category weights'.$B$2:.$G$99];INDEX([$'item weights'.$E$2:.$FA$2];1;[$lookup.$B$2]);['item weights'.$A7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2]" office:value-type="string" office:string-value="rifle_clip0" calcext:value-type="string">
            <text:p>rifle_clip0</text:p>
          </table:table-cell>
          <table:table-cell table:formula="of:=[$'item weights'.$D$72]" office:value-type="float" office:value="2" calcext:value-type="float">
            <text:p>2</text:p>
          </table:table-cell>
          <table:table-cell table:formula="of:=INDEX([$'item weights'.E72:.FA72];1;[$lookup.$B$2])/INDEX([$'item weights'.$E$192:.$FA$192];1;[$lookup.$B$2])*INDEX([$'category weights'.$B$2:.$G$99];INDEX([$'item weights'.$E$2:.$FA$2];1;[$lookup.$B$2]);['item weights'.$A7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3]" office:value-type="string" office:string-value="rifle_clip1" calcext:value-type="string">
            <text:p>rifle_clip1</text:p>
          </table:table-cell>
          <table:table-cell table:formula="of:=[$'item weights'.$D$73]" office:value-type="float" office:value="2" calcext:value-type="float">
            <text:p>2</text:p>
          </table:table-cell>
          <table:table-cell table:formula="of:=INDEX([$'item weights'.E73:.FA73];1;[$lookup.$B$2])/INDEX([$'item weights'.$E$192:.$FA$192];1;[$lookup.$B$2])*INDEX([$'category weights'.$B$2:.$G$99];INDEX([$'item weights'.$E$2:.$FA$2];1;[$lookup.$B$2]);['item weights'.$A7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4]" office:value-type="string" office:string-value="rifle_clip2" calcext:value-type="string">
            <text:p>rifle_clip2</text:p>
          </table:table-cell>
          <table:table-cell table:formula="of:=[$'item weights'.$D$74]" office:value-type="float" office:value="2" calcext:value-type="float">
            <text:p>2</text:p>
          </table:table-cell>
          <table:table-cell table:formula="of:=INDEX([$'item weights'.E74:.FA74];1;[$lookup.$B$2])/INDEX([$'item weights'.$E$192:.$FA$192];1;[$lookup.$B$2])*INDEX([$'category weights'.$B$2:.$G$99];INDEX([$'item weights'.$E$2:.$FA$2];1;[$lookup.$B$2]);['item weights'.$A7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5]" office:value-type="string" office:string-value="rifle_clip3" calcext:value-type="string">
            <text:p>rifle_clip3</text:p>
          </table:table-cell>
          <table:table-cell table:formula="of:=[$'item weights'.$D$75]" office:value-type="float" office:value="2" calcext:value-type="float">
            <text:p>2</text:p>
          </table:table-cell>
          <table:table-cell table:formula="of:=INDEX([$'item weights'.E75:.FA75];1;[$lookup.$B$2])/INDEX([$'item weights'.$E$192:.$FA$192];1;[$lookup.$B$2])*INDEX([$'category weights'.$B$2:.$G$99];INDEX([$'item weights'.$E$2:.$FA$2];1;[$lookup.$B$2]);['item weights'.$A7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6]" office:value-type="string" office:string-value="rifle_clip4" calcext:value-type="string">
            <text:p>rifle_clip4</text:p>
          </table:table-cell>
          <table:table-cell table:formula="of:=[$'item weights'.$D$76]" office:value-type="float" office:value="2" calcext:value-type="float">
            <text:p>2</text:p>
          </table:table-cell>
          <table:table-cell table:formula="of:=INDEX([$'item weights'.E76:.FA76];1;[$lookup.$B$2])/INDEX([$'item weights'.$E$192:.$FA$192];1;[$lookup.$B$2])*INDEX([$'category weights'.$B$2:.$G$99];INDEX([$'item weights'.$E$2:.$FA$2];1;[$lookup.$B$2]);['item weights'.$A7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7]" office:value-type="string" office:string-value="rifle_clip5" calcext:value-type="string">
            <text:p>rifle_clip5</text:p>
          </table:table-cell>
          <table:table-cell table:formula="of:=[$'item weights'.$D$77]" office:value-type="float" office:value="2" calcext:value-type="float">
            <text:p>2</text:p>
          </table:table-cell>
          <table:table-cell table:formula="of:=INDEX([$'item weights'.E77:.FA77];1;[$lookup.$B$2])/INDEX([$'item weights'.$E$192:.$FA$192];1;[$lookup.$B$2])*INDEX([$'category weights'.$B$2:.$G$99];INDEX([$'item weights'.$E$2:.$FA$2];1;[$lookup.$B$2]);['item weights'.$A7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8]" office:value-type="string" office:string-value="heavy_clip0" calcext:value-type="string">
            <text:p>heavy_clip0</text:p>
          </table:table-cell>
          <table:table-cell table:formula="of:=[$'item weights'.$D$78]" office:value-type="float" office:value="2" calcext:value-type="float">
            <text:p>2</text:p>
          </table:table-cell>
          <table:table-cell table:formula="of:=INDEX([$'item weights'.E78:.FA78];1;[$lookup.$B$2])/INDEX([$'item weights'.$E$192:.$FA$192];1;[$lookup.$B$2])*INDEX([$'category weights'.$B$2:.$G$99];INDEX([$'item weights'.$E$2:.$FA$2];1;[$lookup.$B$2]);['item weights'.$A7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79]" office:value-type="string" office:string-value="heavy_clip1" calcext:value-type="string">
            <text:p>heavy_clip1</text:p>
          </table:table-cell>
          <table:table-cell table:formula="of:=[$'item weights'.$D$79]" office:value-type="float" office:value="2" calcext:value-type="float">
            <text:p>2</text:p>
          </table:table-cell>
          <table:table-cell table:formula="of:=INDEX([$'item weights'.E79:.FA79];1;[$lookup.$B$2])/INDEX([$'item weights'.$E$192:.$FA$192];1;[$lookup.$B$2])*INDEX([$'category weights'.$B$2:.$G$99];INDEX([$'item weights'.$E$2:.$FA$2];1;[$lookup.$B$2]);['item weights'.$A7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0]" office:value-type="string" office:string-value="heavy_clip2" calcext:value-type="string">
            <text:p>heavy_clip2</text:p>
          </table:table-cell>
          <table:table-cell table:formula="of:=[$'item weights'.$D$80]" office:value-type="float" office:value="2" calcext:value-type="float">
            <text:p>2</text:p>
          </table:table-cell>
          <table:table-cell table:formula="of:=INDEX([$'item weights'.E80:.FA80];1;[$lookup.$B$2])/INDEX([$'item weights'.$E$192:.$FA$192];1;[$lookup.$B$2])*INDEX([$'category weights'.$B$2:.$G$99];INDEX([$'item weights'.$E$2:.$FA$2];1;[$lookup.$B$2]);['item weights'.$A8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1]" office:value-type="string" office:string-value="heavy_clip3" calcext:value-type="string">
            <text:p>heavy_clip3</text:p>
          </table:table-cell>
          <table:table-cell table:formula="of:=[$'item weights'.$D$81]" office:value-type="float" office:value="2" calcext:value-type="float">
            <text:p>2</text:p>
          </table:table-cell>
          <table:table-cell table:formula="of:=INDEX([$'item weights'.E81:.FA81];1;[$lookup.$B$2])/INDEX([$'item weights'.$E$192:.$FA$192];1;[$lookup.$B$2])*INDEX([$'category weights'.$B$2:.$G$99];INDEX([$'item weights'.$E$2:.$FA$2];1;[$lookup.$B$2]);['item weights'.$A8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2]" office:value-type="string" office:string-value="heavy_clip4" calcext:value-type="string">
            <text:p>heavy_clip4</text:p>
          </table:table-cell>
          <table:table-cell table:formula="of:=[$'item weights'.$D$82]" office:value-type="float" office:value="2" calcext:value-type="float">
            <text:p>2</text:p>
          </table:table-cell>
          <table:table-cell table:formula="of:=INDEX([$'item weights'.E82:.FA82];1;[$lookup.$B$2])/INDEX([$'item weights'.$E$192:.$FA$192];1;[$lookup.$B$2])*INDEX([$'category weights'.$B$2:.$G$99];INDEX([$'item weights'.$E$2:.$FA$2];1;[$lookup.$B$2]);['item weights'.$A8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3]" office:value-type="string" office:string-value="heavy_clip5" calcext:value-type="string">
            <text:p>heavy_clip5</text:p>
          </table:table-cell>
          <table:table-cell table:formula="of:=[$'item weights'.$D$83]" office:value-type="float" office:value="2" calcext:value-type="float">
            <text:p>2</text:p>
          </table:table-cell>
          <table:table-cell table:formula="of:=INDEX([$'item weights'.E83:.FA83];1;[$lookup.$B$2])/INDEX([$'item weights'.$E$192:.$FA$192];1;[$lookup.$B$2])*INDEX([$'category weights'.$B$2:.$G$99];INDEX([$'item weights'.$E$2:.$FA$2];1;[$lookup.$B$2]);['item weights'.$A8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4]" office:value-type="string" office:string-value="melee_damage0" calcext:value-type="string">
            <text:p>melee_damage0</text:p>
          </table:table-cell>
          <table:table-cell table:formula="of:=[$'item weights'.$D$84]" office:value-type="float" office:value="2" calcext:value-type="float">
            <text:p>2</text:p>
          </table:table-cell>
          <table:table-cell table:formula="of:=INDEX([$'item weights'.E84:.FA84];1;[$lookup.$B$2])/INDEX([$'item weights'.$E$192:.$FA$192];1;[$lookup.$B$2])*INDEX([$'category weights'.$B$2:.$G$99];INDEX([$'item weights'.$E$2:.$FA$2];1;[$lookup.$B$2]);['item weights'.$A8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5]" office:value-type="string" office:string-value="melee_damage1" calcext:value-type="string">
            <text:p>melee_damage1</text:p>
          </table:table-cell>
          <table:table-cell table:formula="of:=[$'item weights'.$D$85]" office:value-type="float" office:value="2" calcext:value-type="float">
            <text:p>2</text:p>
          </table:table-cell>
          <table:table-cell table:formula="of:=INDEX([$'item weights'.E85:.FA85];1;[$lookup.$B$2])/INDEX([$'item weights'.$E$192:.$FA$192];1;[$lookup.$B$2])*INDEX([$'category weights'.$B$2:.$G$99];INDEX([$'item weights'.$E$2:.$FA$2];1;[$lookup.$B$2]);['item weights'.$A8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6]" office:value-type="string" office:string-value="melee_damage2" calcext:value-type="string">
            <text:p>melee_damage2</text:p>
          </table:table-cell>
          <table:table-cell table:formula="of:=[$'item weights'.$D$86]" office:value-type="float" office:value="2" calcext:value-type="float">
            <text:p>2</text:p>
          </table:table-cell>
          <table:table-cell table:formula="of:=INDEX([$'item weights'.E86:.FA86];1;[$lookup.$B$2])/INDEX([$'item weights'.$E$192:.$FA$192];1;[$lookup.$B$2])*INDEX([$'category weights'.$B$2:.$G$99];INDEX([$'item weights'.$E$2:.$FA$2];1;[$lookup.$B$2]);['item weights'.$A8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7]" office:value-type="string" office:string-value="melee_damage3" calcext:value-type="string">
            <text:p>melee_damage3</text:p>
          </table:table-cell>
          <table:table-cell table:formula="of:=[$'item weights'.$D$87]" office:value-type="float" office:value="2" calcext:value-type="float">
            <text:p>2</text:p>
          </table:table-cell>
          <table:table-cell table:formula="of:=INDEX([$'item weights'.E87:.FA87];1;[$lookup.$B$2])/INDEX([$'item weights'.$E$192:.$FA$192];1;[$lookup.$B$2])*INDEX([$'category weights'.$B$2:.$G$99];INDEX([$'item weights'.$E$2:.$FA$2];1;[$lookup.$B$2]);['item weights'.$A8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8]" office:value-type="string" office:string-value="melee_damage4" calcext:value-type="string">
            <text:p>melee_damage4</text:p>
          </table:table-cell>
          <table:table-cell table:formula="of:=[$'item weights'.$D$88]" office:value-type="float" office:value="2" calcext:value-type="float">
            <text:p>2</text:p>
          </table:table-cell>
          <table:table-cell table:formula="of:=INDEX([$'item weights'.E88:.FA88];1;[$lookup.$B$2])/INDEX([$'item weights'.$E$192:.$FA$192];1;[$lookup.$B$2])*INDEX([$'category weights'.$B$2:.$G$99];INDEX([$'item weights'.$E$2:.$FA$2];1;[$lookup.$B$2]);['item weights'.$A8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89]" office:value-type="string" office:string-value="melee_damage5" calcext:value-type="string">
            <text:p>melee_damage5</text:p>
          </table:table-cell>
          <table:table-cell table:formula="of:=[$'item weights'.$D$89]" office:value-type="float" office:value="2" calcext:value-type="float">
            <text:p>2</text:p>
          </table:table-cell>
          <table:table-cell table:formula="of:=INDEX([$'item weights'.E89:.FA89];1;[$lookup.$B$2])/INDEX([$'item weights'.$E$192:.$FA$192];1;[$lookup.$B$2])*INDEX([$'category weights'.$B$2:.$G$99];INDEX([$'item weights'.$E$2:.$FA$2];1;[$lookup.$B$2]);['item weights'.$A8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0]" office:value-type="string" office:string-value="pistol_damage0" calcext:value-type="string">
            <text:p>pistol_damage0</text:p>
          </table:table-cell>
          <table:table-cell table:formula="of:=[$'item weights'.$D$90]" office:value-type="float" office:value="2" calcext:value-type="float">
            <text:p>2</text:p>
          </table:table-cell>
          <table:table-cell table:formula="of:=INDEX([$'item weights'.E90:.FA90];1;[$lookup.$B$2])/INDEX([$'item weights'.$E$192:.$FA$192];1;[$lookup.$B$2])*INDEX([$'category weights'.$B$2:.$G$99];INDEX([$'item weights'.$E$2:.$FA$2];1;[$lookup.$B$2]);['item weights'.$A9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1]" office:value-type="string" office:string-value="pistol_damage1" calcext:value-type="string">
            <text:p>pistol_damage1</text:p>
          </table:table-cell>
          <table:table-cell table:formula="of:=[$'item weights'.$D$91]" office:value-type="float" office:value="2" calcext:value-type="float">
            <text:p>2</text:p>
          </table:table-cell>
          <table:table-cell table:formula="of:=INDEX([$'item weights'.E91:.FA91];1;[$lookup.$B$2])/INDEX([$'item weights'.$E$192:.$FA$192];1;[$lookup.$B$2])*INDEX([$'category weights'.$B$2:.$G$99];INDEX([$'item weights'.$E$2:.$FA$2];1;[$lookup.$B$2]);['item weights'.$A9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2]" office:value-type="string" office:string-value="pistol_damage2" calcext:value-type="string">
            <text:p>pistol_damage2</text:p>
          </table:table-cell>
          <table:table-cell table:formula="of:=[$'item weights'.$D$92]" office:value-type="float" office:value="2" calcext:value-type="float">
            <text:p>2</text:p>
          </table:table-cell>
          <table:table-cell table:formula="of:=INDEX([$'item weights'.E92:.FA92];1;[$lookup.$B$2])/INDEX([$'item weights'.$E$192:.$FA$192];1;[$lookup.$B$2])*INDEX([$'category weights'.$B$2:.$G$99];INDEX([$'item weights'.$E$2:.$FA$2];1;[$lookup.$B$2]);['item weights'.$A9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3]" office:value-type="string" office:string-value="pistol_damage3" calcext:value-type="string">
            <text:p>pistol_damage3</text:p>
          </table:table-cell>
          <table:table-cell table:formula="of:=[$'item weights'.$D$93]" office:value-type="float" office:value="2" calcext:value-type="float">
            <text:p>2</text:p>
          </table:table-cell>
          <table:table-cell table:formula="of:=INDEX([$'item weights'.E93:.FA93];1;[$lookup.$B$2])/INDEX([$'item weights'.$E$192:.$FA$192];1;[$lookup.$B$2])*INDEX([$'category weights'.$B$2:.$G$99];INDEX([$'item weights'.$E$2:.$FA$2];1;[$lookup.$B$2]);['item weights'.$A9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4]" office:value-type="string" office:string-value="pistol_damage4" calcext:value-type="string">
            <text:p>pistol_damage4</text:p>
          </table:table-cell>
          <table:table-cell table:formula="of:=[$'item weights'.$D$94]" office:value-type="float" office:value="2" calcext:value-type="float">
            <text:p>2</text:p>
          </table:table-cell>
          <table:table-cell table:formula="of:=INDEX([$'item weights'.E94:.FA94];1;[$lookup.$B$2])/INDEX([$'item weights'.$E$192:.$FA$192];1;[$lookup.$B$2])*INDEX([$'category weights'.$B$2:.$G$99];INDEX([$'item weights'.$E$2:.$FA$2];1;[$lookup.$B$2]);['item weights'.$A9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5]" office:value-type="string" office:string-value="pistol_damage5" calcext:value-type="string">
            <text:p>pistol_damage5</text:p>
          </table:table-cell>
          <table:table-cell table:formula="of:=[$'item weights'.$D$95]" office:value-type="float" office:value="2" calcext:value-type="float">
            <text:p>2</text:p>
          </table:table-cell>
          <table:table-cell table:formula="of:=INDEX([$'item weights'.E95:.FA95];1;[$lookup.$B$2])/INDEX([$'item weights'.$E$192:.$FA$192];1;[$lookup.$B$2])*INDEX([$'category weights'.$B$2:.$G$99];INDEX([$'item weights'.$E$2:.$FA$2];1;[$lookup.$B$2]);['item weights'.$A9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6]" office:value-type="string" office:string-value="shotgun_damage0" calcext:value-type="string">
            <text:p>shotgun_damage0</text:p>
          </table:table-cell>
          <table:table-cell table:formula="of:=[$'item weights'.$D$96]" office:value-type="float" office:value="2" calcext:value-type="float">
            <text:p>2</text:p>
          </table:table-cell>
          <table:table-cell table:formula="of:=INDEX([$'item weights'.E96:.FA96];1;[$lookup.$B$2])/INDEX([$'item weights'.$E$192:.$FA$192];1;[$lookup.$B$2])*INDEX([$'category weights'.$B$2:.$G$99];INDEX([$'item weights'.$E$2:.$FA$2];1;[$lookup.$B$2]);['item weights'.$A9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7]" office:value-type="string" office:string-value="shotgun_damage1" calcext:value-type="string">
            <text:p>shotgun_damage1</text:p>
          </table:table-cell>
          <table:table-cell table:formula="of:=[$'item weights'.$D$97]" office:value-type="float" office:value="2" calcext:value-type="float">
            <text:p>2</text:p>
          </table:table-cell>
          <table:table-cell table:formula="of:=INDEX([$'item weights'.E97:.FA97];1;[$lookup.$B$2])/INDEX([$'item weights'.$E$192:.$FA$192];1;[$lookup.$B$2])*INDEX([$'category weights'.$B$2:.$G$99];INDEX([$'item weights'.$E$2:.$FA$2];1;[$lookup.$B$2]);['item weights'.$A9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8]" office:value-type="string" office:string-value="shotgun_damage2" calcext:value-type="string">
            <text:p>shotgun_damage2</text:p>
          </table:table-cell>
          <table:table-cell table:formula="of:=[$'item weights'.$D$98]" office:value-type="float" office:value="2" calcext:value-type="float">
            <text:p>2</text:p>
          </table:table-cell>
          <table:table-cell table:formula="of:=INDEX([$'item weights'.E98:.FA98];1;[$lookup.$B$2])/INDEX([$'item weights'.$E$192:.$FA$192];1;[$lookup.$B$2])*INDEX([$'category weights'.$B$2:.$G$99];INDEX([$'item weights'.$E$2:.$FA$2];1;[$lookup.$B$2]);['item weights'.$A9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99]" office:value-type="string" office:string-value="shotgun_damage3" calcext:value-type="string">
            <text:p>shotgun_damage3</text:p>
          </table:table-cell>
          <table:table-cell table:formula="of:=[$'item weights'.$D$99]" office:value-type="float" office:value="2" calcext:value-type="float">
            <text:p>2</text:p>
          </table:table-cell>
          <table:table-cell table:formula="of:=INDEX([$'item weights'.E99:.FA99];1;[$lookup.$B$2])/INDEX([$'item weights'.$E$192:.$FA$192];1;[$lookup.$B$2])*INDEX([$'category weights'.$B$2:.$G$99];INDEX([$'item weights'.$E$2:.$FA$2];1;[$lookup.$B$2]);['item weights'.$A9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0]" office:value-type="string" office:string-value="shotgun_damage4" calcext:value-type="string">
            <text:p>shotgun_damage4</text:p>
          </table:table-cell>
          <table:table-cell table:formula="of:=[$'item weights'.$D$100]" office:value-type="float" office:value="2" calcext:value-type="float">
            <text:p>2</text:p>
          </table:table-cell>
          <table:table-cell table:formula="of:=INDEX([$'item weights'.E100:.FA100];1;[$lookup.$B$2])/INDEX([$'item weights'.$E$192:.$FA$192];1;[$lookup.$B$2])*INDEX([$'category weights'.$B$2:.$G$99];INDEX([$'item weights'.$E$2:.$FA$2];1;[$lookup.$B$2]);['item weights'.$A10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1]" office:value-type="string" office:string-value="shotgun_damage5" calcext:value-type="string">
            <text:p>shotgun_damage5</text:p>
          </table:table-cell>
          <table:table-cell table:formula="of:=[$'item weights'.$D$101]" office:value-type="float" office:value="2" calcext:value-type="float">
            <text:p>2</text:p>
          </table:table-cell>
          <table:table-cell table:formula="of:=INDEX([$'item weights'.E101:.FA101];1;[$lookup.$B$2])/INDEX([$'item weights'.$E$192:.$FA$192];1;[$lookup.$B$2])*INDEX([$'category weights'.$B$2:.$G$99];INDEX([$'item weights'.$E$2:.$FA$2];1;[$lookup.$B$2]);['item weights'.$A10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2]" office:value-type="string" office:string-value="rifle_damage0" calcext:value-type="string">
            <text:p>rifle_damage0</text:p>
          </table:table-cell>
          <table:table-cell table:formula="of:=[$'item weights'.$D$102]" office:value-type="float" office:value="2" calcext:value-type="float">
            <text:p>2</text:p>
          </table:table-cell>
          <table:table-cell table:formula="of:=INDEX([$'item weights'.E102:.FA102];1;[$lookup.$B$2])/INDEX([$'item weights'.$E$192:.$FA$192];1;[$lookup.$B$2])*INDEX([$'category weights'.$B$2:.$G$99];INDEX([$'item weights'.$E$2:.$FA$2];1;[$lookup.$B$2]);['item weights'.$A10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3]" office:value-type="string" office:string-value="rifle_damage1" calcext:value-type="string">
            <text:p>rifle_damage1</text:p>
          </table:table-cell>
          <table:table-cell table:formula="of:=[$'item weights'.$D$103]" office:value-type="float" office:value="2" calcext:value-type="float">
            <text:p>2</text:p>
          </table:table-cell>
          <table:table-cell table:formula="of:=INDEX([$'item weights'.E103:.FA103];1;[$lookup.$B$2])/INDEX([$'item weights'.$E$192:.$FA$192];1;[$lookup.$B$2])*INDEX([$'category weights'.$B$2:.$G$99];INDEX([$'item weights'.$E$2:.$FA$2];1;[$lookup.$B$2]);['item weights'.$A10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4]" office:value-type="string" office:string-value="rifle_damage2" calcext:value-type="string">
            <text:p>rifle_damage2</text:p>
          </table:table-cell>
          <table:table-cell table:formula="of:=[$'item weights'.$D$104]" office:value-type="float" office:value="2" calcext:value-type="float">
            <text:p>2</text:p>
          </table:table-cell>
          <table:table-cell table:formula="of:=INDEX([$'item weights'.E104:.FA104];1;[$lookup.$B$2])/INDEX([$'item weights'.$E$192:.$FA$192];1;[$lookup.$B$2])*INDEX([$'category weights'.$B$2:.$G$99];INDEX([$'item weights'.$E$2:.$FA$2];1;[$lookup.$B$2]);['item weights'.$A10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5]" office:value-type="string" office:string-value="rifle_damage3" calcext:value-type="string">
            <text:p>rifle_damage3</text:p>
          </table:table-cell>
          <table:table-cell table:formula="of:=[$'item weights'.$D$105]" office:value-type="float" office:value="2" calcext:value-type="float">
            <text:p>2</text:p>
          </table:table-cell>
          <table:table-cell table:formula="of:=INDEX([$'item weights'.E105:.FA105];1;[$lookup.$B$2])/INDEX([$'item weights'.$E$192:.$FA$192];1;[$lookup.$B$2])*INDEX([$'category weights'.$B$2:.$G$99];INDEX([$'item weights'.$E$2:.$FA$2];1;[$lookup.$B$2]);['item weights'.$A10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6]" office:value-type="string" office:string-value="rifle_damage4" calcext:value-type="string">
            <text:p>rifle_damage4</text:p>
          </table:table-cell>
          <table:table-cell table:formula="of:=[$'item weights'.$D$106]" office:value-type="float" office:value="2" calcext:value-type="float">
            <text:p>2</text:p>
          </table:table-cell>
          <table:table-cell table:formula="of:=INDEX([$'item weights'.E106:.FA106];1;[$lookup.$B$2])/INDEX([$'item weights'.$E$192:.$FA$192];1;[$lookup.$B$2])*INDEX([$'category weights'.$B$2:.$G$99];INDEX([$'item weights'.$E$2:.$FA$2];1;[$lookup.$B$2]);['item weights'.$A10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7]" office:value-type="string" office:string-value="rifle_damage5" calcext:value-type="string">
            <text:p>rifle_damage5</text:p>
          </table:table-cell>
          <table:table-cell table:formula="of:=[$'item weights'.$D$107]" office:value-type="float" office:value="2" calcext:value-type="float">
            <text:p>2</text:p>
          </table:table-cell>
          <table:table-cell table:formula="of:=INDEX([$'item weights'.E107:.FA107];1;[$lookup.$B$2])/INDEX([$'item weights'.$E$192:.$FA$192];1;[$lookup.$B$2])*INDEX([$'category weights'.$B$2:.$G$99];INDEX([$'item weights'.$E$2:.$FA$2];1;[$lookup.$B$2]);['item weights'.$A10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8]" office:value-type="string" office:string-value="heavy_damage0" calcext:value-type="string">
            <text:p>heavy_damage0</text:p>
          </table:table-cell>
          <table:table-cell table:formula="of:=[$'item weights'.$D$108]" office:value-type="float" office:value="2" calcext:value-type="float">
            <text:p>2</text:p>
          </table:table-cell>
          <table:table-cell table:formula="of:=INDEX([$'item weights'.E108:.FA108];1;[$lookup.$B$2])/INDEX([$'item weights'.$E$192:.$FA$192];1;[$lookup.$B$2])*INDEX([$'category weights'.$B$2:.$G$99];INDEX([$'item weights'.$E$2:.$FA$2];1;[$lookup.$B$2]);['item weights'.$A10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09]" office:value-type="string" office:string-value="heavy_damage1" calcext:value-type="string">
            <text:p>heavy_damage1</text:p>
          </table:table-cell>
          <table:table-cell table:formula="of:=[$'item weights'.$D$109]" office:value-type="float" office:value="2" calcext:value-type="float">
            <text:p>2</text:p>
          </table:table-cell>
          <table:table-cell table:formula="of:=INDEX([$'item weights'.E109:.FA109];1;[$lookup.$B$2])/INDEX([$'item weights'.$E$192:.$FA$192];1;[$lookup.$B$2])*INDEX([$'category weights'.$B$2:.$G$99];INDEX([$'item weights'.$E$2:.$FA$2];1;[$lookup.$B$2]);['item weights'.$A10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0]" office:value-type="string" office:string-value="heavy_damage2" calcext:value-type="string">
            <text:p>heavy_damage2</text:p>
          </table:table-cell>
          <table:table-cell table:formula="of:=[$'item weights'.$D$110]" office:value-type="float" office:value="2" calcext:value-type="float">
            <text:p>2</text:p>
          </table:table-cell>
          <table:table-cell table:formula="of:=INDEX([$'item weights'.E110:.FA110];1;[$lookup.$B$2])/INDEX([$'item weights'.$E$192:.$FA$192];1;[$lookup.$B$2])*INDEX([$'category weights'.$B$2:.$G$99];INDEX([$'item weights'.$E$2:.$FA$2];1;[$lookup.$B$2]);['item weights'.$A11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1]" office:value-type="string" office:string-value="heavy_damage3" calcext:value-type="string">
            <text:p>heavy_damage3</text:p>
          </table:table-cell>
          <table:table-cell table:formula="of:=[$'item weights'.$D$111]" office:value-type="float" office:value="2" calcext:value-type="float">
            <text:p>2</text:p>
          </table:table-cell>
          <table:table-cell table:formula="of:=INDEX([$'item weights'.E111:.FA111];1;[$lookup.$B$2])/INDEX([$'item weights'.$E$192:.$FA$192];1;[$lookup.$B$2])*INDEX([$'category weights'.$B$2:.$G$99];INDEX([$'item weights'.$E$2:.$FA$2];1;[$lookup.$B$2]);['item weights'.$A11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2]" office:value-type="string" office:string-value="heavy_damage4" calcext:value-type="string">
            <text:p>heavy_damage4</text:p>
          </table:table-cell>
          <table:table-cell table:formula="of:=[$'item weights'.$D$112]" office:value-type="float" office:value="2" calcext:value-type="float">
            <text:p>2</text:p>
          </table:table-cell>
          <table:table-cell table:formula="of:=INDEX([$'item weights'.E112:.FA112];1;[$lookup.$B$2])/INDEX([$'item weights'.$E$192:.$FA$192];1;[$lookup.$B$2])*INDEX([$'category weights'.$B$2:.$G$99];INDEX([$'item weights'.$E$2:.$FA$2];1;[$lookup.$B$2]);['item weights'.$A11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3]" office:value-type="string" office:string-value="heavy_damage5" calcext:value-type="string">
            <text:p>heavy_damage5</text:p>
          </table:table-cell>
          <table:table-cell table:formula="of:=[$'item weights'.$D$113]" office:value-type="float" office:value="2" calcext:value-type="float">
            <text:p>2</text:p>
          </table:table-cell>
          <table:table-cell table:formula="of:=INDEX([$'item weights'.E113:.FA113];1;[$lookup.$B$2])/INDEX([$'item weights'.$E$192:.$FA$192];1;[$lookup.$B$2])*INDEX([$'category weights'.$B$2:.$G$99];INDEX([$'item weights'.$E$2:.$FA$2];1;[$lookup.$B$2]);['item weights'.$A11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4]" office:value-type="string" office:string-value="pistol_accuracy0" calcext:value-type="string">
            <text:p>pistol_accuracy0</text:p>
          </table:table-cell>
          <table:table-cell table:formula="of:=[$'item weights'.$D$114]" office:value-type="float" office:value="2" calcext:value-type="float">
            <text:p>2</text:p>
          </table:table-cell>
          <table:table-cell table:formula="of:=INDEX([$'item weights'.E114:.FA114];1;[$lookup.$B$2])/INDEX([$'item weights'.$E$192:.$FA$192];1;[$lookup.$B$2])*INDEX([$'category weights'.$B$2:.$G$99];INDEX([$'item weights'.$E$2:.$FA$2];1;[$lookup.$B$2]);['item weights'.$A11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5]" office:value-type="string" office:string-value="pistol_accuracy1" calcext:value-type="string">
            <text:p>pistol_accuracy1</text:p>
          </table:table-cell>
          <table:table-cell table:formula="of:=[$'item weights'.$D$115]" office:value-type="float" office:value="2" calcext:value-type="float">
            <text:p>2</text:p>
          </table:table-cell>
          <table:table-cell table:formula="of:=INDEX([$'item weights'.E115:.FA115];1;[$lookup.$B$2])/INDEX([$'item weights'.$E$192:.$FA$192];1;[$lookup.$B$2])*INDEX([$'category weights'.$B$2:.$G$99];INDEX([$'item weights'.$E$2:.$FA$2];1;[$lookup.$B$2]);['item weights'.$A11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6]" office:value-type="string" office:string-value="pistol_accuracy2" calcext:value-type="string">
            <text:p>pistol_accuracy2</text:p>
          </table:table-cell>
          <table:table-cell table:formula="of:=[$'item weights'.$D$116]" office:value-type="float" office:value="2" calcext:value-type="float">
            <text:p>2</text:p>
          </table:table-cell>
          <table:table-cell table:formula="of:=INDEX([$'item weights'.E116:.FA116];1;[$lookup.$B$2])/INDEX([$'item weights'.$E$192:.$FA$192];1;[$lookup.$B$2])*INDEX([$'category weights'.$B$2:.$G$99];INDEX([$'item weights'.$E$2:.$FA$2];1;[$lookup.$B$2]);['item weights'.$A11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7]" office:value-type="string" office:string-value="pistol_accuracy3" calcext:value-type="string">
            <text:p>pistol_accuracy3</text:p>
          </table:table-cell>
          <table:table-cell table:formula="of:=[$'item weights'.$D$117]" office:value-type="float" office:value="2" calcext:value-type="float">
            <text:p>2</text:p>
          </table:table-cell>
          <table:table-cell table:formula="of:=INDEX([$'item weights'.E117:.FA117];1;[$lookup.$B$2])/INDEX([$'item weights'.$E$192:.$FA$192];1;[$lookup.$B$2])*INDEX([$'category weights'.$B$2:.$G$99];INDEX([$'item weights'.$E$2:.$FA$2];1;[$lookup.$B$2]);['item weights'.$A11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8]" office:value-type="string" office:string-value="pistol_accuracy4" calcext:value-type="string">
            <text:p>pistol_accuracy4</text:p>
          </table:table-cell>
          <table:table-cell table:formula="of:=[$'item weights'.$D$118]" office:value-type="float" office:value="2" calcext:value-type="float">
            <text:p>2</text:p>
          </table:table-cell>
          <table:table-cell table:formula="of:=INDEX([$'item weights'.E118:.FA118];1;[$lookup.$B$2])/INDEX([$'item weights'.$E$192:.$FA$192];1;[$lookup.$B$2])*INDEX([$'category weights'.$B$2:.$G$99];INDEX([$'item weights'.$E$2:.$FA$2];1;[$lookup.$B$2]);['item weights'.$A11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19]" office:value-type="string" office:string-value="pistol_accuracy5" calcext:value-type="string">
            <text:p>pistol_accuracy5</text:p>
          </table:table-cell>
          <table:table-cell table:formula="of:=[$'item weights'.$D$119]" office:value-type="float" office:value="2" calcext:value-type="float">
            <text:p>2</text:p>
          </table:table-cell>
          <table:table-cell table:formula="of:=INDEX([$'item weights'.E119:.FA119];1;[$lookup.$B$2])/INDEX([$'item weights'.$E$192:.$FA$192];1;[$lookup.$B$2])*INDEX([$'category weights'.$B$2:.$G$99];INDEX([$'item weights'.$E$2:.$FA$2];1;[$lookup.$B$2]);['item weights'.$A11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0]" office:value-type="string" office:string-value="rifle_accuracy0" calcext:value-type="string">
            <text:p>rifle_accuracy0</text:p>
          </table:table-cell>
          <table:table-cell table:formula="of:=[$'item weights'.$D$120]" office:value-type="float" office:value="2" calcext:value-type="float">
            <text:p>2</text:p>
          </table:table-cell>
          <table:table-cell table:formula="of:=INDEX([$'item weights'.E120:.FA120];1;[$lookup.$B$2])/INDEX([$'item weights'.$E$192:.$FA$192];1;[$lookup.$B$2])*INDEX([$'category weights'.$B$2:.$G$99];INDEX([$'item weights'.$E$2:.$FA$2];1;[$lookup.$B$2]);['item weights'.$A12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1]" office:value-type="string" office:string-value="rifle_accuracy1" calcext:value-type="string">
            <text:p>rifle_accuracy1</text:p>
          </table:table-cell>
          <table:table-cell table:formula="of:=[$'item weights'.$D$121]" office:value-type="float" office:value="2" calcext:value-type="float">
            <text:p>2</text:p>
          </table:table-cell>
          <table:table-cell table:formula="of:=INDEX([$'item weights'.E121:.FA121];1;[$lookup.$B$2])/INDEX([$'item weights'.$E$192:.$FA$192];1;[$lookup.$B$2])*INDEX([$'category weights'.$B$2:.$G$99];INDEX([$'item weights'.$E$2:.$FA$2];1;[$lookup.$B$2]);['item weights'.$A12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2]" office:value-type="string" office:string-value="rifle_accuracy2" calcext:value-type="string">
            <text:p>rifle_accuracy2</text:p>
          </table:table-cell>
          <table:table-cell table:formula="of:=[$'item weights'.$D$122]" office:value-type="float" office:value="2" calcext:value-type="float">
            <text:p>2</text:p>
          </table:table-cell>
          <table:table-cell table:formula="of:=INDEX([$'item weights'.E122:.FA122];1;[$lookup.$B$2])/INDEX([$'item weights'.$E$192:.$FA$192];1;[$lookup.$B$2])*INDEX([$'category weights'.$B$2:.$G$99];INDEX([$'item weights'.$E$2:.$FA$2];1;[$lookup.$B$2]);['item weights'.$A12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3]" office:value-type="string" office:string-value="rifle_accuracy3" calcext:value-type="string">
            <text:p>rifle_accuracy3</text:p>
          </table:table-cell>
          <table:table-cell table:formula="of:=[$'item weights'.$D$123]" office:value-type="float" office:value="2" calcext:value-type="float">
            <text:p>2</text:p>
          </table:table-cell>
          <table:table-cell table:formula="of:=INDEX([$'item weights'.E123:.FA123];1;[$lookup.$B$2])/INDEX([$'item weights'.$E$192:.$FA$192];1;[$lookup.$B$2])*INDEX([$'category weights'.$B$2:.$G$99];INDEX([$'item weights'.$E$2:.$FA$2];1;[$lookup.$B$2]);['item weights'.$A12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4]" office:value-type="string" office:string-value="rifle_accuracy4" calcext:value-type="string">
            <text:p>rifle_accuracy4</text:p>
          </table:table-cell>
          <table:table-cell table:formula="of:=[$'item weights'.$D$124]" office:value-type="float" office:value="2" calcext:value-type="float">
            <text:p>2</text:p>
          </table:table-cell>
          <table:table-cell table:formula="of:=INDEX([$'item weights'.E124:.FA124];1;[$lookup.$B$2])/INDEX([$'item weights'.$E$192:.$FA$192];1;[$lookup.$B$2])*INDEX([$'category weights'.$B$2:.$G$99];INDEX([$'item weights'.$E$2:.$FA$2];1;[$lookup.$B$2]);['item weights'.$A12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5]" office:value-type="string" office:string-value="rifle_accuracy5" calcext:value-type="string">
            <text:p>rifle_accuracy5</text:p>
          </table:table-cell>
          <table:table-cell table:formula="of:=[$'item weights'.$D$125]" office:value-type="float" office:value="2" calcext:value-type="float">
            <text:p>2</text:p>
          </table:table-cell>
          <table:table-cell table:formula="of:=INDEX([$'item weights'.E125:.FA125];1;[$lookup.$B$2])/INDEX([$'item weights'.$E$192:.$FA$192];1;[$lookup.$B$2])*INDEX([$'category weights'.$B$2:.$G$99];INDEX([$'item weights'.$E$2:.$FA$2];1;[$lookup.$B$2]);['item weights'.$A12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6]" office:value-type="string" office:string-value="heavy_accuracy0" calcext:value-type="string">
            <text:p>heavy_accuracy0</text:p>
          </table:table-cell>
          <table:table-cell table:formula="of:=[$'item weights'.$D$126]" office:value-type="float" office:value="2" calcext:value-type="float">
            <text:p>2</text:p>
          </table:table-cell>
          <table:table-cell table:formula="of:=INDEX([$'item weights'.E126:.FA126];1;[$lookup.$B$2])/INDEX([$'item weights'.$E$192:.$FA$192];1;[$lookup.$B$2])*INDEX([$'category weights'.$B$2:.$G$99];INDEX([$'item weights'.$E$2:.$FA$2];1;[$lookup.$B$2]);['item weights'.$A12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7]" office:value-type="string" office:string-value="heavy_accuracy1" calcext:value-type="string">
            <text:p>heavy_accuracy1</text:p>
          </table:table-cell>
          <table:table-cell table:formula="of:=[$'item weights'.$D$127]" office:value-type="float" office:value="2" calcext:value-type="float">
            <text:p>2</text:p>
          </table:table-cell>
          <table:table-cell table:formula="of:=INDEX([$'item weights'.E127:.FA127];1;[$lookup.$B$2])/INDEX([$'item weights'.$E$192:.$FA$192];1;[$lookup.$B$2])*INDEX([$'category weights'.$B$2:.$G$99];INDEX([$'item weights'.$E$2:.$FA$2];1;[$lookup.$B$2]);['item weights'.$A12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8]" office:value-type="string" office:string-value="heavy_accuracy2" calcext:value-type="string">
            <text:p>heavy_accuracy2</text:p>
          </table:table-cell>
          <table:table-cell table:formula="of:=[$'item weights'.$D$128]" office:value-type="float" office:value="2" calcext:value-type="float">
            <text:p>2</text:p>
          </table:table-cell>
          <table:table-cell table:formula="of:=INDEX([$'item weights'.E128:.FA128];1;[$lookup.$B$2])/INDEX([$'item weights'.$E$192:.$FA$192];1;[$lookup.$B$2])*INDEX([$'category weights'.$B$2:.$G$99];INDEX([$'item weights'.$E$2:.$FA$2];1;[$lookup.$B$2]);['item weights'.$A12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29]" office:value-type="string" office:string-value="heavy_accuracy3" calcext:value-type="string">
            <text:p>heavy_accuracy3</text:p>
          </table:table-cell>
          <table:table-cell table:formula="of:=[$'item weights'.$D$129]" office:value-type="float" office:value="2" calcext:value-type="float">
            <text:p>2</text:p>
          </table:table-cell>
          <table:table-cell table:formula="of:=INDEX([$'item weights'.E129:.FA129];1;[$lookup.$B$2])/INDEX([$'item weights'.$E$192:.$FA$192];1;[$lookup.$B$2])*INDEX([$'category weights'.$B$2:.$G$99];INDEX([$'item weights'.$E$2:.$FA$2];1;[$lookup.$B$2]);['item weights'.$A12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0]" office:value-type="string" office:string-value="heavy_accuracy4" calcext:value-type="string">
            <text:p>heavy_accuracy4</text:p>
          </table:table-cell>
          <table:table-cell table:formula="of:=[$'item weights'.$D$130]" office:value-type="float" office:value="2" calcext:value-type="float">
            <text:p>2</text:p>
          </table:table-cell>
          <table:table-cell table:formula="of:=INDEX([$'item weights'.E130:.FA130];1;[$lookup.$B$2])/INDEX([$'item weights'.$E$192:.$FA$192];1;[$lookup.$B$2])*INDEX([$'category weights'.$B$2:.$G$99];INDEX([$'item weights'.$E$2:.$FA$2];1;[$lookup.$B$2]);['item weights'.$A13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1]" office:value-type="string" office:string-value="heavy_accuracy5" calcext:value-type="string">
            <text:p>heavy_accuracy5</text:p>
          </table:table-cell>
          <table:table-cell table:formula="of:=[$'item weights'.$D$131]" office:value-type="float" office:value="2" calcext:value-type="float">
            <text:p>2</text:p>
          </table:table-cell>
          <table:table-cell table:formula="of:=INDEX([$'item weights'.E131:.FA131];1;[$lookup.$B$2])/INDEX([$'item weights'.$E$192:.$FA$192];1;[$lookup.$B$2])*INDEX([$'category weights'.$B$2:.$G$99];INDEX([$'item weights'.$E$2:.$FA$2];1;[$lookup.$B$2]);['item weights'.$A13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2]" office:value-type="string" office:string-value="melee_speed0" calcext:value-type="string">
            <text:p>melee_speed0</text:p>
          </table:table-cell>
          <table:table-cell table:formula="of:=[$'item weights'.$D$132]" office:value-type="float" office:value="2" calcext:value-type="float">
            <text:p>2</text:p>
          </table:table-cell>
          <table:table-cell table:formula="of:=INDEX([$'item weights'.E132:.FA132];1;[$lookup.$B$2])/INDEX([$'item weights'.$E$192:.$FA$192];1;[$lookup.$B$2])*INDEX([$'category weights'.$B$2:.$G$99];INDEX([$'item weights'.$E$2:.$FA$2];1;[$lookup.$B$2]);['item weights'.$A13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3]" office:value-type="string" office:string-value="melee_speed1" calcext:value-type="string">
            <text:p>melee_speed1</text:p>
          </table:table-cell>
          <table:table-cell table:formula="of:=[$'item weights'.$D$133]" office:value-type="float" office:value="2" calcext:value-type="float">
            <text:p>2</text:p>
          </table:table-cell>
          <table:table-cell table:formula="of:=INDEX([$'item weights'.E133:.FA133];1;[$lookup.$B$2])/INDEX([$'item weights'.$E$192:.$FA$192];1;[$lookup.$B$2])*INDEX([$'category weights'.$B$2:.$G$99];INDEX([$'item weights'.$E$2:.$FA$2];1;[$lookup.$B$2]);['item weights'.$A13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4]" office:value-type="string" office:string-value="melee_speed2" calcext:value-type="string">
            <text:p>melee_speed2</text:p>
          </table:table-cell>
          <table:table-cell table:formula="of:=[$'item weights'.$D$134]" office:value-type="float" office:value="2" calcext:value-type="float">
            <text:p>2</text:p>
          </table:table-cell>
          <table:table-cell table:formula="of:=INDEX([$'item weights'.E134:.FA134];1;[$lookup.$B$2])/INDEX([$'item weights'.$E$192:.$FA$192];1;[$lookup.$B$2])*INDEX([$'category weights'.$B$2:.$G$99];INDEX([$'item weights'.$E$2:.$FA$2];1;[$lookup.$B$2]);['item weights'.$A13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5]" office:value-type="string" office:string-value="melee_speed3" calcext:value-type="string">
            <text:p>melee_speed3</text:p>
          </table:table-cell>
          <table:table-cell table:formula="of:=[$'item weights'.$D$135]" office:value-type="float" office:value="2" calcext:value-type="float">
            <text:p>2</text:p>
          </table:table-cell>
          <table:table-cell table:formula="of:=INDEX([$'item weights'.E135:.FA135];1;[$lookup.$B$2])/INDEX([$'item weights'.$E$192:.$FA$192];1;[$lookup.$B$2])*INDEX([$'category weights'.$B$2:.$G$99];INDEX([$'item weights'.$E$2:.$FA$2];1;[$lookup.$B$2]);['item weights'.$A13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6]" office:value-type="string" office:string-value="melee_speed4" calcext:value-type="string">
            <text:p>melee_speed4</text:p>
          </table:table-cell>
          <table:table-cell table:formula="of:=[$'item weights'.$D$136]" office:value-type="float" office:value="2" calcext:value-type="float">
            <text:p>2</text:p>
          </table:table-cell>
          <table:table-cell table:formula="of:=INDEX([$'item weights'.E136:.FA136];1;[$lookup.$B$2])/INDEX([$'item weights'.$E$192:.$FA$192];1;[$lookup.$B$2])*INDEX([$'category weights'.$B$2:.$G$99];INDEX([$'item weights'.$E$2:.$FA$2];1;[$lookup.$B$2]);['item weights'.$A13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7]" office:value-type="string" office:string-value="melee_speed5" calcext:value-type="string">
            <text:p>melee_speed5</text:p>
          </table:table-cell>
          <table:table-cell table:formula="of:=[$'item weights'.$D$137]" office:value-type="float" office:value="2" calcext:value-type="float">
            <text:p>2</text:p>
          </table:table-cell>
          <table:table-cell table:formula="of:=INDEX([$'item weights'.E137:.FA137];1;[$lookup.$B$2])/INDEX([$'item weights'.$E$192:.$FA$192];1;[$lookup.$B$2])*INDEX([$'category weights'.$B$2:.$G$99];INDEX([$'item weights'.$E$2:.$FA$2];1;[$lookup.$B$2]);['item weights'.$A13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8]" office:value-type="string" office:string-value="pistol_speed0" calcext:value-type="string">
            <text:p>pistol_speed0</text:p>
          </table:table-cell>
          <table:table-cell table:formula="of:=[$'item weights'.$D$138]" office:value-type="float" office:value="2" calcext:value-type="float">
            <text:p>2</text:p>
          </table:table-cell>
          <table:table-cell table:formula="of:=INDEX([$'item weights'.E138:.FA138];1;[$lookup.$B$2])/INDEX([$'item weights'.$E$192:.$FA$192];1;[$lookup.$B$2])*INDEX([$'category weights'.$B$2:.$G$99];INDEX([$'item weights'.$E$2:.$FA$2];1;[$lookup.$B$2]);['item weights'.$A13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39]" office:value-type="string" office:string-value="pistol_speed1" calcext:value-type="string">
            <text:p>pistol_speed1</text:p>
          </table:table-cell>
          <table:table-cell table:formula="of:=[$'item weights'.$D$139]" office:value-type="float" office:value="2" calcext:value-type="float">
            <text:p>2</text:p>
          </table:table-cell>
          <table:table-cell table:formula="of:=INDEX([$'item weights'.E139:.FA139];1;[$lookup.$B$2])/INDEX([$'item weights'.$E$192:.$FA$192];1;[$lookup.$B$2])*INDEX([$'category weights'.$B$2:.$G$99];INDEX([$'item weights'.$E$2:.$FA$2];1;[$lookup.$B$2]);['item weights'.$A13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0]" office:value-type="string" office:string-value="pistol_speed2" calcext:value-type="string">
            <text:p>pistol_speed2</text:p>
          </table:table-cell>
          <table:table-cell table:formula="of:=[$'item weights'.$D$140]" office:value-type="float" office:value="2" calcext:value-type="float">
            <text:p>2</text:p>
          </table:table-cell>
          <table:table-cell table:formula="of:=INDEX([$'item weights'.E140:.FA140];1;[$lookup.$B$2])/INDEX([$'item weights'.$E$192:.$FA$192];1;[$lookup.$B$2])*INDEX([$'category weights'.$B$2:.$G$99];INDEX([$'item weights'.$E$2:.$FA$2];1;[$lookup.$B$2]);['item weights'.$A14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1]" office:value-type="string" office:string-value="pistol_speed3" calcext:value-type="string">
            <text:p>pistol_speed3</text:p>
          </table:table-cell>
          <table:table-cell table:formula="of:=[$'item weights'.$D$141]" office:value-type="float" office:value="2" calcext:value-type="float">
            <text:p>2</text:p>
          </table:table-cell>
          <table:table-cell table:formula="of:=INDEX([$'item weights'.E141:.FA141];1;[$lookup.$B$2])/INDEX([$'item weights'.$E$192:.$FA$192];1;[$lookup.$B$2])*INDEX([$'category weights'.$B$2:.$G$99];INDEX([$'item weights'.$E$2:.$FA$2];1;[$lookup.$B$2]);['item weights'.$A14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2]" office:value-type="string" office:string-value="pistol_speed4" calcext:value-type="string">
            <text:p>pistol_speed4</text:p>
          </table:table-cell>
          <table:table-cell table:formula="of:=[$'item weights'.$D$142]" office:value-type="float" office:value="2" calcext:value-type="float">
            <text:p>2</text:p>
          </table:table-cell>
          <table:table-cell table:formula="of:=INDEX([$'item weights'.E142:.FA142];1;[$lookup.$B$2])/INDEX([$'item weights'.$E$192:.$FA$192];1;[$lookup.$B$2])*INDEX([$'category weights'.$B$2:.$G$99];INDEX([$'item weights'.$E$2:.$FA$2];1;[$lookup.$B$2]);['item weights'.$A14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3]" office:value-type="string" office:string-value="pistol_speed5" calcext:value-type="string">
            <text:p>pistol_speed5</text:p>
          </table:table-cell>
          <table:table-cell table:formula="of:=[$'item weights'.$D$143]" office:value-type="float" office:value="2" calcext:value-type="float">
            <text:p>2</text:p>
          </table:table-cell>
          <table:table-cell table:formula="of:=INDEX([$'item weights'.E143:.FA143];1;[$lookup.$B$2])/INDEX([$'item weights'.$E$192:.$FA$192];1;[$lookup.$B$2])*INDEX([$'category weights'.$B$2:.$G$99];INDEX([$'item weights'.$E$2:.$FA$2];1;[$lookup.$B$2]);['item weights'.$A14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4]" office:value-type="string" office:string-value="shotgun_speed0" calcext:value-type="string">
            <text:p>shotgun_speed0</text:p>
          </table:table-cell>
          <table:table-cell table:formula="of:=[$'item weights'.$D$144]" office:value-type="float" office:value="2" calcext:value-type="float">
            <text:p>2</text:p>
          </table:table-cell>
          <table:table-cell table:formula="of:=INDEX([$'item weights'.E144:.FA144];1;[$lookup.$B$2])/INDEX([$'item weights'.$E$192:.$FA$192];1;[$lookup.$B$2])*INDEX([$'category weights'.$B$2:.$G$99];INDEX([$'item weights'.$E$2:.$FA$2];1;[$lookup.$B$2]);['item weights'.$A14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5]" office:value-type="string" office:string-value="shotgun_speed1" calcext:value-type="string">
            <text:p>shotgun_speed1</text:p>
          </table:table-cell>
          <table:table-cell table:formula="of:=[$'item weights'.$D$145]" office:value-type="float" office:value="2" calcext:value-type="float">
            <text:p>2</text:p>
          </table:table-cell>
          <table:table-cell table:formula="of:=INDEX([$'item weights'.E145:.FA145];1;[$lookup.$B$2])/INDEX([$'item weights'.$E$192:.$FA$192];1;[$lookup.$B$2])*INDEX([$'category weights'.$B$2:.$G$99];INDEX([$'item weights'.$E$2:.$FA$2];1;[$lookup.$B$2]);['item weights'.$A14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6]" office:value-type="string" office:string-value="shotgun_speed2" calcext:value-type="string">
            <text:p>shotgun_speed2</text:p>
          </table:table-cell>
          <table:table-cell table:formula="of:=[$'item weights'.$D$146]" office:value-type="float" office:value="2" calcext:value-type="float">
            <text:p>2</text:p>
          </table:table-cell>
          <table:table-cell table:formula="of:=INDEX([$'item weights'.E146:.FA146];1;[$lookup.$B$2])/INDEX([$'item weights'.$E$192:.$FA$192];1;[$lookup.$B$2])*INDEX([$'category weights'.$B$2:.$G$99];INDEX([$'item weights'.$E$2:.$FA$2];1;[$lookup.$B$2]);['item weights'.$A14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7]" office:value-type="string" office:string-value="shotgun_speed3" calcext:value-type="string">
            <text:p>shotgun_speed3</text:p>
          </table:table-cell>
          <table:table-cell table:formula="of:=[$'item weights'.$D$147]" office:value-type="float" office:value="2" calcext:value-type="float">
            <text:p>2</text:p>
          </table:table-cell>
          <table:table-cell table:formula="of:=INDEX([$'item weights'.E147:.FA147];1;[$lookup.$B$2])/INDEX([$'item weights'.$E$192:.$FA$192];1;[$lookup.$B$2])*INDEX([$'category weights'.$B$2:.$G$99];INDEX([$'item weights'.$E$2:.$FA$2];1;[$lookup.$B$2]);['item weights'.$A14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8]" office:value-type="string" office:string-value="shotgun_speed4" calcext:value-type="string">
            <text:p>shotgun_speed4</text:p>
          </table:table-cell>
          <table:table-cell table:formula="of:=[$'item weights'.$D$148]" office:value-type="float" office:value="2" calcext:value-type="float">
            <text:p>2</text:p>
          </table:table-cell>
          <table:table-cell table:formula="of:=INDEX([$'item weights'.E148:.FA148];1;[$lookup.$B$2])/INDEX([$'item weights'.$E$192:.$FA$192];1;[$lookup.$B$2])*INDEX([$'category weights'.$B$2:.$G$99];INDEX([$'item weights'.$E$2:.$FA$2];1;[$lookup.$B$2]);['item weights'.$A14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49]" office:value-type="string" office:string-value="shotgun_speed5" calcext:value-type="string">
            <text:p>shotgun_speed5</text:p>
          </table:table-cell>
          <table:table-cell table:formula="of:=[$'item weights'.$D$149]" office:value-type="float" office:value="2" calcext:value-type="float">
            <text:p>2</text:p>
          </table:table-cell>
          <table:table-cell table:formula="of:=INDEX([$'item weights'.E149:.FA149];1;[$lookup.$B$2])/INDEX([$'item weights'.$E$192:.$FA$192];1;[$lookup.$B$2])*INDEX([$'category weights'.$B$2:.$G$99];INDEX([$'item weights'.$E$2:.$FA$2];1;[$lookup.$B$2]);['item weights'.$A14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0]" office:value-type="string" office:string-value="rifle_speed0" calcext:value-type="string">
            <text:p>rifle_speed0</text:p>
          </table:table-cell>
          <table:table-cell table:formula="of:=[$'item weights'.$D$150]" office:value-type="float" office:value="2" calcext:value-type="float">
            <text:p>2</text:p>
          </table:table-cell>
          <table:table-cell table:formula="of:=INDEX([$'item weights'.E150:.FA150];1;[$lookup.$B$2])/INDEX([$'item weights'.$E$192:.$FA$192];1;[$lookup.$B$2])*INDEX([$'category weights'.$B$2:.$G$99];INDEX([$'item weights'.$E$2:.$FA$2];1;[$lookup.$B$2]);['item weights'.$A15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1]" office:value-type="string" office:string-value="rifle_speed1" calcext:value-type="string">
            <text:p>rifle_speed1</text:p>
          </table:table-cell>
          <table:table-cell table:formula="of:=[$'item weights'.$D$151]" office:value-type="float" office:value="2" calcext:value-type="float">
            <text:p>2</text:p>
          </table:table-cell>
          <table:table-cell table:formula="of:=INDEX([$'item weights'.E151:.FA151];1;[$lookup.$B$2])/INDEX([$'item weights'.$E$192:.$FA$192];1;[$lookup.$B$2])*INDEX([$'category weights'.$B$2:.$G$99];INDEX([$'item weights'.$E$2:.$FA$2];1;[$lookup.$B$2]);['item weights'.$A15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2]" office:value-type="string" office:string-value="rifle_speed2" calcext:value-type="string">
            <text:p>rifle_speed2</text:p>
          </table:table-cell>
          <table:table-cell table:formula="of:=[$'item weights'.$D$152]" office:value-type="float" office:value="2" calcext:value-type="float">
            <text:p>2</text:p>
          </table:table-cell>
          <table:table-cell table:formula="of:=INDEX([$'item weights'.E152:.FA152];1;[$lookup.$B$2])/INDEX([$'item weights'.$E$192:.$FA$192];1;[$lookup.$B$2])*INDEX([$'category weights'.$B$2:.$G$99];INDEX([$'item weights'.$E$2:.$FA$2];1;[$lookup.$B$2]);['item weights'.$A15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3]" office:value-type="string" office:string-value="rifle_speed3" calcext:value-type="string">
            <text:p>rifle_speed3</text:p>
          </table:table-cell>
          <table:table-cell table:formula="of:=[$'item weights'.$D$153]" office:value-type="float" office:value="2" calcext:value-type="float">
            <text:p>2</text:p>
          </table:table-cell>
          <table:table-cell table:formula="of:=INDEX([$'item weights'.E153:.FA153];1;[$lookup.$B$2])/INDEX([$'item weights'.$E$192:.$FA$192];1;[$lookup.$B$2])*INDEX([$'category weights'.$B$2:.$G$99];INDEX([$'item weights'.$E$2:.$FA$2];1;[$lookup.$B$2]);['item weights'.$A15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4]" office:value-type="string" office:string-value="rifle_speed4" calcext:value-type="string">
            <text:p>rifle_speed4</text:p>
          </table:table-cell>
          <table:table-cell table:formula="of:=[$'item weights'.$D$154]" office:value-type="float" office:value="2" calcext:value-type="float">
            <text:p>2</text:p>
          </table:table-cell>
          <table:table-cell table:formula="of:=INDEX([$'item weights'.E154:.FA154];1;[$lookup.$B$2])/INDEX([$'item weights'.$E$192:.$FA$192];1;[$lookup.$B$2])*INDEX([$'category weights'.$B$2:.$G$99];INDEX([$'item weights'.$E$2:.$FA$2];1;[$lookup.$B$2]);['item weights'.$A15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5]" office:value-type="string" office:string-value="rifle_speed5" calcext:value-type="string">
            <text:p>rifle_speed5</text:p>
          </table:table-cell>
          <table:table-cell table:formula="of:=[$'item weights'.$D$155]" office:value-type="float" office:value="2" calcext:value-type="float">
            <text:p>2</text:p>
          </table:table-cell>
          <table:table-cell table:formula="of:=INDEX([$'item weights'.E155:.FA155];1;[$lookup.$B$2])/INDEX([$'item weights'.$E$192:.$FA$192];1;[$lookup.$B$2])*INDEX([$'category weights'.$B$2:.$G$99];INDEX([$'item weights'.$E$2:.$FA$2];1;[$lookup.$B$2]);['item weights'.$A15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6]" office:value-type="string" office:string-value="heavy_speed0" calcext:value-type="string">
            <text:p>heavy_speed0</text:p>
          </table:table-cell>
          <table:table-cell table:formula="of:=[$'item weights'.$D$156]" office:value-type="float" office:value="2" calcext:value-type="float">
            <text:p>2</text:p>
          </table:table-cell>
          <table:table-cell table:formula="of:=INDEX([$'item weights'.E156:.FA156];1;[$lookup.$B$2])/INDEX([$'item weights'.$E$192:.$FA$192];1;[$lookup.$B$2])*INDEX([$'category weights'.$B$2:.$G$99];INDEX([$'item weights'.$E$2:.$FA$2];1;[$lookup.$B$2]);['item weights'.$A15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7]" office:value-type="string" office:string-value="heavy_speed1" calcext:value-type="string">
            <text:p>heavy_speed1</text:p>
          </table:table-cell>
          <table:table-cell table:formula="of:=[$'item weights'.$D$157]" office:value-type="float" office:value="2" calcext:value-type="float">
            <text:p>2</text:p>
          </table:table-cell>
          <table:table-cell table:formula="of:=INDEX([$'item weights'.E157:.FA157];1;[$lookup.$B$2])/INDEX([$'item weights'.$E$192:.$FA$192];1;[$lookup.$B$2])*INDEX([$'category weights'.$B$2:.$G$99];INDEX([$'item weights'.$E$2:.$FA$2];1;[$lookup.$B$2]);['item weights'.$A15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8]" office:value-type="string" office:string-value="heavy_speed2" calcext:value-type="string">
            <text:p>heavy_speed2</text:p>
          </table:table-cell>
          <table:table-cell table:formula="of:=[$'item weights'.$D$158]" office:value-type="float" office:value="2" calcext:value-type="float">
            <text:p>2</text:p>
          </table:table-cell>
          <table:table-cell table:formula="of:=INDEX([$'item weights'.E158:.FA158];1;[$lookup.$B$2])/INDEX([$'item weights'.$E$192:.$FA$192];1;[$lookup.$B$2])*INDEX([$'category weights'.$B$2:.$G$99];INDEX([$'item weights'.$E$2:.$FA$2];1;[$lookup.$B$2]);['item weights'.$A15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59]" office:value-type="string" office:string-value="heavy_speed3" calcext:value-type="string">
            <text:p>heavy_speed3</text:p>
          </table:table-cell>
          <table:table-cell table:formula="of:=[$'item weights'.$D$159]" office:value-type="float" office:value="2" calcext:value-type="float">
            <text:p>2</text:p>
          </table:table-cell>
          <table:table-cell table:formula="of:=INDEX([$'item weights'.E159:.FA159];1;[$lookup.$B$2])/INDEX([$'item weights'.$E$192:.$FA$192];1;[$lookup.$B$2])*INDEX([$'category weights'.$B$2:.$G$99];INDEX([$'item weights'.$E$2:.$FA$2];1;[$lookup.$B$2]);['item weights'.$A15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0]" office:value-type="string" office:string-value="heavy_speed4" calcext:value-type="string">
            <text:p>heavy_speed4</text:p>
          </table:table-cell>
          <table:table-cell table:formula="of:=[$'item weights'.$D$160]" office:value-type="float" office:value="2" calcext:value-type="float">
            <text:p>2</text:p>
          </table:table-cell>
          <table:table-cell table:formula="of:=INDEX([$'item weights'.E160:.FA160];1;[$lookup.$B$2])/INDEX([$'item weights'.$E$192:.$FA$192];1;[$lookup.$B$2])*INDEX([$'category weights'.$B$2:.$G$99];INDEX([$'item weights'.$E$2:.$FA$2];1;[$lookup.$B$2]);['item weights'.$A16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1]" office:value-type="string" office:string-value="heavy_speed5" calcext:value-type="string">
            <text:p>heavy_speed5</text:p>
          </table:table-cell>
          <table:table-cell table:formula="of:=[$'item weights'.$D$161]" office:value-type="float" office:value="2" calcext:value-type="float">
            <text:p>2</text:p>
          </table:table-cell>
          <table:table-cell table:formula="of:=INDEX([$'item weights'.E161:.FA161];1;[$lookup.$B$2])/INDEX([$'item weights'.$E$192:.$FA$192];1;[$lookup.$B$2])*INDEX([$'category weights'.$B$2:.$G$99];INDEX([$'item weights'.$E$2:.$FA$2];1;[$lookup.$B$2]);['item weights'.$A16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2]" office:value-type="string" office:string-value="melee_reload0" calcext:value-type="string">
            <text:p>melee_reload0</text:p>
          </table:table-cell>
          <table:table-cell table:formula="of:=[$'item weights'.$D$162]" office:value-type="float" office:value="2" calcext:value-type="float">
            <text:p>2</text:p>
          </table:table-cell>
          <table:table-cell table:formula="of:=INDEX([$'item weights'.E162:.FA162];1;[$lookup.$B$2])/INDEX([$'item weights'.$E$192:.$FA$192];1;[$lookup.$B$2])*INDEX([$'category weights'.$B$2:.$G$99];INDEX([$'item weights'.$E$2:.$FA$2];1;[$lookup.$B$2]);['item weights'.$A16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3]" office:value-type="string" office:string-value="melee_reload1" calcext:value-type="string">
            <text:p>melee_reload1</text:p>
          </table:table-cell>
          <table:table-cell table:formula="of:=[$'item weights'.$D$163]" office:value-type="float" office:value="2" calcext:value-type="float">
            <text:p>2</text:p>
          </table:table-cell>
          <table:table-cell table:formula="of:=INDEX([$'item weights'.E163:.FA163];1;[$lookup.$B$2])/INDEX([$'item weights'.$E$192:.$FA$192];1;[$lookup.$B$2])*INDEX([$'category weights'.$B$2:.$G$99];INDEX([$'item weights'.$E$2:.$FA$2];1;[$lookup.$B$2]);['item weights'.$A16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4]" office:value-type="string" office:string-value="melee_reload2" calcext:value-type="string">
            <text:p>melee_reload2</text:p>
          </table:table-cell>
          <table:table-cell table:formula="of:=[$'item weights'.$D$164]" office:value-type="float" office:value="2" calcext:value-type="float">
            <text:p>2</text:p>
          </table:table-cell>
          <table:table-cell table:formula="of:=INDEX([$'item weights'.E164:.FA164];1;[$lookup.$B$2])/INDEX([$'item weights'.$E$192:.$FA$192];1;[$lookup.$B$2])*INDEX([$'category weights'.$B$2:.$G$99];INDEX([$'item weights'.$E$2:.$FA$2];1;[$lookup.$B$2]);['item weights'.$A16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5]" office:value-type="string" office:string-value="melee_reload3" calcext:value-type="string">
            <text:p>melee_reload3</text:p>
          </table:table-cell>
          <table:table-cell table:formula="of:=[$'item weights'.$D$165]" office:value-type="float" office:value="2" calcext:value-type="float">
            <text:p>2</text:p>
          </table:table-cell>
          <table:table-cell table:formula="of:=INDEX([$'item weights'.E165:.FA165];1;[$lookup.$B$2])/INDEX([$'item weights'.$E$192:.$FA$192];1;[$lookup.$B$2])*INDEX([$'category weights'.$B$2:.$G$99];INDEX([$'item weights'.$E$2:.$FA$2];1;[$lookup.$B$2]);['item weights'.$A16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6]" office:value-type="string" office:string-value="melee_reload4" calcext:value-type="string">
            <text:p>melee_reload4</text:p>
          </table:table-cell>
          <table:table-cell table:formula="of:=[$'item weights'.$D$166]" office:value-type="float" office:value="2" calcext:value-type="float">
            <text:p>2</text:p>
          </table:table-cell>
          <table:table-cell table:formula="of:=INDEX([$'item weights'.E166:.FA166];1;[$lookup.$B$2])/INDEX([$'item weights'.$E$192:.$FA$192];1;[$lookup.$B$2])*INDEX([$'category weights'.$B$2:.$G$99];INDEX([$'item weights'.$E$2:.$FA$2];1;[$lookup.$B$2]);['item weights'.$A16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7]" office:value-type="string" office:string-value="melee_reload5" calcext:value-type="string">
            <text:p>melee_reload5</text:p>
          </table:table-cell>
          <table:table-cell table:formula="of:=[$'item weights'.$D$167]" office:value-type="float" office:value="2" calcext:value-type="float">
            <text:p>2</text:p>
          </table:table-cell>
          <table:table-cell table:formula="of:=INDEX([$'item weights'.E167:.FA167];1;[$lookup.$B$2])/INDEX([$'item weights'.$E$192:.$FA$192];1;[$lookup.$B$2])*INDEX([$'category weights'.$B$2:.$G$99];INDEX([$'item weights'.$E$2:.$FA$2];1;[$lookup.$B$2]);['item weights'.$A16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8]" office:value-type="string" office:string-value="pistol_reload0" calcext:value-type="string">
            <text:p>pistol_reload0</text:p>
          </table:table-cell>
          <table:table-cell table:formula="of:=[$'item weights'.$D$168]" office:value-type="float" office:value="2" calcext:value-type="float">
            <text:p>2</text:p>
          </table:table-cell>
          <table:table-cell table:formula="of:=INDEX([$'item weights'.E168:.FA168];1;[$lookup.$B$2])/INDEX([$'item weights'.$E$192:.$FA$192];1;[$lookup.$B$2])*INDEX([$'category weights'.$B$2:.$G$99];INDEX([$'item weights'.$E$2:.$FA$2];1;[$lookup.$B$2]);['item weights'.$A16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69]" office:value-type="string" office:string-value="pistol_reload1" calcext:value-type="string">
            <text:p>pistol_reload1</text:p>
          </table:table-cell>
          <table:table-cell table:formula="of:=[$'item weights'.$D$169]" office:value-type="float" office:value="2" calcext:value-type="float">
            <text:p>2</text:p>
          </table:table-cell>
          <table:table-cell table:formula="of:=INDEX([$'item weights'.E169:.FA169];1;[$lookup.$B$2])/INDEX([$'item weights'.$E$192:.$FA$192];1;[$lookup.$B$2])*INDEX([$'category weights'.$B$2:.$G$99];INDEX([$'item weights'.$E$2:.$FA$2];1;[$lookup.$B$2]);['item weights'.$A16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0]" office:value-type="string" office:string-value="pistol_reload2" calcext:value-type="string">
            <text:p>pistol_reload2</text:p>
          </table:table-cell>
          <table:table-cell table:formula="of:=[$'item weights'.$D$170]" office:value-type="float" office:value="2" calcext:value-type="float">
            <text:p>2</text:p>
          </table:table-cell>
          <table:table-cell table:formula="of:=INDEX([$'item weights'.E170:.FA170];1;[$lookup.$B$2])/INDEX([$'item weights'.$E$192:.$FA$192];1;[$lookup.$B$2])*INDEX([$'category weights'.$B$2:.$G$99];INDEX([$'item weights'.$E$2:.$FA$2];1;[$lookup.$B$2]);['item weights'.$A17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1]" office:value-type="string" office:string-value="pistol_reload3" calcext:value-type="string">
            <text:p>pistol_reload3</text:p>
          </table:table-cell>
          <table:table-cell table:formula="of:=[$'item weights'.$D$171]" office:value-type="float" office:value="2" calcext:value-type="float">
            <text:p>2</text:p>
          </table:table-cell>
          <table:table-cell table:formula="of:=INDEX([$'item weights'.E171:.FA171];1;[$lookup.$B$2])/INDEX([$'item weights'.$E$192:.$FA$192];1;[$lookup.$B$2])*INDEX([$'category weights'.$B$2:.$G$99];INDEX([$'item weights'.$E$2:.$FA$2];1;[$lookup.$B$2]);['item weights'.$A17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2]" office:value-type="string" office:string-value="pistol_reload4" calcext:value-type="string">
            <text:p>pistol_reload4</text:p>
          </table:table-cell>
          <table:table-cell table:formula="of:=[$'item weights'.$D$172]" office:value-type="float" office:value="2" calcext:value-type="float">
            <text:p>2</text:p>
          </table:table-cell>
          <table:table-cell table:formula="of:=INDEX([$'item weights'.E172:.FA172];1;[$lookup.$B$2])/INDEX([$'item weights'.$E$192:.$FA$192];1;[$lookup.$B$2])*INDEX([$'category weights'.$B$2:.$G$99];INDEX([$'item weights'.$E$2:.$FA$2];1;[$lookup.$B$2]);['item weights'.$A17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3]" office:value-type="string" office:string-value="pistol_reload5" calcext:value-type="string">
            <text:p>pistol_reload5</text:p>
          </table:table-cell>
          <table:table-cell table:formula="of:=[$'item weights'.$D$173]" office:value-type="float" office:value="2" calcext:value-type="float">
            <text:p>2</text:p>
          </table:table-cell>
          <table:table-cell table:formula="of:=INDEX([$'item weights'.E173:.FA173];1;[$lookup.$B$2])/INDEX([$'item weights'.$E$192:.$FA$192];1;[$lookup.$B$2])*INDEX([$'category weights'.$B$2:.$G$99];INDEX([$'item weights'.$E$2:.$FA$2];1;[$lookup.$B$2]);['item weights'.$A17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4]" office:value-type="string" office:string-value="shotgun_reload0" calcext:value-type="string">
            <text:p>shotgun_reload0</text:p>
          </table:table-cell>
          <table:table-cell table:formula="of:=[$'item weights'.$D$174]" office:value-type="float" office:value="2" calcext:value-type="float">
            <text:p>2</text:p>
          </table:table-cell>
          <table:table-cell table:formula="of:=INDEX([$'item weights'.E174:.FA174];1;[$lookup.$B$2])/INDEX([$'item weights'.$E$192:.$FA$192];1;[$lookup.$B$2])*INDEX([$'category weights'.$B$2:.$G$99];INDEX([$'item weights'.$E$2:.$FA$2];1;[$lookup.$B$2]);['item weights'.$A17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5]" office:value-type="string" office:string-value="shotgun_reload1" calcext:value-type="string">
            <text:p>shotgun_reload1</text:p>
          </table:table-cell>
          <table:table-cell table:formula="of:=[$'item weights'.$D$175]" office:value-type="float" office:value="2" calcext:value-type="float">
            <text:p>2</text:p>
          </table:table-cell>
          <table:table-cell table:formula="of:=INDEX([$'item weights'.E175:.FA175];1;[$lookup.$B$2])/INDEX([$'item weights'.$E$192:.$FA$192];1;[$lookup.$B$2])*INDEX([$'category weights'.$B$2:.$G$99];INDEX([$'item weights'.$E$2:.$FA$2];1;[$lookup.$B$2]);['item weights'.$A17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6]" office:value-type="string" office:string-value="shotgun_reload2" calcext:value-type="string">
            <text:p>shotgun_reload2</text:p>
          </table:table-cell>
          <table:table-cell table:formula="of:=[$'item weights'.$D$176]" office:value-type="float" office:value="2" calcext:value-type="float">
            <text:p>2</text:p>
          </table:table-cell>
          <table:table-cell table:formula="of:=INDEX([$'item weights'.E176:.FA176];1;[$lookup.$B$2])/INDEX([$'item weights'.$E$192:.$FA$192];1;[$lookup.$B$2])*INDEX([$'category weights'.$B$2:.$G$99];INDEX([$'item weights'.$E$2:.$FA$2];1;[$lookup.$B$2]);['item weights'.$A17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7]" office:value-type="string" office:string-value="shotgun_reload3" calcext:value-type="string">
            <text:p>shotgun_reload3</text:p>
          </table:table-cell>
          <table:table-cell table:formula="of:=[$'item weights'.$D$177]" office:value-type="float" office:value="2" calcext:value-type="float">
            <text:p>2</text:p>
          </table:table-cell>
          <table:table-cell table:formula="of:=INDEX([$'item weights'.E177:.FA177];1;[$lookup.$B$2])/INDEX([$'item weights'.$E$192:.$FA$192];1;[$lookup.$B$2])*INDEX([$'category weights'.$B$2:.$G$99];INDEX([$'item weights'.$E$2:.$FA$2];1;[$lookup.$B$2]);['item weights'.$A17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8]" office:value-type="string" office:string-value="shotgun_reload4" calcext:value-type="string">
            <text:p>shotgun_reload4</text:p>
          </table:table-cell>
          <table:table-cell table:formula="of:=[$'item weights'.$D$178]" office:value-type="float" office:value="2" calcext:value-type="float">
            <text:p>2</text:p>
          </table:table-cell>
          <table:table-cell table:formula="of:=INDEX([$'item weights'.E178:.FA178];1;[$lookup.$B$2])/INDEX([$'item weights'.$E$192:.$FA$192];1;[$lookup.$B$2])*INDEX([$'category weights'.$B$2:.$G$99];INDEX([$'item weights'.$E$2:.$FA$2];1;[$lookup.$B$2]);['item weights'.$A17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79]" office:value-type="string" office:string-value="shotgun_reload5" calcext:value-type="string">
            <text:p>shotgun_reload5</text:p>
          </table:table-cell>
          <table:table-cell table:formula="of:=[$'item weights'.$D$179]" office:value-type="float" office:value="2" calcext:value-type="float">
            <text:p>2</text:p>
          </table:table-cell>
          <table:table-cell table:formula="of:=INDEX([$'item weights'.E179:.FA179];1;[$lookup.$B$2])/INDEX([$'item weights'.$E$192:.$FA$192];1;[$lookup.$B$2])*INDEX([$'category weights'.$B$2:.$G$99];INDEX([$'item weights'.$E$2:.$FA$2];1;[$lookup.$B$2]);['item weights'.$A17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0]" office:value-type="string" office:string-value="rifle_reload0" calcext:value-type="string">
            <text:p>rifle_reload0</text:p>
          </table:table-cell>
          <table:table-cell table:formula="of:=[$'item weights'.$D$180]" office:value-type="float" office:value="2" calcext:value-type="float">
            <text:p>2</text:p>
          </table:table-cell>
          <table:table-cell table:formula="of:=INDEX([$'item weights'.E180:.FA180];1;[$lookup.$B$2])/INDEX([$'item weights'.$E$192:.$FA$192];1;[$lookup.$B$2])*INDEX([$'category weights'.$B$2:.$G$99];INDEX([$'item weights'.$E$2:.$FA$2];1;[$lookup.$B$2]);['item weights'.$A18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1]" office:value-type="string" office:string-value="rifle_reload1" calcext:value-type="string">
            <text:p>rifle_reload1</text:p>
          </table:table-cell>
          <table:table-cell table:formula="of:=[$'item weights'.$D$181]" office:value-type="float" office:value="2" calcext:value-type="float">
            <text:p>2</text:p>
          </table:table-cell>
          <table:table-cell table:formula="of:=INDEX([$'item weights'.E181:.FA181];1;[$lookup.$B$2])/INDEX([$'item weights'.$E$192:.$FA$192];1;[$lookup.$B$2])*INDEX([$'category weights'.$B$2:.$G$99];INDEX([$'item weights'.$E$2:.$FA$2];1;[$lookup.$B$2]);['item weights'.$A18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2]" office:value-type="string" office:string-value="rifle_reload2" calcext:value-type="string">
            <text:p>rifle_reload2</text:p>
          </table:table-cell>
          <table:table-cell table:formula="of:=[$'item weights'.$D$182]" office:value-type="float" office:value="2" calcext:value-type="float">
            <text:p>2</text:p>
          </table:table-cell>
          <table:table-cell table:formula="of:=INDEX([$'item weights'.E182:.FA182];1;[$lookup.$B$2])/INDEX([$'item weights'.$E$192:.$FA$192];1;[$lookup.$B$2])*INDEX([$'category weights'.$B$2:.$G$99];INDEX([$'item weights'.$E$2:.$FA$2];1;[$lookup.$B$2]);['item weights'.$A182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3]" office:value-type="string" office:string-value="rifle_reload3" calcext:value-type="string">
            <text:p>rifle_reload3</text:p>
          </table:table-cell>
          <table:table-cell table:formula="of:=[$'item weights'.$D$183]" office:value-type="float" office:value="2" calcext:value-type="float">
            <text:p>2</text:p>
          </table:table-cell>
          <table:table-cell table:formula="of:=INDEX([$'item weights'.E183:.FA183];1;[$lookup.$B$2])/INDEX([$'item weights'.$E$192:.$FA$192];1;[$lookup.$B$2])*INDEX([$'category weights'.$B$2:.$G$99];INDEX([$'item weights'.$E$2:.$FA$2];1;[$lookup.$B$2]);['item weights'.$A183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4]" office:value-type="string" office:string-value="rifle_reload4" calcext:value-type="string">
            <text:p>rifle_reload4</text:p>
          </table:table-cell>
          <table:table-cell table:formula="of:=[$'item weights'.$D$184]" office:value-type="float" office:value="2" calcext:value-type="float">
            <text:p>2</text:p>
          </table:table-cell>
          <table:table-cell table:formula="of:=INDEX([$'item weights'.E184:.FA184];1;[$lookup.$B$2])/INDEX([$'item weights'.$E$192:.$FA$192];1;[$lookup.$B$2])*INDEX([$'category weights'.$B$2:.$G$99];INDEX([$'item weights'.$E$2:.$FA$2];1;[$lookup.$B$2]);['item weights'.$A184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5]" office:value-type="string" office:string-value="rifle_reload5" calcext:value-type="string">
            <text:p>rifle_reload5</text:p>
          </table:table-cell>
          <table:table-cell table:formula="of:=[$'item weights'.$D$185]" office:value-type="float" office:value="2" calcext:value-type="float">
            <text:p>2</text:p>
          </table:table-cell>
          <table:table-cell table:formula="of:=INDEX([$'item weights'.E185:.FA185];1;[$lookup.$B$2])/INDEX([$'item weights'.$E$192:.$FA$192];1;[$lookup.$B$2])*INDEX([$'category weights'.$B$2:.$G$99];INDEX([$'item weights'.$E$2:.$FA$2];1;[$lookup.$B$2]);['item weights'.$A185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6]" office:value-type="string" office:string-value="heavy_reload0" calcext:value-type="string">
            <text:p>heavy_reload0</text:p>
          </table:table-cell>
          <table:table-cell table:formula="of:=[$'item weights'.$D$186]" office:value-type="float" office:value="2" calcext:value-type="float">
            <text:p>2</text:p>
          </table:table-cell>
          <table:table-cell table:formula="of:=INDEX([$'item weights'.E186:.FA186];1;[$lookup.$B$2])/INDEX([$'item weights'.$E$192:.$FA$192];1;[$lookup.$B$2])*INDEX([$'category weights'.$B$2:.$G$99];INDEX([$'item weights'.$E$2:.$FA$2];1;[$lookup.$B$2]);['item weights'.$A186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7]" office:value-type="string" office:string-value="heavy_reload1" calcext:value-type="string">
            <text:p>heavy_reload1</text:p>
          </table:table-cell>
          <table:table-cell table:formula="of:=[$'item weights'.$D$187]" office:value-type="float" office:value="2" calcext:value-type="float">
            <text:p>2</text:p>
          </table:table-cell>
          <table:table-cell table:formula="of:=INDEX([$'item weights'.E187:.FA187];1;[$lookup.$B$2])/INDEX([$'item weights'.$E$192:.$FA$192];1;[$lookup.$B$2])*INDEX([$'category weights'.$B$2:.$G$99];INDEX([$'item weights'.$E$2:.$FA$2];1;[$lookup.$B$2]);['item weights'.$A187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8]" office:value-type="string" office:string-value="heavy_reload2" calcext:value-type="string">
            <text:p>heavy_reload2</text:p>
          </table:table-cell>
          <table:table-cell table:formula="of:=[$'item weights'.$D$188]" office:value-type="float" office:value="2" calcext:value-type="float">
            <text:p>2</text:p>
          </table:table-cell>
          <table:table-cell table:formula="of:=INDEX([$'item weights'.E188:.FA188];1;[$lookup.$B$2])/INDEX([$'item weights'.$E$192:.$FA$192];1;[$lookup.$B$2])*INDEX([$'category weights'.$B$2:.$G$99];INDEX([$'item weights'.$E$2:.$FA$2];1;[$lookup.$B$2]);['item weights'.$A188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89]" office:value-type="string" office:string-value="heavy_reload3" calcext:value-type="string">
            <text:p>heavy_reload3</text:p>
          </table:table-cell>
          <table:table-cell table:formula="of:=[$'item weights'.$D$189]" office:value-type="float" office:value="2" calcext:value-type="float">
            <text:p>2</text:p>
          </table:table-cell>
          <table:table-cell table:formula="of:=INDEX([$'item weights'.E189:.FA189];1;[$lookup.$B$2])/INDEX([$'item weights'.$E$192:.$FA$192];1;[$lookup.$B$2])*INDEX([$'category weights'.$B$2:.$G$99];INDEX([$'item weights'.$E$2:.$FA$2];1;[$lookup.$B$2]);['item weights'.$A189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90]" office:value-type="string" office:string-value="heavy_reload4" calcext:value-type="string">
            <text:p>heavy_reload4</text:p>
          </table:table-cell>
          <table:table-cell table:formula="of:=[$'item weights'.$D$190]" office:value-type="float" office:value="2" calcext:value-type="float">
            <text:p>2</text:p>
          </table:table-cell>
          <table:table-cell table:formula="of:=INDEX([$'item weights'.E190:.FA190];1;[$lookup.$B$2])/INDEX([$'item weights'.$E$192:.$FA$192];1;[$lookup.$B$2])*INDEX([$'category weights'.$B$2:.$G$99];INDEX([$'item weights'.$E$2:.$FA$2];1;[$lookup.$B$2]);['item weights'.$A190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formula="of:=[$'item weights'.$C$191]" office:value-type="string" office:string-value="heavy_reload5" calcext:value-type="string">
            <text:p>heavy_reload5</text:p>
          </table:table-cell>
          <table:table-cell table:formula="of:=[$'item weights'.$D$191]" office:value-type="float" office:value="2" calcext:value-type="float">
            <text:p>2</text:p>
          </table:table-cell>
          <table:table-cell table:formula="of:=INDEX([$'item weights'.E191:.FA191];1;[$lookup.$B$2])/INDEX([$'item weights'.$E$192:.$FA$192];1;[$lookup.$B$2])*INDEX([$'category weights'.$B$2:.$G$99];INDEX([$'item weights'.$E$2:.$FA$2];1;[$lookup.$B$2]);['item weights'.$A191])" office:value-type="float" office:value="0" calcext:value-type="float">
            <text:p>0</text:p>
          </table:table-cell>
          <table:table-cell table:number-columns-repeated="253"/>
        </table:table-row>
        <table:table-row table:style-name="ro1" table:visibility="filter">
          <table:table-cell table:number-columns-repeated="256"/>
        </table:table-row>
        <table:table-row table:style-name="ro1" table:visibility="filter">
          <table:table-cell table:formula="of:=[$'item weights'.$C$193]" office:value-type="string" office:string-value="slash0" calcext:value-type="string">
            <text:p>slash0</text:p>
          </table:table-cell>
          <table:table-cell table:formula="of:=[$'item weights'.$D$193]" office:value-type="float" office:value="3" calcext:value-type="float">
            <text:p>3</text:p>
          </table:table-cell>
          <table:table-cell table:formula="of:=INDEX([$'item weights'.E193:.FA193];1;[$lookup.$B$2])/INDEX([$'item weights'.$E$340:.$FA$340];1;[$lookup.$B$2])*INDEX([$'category weights'.$B$2:.$G$99];INDEX([$'item weights'.$E$2:.$FA$2];1;[$lookup.$B$2]);['item weights'.$A193])" office:value-type="string" office:string-value="" calcext:value-type="error">
            <text:p>#DIV/0!</text:p>
          </table:table-cell>
          <table:table-cell table:style-name="ce20"/>
          <table:table-cell table:number-columns-repeated="252"/>
        </table:table-row>
        <table:table-row table:style-name="ro1" table:visibility="filter">
          <table:table-cell table:formula="of:=[$'item weights'.$C$194]" office:value-type="string" office:string-value="slash1" calcext:value-type="string">
            <text:p>slash1</text:p>
          </table:table-cell>
          <table:table-cell table:formula="of:=[$'item weights'.$D$194]" office:value-type="float" office:value="3" calcext:value-type="float">
            <text:p>3</text:p>
          </table:table-cell>
          <table:table-cell table:formula="of:=INDEX([$'item weights'.E194:.FA194];1;[$lookup.$B$2])/INDEX([$'item weights'.$E$340:.$FA$340];1;[$lookup.$B$2])*INDEX([$'category weights'.$B$2:.$G$99];INDEX([$'item weights'.$E$2:.$FA$2];1;[$lookup.$B$2]);['item weights'.$A19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195]" office:value-type="string" office:string-value="slash2" calcext:value-type="string">
            <text:p>slash2</text:p>
          </table:table-cell>
          <table:table-cell table:formula="of:=[$'item weights'.$D$195]" office:value-type="float" office:value="3" calcext:value-type="float">
            <text:p>3</text:p>
          </table:table-cell>
          <table:table-cell table:formula="of:=INDEX([$'item weights'.E195:.FA195];1;[$lookup.$B$2])/INDEX([$'item weights'.$E$340:.$FA$340];1;[$lookup.$B$2])*INDEX([$'category weights'.$B$2:.$G$99];INDEX([$'item weights'.$E$2:.$FA$2];1;[$lookup.$B$2]);['item weights'.$A19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196]" office:value-type="string" office:string-value="slash3" calcext:value-type="string">
            <text:p>slash3</text:p>
          </table:table-cell>
          <table:table-cell table:formula="of:=[$'item weights'.$D$196]" office:value-type="float" office:value="3" calcext:value-type="float">
            <text:p>3</text:p>
          </table:table-cell>
          <table:table-cell table:formula="of:=INDEX([$'item weights'.E196:.FA196];1;[$lookup.$B$2])/INDEX([$'item weights'.$E$340:.$FA$340];1;[$lookup.$B$2])*INDEX([$'category weights'.$B$2:.$G$99];INDEX([$'item weights'.$E$2:.$FA$2];1;[$lookup.$B$2]);['item weights'.$A19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197]" office:value-type="string" office:string-value="slash4" calcext:value-type="string">
            <text:p>slash4</text:p>
          </table:table-cell>
          <table:table-cell table:formula="of:=[$'item weights'.$D$197]" office:value-type="float" office:value="3" calcext:value-type="float">
            <text:p>3</text:p>
          </table:table-cell>
          <table:table-cell table:formula="of:=INDEX([$'item weights'.E197:.FA197];1;[$lookup.$B$2])/INDEX([$'item weights'.$E$340:.$FA$340];1;[$lookup.$B$2])*INDEX([$'category weights'.$B$2:.$G$99];INDEX([$'item weights'.$E$2:.$FA$2];1;[$lookup.$B$2]);['item weights'.$A19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198]" office:value-type="string" office:string-value="slash5" calcext:value-type="string">
            <text:p>slash5</text:p>
          </table:table-cell>
          <table:table-cell table:formula="of:=[$'item weights'.$D$198]" office:value-type="float" office:value="3" calcext:value-type="float">
            <text:p>3</text:p>
          </table:table-cell>
          <table:table-cell table:formula="of:=INDEX([$'item weights'.E198:.FA198];1;[$lookup.$B$2])/INDEX([$'item weights'.$E$340:.$FA$340];1;[$lookup.$B$2])*INDEX([$'category weights'.$B$2:.$G$99];INDEX([$'item weights'.$E$2:.$FA$2];1;[$lookup.$B$2]);['item weights'.$A19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199]" office:value-type="string" office:string-value="slash6" calcext:value-type="string">
            <text:p>slash6</text:p>
          </table:table-cell>
          <table:table-cell table:formula="of:=[$'item weights'.$D$199]" office:value-type="float" office:value="3" calcext:value-type="float">
            <text:p>3</text:p>
          </table:table-cell>
          <table:table-cell table:formula="of:=INDEX([$'item weights'.E199:.FA199];1;[$lookup.$B$2])/INDEX([$'item weights'.$E$340:.$FA$340];1;[$lookup.$B$2])*INDEX([$'category weights'.$B$2:.$G$99];INDEX([$'item weights'.$E$2:.$FA$2];1;[$lookup.$B$2]);['item weights'.$A19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0]" office:value-type="string" office:string-value="slash7" calcext:value-type="string">
            <text:p>slash7</text:p>
          </table:table-cell>
          <table:table-cell table:formula="of:=[$'item weights'.$D$200]" office:value-type="float" office:value="3" calcext:value-type="float">
            <text:p>3</text:p>
          </table:table-cell>
          <table:table-cell table:formula="of:=INDEX([$'item weights'.E200:.FA200];1;[$lookup.$B$2])/INDEX([$'item weights'.$E$340:.$FA$340];1;[$lookup.$B$2])*INDEX([$'category weights'.$B$2:.$G$99];INDEX([$'item weights'.$E$2:.$FA$2];1;[$lookup.$B$2]);['item weights'.$A20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1]" office:value-type="string" office:string-value="slash8" calcext:value-type="string">
            <text:p>slash8</text:p>
          </table:table-cell>
          <table:table-cell table:formula="of:=[$'item weights'.$D$201]" office:value-type="float" office:value="3" calcext:value-type="float">
            <text:p>3</text:p>
          </table:table-cell>
          <table:table-cell table:formula="of:=INDEX([$'item weights'.E201:.FA201];1;[$lookup.$B$2])/INDEX([$'item weights'.$E$340:.$FA$340];1;[$lookup.$B$2])*INDEX([$'category weights'.$B$2:.$G$99];INDEX([$'item weights'.$E$2:.$FA$2];1;[$lookup.$B$2]);['item weights'.$A20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2]" office:value-type="string" office:string-value="slash9" calcext:value-type="string">
            <text:p>slash9</text:p>
          </table:table-cell>
          <table:table-cell table:formula="of:=[$'item weights'.$D$202]" office:value-type="float" office:value="3" calcext:value-type="float">
            <text:p>3</text:p>
          </table:table-cell>
          <table:table-cell table:formula="of:=INDEX([$'item weights'.E202:.FA202];1;[$lookup.$B$2])/INDEX([$'item weights'.$E$340:.$FA$340];1;[$lookup.$B$2])*INDEX([$'category weights'.$B$2:.$G$99];INDEX([$'item weights'.$E$2:.$FA$2];1;[$lookup.$B$2]);['item weights'.$A20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3]" office:value-type="string" office:string-value="slash10" calcext:value-type="string">
            <text:p>slash10</text:p>
          </table:table-cell>
          <table:table-cell table:formula="of:=[$'item weights'.$D$203]" office:value-type="float" office:value="3" calcext:value-type="float">
            <text:p>3</text:p>
          </table:table-cell>
          <table:table-cell table:formula="of:=INDEX([$'item weights'.E203:.FA203];1;[$lookup.$B$2])/INDEX([$'item weights'.$E$340:.$FA$340];1;[$lookup.$B$2])*INDEX([$'category weights'.$B$2:.$G$99];INDEX([$'item weights'.$E$2:.$FA$2];1;[$lookup.$B$2]);['item weights'.$A20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4]" office:value-type="string" office:string-value="slash11" calcext:value-type="string">
            <text:p>slash11</text:p>
          </table:table-cell>
          <table:table-cell table:formula="of:=[$'item weights'.$D$204]" office:value-type="float" office:value="3" calcext:value-type="float">
            <text:p>3</text:p>
          </table:table-cell>
          <table:table-cell table:formula="of:=INDEX([$'item weights'.E204:.FA204];1;[$lookup.$B$2])/INDEX([$'item weights'.$E$340:.$FA$340];1;[$lookup.$B$2])*INDEX([$'category weights'.$B$2:.$G$99];INDEX([$'item weights'.$E$2:.$FA$2];1;[$lookup.$B$2]);['item weights'.$A20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5]" office:value-type="string" office:string-value="slash12" calcext:value-type="string">
            <text:p>slash12</text:p>
          </table:table-cell>
          <table:table-cell table:formula="of:=[$'item weights'.$D$205]" office:value-type="float" office:value="3" calcext:value-type="float">
            <text:p>3</text:p>
          </table:table-cell>
          <table:table-cell table:formula="of:=INDEX([$'item weights'.E205:.FA205];1;[$lookup.$B$2])/INDEX([$'item weights'.$E$340:.$FA$340];1;[$lookup.$B$2])*INDEX([$'category weights'.$B$2:.$G$99];INDEX([$'item weights'.$E$2:.$FA$2];1;[$lookup.$B$2]);['item weights'.$A20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6]" office:value-type="string" office:string-value="slash13" calcext:value-type="string">
            <text:p>slash13</text:p>
          </table:table-cell>
          <table:table-cell table:formula="of:=[$'item weights'.$D$206]" office:value-type="float" office:value="3" calcext:value-type="float">
            <text:p>3</text:p>
          </table:table-cell>
          <table:table-cell table:formula="of:=INDEX([$'item weights'.E206:.FA206];1;[$lookup.$B$2])/INDEX([$'item weights'.$E$340:.$FA$340];1;[$lookup.$B$2])*INDEX([$'category weights'.$B$2:.$G$99];INDEX([$'item weights'.$E$2:.$FA$2];1;[$lookup.$B$2]);['item weights'.$A20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7]" office:value-type="string" office:string-value="slash14" calcext:value-type="string">
            <text:p>slash14</text:p>
          </table:table-cell>
          <table:table-cell table:formula="of:=[$'item weights'.$D$207]" office:value-type="float" office:value="3" calcext:value-type="float">
            <text:p>3</text:p>
          </table:table-cell>
          <table:table-cell table:formula="of:=INDEX([$'item weights'.E207:.FA207];1;[$lookup.$B$2])/INDEX([$'item weights'.$E$340:.$FA$340];1;[$lookup.$B$2])*INDEX([$'category weights'.$B$2:.$G$99];INDEX([$'item weights'.$E$2:.$FA$2];1;[$lookup.$B$2]);['item weights'.$A20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8]" office:value-type="string" office:string-value="slash15" calcext:value-type="string">
            <text:p>slash15</text:p>
          </table:table-cell>
          <table:table-cell table:formula="of:=[$'item weights'.$D$208]" office:value-type="float" office:value="3" calcext:value-type="float">
            <text:p>3</text:p>
          </table:table-cell>
          <table:table-cell table:formula="of:=INDEX([$'item weights'.E208:.FA208];1;[$lookup.$B$2])/INDEX([$'item weights'.$E$340:.$FA$340];1;[$lookup.$B$2])*INDEX([$'category weights'.$B$2:.$G$99];INDEX([$'item weights'.$E$2:.$FA$2];1;[$lookup.$B$2]);['item weights'.$A20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09]" office:value-type="string" office:string-value="slash16" calcext:value-type="string">
            <text:p>slash16</text:p>
          </table:table-cell>
          <table:table-cell table:formula="of:=[$'item weights'.$D$209]" office:value-type="float" office:value="3" calcext:value-type="float">
            <text:p>3</text:p>
          </table:table-cell>
          <table:table-cell table:formula="of:=INDEX([$'item weights'.E209:.FA209];1;[$lookup.$B$2])/INDEX([$'item weights'.$E$340:.$FA$340];1;[$lookup.$B$2])*INDEX([$'category weights'.$B$2:.$G$99];INDEX([$'item weights'.$E$2:.$FA$2];1;[$lookup.$B$2]);['item weights'.$A20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0]" office:value-type="string" office:string-value="slash17" calcext:value-type="string">
            <text:p>slash17</text:p>
          </table:table-cell>
          <table:table-cell table:formula="of:=[$'item weights'.$D$210]" office:value-type="float" office:value="3" calcext:value-type="float">
            <text:p>3</text:p>
          </table:table-cell>
          <table:table-cell table:formula="of:=INDEX([$'item weights'.E210:.FA210];1;[$lookup.$B$2])/INDEX([$'item weights'.$E$340:.$FA$340];1;[$lookup.$B$2])*INDEX([$'category weights'.$B$2:.$G$99];INDEX([$'item weights'.$E$2:.$FA$2];1;[$lookup.$B$2]);['item weights'.$A21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1]" office:value-type="string" office:string-value="slash18" calcext:value-type="string">
            <text:p>slash18</text:p>
          </table:table-cell>
          <table:table-cell table:formula="of:=[$'item weights'.$D$211]" office:value-type="float" office:value="3" calcext:value-type="float">
            <text:p>3</text:p>
          </table:table-cell>
          <table:table-cell table:formula="of:=INDEX([$'item weights'.E211:.FA211];1;[$lookup.$B$2])/INDEX([$'item weights'.$E$340:.$FA$340];1;[$lookup.$B$2])*INDEX([$'category weights'.$B$2:.$G$99];INDEX([$'item weights'.$E$2:.$FA$2];1;[$lookup.$B$2]);['item weights'.$A21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2]" office:value-type="string" office:string-value="slash19" calcext:value-type="string">
            <text:p>slash19</text:p>
          </table:table-cell>
          <table:table-cell table:formula="of:=[$'item weights'.$D$212]" office:value-type="float" office:value="3" calcext:value-type="float">
            <text:p>3</text:p>
          </table:table-cell>
          <table:table-cell table:formula="of:=INDEX([$'item weights'.E212:.FA212];1;[$lookup.$B$2])/INDEX([$'item weights'.$E$340:.$FA$340];1;[$lookup.$B$2])*INDEX([$'category weights'.$B$2:.$G$99];INDEX([$'item weights'.$E$2:.$FA$2];1;[$lookup.$B$2]);['item weights'.$A21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3]" office:value-type="string" office:string-value="slash20" calcext:value-type="string">
            <text:p>slash20</text:p>
          </table:table-cell>
          <table:table-cell table:formula="of:=[$'item weights'.$D$213]" office:value-type="float" office:value="3" calcext:value-type="float">
            <text:p>3</text:p>
          </table:table-cell>
          <table:table-cell table:formula="of:=INDEX([$'item weights'.E213:.FA213];1;[$lookup.$B$2])/INDEX([$'item weights'.$E$340:.$FA$340];1;[$lookup.$B$2])*INDEX([$'category weights'.$B$2:.$G$99];INDEX([$'item weights'.$E$2:.$FA$2];1;[$lookup.$B$2]);['item weights'.$A21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4]" office:value-type="string" office:string-value="blunt0" calcext:value-type="string">
            <text:p>blunt0</text:p>
          </table:table-cell>
          <table:table-cell table:formula="of:=[$'item weights'.$D$214]" office:value-type="float" office:value="3" calcext:value-type="float">
            <text:p>3</text:p>
          </table:table-cell>
          <table:table-cell table:formula="of:=INDEX([$'item weights'.E214:.FA214];1;[$lookup.$B$2])/INDEX([$'item weights'.$E$340:.$FA$340];1;[$lookup.$B$2])*INDEX([$'category weights'.$B$2:.$G$99];INDEX([$'item weights'.$E$2:.$FA$2];1;[$lookup.$B$2]);['item weights'.$A21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5]" office:value-type="string" office:string-value="blunt1" calcext:value-type="string">
            <text:p>blunt1</text:p>
          </table:table-cell>
          <table:table-cell table:formula="of:=[$'item weights'.$D$215]" office:value-type="float" office:value="3" calcext:value-type="float">
            <text:p>3</text:p>
          </table:table-cell>
          <table:table-cell table:formula="of:=INDEX([$'item weights'.E215:.FA215];1;[$lookup.$B$2])/INDEX([$'item weights'.$E$340:.$FA$340];1;[$lookup.$B$2])*INDEX([$'category weights'.$B$2:.$G$99];INDEX([$'item weights'.$E$2:.$FA$2];1;[$lookup.$B$2]);['item weights'.$A21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6]" office:value-type="string" office:string-value="blunt2" calcext:value-type="string">
            <text:p>blunt2</text:p>
          </table:table-cell>
          <table:table-cell table:formula="of:=[$'item weights'.$D$216]" office:value-type="float" office:value="3" calcext:value-type="float">
            <text:p>3</text:p>
          </table:table-cell>
          <table:table-cell table:formula="of:=INDEX([$'item weights'.E216:.FA216];1;[$lookup.$B$2])/INDEX([$'item weights'.$E$340:.$FA$340];1;[$lookup.$B$2])*INDEX([$'category weights'.$B$2:.$G$99];INDEX([$'item weights'.$E$2:.$FA$2];1;[$lookup.$B$2]);['item weights'.$A21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7]" office:value-type="string" office:string-value="blunt3" calcext:value-type="string">
            <text:p>blunt3</text:p>
          </table:table-cell>
          <table:table-cell table:formula="of:=[$'item weights'.$D$217]" office:value-type="float" office:value="3" calcext:value-type="float">
            <text:p>3</text:p>
          </table:table-cell>
          <table:table-cell table:formula="of:=INDEX([$'item weights'.E217:.FA217];1;[$lookup.$B$2])/INDEX([$'item weights'.$E$340:.$FA$340];1;[$lookup.$B$2])*INDEX([$'category weights'.$B$2:.$G$99];INDEX([$'item weights'.$E$2:.$FA$2];1;[$lookup.$B$2]);['item weights'.$A21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8]" office:value-type="string" office:string-value="blunt4" calcext:value-type="string">
            <text:p>blunt4</text:p>
          </table:table-cell>
          <table:table-cell table:formula="of:=[$'item weights'.$D$218]" office:value-type="float" office:value="3" calcext:value-type="float">
            <text:p>3</text:p>
          </table:table-cell>
          <table:table-cell table:formula="of:=INDEX([$'item weights'.E218:.FA218];1;[$lookup.$B$2])/INDEX([$'item weights'.$E$340:.$FA$340];1;[$lookup.$B$2])*INDEX([$'category weights'.$B$2:.$G$99];INDEX([$'item weights'.$E$2:.$FA$2];1;[$lookup.$B$2]);['item weights'.$A21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19]" office:value-type="string" office:string-value="blunt5" calcext:value-type="string">
            <text:p>blunt5</text:p>
          </table:table-cell>
          <table:table-cell table:formula="of:=[$'item weights'.$D$219]" office:value-type="float" office:value="3" calcext:value-type="float">
            <text:p>3</text:p>
          </table:table-cell>
          <table:table-cell table:formula="of:=INDEX([$'item weights'.E219:.FA219];1;[$lookup.$B$2])/INDEX([$'item weights'.$E$340:.$FA$340];1;[$lookup.$B$2])*INDEX([$'category weights'.$B$2:.$G$99];INDEX([$'item weights'.$E$2:.$FA$2];1;[$lookup.$B$2]);['item weights'.$A21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0]" office:value-type="string" office:string-value="blunt6" calcext:value-type="string">
            <text:p>blunt6</text:p>
          </table:table-cell>
          <table:table-cell table:formula="of:=[$'item weights'.$D$220]" office:value-type="float" office:value="3" calcext:value-type="float">
            <text:p>3</text:p>
          </table:table-cell>
          <table:table-cell table:formula="of:=INDEX([$'item weights'.E220:.FA220];1;[$lookup.$B$2])/INDEX([$'item weights'.$E$340:.$FA$340];1;[$lookup.$B$2])*INDEX([$'category weights'.$B$2:.$G$99];INDEX([$'item weights'.$E$2:.$FA$2];1;[$lookup.$B$2]);['item weights'.$A22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1]" office:value-type="string" office:string-value="blunt7" calcext:value-type="string">
            <text:p>blunt7</text:p>
          </table:table-cell>
          <table:table-cell table:formula="of:=[$'item weights'.$D$221]" office:value-type="float" office:value="3" calcext:value-type="float">
            <text:p>3</text:p>
          </table:table-cell>
          <table:table-cell table:formula="of:=INDEX([$'item weights'.E221:.FA221];1;[$lookup.$B$2])/INDEX([$'item weights'.$E$340:.$FA$340];1;[$lookup.$B$2])*INDEX([$'category weights'.$B$2:.$G$99];INDEX([$'item weights'.$E$2:.$FA$2];1;[$lookup.$B$2]);['item weights'.$A22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2]" office:value-type="string" office:string-value="blunt8" calcext:value-type="string">
            <text:p>blunt8</text:p>
          </table:table-cell>
          <table:table-cell table:formula="of:=[$'item weights'.$D$222]" office:value-type="float" office:value="3" calcext:value-type="float">
            <text:p>3</text:p>
          </table:table-cell>
          <table:table-cell table:formula="of:=INDEX([$'item weights'.E222:.FA222];1;[$lookup.$B$2])/INDEX([$'item weights'.$E$340:.$FA$340];1;[$lookup.$B$2])*INDEX([$'category weights'.$B$2:.$G$99];INDEX([$'item weights'.$E$2:.$FA$2];1;[$lookup.$B$2]);['item weights'.$A22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3]" office:value-type="string" office:string-value="blunt9" calcext:value-type="string">
            <text:p>blunt9</text:p>
          </table:table-cell>
          <table:table-cell table:formula="of:=[$'item weights'.$D$223]" office:value-type="float" office:value="3" calcext:value-type="float">
            <text:p>3</text:p>
          </table:table-cell>
          <table:table-cell table:formula="of:=INDEX([$'item weights'.E223:.FA223];1;[$lookup.$B$2])/INDEX([$'item weights'.$E$340:.$FA$340];1;[$lookup.$B$2])*INDEX([$'category weights'.$B$2:.$G$99];INDEX([$'item weights'.$E$2:.$FA$2];1;[$lookup.$B$2]);['item weights'.$A22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4]" office:value-type="string" office:string-value="blunt10" calcext:value-type="string">
            <text:p>blunt10</text:p>
          </table:table-cell>
          <table:table-cell table:formula="of:=[$'item weights'.$D$224]" office:value-type="float" office:value="3" calcext:value-type="float">
            <text:p>3</text:p>
          </table:table-cell>
          <table:table-cell table:formula="of:=INDEX([$'item weights'.E224:.FA224];1;[$lookup.$B$2])/INDEX([$'item weights'.$E$340:.$FA$340];1;[$lookup.$B$2])*INDEX([$'category weights'.$B$2:.$G$99];INDEX([$'item weights'.$E$2:.$FA$2];1;[$lookup.$B$2]);['item weights'.$A22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5]" office:value-type="string" office:string-value="blunt11" calcext:value-type="string">
            <text:p>blunt11</text:p>
          </table:table-cell>
          <table:table-cell table:formula="of:=[$'item weights'.$D$225]" office:value-type="float" office:value="3" calcext:value-type="float">
            <text:p>3</text:p>
          </table:table-cell>
          <table:table-cell table:formula="of:=INDEX([$'item weights'.E225:.FA225];1;[$lookup.$B$2])/INDEX([$'item weights'.$E$340:.$FA$340];1;[$lookup.$B$2])*INDEX([$'category weights'.$B$2:.$G$99];INDEX([$'item weights'.$E$2:.$FA$2];1;[$lookup.$B$2]);['item weights'.$A22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6]" office:value-type="string" office:string-value="blunt12" calcext:value-type="string">
            <text:p>blunt12</text:p>
          </table:table-cell>
          <table:table-cell table:formula="of:=[$'item weights'.$D$226]" office:value-type="float" office:value="3" calcext:value-type="float">
            <text:p>3</text:p>
          </table:table-cell>
          <table:table-cell table:formula="of:=INDEX([$'item weights'.E226:.FA226];1;[$lookup.$B$2])/INDEX([$'item weights'.$E$340:.$FA$340];1;[$lookup.$B$2])*INDEX([$'category weights'.$B$2:.$G$99];INDEX([$'item weights'.$E$2:.$FA$2];1;[$lookup.$B$2]);['item weights'.$A22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7]" office:value-type="string" office:string-value="blunt13" calcext:value-type="string">
            <text:p>blunt13</text:p>
          </table:table-cell>
          <table:table-cell table:formula="of:=[$'item weights'.$D$227]" office:value-type="float" office:value="3" calcext:value-type="float">
            <text:p>3</text:p>
          </table:table-cell>
          <table:table-cell table:formula="of:=INDEX([$'item weights'.E227:.FA227];1;[$lookup.$B$2])/INDEX([$'item weights'.$E$340:.$FA$340];1;[$lookup.$B$2])*INDEX([$'category weights'.$B$2:.$G$99];INDEX([$'item weights'.$E$2:.$FA$2];1;[$lookup.$B$2]);['item weights'.$A22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8]" office:value-type="string" office:string-value="blunt14" calcext:value-type="string">
            <text:p>blunt14</text:p>
          </table:table-cell>
          <table:table-cell table:formula="of:=[$'item weights'.$D$228]" office:value-type="float" office:value="3" calcext:value-type="float">
            <text:p>3</text:p>
          </table:table-cell>
          <table:table-cell table:formula="of:=INDEX([$'item weights'.E228:.FA228];1;[$lookup.$B$2])/INDEX([$'item weights'.$E$340:.$FA$340];1;[$lookup.$B$2])*INDEX([$'category weights'.$B$2:.$G$99];INDEX([$'item weights'.$E$2:.$FA$2];1;[$lookup.$B$2]);['item weights'.$A22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29]" office:value-type="string" office:string-value="blunt15" calcext:value-type="string">
            <text:p>blunt15</text:p>
          </table:table-cell>
          <table:table-cell table:formula="of:=[$'item weights'.$D$229]" office:value-type="float" office:value="3" calcext:value-type="float">
            <text:p>3</text:p>
          </table:table-cell>
          <table:table-cell table:formula="of:=INDEX([$'item weights'.E229:.FA229];1;[$lookup.$B$2])/INDEX([$'item weights'.$E$340:.$FA$340];1;[$lookup.$B$2])*INDEX([$'category weights'.$B$2:.$G$99];INDEX([$'item weights'.$E$2:.$FA$2];1;[$lookup.$B$2]);['item weights'.$A22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0]" office:value-type="string" office:string-value="blunt16" calcext:value-type="string">
            <text:p>blunt16</text:p>
          </table:table-cell>
          <table:table-cell table:formula="of:=[$'item weights'.$D$230]" office:value-type="float" office:value="3" calcext:value-type="float">
            <text:p>3</text:p>
          </table:table-cell>
          <table:table-cell table:formula="of:=INDEX([$'item weights'.E230:.FA230];1;[$lookup.$B$2])/INDEX([$'item weights'.$E$340:.$FA$340];1;[$lookup.$B$2])*INDEX([$'category weights'.$B$2:.$G$99];INDEX([$'item weights'.$E$2:.$FA$2];1;[$lookup.$B$2]);['item weights'.$A23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1]" office:value-type="string" office:string-value="blunt17" calcext:value-type="string">
            <text:p>blunt17</text:p>
          </table:table-cell>
          <table:table-cell table:formula="of:=[$'item weights'.$D$231]" office:value-type="float" office:value="3" calcext:value-type="float">
            <text:p>3</text:p>
          </table:table-cell>
          <table:table-cell table:formula="of:=INDEX([$'item weights'.E231:.FA231];1;[$lookup.$B$2])/INDEX([$'item weights'.$E$340:.$FA$340];1;[$lookup.$B$2])*INDEX([$'category weights'.$B$2:.$G$99];INDEX([$'item weights'.$E$2:.$FA$2];1;[$lookup.$B$2]);['item weights'.$A23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2]" office:value-type="string" office:string-value="blunt18" calcext:value-type="string">
            <text:p>blunt18</text:p>
          </table:table-cell>
          <table:table-cell table:formula="of:=[$'item weights'.$D$232]" office:value-type="float" office:value="3" calcext:value-type="float">
            <text:p>3</text:p>
          </table:table-cell>
          <table:table-cell table:formula="of:=INDEX([$'item weights'.E232:.FA232];1;[$lookup.$B$2])/INDEX([$'item weights'.$E$340:.$FA$340];1;[$lookup.$B$2])*INDEX([$'category weights'.$B$2:.$G$99];INDEX([$'item weights'.$E$2:.$FA$2];1;[$lookup.$B$2]);['item weights'.$A23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3]" office:value-type="string" office:string-value="blunt19" calcext:value-type="string">
            <text:p>blunt19</text:p>
          </table:table-cell>
          <table:table-cell table:formula="of:=[$'item weights'.$D$233]" office:value-type="float" office:value="3" calcext:value-type="float">
            <text:p>3</text:p>
          </table:table-cell>
          <table:table-cell table:formula="of:=INDEX([$'item weights'.E233:.FA233];1;[$lookup.$B$2])/INDEX([$'item weights'.$E$340:.$FA$340];1;[$lookup.$B$2])*INDEX([$'category weights'.$B$2:.$G$99];INDEX([$'item weights'.$E$2:.$FA$2];1;[$lookup.$B$2]);['item weights'.$A23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4]" office:value-type="string" office:string-value="blunt20" calcext:value-type="string">
            <text:p>blunt20</text:p>
          </table:table-cell>
          <table:table-cell table:formula="of:=[$'item weights'.$D$234]" office:value-type="float" office:value="3" calcext:value-type="float">
            <text:p>3</text:p>
          </table:table-cell>
          <table:table-cell table:formula="of:=INDEX([$'item weights'.E234:.FA234];1;[$lookup.$B$2])/INDEX([$'item weights'.$E$340:.$FA$340];1;[$lookup.$B$2])*INDEX([$'category weights'.$B$2:.$G$99];INDEX([$'item weights'.$E$2:.$FA$2];1;[$lookup.$B$2]);['item weights'.$A23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5]" office:value-type="string" office:string-value="pistol0" calcext:value-type="string">
            <text:p>pistol0</text:p>
          </table:table-cell>
          <table:table-cell table:formula="of:=[$'item weights'.$D$235]" office:value-type="float" office:value="3" calcext:value-type="float">
            <text:p>3</text:p>
          </table:table-cell>
          <table:table-cell table:formula="of:=INDEX([$'item weights'.E235:.FA235];1;[$lookup.$B$2])/INDEX([$'item weights'.$E$340:.$FA$340];1;[$lookup.$B$2])*INDEX([$'category weights'.$B$2:.$G$99];INDEX([$'item weights'.$E$2:.$FA$2];1;[$lookup.$B$2]);['item weights'.$A23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6]" office:value-type="string" office:string-value="pistol1" calcext:value-type="string">
            <text:p>pistol1</text:p>
          </table:table-cell>
          <table:table-cell table:formula="of:=[$'item weights'.$D$236]" office:value-type="float" office:value="3" calcext:value-type="float">
            <text:p>3</text:p>
          </table:table-cell>
          <table:table-cell table:formula="of:=INDEX([$'item weights'.E236:.FA236];1;[$lookup.$B$2])/INDEX([$'item weights'.$E$340:.$FA$340];1;[$lookup.$B$2])*INDEX([$'category weights'.$B$2:.$G$99];INDEX([$'item weights'.$E$2:.$FA$2];1;[$lookup.$B$2]);['item weights'.$A23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7]" office:value-type="string" office:string-value="pistol2" calcext:value-type="string">
            <text:p>pistol2</text:p>
          </table:table-cell>
          <table:table-cell table:formula="of:=[$'item weights'.$D$237]" office:value-type="float" office:value="3" calcext:value-type="float">
            <text:p>3</text:p>
          </table:table-cell>
          <table:table-cell table:formula="of:=INDEX([$'item weights'.E237:.FA237];1;[$lookup.$B$2])/INDEX([$'item weights'.$E$340:.$FA$340];1;[$lookup.$B$2])*INDEX([$'category weights'.$B$2:.$G$99];INDEX([$'item weights'.$E$2:.$FA$2];1;[$lookup.$B$2]);['item weights'.$A23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8]" office:value-type="string" office:string-value="pistol3" calcext:value-type="string">
            <text:p>pistol3</text:p>
          </table:table-cell>
          <table:table-cell table:formula="of:=[$'item weights'.$D$238]" office:value-type="float" office:value="3" calcext:value-type="float">
            <text:p>3</text:p>
          </table:table-cell>
          <table:table-cell table:formula="of:=INDEX([$'item weights'.E238:.FA238];1;[$lookup.$B$2])/INDEX([$'item weights'.$E$340:.$FA$340];1;[$lookup.$B$2])*INDEX([$'category weights'.$B$2:.$G$99];INDEX([$'item weights'.$E$2:.$FA$2];1;[$lookup.$B$2]);['item weights'.$A23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39]" office:value-type="string" office:string-value="pistol4" calcext:value-type="string">
            <text:p>pistol4</text:p>
          </table:table-cell>
          <table:table-cell table:formula="of:=[$'item weights'.$D$239]" office:value-type="float" office:value="3" calcext:value-type="float">
            <text:p>3</text:p>
          </table:table-cell>
          <table:table-cell table:formula="of:=INDEX([$'item weights'.E239:.FA239];1;[$lookup.$B$2])/INDEX([$'item weights'.$E$340:.$FA$340];1;[$lookup.$B$2])*INDEX([$'category weights'.$B$2:.$G$99];INDEX([$'item weights'.$E$2:.$FA$2];1;[$lookup.$B$2]);['item weights'.$A23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0]" office:value-type="string" office:string-value="pistol5" calcext:value-type="string">
            <text:p>pistol5</text:p>
          </table:table-cell>
          <table:table-cell table:formula="of:=[$'item weights'.$D$240]" office:value-type="float" office:value="3" calcext:value-type="float">
            <text:p>3</text:p>
          </table:table-cell>
          <table:table-cell table:formula="of:=INDEX([$'item weights'.E240:.FA240];1;[$lookup.$B$2])/INDEX([$'item weights'.$E$340:.$FA$340];1;[$lookup.$B$2])*INDEX([$'category weights'.$B$2:.$G$99];INDEX([$'item weights'.$E$2:.$FA$2];1;[$lookup.$B$2]);['item weights'.$A24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1]" office:value-type="string" office:string-value="pistol6" calcext:value-type="string">
            <text:p>pistol6</text:p>
          </table:table-cell>
          <table:table-cell table:formula="of:=[$'item weights'.$D$241]" office:value-type="float" office:value="3" calcext:value-type="float">
            <text:p>3</text:p>
          </table:table-cell>
          <table:table-cell table:formula="of:=INDEX([$'item weights'.E241:.FA241];1;[$lookup.$B$2])/INDEX([$'item weights'.$E$340:.$FA$340];1;[$lookup.$B$2])*INDEX([$'category weights'.$B$2:.$G$99];INDEX([$'item weights'.$E$2:.$FA$2];1;[$lookup.$B$2]);['item weights'.$A24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2]" office:value-type="string" office:string-value="pistol7" calcext:value-type="string">
            <text:p>pistol7</text:p>
          </table:table-cell>
          <table:table-cell table:formula="of:=[$'item weights'.$D$242]" office:value-type="float" office:value="3" calcext:value-type="float">
            <text:p>3</text:p>
          </table:table-cell>
          <table:table-cell table:formula="of:=INDEX([$'item weights'.E242:.FA242];1;[$lookup.$B$2])/INDEX([$'item weights'.$E$340:.$FA$340];1;[$lookup.$B$2])*INDEX([$'category weights'.$B$2:.$G$99];INDEX([$'item weights'.$E$2:.$FA$2];1;[$lookup.$B$2]);['item weights'.$A24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3]" office:value-type="string" office:string-value="pistol8" calcext:value-type="string">
            <text:p>pistol8</text:p>
          </table:table-cell>
          <table:table-cell table:formula="of:=[$'item weights'.$D$243]" office:value-type="float" office:value="3" calcext:value-type="float">
            <text:p>3</text:p>
          </table:table-cell>
          <table:table-cell table:formula="of:=INDEX([$'item weights'.E243:.FA243];1;[$lookup.$B$2])/INDEX([$'item weights'.$E$340:.$FA$340];1;[$lookup.$B$2])*INDEX([$'category weights'.$B$2:.$G$99];INDEX([$'item weights'.$E$2:.$FA$2];1;[$lookup.$B$2]);['item weights'.$A24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4]" office:value-type="string" office:string-value="pistol9" calcext:value-type="string">
            <text:p>pistol9</text:p>
          </table:table-cell>
          <table:table-cell table:formula="of:=[$'item weights'.$D$244]" office:value-type="float" office:value="3" calcext:value-type="float">
            <text:p>3</text:p>
          </table:table-cell>
          <table:table-cell table:formula="of:=INDEX([$'item weights'.E244:.FA244];1;[$lookup.$B$2])/INDEX([$'item weights'.$E$340:.$FA$340];1;[$lookup.$B$2])*INDEX([$'category weights'.$B$2:.$G$99];INDEX([$'item weights'.$E$2:.$FA$2];1;[$lookup.$B$2]);['item weights'.$A24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5]" office:value-type="string" office:string-value="pistol10" calcext:value-type="string">
            <text:p>pistol10</text:p>
          </table:table-cell>
          <table:table-cell table:formula="of:=[$'item weights'.$D$245]" office:value-type="float" office:value="3" calcext:value-type="float">
            <text:p>3</text:p>
          </table:table-cell>
          <table:table-cell table:formula="of:=INDEX([$'item weights'.E245:.FA245];1;[$lookup.$B$2])/INDEX([$'item weights'.$E$340:.$FA$340];1;[$lookup.$B$2])*INDEX([$'category weights'.$B$2:.$G$99];INDEX([$'item weights'.$E$2:.$FA$2];1;[$lookup.$B$2]);['item weights'.$A24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6]" office:value-type="string" office:string-value="pistol11" calcext:value-type="string">
            <text:p>pistol11</text:p>
          </table:table-cell>
          <table:table-cell table:formula="of:=[$'item weights'.$D$246]" office:value-type="float" office:value="3" calcext:value-type="float">
            <text:p>3</text:p>
          </table:table-cell>
          <table:table-cell table:formula="of:=INDEX([$'item weights'.E246:.FA246];1;[$lookup.$B$2])/INDEX([$'item weights'.$E$340:.$FA$340];1;[$lookup.$B$2])*INDEX([$'category weights'.$B$2:.$G$99];INDEX([$'item weights'.$E$2:.$FA$2];1;[$lookup.$B$2]);['item weights'.$A24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7]" office:value-type="string" office:string-value="pistol12" calcext:value-type="string">
            <text:p>pistol12</text:p>
          </table:table-cell>
          <table:table-cell table:formula="of:=[$'item weights'.$D$247]" office:value-type="float" office:value="3" calcext:value-type="float">
            <text:p>3</text:p>
          </table:table-cell>
          <table:table-cell table:formula="of:=INDEX([$'item weights'.E247:.FA247];1;[$lookup.$B$2])/INDEX([$'item weights'.$E$340:.$FA$340];1;[$lookup.$B$2])*INDEX([$'category weights'.$B$2:.$G$99];INDEX([$'item weights'.$E$2:.$FA$2];1;[$lookup.$B$2]);['item weights'.$A24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8]" office:value-type="string" office:string-value="pistol13" calcext:value-type="string">
            <text:p>pistol13</text:p>
          </table:table-cell>
          <table:table-cell table:formula="of:=[$'item weights'.$D$248]" office:value-type="float" office:value="3" calcext:value-type="float">
            <text:p>3</text:p>
          </table:table-cell>
          <table:table-cell table:formula="of:=INDEX([$'item weights'.E248:.FA248];1;[$lookup.$B$2])/INDEX([$'item weights'.$E$340:.$FA$340];1;[$lookup.$B$2])*INDEX([$'category weights'.$B$2:.$G$99];INDEX([$'item weights'.$E$2:.$FA$2];1;[$lookup.$B$2]);['item weights'.$A24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49]" office:value-type="string" office:string-value="pistol14" calcext:value-type="string">
            <text:p>pistol14</text:p>
          </table:table-cell>
          <table:table-cell table:formula="of:=[$'item weights'.$D$249]" office:value-type="float" office:value="3" calcext:value-type="float">
            <text:p>3</text:p>
          </table:table-cell>
          <table:table-cell table:formula="of:=INDEX([$'item weights'.E249:.FA249];1;[$lookup.$B$2])/INDEX([$'item weights'.$E$340:.$FA$340];1;[$lookup.$B$2])*INDEX([$'category weights'.$B$2:.$G$99];INDEX([$'item weights'.$E$2:.$FA$2];1;[$lookup.$B$2]);['item weights'.$A24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0]" office:value-type="string" office:string-value="pistol15" calcext:value-type="string">
            <text:p>pistol15</text:p>
          </table:table-cell>
          <table:table-cell table:formula="of:=[$'item weights'.$D$250]" office:value-type="float" office:value="3" calcext:value-type="float">
            <text:p>3</text:p>
          </table:table-cell>
          <table:table-cell table:formula="of:=INDEX([$'item weights'.E250:.FA250];1;[$lookup.$B$2])/INDEX([$'item weights'.$E$340:.$FA$340];1;[$lookup.$B$2])*INDEX([$'category weights'.$B$2:.$G$99];INDEX([$'item weights'.$E$2:.$FA$2];1;[$lookup.$B$2]);['item weights'.$A25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1]" office:value-type="string" office:string-value="pistol16" calcext:value-type="string">
            <text:p>pistol16</text:p>
          </table:table-cell>
          <table:table-cell table:formula="of:=[$'item weights'.$D$251]" office:value-type="float" office:value="3" calcext:value-type="float">
            <text:p>3</text:p>
          </table:table-cell>
          <table:table-cell table:formula="of:=INDEX([$'item weights'.E251:.FA251];1;[$lookup.$B$2])/INDEX([$'item weights'.$E$340:.$FA$340];1;[$lookup.$B$2])*INDEX([$'category weights'.$B$2:.$G$99];INDEX([$'item weights'.$E$2:.$FA$2];1;[$lookup.$B$2]);['item weights'.$A25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2]" office:value-type="string" office:string-value="pistol17" calcext:value-type="string">
            <text:p>pistol17</text:p>
          </table:table-cell>
          <table:table-cell table:formula="of:=[$'item weights'.$D$252]" office:value-type="float" office:value="3" calcext:value-type="float">
            <text:p>3</text:p>
          </table:table-cell>
          <table:table-cell table:formula="of:=INDEX([$'item weights'.E252:.FA252];1;[$lookup.$B$2])/INDEX([$'item weights'.$E$340:.$FA$340];1;[$lookup.$B$2])*INDEX([$'category weights'.$B$2:.$G$99];INDEX([$'item weights'.$E$2:.$FA$2];1;[$lookup.$B$2]);['item weights'.$A25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3]" office:value-type="string" office:string-value="pistol18" calcext:value-type="string">
            <text:p>pistol18</text:p>
          </table:table-cell>
          <table:table-cell table:formula="of:=[$'item weights'.$D$253]" office:value-type="float" office:value="3" calcext:value-type="float">
            <text:p>3</text:p>
          </table:table-cell>
          <table:table-cell table:formula="of:=INDEX([$'item weights'.E253:.FA253];1;[$lookup.$B$2])/INDEX([$'item weights'.$E$340:.$FA$340];1;[$lookup.$B$2])*INDEX([$'category weights'.$B$2:.$G$99];INDEX([$'item weights'.$E$2:.$FA$2];1;[$lookup.$B$2]);['item weights'.$A25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4]" office:value-type="string" office:string-value="pistol19" calcext:value-type="string">
            <text:p>pistol19</text:p>
          </table:table-cell>
          <table:table-cell table:formula="of:=[$'item weights'.$D$254]" office:value-type="float" office:value="3" calcext:value-type="float">
            <text:p>3</text:p>
          </table:table-cell>
          <table:table-cell table:formula="of:=INDEX([$'item weights'.E254:.FA254];1;[$lookup.$B$2])/INDEX([$'item weights'.$E$340:.$FA$340];1;[$lookup.$B$2])*INDEX([$'category weights'.$B$2:.$G$99];INDEX([$'item weights'.$E$2:.$FA$2];1;[$lookup.$B$2]);['item weights'.$A25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5]" office:value-type="string" office:string-value="pistol20" calcext:value-type="string">
            <text:p>pistol20</text:p>
          </table:table-cell>
          <table:table-cell table:formula="of:=[$'item weights'.$D$255]" office:value-type="float" office:value="3" calcext:value-type="float">
            <text:p>3</text:p>
          </table:table-cell>
          <table:table-cell table:formula="of:=INDEX([$'item weights'.E255:.FA255];1;[$lookup.$B$2])/INDEX([$'item weights'.$E$340:.$FA$340];1;[$lookup.$B$2])*INDEX([$'category weights'.$B$2:.$G$99];INDEX([$'item weights'.$E$2:.$FA$2];1;[$lookup.$B$2]);['item weights'.$A25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6]" office:value-type="string" office:string-value="shotgun0" calcext:value-type="string">
            <text:p>shotgun0</text:p>
          </table:table-cell>
          <table:table-cell table:formula="of:=[$'item weights'.$D$256]" office:value-type="float" office:value="3" calcext:value-type="float">
            <text:p>3</text:p>
          </table:table-cell>
          <table:table-cell table:formula="of:=INDEX([$'item weights'.E256:.FA256];1;[$lookup.$B$2])/INDEX([$'item weights'.$E$340:.$FA$340];1;[$lookup.$B$2])*INDEX([$'category weights'.$B$2:.$G$99];INDEX([$'item weights'.$E$2:.$FA$2];1;[$lookup.$B$2]);['item weights'.$A25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7]" office:value-type="string" office:string-value="shotgun1" calcext:value-type="string">
            <text:p>shotgun1</text:p>
          </table:table-cell>
          <table:table-cell table:formula="of:=[$'item weights'.$D$257]" office:value-type="float" office:value="3" calcext:value-type="float">
            <text:p>3</text:p>
          </table:table-cell>
          <table:table-cell table:formula="of:=INDEX([$'item weights'.E257:.FA257];1;[$lookup.$B$2])/INDEX([$'item weights'.$E$340:.$FA$340];1;[$lookup.$B$2])*INDEX([$'category weights'.$B$2:.$G$99];INDEX([$'item weights'.$E$2:.$FA$2];1;[$lookup.$B$2]);['item weights'.$A25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8]" office:value-type="string" office:string-value="shotgun2" calcext:value-type="string">
            <text:p>shotgun2</text:p>
          </table:table-cell>
          <table:table-cell table:formula="of:=[$'item weights'.$D$258]" office:value-type="float" office:value="3" calcext:value-type="float">
            <text:p>3</text:p>
          </table:table-cell>
          <table:table-cell table:formula="of:=INDEX([$'item weights'.E258:.FA258];1;[$lookup.$B$2])/INDEX([$'item weights'.$E$340:.$FA$340];1;[$lookup.$B$2])*INDEX([$'category weights'.$B$2:.$G$99];INDEX([$'item weights'.$E$2:.$FA$2];1;[$lookup.$B$2]);['item weights'.$A25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59]" office:value-type="string" office:string-value="shotgun3" calcext:value-type="string">
            <text:p>shotgun3</text:p>
          </table:table-cell>
          <table:table-cell table:formula="of:=[$'item weights'.$D$259]" office:value-type="float" office:value="3" calcext:value-type="float">
            <text:p>3</text:p>
          </table:table-cell>
          <table:table-cell table:formula="of:=INDEX([$'item weights'.E259:.FA259];1;[$lookup.$B$2])/INDEX([$'item weights'.$E$340:.$FA$340];1;[$lookup.$B$2])*INDEX([$'category weights'.$B$2:.$G$99];INDEX([$'item weights'.$E$2:.$FA$2];1;[$lookup.$B$2]);['item weights'.$A25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0]" office:value-type="string" office:string-value="shotgun4" calcext:value-type="string">
            <text:p>shotgun4</text:p>
          </table:table-cell>
          <table:table-cell table:formula="of:=[$'item weights'.$D$260]" office:value-type="float" office:value="3" calcext:value-type="float">
            <text:p>3</text:p>
          </table:table-cell>
          <table:table-cell table:formula="of:=INDEX([$'item weights'.E260:.FA260];1;[$lookup.$B$2])/INDEX([$'item weights'.$E$340:.$FA$340];1;[$lookup.$B$2])*INDEX([$'category weights'.$B$2:.$G$99];INDEX([$'item weights'.$E$2:.$FA$2];1;[$lookup.$B$2]);['item weights'.$A26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1]" office:value-type="string" office:string-value="shotgun5" calcext:value-type="string">
            <text:p>shotgun5</text:p>
          </table:table-cell>
          <table:table-cell table:formula="of:=[$'item weights'.$D$261]" office:value-type="float" office:value="3" calcext:value-type="float">
            <text:p>3</text:p>
          </table:table-cell>
          <table:table-cell table:formula="of:=INDEX([$'item weights'.E261:.FA261];1;[$lookup.$B$2])/INDEX([$'item weights'.$E$340:.$FA$340];1;[$lookup.$B$2])*INDEX([$'category weights'.$B$2:.$G$99];INDEX([$'item weights'.$E$2:.$FA$2];1;[$lookup.$B$2]);['item weights'.$A26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2]" office:value-type="string" office:string-value="shotgun6" calcext:value-type="string">
            <text:p>shotgun6</text:p>
          </table:table-cell>
          <table:table-cell table:formula="of:=[$'item weights'.$D$262]" office:value-type="float" office:value="3" calcext:value-type="float">
            <text:p>3</text:p>
          </table:table-cell>
          <table:table-cell table:formula="of:=INDEX([$'item weights'.E262:.FA262];1;[$lookup.$B$2])/INDEX([$'item weights'.$E$340:.$FA$340];1;[$lookup.$B$2])*INDEX([$'category weights'.$B$2:.$G$99];INDEX([$'item weights'.$E$2:.$FA$2];1;[$lookup.$B$2]);['item weights'.$A26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3]" office:value-type="string" office:string-value="shotgun7" calcext:value-type="string">
            <text:p>shotgun7</text:p>
          </table:table-cell>
          <table:table-cell table:formula="of:=[$'item weights'.$D$263]" office:value-type="float" office:value="3" calcext:value-type="float">
            <text:p>3</text:p>
          </table:table-cell>
          <table:table-cell table:formula="of:=INDEX([$'item weights'.E263:.FA263];1;[$lookup.$B$2])/INDEX([$'item weights'.$E$340:.$FA$340];1;[$lookup.$B$2])*INDEX([$'category weights'.$B$2:.$G$99];INDEX([$'item weights'.$E$2:.$FA$2];1;[$lookup.$B$2]);['item weights'.$A26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4]" office:value-type="string" office:string-value="shotgun8" calcext:value-type="string">
            <text:p>shotgun8</text:p>
          </table:table-cell>
          <table:table-cell table:formula="of:=[$'item weights'.$D$264]" office:value-type="float" office:value="3" calcext:value-type="float">
            <text:p>3</text:p>
          </table:table-cell>
          <table:table-cell table:formula="of:=INDEX([$'item weights'.E264:.FA264];1;[$lookup.$B$2])/INDEX([$'item weights'.$E$340:.$FA$340];1;[$lookup.$B$2])*INDEX([$'category weights'.$B$2:.$G$99];INDEX([$'item weights'.$E$2:.$FA$2];1;[$lookup.$B$2]);['item weights'.$A26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5]" office:value-type="string" office:string-value="shotgun9" calcext:value-type="string">
            <text:p>shotgun9</text:p>
          </table:table-cell>
          <table:table-cell table:formula="of:=[$'item weights'.$D$265]" office:value-type="float" office:value="3" calcext:value-type="float">
            <text:p>3</text:p>
          </table:table-cell>
          <table:table-cell table:formula="of:=INDEX([$'item weights'.E265:.FA265];1;[$lookup.$B$2])/INDEX([$'item weights'.$E$340:.$FA$340];1;[$lookup.$B$2])*INDEX([$'category weights'.$B$2:.$G$99];INDEX([$'item weights'.$E$2:.$FA$2];1;[$lookup.$B$2]);['item weights'.$A26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6]" office:value-type="string" office:string-value="shotgun10" calcext:value-type="string">
            <text:p>shotgun10</text:p>
          </table:table-cell>
          <table:table-cell table:formula="of:=[$'item weights'.$D$266]" office:value-type="float" office:value="3" calcext:value-type="float">
            <text:p>3</text:p>
          </table:table-cell>
          <table:table-cell table:formula="of:=INDEX([$'item weights'.E266:.FA266];1;[$lookup.$B$2])/INDEX([$'item weights'.$E$340:.$FA$340];1;[$lookup.$B$2])*INDEX([$'category weights'.$B$2:.$G$99];INDEX([$'item weights'.$E$2:.$FA$2];1;[$lookup.$B$2]);['item weights'.$A26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7]" office:value-type="string" office:string-value="shotgun11" calcext:value-type="string">
            <text:p>shotgun11</text:p>
          </table:table-cell>
          <table:table-cell table:formula="of:=[$'item weights'.$D$267]" office:value-type="float" office:value="3" calcext:value-type="float">
            <text:p>3</text:p>
          </table:table-cell>
          <table:table-cell table:formula="of:=INDEX([$'item weights'.E267:.FA267];1;[$lookup.$B$2])/INDEX([$'item weights'.$E$340:.$FA$340];1;[$lookup.$B$2])*INDEX([$'category weights'.$B$2:.$G$99];INDEX([$'item weights'.$E$2:.$FA$2];1;[$lookup.$B$2]);['item weights'.$A26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8]" office:value-type="string" office:string-value="shotgun12" calcext:value-type="string">
            <text:p>shotgun12</text:p>
          </table:table-cell>
          <table:table-cell table:formula="of:=[$'item weights'.$D$268]" office:value-type="float" office:value="3" calcext:value-type="float">
            <text:p>3</text:p>
          </table:table-cell>
          <table:table-cell table:formula="of:=INDEX([$'item weights'.E268:.FA268];1;[$lookup.$B$2])/INDEX([$'item weights'.$E$340:.$FA$340];1;[$lookup.$B$2])*INDEX([$'category weights'.$B$2:.$G$99];INDEX([$'item weights'.$E$2:.$FA$2];1;[$lookup.$B$2]);['item weights'.$A26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69]" office:value-type="string" office:string-value="shotgun13" calcext:value-type="string">
            <text:p>shotgun13</text:p>
          </table:table-cell>
          <table:table-cell table:formula="of:=[$'item weights'.$D$269]" office:value-type="float" office:value="3" calcext:value-type="float">
            <text:p>3</text:p>
          </table:table-cell>
          <table:table-cell table:formula="of:=INDEX([$'item weights'.E269:.FA269];1;[$lookup.$B$2])/INDEX([$'item weights'.$E$340:.$FA$340];1;[$lookup.$B$2])*INDEX([$'category weights'.$B$2:.$G$99];INDEX([$'item weights'.$E$2:.$FA$2];1;[$lookup.$B$2]);['item weights'.$A26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0]" office:value-type="string" office:string-value="shotgun14" calcext:value-type="string">
            <text:p>shotgun14</text:p>
          </table:table-cell>
          <table:table-cell table:formula="of:=[$'item weights'.$D$270]" office:value-type="float" office:value="3" calcext:value-type="float">
            <text:p>3</text:p>
          </table:table-cell>
          <table:table-cell table:formula="of:=INDEX([$'item weights'.E270:.FA270];1;[$lookup.$B$2])/INDEX([$'item weights'.$E$340:.$FA$340];1;[$lookup.$B$2])*INDEX([$'category weights'.$B$2:.$G$99];INDEX([$'item weights'.$E$2:.$FA$2];1;[$lookup.$B$2]);['item weights'.$A27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1]" office:value-type="string" office:string-value="shotgun15" calcext:value-type="string">
            <text:p>shotgun15</text:p>
          </table:table-cell>
          <table:table-cell table:formula="of:=[$'item weights'.$D$271]" office:value-type="float" office:value="3" calcext:value-type="float">
            <text:p>3</text:p>
          </table:table-cell>
          <table:table-cell table:formula="of:=INDEX([$'item weights'.E271:.FA271];1;[$lookup.$B$2])/INDEX([$'item weights'.$E$340:.$FA$340];1;[$lookup.$B$2])*INDEX([$'category weights'.$B$2:.$G$99];INDEX([$'item weights'.$E$2:.$FA$2];1;[$lookup.$B$2]);['item weights'.$A27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2]" office:value-type="string" office:string-value="shotgun16" calcext:value-type="string">
            <text:p>shotgun16</text:p>
          </table:table-cell>
          <table:table-cell table:formula="of:=[$'item weights'.$D$272]" office:value-type="float" office:value="3" calcext:value-type="float">
            <text:p>3</text:p>
          </table:table-cell>
          <table:table-cell table:formula="of:=INDEX([$'item weights'.E272:.FA272];1;[$lookup.$B$2])/INDEX([$'item weights'.$E$340:.$FA$340];1;[$lookup.$B$2])*INDEX([$'category weights'.$B$2:.$G$99];INDEX([$'item weights'.$E$2:.$FA$2];1;[$lookup.$B$2]);['item weights'.$A27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3]" office:value-type="string" office:string-value="shotgun17" calcext:value-type="string">
            <text:p>shotgun17</text:p>
          </table:table-cell>
          <table:table-cell table:formula="of:=[$'item weights'.$D$273]" office:value-type="float" office:value="3" calcext:value-type="float">
            <text:p>3</text:p>
          </table:table-cell>
          <table:table-cell table:formula="of:=INDEX([$'item weights'.E273:.FA273];1;[$lookup.$B$2])/INDEX([$'item weights'.$E$340:.$FA$340];1;[$lookup.$B$2])*INDEX([$'category weights'.$B$2:.$G$99];INDEX([$'item weights'.$E$2:.$FA$2];1;[$lookup.$B$2]);['item weights'.$A27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4]" office:value-type="string" office:string-value="shotgun18" calcext:value-type="string">
            <text:p>shotgun18</text:p>
          </table:table-cell>
          <table:table-cell table:formula="of:=[$'item weights'.$D$274]" office:value-type="float" office:value="3" calcext:value-type="float">
            <text:p>3</text:p>
          </table:table-cell>
          <table:table-cell table:formula="of:=INDEX([$'item weights'.E274:.FA274];1;[$lookup.$B$2])/INDEX([$'item weights'.$E$340:.$FA$340];1;[$lookup.$B$2])*INDEX([$'category weights'.$B$2:.$G$99];INDEX([$'item weights'.$E$2:.$FA$2];1;[$lookup.$B$2]);['item weights'.$A27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5]" office:value-type="string" office:string-value="shotgun19" calcext:value-type="string">
            <text:p>shotgun19</text:p>
          </table:table-cell>
          <table:table-cell table:formula="of:=[$'item weights'.$D$275]" office:value-type="float" office:value="3" calcext:value-type="float">
            <text:p>3</text:p>
          </table:table-cell>
          <table:table-cell table:formula="of:=INDEX([$'item weights'.E275:.FA275];1;[$lookup.$B$2])/INDEX([$'item weights'.$E$340:.$FA$340];1;[$lookup.$B$2])*INDEX([$'category weights'.$B$2:.$G$99];INDEX([$'item weights'.$E$2:.$FA$2];1;[$lookup.$B$2]);['item weights'.$A27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6]" office:value-type="string" office:string-value="shotgun20" calcext:value-type="string">
            <text:p>shotgun20</text:p>
          </table:table-cell>
          <table:table-cell table:formula="of:=[$'item weights'.$D$276]" office:value-type="float" office:value="3" calcext:value-type="float">
            <text:p>3</text:p>
          </table:table-cell>
          <table:table-cell table:formula="of:=INDEX([$'item weights'.E276:.FA276];1;[$lookup.$B$2])/INDEX([$'item weights'.$E$340:.$FA$340];1;[$lookup.$B$2])*INDEX([$'category weights'.$B$2:.$G$99];INDEX([$'item weights'.$E$2:.$FA$2];1;[$lookup.$B$2]);['item weights'.$A27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7]" office:value-type="string" office:string-value="rifle0" calcext:value-type="string">
            <text:p>rifle0</text:p>
          </table:table-cell>
          <table:table-cell table:formula="of:=[$'item weights'.$D$277]" office:value-type="float" office:value="3" calcext:value-type="float">
            <text:p>3</text:p>
          </table:table-cell>
          <table:table-cell table:formula="of:=INDEX([$'item weights'.E277:.FA277];1;[$lookup.$B$2])/INDEX([$'item weights'.$E$340:.$FA$340];1;[$lookup.$B$2])*INDEX([$'category weights'.$B$2:.$G$99];INDEX([$'item weights'.$E$2:.$FA$2];1;[$lookup.$B$2]);['item weights'.$A27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8]" office:value-type="string" office:string-value="rifle1" calcext:value-type="string">
            <text:p>rifle1</text:p>
          </table:table-cell>
          <table:table-cell table:formula="of:=[$'item weights'.$D$278]" office:value-type="float" office:value="3" calcext:value-type="float">
            <text:p>3</text:p>
          </table:table-cell>
          <table:table-cell table:formula="of:=INDEX([$'item weights'.E278:.FA278];1;[$lookup.$B$2])/INDEX([$'item weights'.$E$340:.$FA$340];1;[$lookup.$B$2])*INDEX([$'category weights'.$B$2:.$G$99];INDEX([$'item weights'.$E$2:.$FA$2];1;[$lookup.$B$2]);['item weights'.$A27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79]" office:value-type="string" office:string-value="rifle2" calcext:value-type="string">
            <text:p>rifle2</text:p>
          </table:table-cell>
          <table:table-cell table:formula="of:=[$'item weights'.$D$279]" office:value-type="float" office:value="3" calcext:value-type="float">
            <text:p>3</text:p>
          </table:table-cell>
          <table:table-cell table:formula="of:=INDEX([$'item weights'.E279:.FA279];1;[$lookup.$B$2])/INDEX([$'item weights'.$E$340:.$FA$340];1;[$lookup.$B$2])*INDEX([$'category weights'.$B$2:.$G$99];INDEX([$'item weights'.$E$2:.$FA$2];1;[$lookup.$B$2]);['item weights'.$A27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0]" office:value-type="string" office:string-value="rifle3" calcext:value-type="string">
            <text:p>rifle3</text:p>
          </table:table-cell>
          <table:table-cell table:formula="of:=[$'item weights'.$D$280]" office:value-type="float" office:value="3" calcext:value-type="float">
            <text:p>3</text:p>
          </table:table-cell>
          <table:table-cell table:formula="of:=INDEX([$'item weights'.E280:.FA280];1;[$lookup.$B$2])/INDEX([$'item weights'.$E$340:.$FA$340];1;[$lookup.$B$2])*INDEX([$'category weights'.$B$2:.$G$99];INDEX([$'item weights'.$E$2:.$FA$2];1;[$lookup.$B$2]);['item weights'.$A28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1]" office:value-type="string" office:string-value="rifle4" calcext:value-type="string">
            <text:p>rifle4</text:p>
          </table:table-cell>
          <table:table-cell table:formula="of:=[$'item weights'.$D$281]" office:value-type="float" office:value="3" calcext:value-type="float">
            <text:p>3</text:p>
          </table:table-cell>
          <table:table-cell table:formula="of:=INDEX([$'item weights'.E281:.FA281];1;[$lookup.$B$2])/INDEX([$'item weights'.$E$340:.$FA$340];1;[$lookup.$B$2])*INDEX([$'category weights'.$B$2:.$G$99];INDEX([$'item weights'.$E$2:.$FA$2];1;[$lookup.$B$2]);['item weights'.$A28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2]" office:value-type="string" office:string-value="rifle5" calcext:value-type="string">
            <text:p>rifle5</text:p>
          </table:table-cell>
          <table:table-cell table:formula="of:=[$'item weights'.$D$282]" office:value-type="float" office:value="3" calcext:value-type="float">
            <text:p>3</text:p>
          </table:table-cell>
          <table:table-cell table:formula="of:=INDEX([$'item weights'.E282:.FA282];1;[$lookup.$B$2])/INDEX([$'item weights'.$E$340:.$FA$340];1;[$lookup.$B$2])*INDEX([$'category weights'.$B$2:.$G$99];INDEX([$'item weights'.$E$2:.$FA$2];1;[$lookup.$B$2]);['item weights'.$A28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3]" office:value-type="string" office:string-value="rifle6" calcext:value-type="string">
            <text:p>rifle6</text:p>
          </table:table-cell>
          <table:table-cell table:formula="of:=[$'item weights'.$D$283]" office:value-type="float" office:value="3" calcext:value-type="float">
            <text:p>3</text:p>
          </table:table-cell>
          <table:table-cell table:formula="of:=INDEX([$'item weights'.E283:.FA283];1;[$lookup.$B$2])/INDEX([$'item weights'.$E$340:.$FA$340];1;[$lookup.$B$2])*INDEX([$'category weights'.$B$2:.$G$99];INDEX([$'item weights'.$E$2:.$FA$2];1;[$lookup.$B$2]);['item weights'.$A28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4]" office:value-type="string" office:string-value="rifle7" calcext:value-type="string">
            <text:p>rifle7</text:p>
          </table:table-cell>
          <table:table-cell table:formula="of:=[$'item weights'.$D$284]" office:value-type="float" office:value="3" calcext:value-type="float">
            <text:p>3</text:p>
          </table:table-cell>
          <table:table-cell table:formula="of:=INDEX([$'item weights'.E284:.FA284];1;[$lookup.$B$2])/INDEX([$'item weights'.$E$340:.$FA$340];1;[$lookup.$B$2])*INDEX([$'category weights'.$B$2:.$G$99];INDEX([$'item weights'.$E$2:.$FA$2];1;[$lookup.$B$2]);['item weights'.$A28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5]" office:value-type="string" office:string-value="rifle8" calcext:value-type="string">
            <text:p>rifle8</text:p>
          </table:table-cell>
          <table:table-cell table:formula="of:=[$'item weights'.$D$285]" office:value-type="float" office:value="3" calcext:value-type="float">
            <text:p>3</text:p>
          </table:table-cell>
          <table:table-cell table:formula="of:=INDEX([$'item weights'.E285:.FA285];1;[$lookup.$B$2])/INDEX([$'item weights'.$E$340:.$FA$340];1;[$lookup.$B$2])*INDEX([$'category weights'.$B$2:.$G$99];INDEX([$'item weights'.$E$2:.$FA$2];1;[$lookup.$B$2]);['item weights'.$A28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6]" office:value-type="string" office:string-value="rifle9" calcext:value-type="string">
            <text:p>rifle9</text:p>
          </table:table-cell>
          <table:table-cell table:formula="of:=[$'item weights'.$D$286]" office:value-type="float" office:value="3" calcext:value-type="float">
            <text:p>3</text:p>
          </table:table-cell>
          <table:table-cell table:formula="of:=INDEX([$'item weights'.E286:.FA286];1;[$lookup.$B$2])/INDEX([$'item weights'.$E$340:.$FA$340];1;[$lookup.$B$2])*INDEX([$'category weights'.$B$2:.$G$99];INDEX([$'item weights'.$E$2:.$FA$2];1;[$lookup.$B$2]);['item weights'.$A28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7]" office:value-type="string" office:string-value="rifle10" calcext:value-type="string">
            <text:p>rifle10</text:p>
          </table:table-cell>
          <table:table-cell table:formula="of:=[$'item weights'.$D$287]" office:value-type="float" office:value="3" calcext:value-type="float">
            <text:p>3</text:p>
          </table:table-cell>
          <table:table-cell table:formula="of:=INDEX([$'item weights'.E287:.FA287];1;[$lookup.$B$2])/INDEX([$'item weights'.$E$340:.$FA$340];1;[$lookup.$B$2])*INDEX([$'category weights'.$B$2:.$G$99];INDEX([$'item weights'.$E$2:.$FA$2];1;[$lookup.$B$2]);['item weights'.$A28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8]" office:value-type="string" office:string-value="rifle11" calcext:value-type="string">
            <text:p>rifle11</text:p>
          </table:table-cell>
          <table:table-cell table:formula="of:=[$'item weights'.$D$288]" office:value-type="float" office:value="3" calcext:value-type="float">
            <text:p>3</text:p>
          </table:table-cell>
          <table:table-cell table:formula="of:=INDEX([$'item weights'.E288:.FA288];1;[$lookup.$B$2])/INDEX([$'item weights'.$E$340:.$FA$340];1;[$lookup.$B$2])*INDEX([$'category weights'.$B$2:.$G$99];INDEX([$'item weights'.$E$2:.$FA$2];1;[$lookup.$B$2]);['item weights'.$A28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89]" office:value-type="string" office:string-value="rifle12" calcext:value-type="string">
            <text:p>rifle12</text:p>
          </table:table-cell>
          <table:table-cell table:formula="of:=[$'item weights'.$D$289]" office:value-type="float" office:value="3" calcext:value-type="float">
            <text:p>3</text:p>
          </table:table-cell>
          <table:table-cell table:formula="of:=INDEX([$'item weights'.E289:.FA289];1;[$lookup.$B$2])/INDEX([$'item weights'.$E$340:.$FA$340];1;[$lookup.$B$2])*INDEX([$'category weights'.$B$2:.$G$99];INDEX([$'item weights'.$E$2:.$FA$2];1;[$lookup.$B$2]);['item weights'.$A28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0]" office:value-type="string" office:string-value="rifle13" calcext:value-type="string">
            <text:p>rifle13</text:p>
          </table:table-cell>
          <table:table-cell table:formula="of:=[$'item weights'.$D$290]" office:value-type="float" office:value="3" calcext:value-type="float">
            <text:p>3</text:p>
          </table:table-cell>
          <table:table-cell table:formula="of:=INDEX([$'item weights'.E290:.FA290];1;[$lookup.$B$2])/INDEX([$'item weights'.$E$340:.$FA$340];1;[$lookup.$B$2])*INDEX([$'category weights'.$B$2:.$G$99];INDEX([$'item weights'.$E$2:.$FA$2];1;[$lookup.$B$2]);['item weights'.$A29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1]" office:value-type="string" office:string-value="rifle14" calcext:value-type="string">
            <text:p>rifle14</text:p>
          </table:table-cell>
          <table:table-cell table:formula="of:=[$'item weights'.$D$291]" office:value-type="float" office:value="3" calcext:value-type="float">
            <text:p>3</text:p>
          </table:table-cell>
          <table:table-cell table:formula="of:=INDEX([$'item weights'.E291:.FA291];1;[$lookup.$B$2])/INDEX([$'item weights'.$E$340:.$FA$340];1;[$lookup.$B$2])*INDEX([$'category weights'.$B$2:.$G$99];INDEX([$'item weights'.$E$2:.$FA$2];1;[$lookup.$B$2]);['item weights'.$A29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2]" office:value-type="string" office:string-value="rifle15" calcext:value-type="string">
            <text:p>rifle15</text:p>
          </table:table-cell>
          <table:table-cell table:formula="of:=[$'item weights'.$D$292]" office:value-type="float" office:value="3" calcext:value-type="float">
            <text:p>3</text:p>
          </table:table-cell>
          <table:table-cell table:formula="of:=INDEX([$'item weights'.E292:.FA292];1;[$lookup.$B$2])/INDEX([$'item weights'.$E$340:.$FA$340];1;[$lookup.$B$2])*INDEX([$'category weights'.$B$2:.$G$99];INDEX([$'item weights'.$E$2:.$FA$2];1;[$lookup.$B$2]);['item weights'.$A29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3]" office:value-type="string" office:string-value="rifle16" calcext:value-type="string">
            <text:p>rifle16</text:p>
          </table:table-cell>
          <table:table-cell table:formula="of:=[$'item weights'.$D$293]" office:value-type="float" office:value="3" calcext:value-type="float">
            <text:p>3</text:p>
          </table:table-cell>
          <table:table-cell table:formula="of:=INDEX([$'item weights'.E293:.FA293];1;[$lookup.$B$2])/INDEX([$'item weights'.$E$340:.$FA$340];1;[$lookup.$B$2])*INDEX([$'category weights'.$B$2:.$G$99];INDEX([$'item weights'.$E$2:.$FA$2];1;[$lookup.$B$2]);['item weights'.$A29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4]" office:value-type="string" office:string-value="rifle17" calcext:value-type="string">
            <text:p>rifle17</text:p>
          </table:table-cell>
          <table:table-cell table:formula="of:=[$'item weights'.$D$294]" office:value-type="float" office:value="3" calcext:value-type="float">
            <text:p>3</text:p>
          </table:table-cell>
          <table:table-cell table:formula="of:=INDEX([$'item weights'.E294:.FA294];1;[$lookup.$B$2])/INDEX([$'item weights'.$E$340:.$FA$340];1;[$lookup.$B$2])*INDEX([$'category weights'.$B$2:.$G$99];INDEX([$'item weights'.$E$2:.$FA$2];1;[$lookup.$B$2]);['item weights'.$A29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5]" office:value-type="string" office:string-value="rifle18" calcext:value-type="string">
            <text:p>rifle18</text:p>
          </table:table-cell>
          <table:table-cell table:formula="of:=[$'item weights'.$D$295]" office:value-type="float" office:value="3" calcext:value-type="float">
            <text:p>3</text:p>
          </table:table-cell>
          <table:table-cell table:formula="of:=INDEX([$'item weights'.E295:.FA295];1;[$lookup.$B$2])/INDEX([$'item weights'.$E$340:.$FA$340];1;[$lookup.$B$2])*INDEX([$'category weights'.$B$2:.$G$99];INDEX([$'item weights'.$E$2:.$FA$2];1;[$lookup.$B$2]);['item weights'.$A29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6]" office:value-type="string" office:string-value="rifle19" calcext:value-type="string">
            <text:p>rifle19</text:p>
          </table:table-cell>
          <table:table-cell table:formula="of:=[$'item weights'.$D$296]" office:value-type="float" office:value="3" calcext:value-type="float">
            <text:p>3</text:p>
          </table:table-cell>
          <table:table-cell table:formula="of:=INDEX([$'item weights'.E296:.FA296];1;[$lookup.$B$2])/INDEX([$'item weights'.$E$340:.$FA$340];1;[$lookup.$B$2])*INDEX([$'category weights'.$B$2:.$G$99];INDEX([$'item weights'.$E$2:.$FA$2];1;[$lookup.$B$2]);['item weights'.$A29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7]" office:value-type="string" office:string-value="rifle20" calcext:value-type="string">
            <text:p>rifle20</text:p>
          </table:table-cell>
          <table:table-cell table:formula="of:=[$'item weights'.$D$297]" office:value-type="float" office:value="3" calcext:value-type="float">
            <text:p>3</text:p>
          </table:table-cell>
          <table:table-cell table:formula="of:=INDEX([$'item weights'.E297:.FA297];1;[$lookup.$B$2])/INDEX([$'item weights'.$E$340:.$FA$340];1;[$lookup.$B$2])*INDEX([$'category weights'.$B$2:.$G$99];INDEX([$'item weights'.$E$2:.$FA$2];1;[$lookup.$B$2]);['item weights'.$A29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8]" office:value-type="string" office:string-value="sniper0" calcext:value-type="string">
            <text:p>sniper0</text:p>
          </table:table-cell>
          <table:table-cell table:formula="of:=[$'item weights'.$D$298]" office:value-type="float" office:value="3" calcext:value-type="float">
            <text:p>3</text:p>
          </table:table-cell>
          <table:table-cell table:formula="of:=INDEX([$'item weights'.E298:.FA298];1;[$lookup.$B$2])/INDEX([$'item weights'.$E$340:.$FA$340];1;[$lookup.$B$2])*INDEX([$'category weights'.$B$2:.$G$99];INDEX([$'item weights'.$E$2:.$FA$2];1;[$lookup.$B$2]);['item weights'.$A29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299]" office:value-type="string" office:string-value="sniper1" calcext:value-type="string">
            <text:p>sniper1</text:p>
          </table:table-cell>
          <table:table-cell table:formula="of:=[$'item weights'.$D$299]" office:value-type="float" office:value="3" calcext:value-type="float">
            <text:p>3</text:p>
          </table:table-cell>
          <table:table-cell table:formula="of:=INDEX([$'item weights'.E299:.FA299];1;[$lookup.$B$2])/INDEX([$'item weights'.$E$340:.$FA$340];1;[$lookup.$B$2])*INDEX([$'category weights'.$B$2:.$G$99];INDEX([$'item weights'.$E$2:.$FA$2];1;[$lookup.$B$2]);['item weights'.$A29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0]" office:value-type="string" office:string-value="sniper2" calcext:value-type="string">
            <text:p>sniper2</text:p>
          </table:table-cell>
          <table:table-cell table:formula="of:=[$'item weights'.$D$300]" office:value-type="float" office:value="3" calcext:value-type="float">
            <text:p>3</text:p>
          </table:table-cell>
          <table:table-cell table:formula="of:=INDEX([$'item weights'.E300:.FA300];1;[$lookup.$B$2])/INDEX([$'item weights'.$E$340:.$FA$340];1;[$lookup.$B$2])*INDEX([$'category weights'.$B$2:.$G$99];INDEX([$'item weights'.$E$2:.$FA$2];1;[$lookup.$B$2]);['item weights'.$A30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1]" office:value-type="string" office:string-value="sniper3" calcext:value-type="string">
            <text:p>sniper3</text:p>
          </table:table-cell>
          <table:table-cell table:formula="of:=[$'item weights'.$D$301]" office:value-type="float" office:value="3" calcext:value-type="float">
            <text:p>3</text:p>
          </table:table-cell>
          <table:table-cell table:formula="of:=INDEX([$'item weights'.E301:.FA301];1;[$lookup.$B$2])/INDEX([$'item weights'.$E$340:.$FA$340];1;[$lookup.$B$2])*INDEX([$'category weights'.$B$2:.$G$99];INDEX([$'item weights'.$E$2:.$FA$2];1;[$lookup.$B$2]);['item weights'.$A30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2]" office:value-type="string" office:string-value="sniper4" calcext:value-type="string">
            <text:p>sniper4</text:p>
          </table:table-cell>
          <table:table-cell table:formula="of:=[$'item weights'.$D$302]" office:value-type="float" office:value="3" calcext:value-type="float">
            <text:p>3</text:p>
          </table:table-cell>
          <table:table-cell table:formula="of:=INDEX([$'item weights'.E302:.FA302];1;[$lookup.$B$2])/INDEX([$'item weights'.$E$340:.$FA$340];1;[$lookup.$B$2])*INDEX([$'category weights'.$B$2:.$G$99];INDEX([$'item weights'.$E$2:.$FA$2];1;[$lookup.$B$2]);['item weights'.$A30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3]" office:value-type="string" office:string-value="sniper5" calcext:value-type="string">
            <text:p>sniper5</text:p>
          </table:table-cell>
          <table:table-cell table:formula="of:=[$'item weights'.$D$303]" office:value-type="float" office:value="3" calcext:value-type="float">
            <text:p>3</text:p>
          </table:table-cell>
          <table:table-cell table:formula="of:=INDEX([$'item weights'.E303:.FA303];1;[$lookup.$B$2])/INDEX([$'item weights'.$E$340:.$FA$340];1;[$lookup.$B$2])*INDEX([$'category weights'.$B$2:.$G$99];INDEX([$'item weights'.$E$2:.$FA$2];1;[$lookup.$B$2]);['item weights'.$A30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4]" office:value-type="string" office:string-value="sniper6" calcext:value-type="string">
            <text:p>sniper6</text:p>
          </table:table-cell>
          <table:table-cell table:formula="of:=[$'item weights'.$D$304]" office:value-type="float" office:value="3" calcext:value-type="float">
            <text:p>3</text:p>
          </table:table-cell>
          <table:table-cell table:formula="of:=INDEX([$'item weights'.E304:.FA304];1;[$lookup.$B$2])/INDEX([$'item weights'.$E$340:.$FA$340];1;[$lookup.$B$2])*INDEX([$'category weights'.$B$2:.$G$99];INDEX([$'item weights'.$E$2:.$FA$2];1;[$lookup.$B$2]);['item weights'.$A30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5]" office:value-type="string" office:string-value="sniper7" calcext:value-type="string">
            <text:p>sniper7</text:p>
          </table:table-cell>
          <table:table-cell table:formula="of:=[$'item weights'.$D$305]" office:value-type="float" office:value="3" calcext:value-type="float">
            <text:p>3</text:p>
          </table:table-cell>
          <table:table-cell table:formula="of:=INDEX([$'item weights'.E305:.FA305];1;[$lookup.$B$2])/INDEX([$'item weights'.$E$340:.$FA$340];1;[$lookup.$B$2])*INDEX([$'category weights'.$B$2:.$G$99];INDEX([$'item weights'.$E$2:.$FA$2];1;[$lookup.$B$2]);['item weights'.$A30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6]" office:value-type="string" office:string-value="sniper8" calcext:value-type="string">
            <text:p>sniper8</text:p>
          </table:table-cell>
          <table:table-cell table:formula="of:=[$'item weights'.$D$306]" office:value-type="float" office:value="3" calcext:value-type="float">
            <text:p>3</text:p>
          </table:table-cell>
          <table:table-cell table:formula="of:=INDEX([$'item weights'.E306:.FA306];1;[$lookup.$B$2])/INDEX([$'item weights'.$E$340:.$FA$340];1;[$lookup.$B$2])*INDEX([$'category weights'.$B$2:.$G$99];INDEX([$'item weights'.$E$2:.$FA$2];1;[$lookup.$B$2]);['item weights'.$A30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7]" office:value-type="string" office:string-value="sniper9" calcext:value-type="string">
            <text:p>sniper9</text:p>
          </table:table-cell>
          <table:table-cell table:formula="of:=[$'item weights'.$D$307]" office:value-type="float" office:value="3" calcext:value-type="float">
            <text:p>3</text:p>
          </table:table-cell>
          <table:table-cell table:formula="of:=INDEX([$'item weights'.E307:.FA307];1;[$lookup.$B$2])/INDEX([$'item weights'.$E$340:.$FA$340];1;[$lookup.$B$2])*INDEX([$'category weights'.$B$2:.$G$99];INDEX([$'item weights'.$E$2:.$FA$2];1;[$lookup.$B$2]);['item weights'.$A30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8]" office:value-type="string" office:string-value="sniper10" calcext:value-type="string">
            <text:p>sniper10</text:p>
          </table:table-cell>
          <table:table-cell table:formula="of:=[$'item weights'.$D$308]" office:value-type="float" office:value="3" calcext:value-type="float">
            <text:p>3</text:p>
          </table:table-cell>
          <table:table-cell table:formula="of:=INDEX([$'item weights'.E308:.FA308];1;[$lookup.$B$2])/INDEX([$'item weights'.$E$340:.$FA$340];1;[$lookup.$B$2])*INDEX([$'category weights'.$B$2:.$G$99];INDEX([$'item weights'.$E$2:.$FA$2];1;[$lookup.$B$2]);['item weights'.$A30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09]" office:value-type="string" office:string-value="sniper11" calcext:value-type="string">
            <text:p>sniper11</text:p>
          </table:table-cell>
          <table:table-cell table:formula="of:=[$'item weights'.$D$309]" office:value-type="float" office:value="3" calcext:value-type="float">
            <text:p>3</text:p>
          </table:table-cell>
          <table:table-cell table:formula="of:=INDEX([$'item weights'.E309:.FA309];1;[$lookup.$B$2])/INDEX([$'item weights'.$E$340:.$FA$340];1;[$lookup.$B$2])*INDEX([$'category weights'.$B$2:.$G$99];INDEX([$'item weights'.$E$2:.$FA$2];1;[$lookup.$B$2]);['item weights'.$A30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0]" office:value-type="string" office:string-value="sniper12" calcext:value-type="string">
            <text:p>sniper12</text:p>
          </table:table-cell>
          <table:table-cell table:formula="of:=[$'item weights'.$D$310]" office:value-type="float" office:value="3" calcext:value-type="float">
            <text:p>3</text:p>
          </table:table-cell>
          <table:table-cell table:formula="of:=INDEX([$'item weights'.E310:.FA310];1;[$lookup.$B$2])/INDEX([$'item weights'.$E$340:.$FA$340];1;[$lookup.$B$2])*INDEX([$'category weights'.$B$2:.$G$99];INDEX([$'item weights'.$E$2:.$FA$2];1;[$lookup.$B$2]);['item weights'.$A31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1]" office:value-type="string" office:string-value="sniper13" calcext:value-type="string">
            <text:p>sniper13</text:p>
          </table:table-cell>
          <table:table-cell table:formula="of:=[$'item weights'.$D$311]" office:value-type="float" office:value="3" calcext:value-type="float">
            <text:p>3</text:p>
          </table:table-cell>
          <table:table-cell table:formula="of:=INDEX([$'item weights'.E311:.FA311];1;[$lookup.$B$2])/INDEX([$'item weights'.$E$340:.$FA$340];1;[$lookup.$B$2])*INDEX([$'category weights'.$B$2:.$G$99];INDEX([$'item weights'.$E$2:.$FA$2];1;[$lookup.$B$2]);['item weights'.$A31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2]" office:value-type="string" office:string-value="sniper14" calcext:value-type="string">
            <text:p>sniper14</text:p>
          </table:table-cell>
          <table:table-cell table:formula="of:=[$'item weights'.$D$312]" office:value-type="float" office:value="3" calcext:value-type="float">
            <text:p>3</text:p>
          </table:table-cell>
          <table:table-cell table:formula="of:=INDEX([$'item weights'.E312:.FA312];1;[$lookup.$B$2])/INDEX([$'item weights'.$E$340:.$FA$340];1;[$lookup.$B$2])*INDEX([$'category weights'.$B$2:.$G$99];INDEX([$'item weights'.$E$2:.$FA$2];1;[$lookup.$B$2]);['item weights'.$A31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3]" office:value-type="string" office:string-value="sniper15" calcext:value-type="string">
            <text:p>sniper15</text:p>
          </table:table-cell>
          <table:table-cell table:formula="of:=[$'item weights'.$D$313]" office:value-type="float" office:value="3" calcext:value-type="float">
            <text:p>3</text:p>
          </table:table-cell>
          <table:table-cell table:formula="of:=INDEX([$'item weights'.E313:.FA313];1;[$lookup.$B$2])/INDEX([$'item weights'.$E$340:.$FA$340];1;[$lookup.$B$2])*INDEX([$'category weights'.$B$2:.$G$99];INDEX([$'item weights'.$E$2:.$FA$2];1;[$lookup.$B$2]);['item weights'.$A31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4]" office:value-type="string" office:string-value="sniper16" calcext:value-type="string">
            <text:p>sniper16</text:p>
          </table:table-cell>
          <table:table-cell table:formula="of:=[$'item weights'.$D$314]" office:value-type="float" office:value="3" calcext:value-type="float">
            <text:p>3</text:p>
          </table:table-cell>
          <table:table-cell table:formula="of:=INDEX([$'item weights'.E314:.FA314];1;[$lookup.$B$2])/INDEX([$'item weights'.$E$340:.$FA$340];1;[$lookup.$B$2])*INDEX([$'category weights'.$B$2:.$G$99];INDEX([$'item weights'.$E$2:.$FA$2];1;[$lookup.$B$2]);['item weights'.$A31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5]" office:value-type="string" office:string-value="sniper17" calcext:value-type="string">
            <text:p>sniper17</text:p>
          </table:table-cell>
          <table:table-cell table:formula="of:=[$'item weights'.$D$315]" office:value-type="float" office:value="3" calcext:value-type="float">
            <text:p>3</text:p>
          </table:table-cell>
          <table:table-cell table:formula="of:=INDEX([$'item weights'.E315:.FA315];1;[$lookup.$B$2])/INDEX([$'item weights'.$E$340:.$FA$340];1;[$lookup.$B$2])*INDEX([$'category weights'.$B$2:.$G$99];INDEX([$'item weights'.$E$2:.$FA$2];1;[$lookup.$B$2]);['item weights'.$A31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6]" office:value-type="string" office:string-value="sniper18" calcext:value-type="string">
            <text:p>sniper18</text:p>
          </table:table-cell>
          <table:table-cell table:formula="of:=[$'item weights'.$D$316]" office:value-type="float" office:value="3" calcext:value-type="float">
            <text:p>3</text:p>
          </table:table-cell>
          <table:table-cell table:formula="of:=INDEX([$'item weights'.E316:.FA316];1;[$lookup.$B$2])/INDEX([$'item weights'.$E$340:.$FA$340];1;[$lookup.$B$2])*INDEX([$'category weights'.$B$2:.$G$99];INDEX([$'item weights'.$E$2:.$FA$2];1;[$lookup.$B$2]);['item weights'.$A31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7]" office:value-type="string" office:string-value="sniper19" calcext:value-type="string">
            <text:p>sniper19</text:p>
          </table:table-cell>
          <table:table-cell table:formula="of:=[$'item weights'.$D$317]" office:value-type="float" office:value="3" calcext:value-type="float">
            <text:p>3</text:p>
          </table:table-cell>
          <table:table-cell table:formula="of:=INDEX([$'item weights'.E317:.FA317];1;[$lookup.$B$2])/INDEX([$'item weights'.$E$340:.$FA$340];1;[$lookup.$B$2])*INDEX([$'category weights'.$B$2:.$G$99];INDEX([$'item weights'.$E$2:.$FA$2];1;[$lookup.$B$2]);['item weights'.$A31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8]" office:value-type="string" office:string-value="sniper20" calcext:value-type="string">
            <text:p>sniper20</text:p>
          </table:table-cell>
          <table:table-cell table:formula="of:=[$'item weights'.$D$318]" office:value-type="float" office:value="3" calcext:value-type="float">
            <text:p>3</text:p>
          </table:table-cell>
          <table:table-cell table:formula="of:=INDEX([$'item weights'.E318:.FA318];1;[$lookup.$B$2])/INDEX([$'item weights'.$E$340:.$FA$340];1;[$lookup.$B$2])*INDEX([$'category weights'.$B$2:.$G$99];INDEX([$'item weights'.$E$2:.$FA$2];1;[$lookup.$B$2]);['item weights'.$A31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19]" office:value-type="string" office:string-value="machine0" calcext:value-type="string">
            <text:p>machine0</text:p>
          </table:table-cell>
          <table:table-cell table:formula="of:=[$'item weights'.$D$319]" office:value-type="float" office:value="3" calcext:value-type="float">
            <text:p>3</text:p>
          </table:table-cell>
          <table:table-cell table:formula="of:=INDEX([$'item weights'.E319:.FA319];1;[$lookup.$B$2])/INDEX([$'item weights'.$E$340:.$FA$340];1;[$lookup.$B$2])*INDEX([$'category weights'.$B$2:.$G$99];INDEX([$'item weights'.$E$2:.$FA$2];1;[$lookup.$B$2]);['item weights'.$A31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0]" office:value-type="string" office:string-value="machine1" calcext:value-type="string">
            <text:p>machine1</text:p>
          </table:table-cell>
          <table:table-cell table:formula="of:=[$'item weights'.$D$320]" office:value-type="float" office:value="3" calcext:value-type="float">
            <text:p>3</text:p>
          </table:table-cell>
          <table:table-cell table:formula="of:=INDEX([$'item weights'.E320:.FA320];1;[$lookup.$B$2])/INDEX([$'item weights'.$E$340:.$FA$340];1;[$lookup.$B$2])*INDEX([$'category weights'.$B$2:.$G$99];INDEX([$'item weights'.$E$2:.$FA$2];1;[$lookup.$B$2]);['item weights'.$A32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1]" office:value-type="string" office:string-value="machine2" calcext:value-type="string">
            <text:p>machine2</text:p>
          </table:table-cell>
          <table:table-cell table:formula="of:=[$'item weights'.$D$321]" office:value-type="float" office:value="3" calcext:value-type="float">
            <text:p>3</text:p>
          </table:table-cell>
          <table:table-cell table:formula="of:=INDEX([$'item weights'.E321:.FA321];1;[$lookup.$B$2])/INDEX([$'item weights'.$E$340:.$FA$340];1;[$lookup.$B$2])*INDEX([$'category weights'.$B$2:.$G$99];INDEX([$'item weights'.$E$2:.$FA$2];1;[$lookup.$B$2]);['item weights'.$A32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2]" office:value-type="string" office:string-value="machine3" calcext:value-type="string">
            <text:p>machine3</text:p>
          </table:table-cell>
          <table:table-cell table:formula="of:=[$'item weights'.$D$322]" office:value-type="float" office:value="3" calcext:value-type="float">
            <text:p>3</text:p>
          </table:table-cell>
          <table:table-cell table:formula="of:=INDEX([$'item weights'.E322:.FA322];1;[$lookup.$B$2])/INDEX([$'item weights'.$E$340:.$FA$340];1;[$lookup.$B$2])*INDEX([$'category weights'.$B$2:.$G$99];INDEX([$'item weights'.$E$2:.$FA$2];1;[$lookup.$B$2]);['item weights'.$A32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3]" office:value-type="string" office:string-value="machine4" calcext:value-type="string">
            <text:p>machine4</text:p>
          </table:table-cell>
          <table:table-cell table:formula="of:=[$'item weights'.$D$323]" office:value-type="float" office:value="3" calcext:value-type="float">
            <text:p>3</text:p>
          </table:table-cell>
          <table:table-cell table:formula="of:=INDEX([$'item weights'.E323:.FA323];1;[$lookup.$B$2])/INDEX([$'item weights'.$E$340:.$FA$340];1;[$lookup.$B$2])*INDEX([$'category weights'.$B$2:.$G$99];INDEX([$'item weights'.$E$2:.$FA$2];1;[$lookup.$B$2]);['item weights'.$A32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4]" office:value-type="string" office:string-value="machine5" calcext:value-type="string">
            <text:p>machine5</text:p>
          </table:table-cell>
          <table:table-cell table:formula="of:=[$'item weights'.$D$324]" office:value-type="float" office:value="3" calcext:value-type="float">
            <text:p>3</text:p>
          </table:table-cell>
          <table:table-cell table:formula="of:=INDEX([$'item weights'.E324:.FA324];1;[$lookup.$B$2])/INDEX([$'item weights'.$E$340:.$FA$340];1;[$lookup.$B$2])*INDEX([$'category weights'.$B$2:.$G$99];INDEX([$'item weights'.$E$2:.$FA$2];1;[$lookup.$B$2]);['item weights'.$A32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5]" office:value-type="string" office:string-value="machine6" calcext:value-type="string">
            <text:p>machine6</text:p>
          </table:table-cell>
          <table:table-cell table:formula="of:=[$'item weights'.$D$325]" office:value-type="float" office:value="3" calcext:value-type="float">
            <text:p>3</text:p>
          </table:table-cell>
          <table:table-cell table:formula="of:=INDEX([$'item weights'.E325:.FA325];1;[$lookup.$B$2])/INDEX([$'item weights'.$E$340:.$FA$340];1;[$lookup.$B$2])*INDEX([$'category weights'.$B$2:.$G$99];INDEX([$'item weights'.$E$2:.$FA$2];1;[$lookup.$B$2]);['item weights'.$A32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6]" office:value-type="string" office:string-value="machine7" calcext:value-type="string">
            <text:p>machine7</text:p>
          </table:table-cell>
          <table:table-cell table:formula="of:=[$'item weights'.$D$326]" office:value-type="float" office:value="3" calcext:value-type="float">
            <text:p>3</text:p>
          </table:table-cell>
          <table:table-cell table:formula="of:=INDEX([$'item weights'.E326:.FA326];1;[$lookup.$B$2])/INDEX([$'item weights'.$E$340:.$FA$340];1;[$lookup.$B$2])*INDEX([$'category weights'.$B$2:.$G$99];INDEX([$'item weights'.$E$2:.$FA$2];1;[$lookup.$B$2]);['item weights'.$A32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7]" office:value-type="string" office:string-value="machine8" calcext:value-type="string">
            <text:p>machine8</text:p>
          </table:table-cell>
          <table:table-cell table:formula="of:=[$'item weights'.$D$327]" office:value-type="float" office:value="3" calcext:value-type="float">
            <text:p>3</text:p>
          </table:table-cell>
          <table:table-cell table:formula="of:=INDEX([$'item weights'.E327:.FA327];1;[$lookup.$B$2])/INDEX([$'item weights'.$E$340:.$FA$340];1;[$lookup.$B$2])*INDEX([$'category weights'.$B$2:.$G$99];INDEX([$'item weights'.$E$2:.$FA$2];1;[$lookup.$B$2]);['item weights'.$A32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8]" office:value-type="string" office:string-value="machine9" calcext:value-type="string">
            <text:p>machine9</text:p>
          </table:table-cell>
          <table:table-cell table:formula="of:=[$'item weights'.$D$328]" office:value-type="float" office:value="3" calcext:value-type="float">
            <text:p>3</text:p>
          </table:table-cell>
          <table:table-cell table:formula="of:=INDEX([$'item weights'.E328:.FA328];1;[$lookup.$B$2])/INDEX([$'item weights'.$E$340:.$FA$340];1;[$lookup.$B$2])*INDEX([$'category weights'.$B$2:.$G$99];INDEX([$'item weights'.$E$2:.$FA$2];1;[$lookup.$B$2]);['item weights'.$A32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29]" office:value-type="string" office:string-value="machine10" calcext:value-type="string">
            <text:p>machine10</text:p>
          </table:table-cell>
          <table:table-cell table:formula="of:=[$'item weights'.$D$329]" office:value-type="float" office:value="3" calcext:value-type="float">
            <text:p>3</text:p>
          </table:table-cell>
          <table:table-cell table:formula="of:=INDEX([$'item weights'.E329:.FA329];1;[$lookup.$B$2])/INDEX([$'item weights'.$E$340:.$FA$340];1;[$lookup.$B$2])*INDEX([$'category weights'.$B$2:.$G$99];INDEX([$'item weights'.$E$2:.$FA$2];1;[$lookup.$B$2]);['item weights'.$A32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0]" office:value-type="string" office:string-value="machine11" calcext:value-type="string">
            <text:p>machine11</text:p>
          </table:table-cell>
          <table:table-cell table:formula="of:=[$'item weights'.$D$330]" office:value-type="float" office:value="3" calcext:value-type="float">
            <text:p>3</text:p>
          </table:table-cell>
          <table:table-cell table:formula="of:=INDEX([$'item weights'.E330:.FA330];1;[$lookup.$B$2])/INDEX([$'item weights'.$E$340:.$FA$340];1;[$lookup.$B$2])*INDEX([$'category weights'.$B$2:.$G$99];INDEX([$'item weights'.$E$2:.$FA$2];1;[$lookup.$B$2]);['item weights'.$A33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1]" office:value-type="string" office:string-value="machine12" calcext:value-type="string">
            <text:p>machine12</text:p>
          </table:table-cell>
          <table:table-cell table:formula="of:=[$'item weights'.$D$331]" office:value-type="float" office:value="3" calcext:value-type="float">
            <text:p>3</text:p>
          </table:table-cell>
          <table:table-cell table:formula="of:=INDEX([$'item weights'.E331:.FA331];1;[$lookup.$B$2])/INDEX([$'item weights'.$E$340:.$FA$340];1;[$lookup.$B$2])*INDEX([$'category weights'.$B$2:.$G$99];INDEX([$'item weights'.$E$2:.$FA$2];1;[$lookup.$B$2]);['item weights'.$A33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2]" office:value-type="string" office:string-value="machine13" calcext:value-type="string">
            <text:p>machine13</text:p>
          </table:table-cell>
          <table:table-cell table:formula="of:=[$'item weights'.$D$332]" office:value-type="float" office:value="3" calcext:value-type="float">
            <text:p>3</text:p>
          </table:table-cell>
          <table:table-cell table:formula="of:=INDEX([$'item weights'.E332:.FA332];1;[$lookup.$B$2])/INDEX([$'item weights'.$E$340:.$FA$340];1;[$lookup.$B$2])*INDEX([$'category weights'.$B$2:.$G$99];INDEX([$'item weights'.$E$2:.$FA$2];1;[$lookup.$B$2]);['item weights'.$A33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3]" office:value-type="string" office:string-value="machine14" calcext:value-type="string">
            <text:p>machine14</text:p>
          </table:table-cell>
          <table:table-cell table:formula="of:=[$'item weights'.$D$333]" office:value-type="float" office:value="3" calcext:value-type="float">
            <text:p>3</text:p>
          </table:table-cell>
          <table:table-cell table:formula="of:=INDEX([$'item weights'.E333:.FA333];1;[$lookup.$B$2])/INDEX([$'item weights'.$E$340:.$FA$340];1;[$lookup.$B$2])*INDEX([$'category weights'.$B$2:.$G$99];INDEX([$'item weights'.$E$2:.$FA$2];1;[$lookup.$B$2]);['item weights'.$A33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4]" office:value-type="string" office:string-value="machine15" calcext:value-type="string">
            <text:p>machine15</text:p>
          </table:table-cell>
          <table:table-cell table:formula="of:=[$'item weights'.$D$334]" office:value-type="float" office:value="3" calcext:value-type="float">
            <text:p>3</text:p>
          </table:table-cell>
          <table:table-cell table:formula="of:=INDEX([$'item weights'.E334:.FA334];1;[$lookup.$B$2])/INDEX([$'item weights'.$E$340:.$FA$340];1;[$lookup.$B$2])*INDEX([$'category weights'.$B$2:.$G$99];INDEX([$'item weights'.$E$2:.$FA$2];1;[$lookup.$B$2]);['item weights'.$A33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5]" office:value-type="string" office:string-value="machine16" calcext:value-type="string">
            <text:p>machine16</text:p>
          </table:table-cell>
          <table:table-cell table:formula="of:=[$'item weights'.$D$335]" office:value-type="float" office:value="3" calcext:value-type="float">
            <text:p>3</text:p>
          </table:table-cell>
          <table:table-cell table:formula="of:=INDEX([$'item weights'.E335:.FA335];1;[$lookup.$B$2])/INDEX([$'item weights'.$E$340:.$FA$340];1;[$lookup.$B$2])*INDEX([$'category weights'.$B$2:.$G$99];INDEX([$'item weights'.$E$2:.$FA$2];1;[$lookup.$B$2]);['item weights'.$A33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6]" office:value-type="string" office:string-value="machine17" calcext:value-type="string">
            <text:p>machine17</text:p>
          </table:table-cell>
          <table:table-cell table:formula="of:=[$'item weights'.$D$336]" office:value-type="float" office:value="3" calcext:value-type="float">
            <text:p>3</text:p>
          </table:table-cell>
          <table:table-cell table:formula="of:=INDEX([$'item weights'.E336:.FA336];1;[$lookup.$B$2])/INDEX([$'item weights'.$E$340:.$FA$340];1;[$lookup.$B$2])*INDEX([$'category weights'.$B$2:.$G$99];INDEX([$'item weights'.$E$2:.$FA$2];1;[$lookup.$B$2]);['item weights'.$A33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7]" office:value-type="string" office:string-value="machine18" calcext:value-type="string">
            <text:p>machine18</text:p>
          </table:table-cell>
          <table:table-cell table:formula="of:=[$'item weights'.$D$337]" office:value-type="float" office:value="3" calcext:value-type="float">
            <text:p>3</text:p>
          </table:table-cell>
          <table:table-cell table:formula="of:=INDEX([$'item weights'.E337:.FA337];1;[$lookup.$B$2])/INDEX([$'item weights'.$E$340:.$FA$340];1;[$lookup.$B$2])*INDEX([$'category weights'.$B$2:.$G$99];INDEX([$'item weights'.$E$2:.$FA$2];1;[$lookup.$B$2]);['item weights'.$A33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8]" office:value-type="string" office:string-value="machine19" calcext:value-type="string">
            <text:p>machine19</text:p>
          </table:table-cell>
          <table:table-cell table:formula="of:=[$'item weights'.$D$338]" office:value-type="float" office:value="3" calcext:value-type="float">
            <text:p>3</text:p>
          </table:table-cell>
          <table:table-cell table:formula="of:=INDEX([$'item weights'.E338:.FA338];1;[$lookup.$B$2])/INDEX([$'item weights'.$E$340:.$FA$340];1;[$lookup.$B$2])*INDEX([$'category weights'.$B$2:.$G$99];INDEX([$'item weights'.$E$2:.$FA$2];1;[$lookup.$B$2]);['item weights'.$A33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39]" office:value-type="string" office:string-value="machine20" calcext:value-type="string">
            <text:p>machine20</text:p>
          </table:table-cell>
          <table:table-cell table:formula="of:=[$'item weights'.$D$339]" office:value-type="float" office:value="3" calcext:value-type="float">
            <text:p>3</text:p>
          </table:table-cell>
          <table:table-cell table:formula="of:=INDEX([$'item weights'.E339:.FA339];1;[$lookup.$B$2])/INDEX([$'item weights'.$E$340:.$FA$340];1;[$lookup.$B$2])*INDEX([$'category weights'.$B$2:.$G$99];INDEX([$'item weights'.$E$2:.$FA$2];1;[$lookup.$B$2]);['item weights'.$A33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number-columns-repeated="256"/>
        </table:table-row>
        <table:table-row table:style-name="ro1" table:visibility="filter">
          <table:table-cell table:formula="of:=[$'item weights'.$C$341]" office:value-type="string" office:string-value="shirt0" calcext:value-type="string">
            <text:p>shirt0</text:p>
          </table:table-cell>
          <table:table-cell table:formula="of:=[$'item weights'.$D$341]" office:value-type="float" office:value="4" calcext:value-type="float">
            <text:p>4</text:p>
          </table:table-cell>
          <table:table-cell table:formula="of:=INDEX([$'item weights'.E341:.FA341];1;[$lookup.$B$2])/INDEX([$'item weights'.$E$404:.$FA$404];1;[$lookup.$B$2])*INDEX([$'category weights'.$B$2:.$G$99];INDEX([$'item weights'.$E$2:.$FA$2];1;[$lookup.$B$2]);['item weights'.$A34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42]" office:value-type="string" office:string-value="shirt1" calcext:value-type="string">
            <text:p>shirt1</text:p>
          </table:table-cell>
          <table:table-cell table:formula="of:=[$'item weights'.$D$342]" office:value-type="float" office:value="4" calcext:value-type="float">
            <text:p>4</text:p>
          </table:table-cell>
          <table:table-cell table:formula="of:=INDEX([$'item weights'.E342:.FA342];1;[$lookup.$B$2])/INDEX([$'item weights'.$E$404:.$FA$404];1;[$lookup.$B$2])*INDEX([$'category weights'.$B$2:.$G$99];INDEX([$'item weights'.$E$2:.$FA$2];1;[$lookup.$B$2]);['item weights'.$A34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43]" office:value-type="string" office:string-value="shirt2" calcext:value-type="string">
            <text:p>shirt2</text:p>
          </table:table-cell>
          <table:table-cell table:formula="of:=[$'item weights'.$D$343]" office:value-type="float" office:value="4" calcext:value-type="float">
            <text:p>4</text:p>
          </table:table-cell>
          <table:table-cell table:formula="of:=INDEX([$'item weights'.E343:.FA343];1;[$lookup.$B$2])/INDEX([$'item weights'.$E$404:.$FA$404];1;[$lookup.$B$2])*INDEX([$'category weights'.$B$2:.$G$99];INDEX([$'item weights'.$E$2:.$FA$2];1;[$lookup.$B$2]);['item weights'.$A34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44]" office:value-type="string" office:string-value="shirt3" calcext:value-type="string">
            <text:p>shirt3</text:p>
          </table:table-cell>
          <table:table-cell table:formula="of:=[$'item weights'.$D$344]" office:value-type="float" office:value="4" calcext:value-type="float">
            <text:p>4</text:p>
          </table:table-cell>
          <table:table-cell table:formula="of:=INDEX([$'item weights'.E344:.FA344];1;[$lookup.$B$2])/INDEX([$'item weights'.$E$404:.$FA$404];1;[$lookup.$B$2])*INDEX([$'category weights'.$B$2:.$G$99];INDEX([$'item weights'.$E$2:.$FA$2];1;[$lookup.$B$2]);['item weights'.$A34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45]" office:value-type="string" office:string-value="shirt4" calcext:value-type="string">
            <text:p>shirt4</text:p>
          </table:table-cell>
          <table:table-cell table:formula="of:=[$'item weights'.$D$345]" office:value-type="float" office:value="4" calcext:value-type="float">
            <text:p>4</text:p>
          </table:table-cell>
          <table:table-cell table:formula="of:=INDEX([$'item weights'.E345:.FA345];1;[$lookup.$B$2])/INDEX([$'item weights'.$E$404:.$FA$404];1;[$lookup.$B$2])*INDEX([$'category weights'.$B$2:.$G$99];INDEX([$'item weights'.$E$2:.$FA$2];1;[$lookup.$B$2]);['item weights'.$A34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46]" office:value-type="string" office:string-value="shirt5" calcext:value-type="string">
            <text:p>shirt5</text:p>
          </table:table-cell>
          <table:table-cell table:formula="of:=[$'item weights'.$D$346]" office:value-type="float" office:value="4" calcext:value-type="float">
            <text:p>4</text:p>
          </table:table-cell>
          <table:table-cell table:formula="of:=INDEX([$'item weights'.E346:.FA346];1;[$lookup.$B$2])/INDEX([$'item weights'.$E$404:.$FA$404];1;[$lookup.$B$2])*INDEX([$'category weights'.$B$2:.$G$99];INDEX([$'item weights'.$E$2:.$FA$2];1;[$lookup.$B$2]);['item weights'.$A34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47]" office:value-type="string" office:string-value="shirt6" calcext:value-type="string">
            <text:p>shirt6</text:p>
          </table:table-cell>
          <table:table-cell table:formula="of:=[$'item weights'.$D$347]" office:value-type="float" office:value="4" calcext:value-type="float">
            <text:p>4</text:p>
          </table:table-cell>
          <table:table-cell table:formula="of:=INDEX([$'item weights'.E347:.FA347];1;[$lookup.$B$2])/INDEX([$'item weights'.$E$404:.$FA$404];1;[$lookup.$B$2])*INDEX([$'category weights'.$B$2:.$G$99];INDEX([$'item weights'.$E$2:.$FA$2];1;[$lookup.$B$2]);['item weights'.$A34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48]" office:value-type="string" office:string-value="shirt7" calcext:value-type="string">
            <text:p>shirt7</text:p>
          </table:table-cell>
          <table:table-cell table:formula="of:=[$'item weights'.$D$348]" office:value-type="float" office:value="4" calcext:value-type="float">
            <text:p>4</text:p>
          </table:table-cell>
          <table:table-cell table:formula="of:=INDEX([$'item weights'.E348:.FA348];1;[$lookup.$B$2])/INDEX([$'item weights'.$E$404:.$FA$404];1;[$lookup.$B$2])*INDEX([$'category weights'.$B$2:.$G$99];INDEX([$'item weights'.$E$2:.$FA$2];1;[$lookup.$B$2]);['item weights'.$A34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49]" office:value-type="string" office:string-value="shirt8" calcext:value-type="string">
            <text:p>shirt8</text:p>
          </table:table-cell>
          <table:table-cell table:formula="of:=[$'item weights'.$D$349]" office:value-type="float" office:value="4" calcext:value-type="float">
            <text:p>4</text:p>
          </table:table-cell>
          <table:table-cell table:formula="of:=INDEX([$'item weights'.E349:.FA349];1;[$lookup.$B$2])/INDEX([$'item weights'.$E$404:.$FA$404];1;[$lookup.$B$2])*INDEX([$'category weights'.$B$2:.$G$99];INDEX([$'item weights'.$E$2:.$FA$2];1;[$lookup.$B$2]);['item weights'.$A34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0]" office:value-type="string" office:string-value="shirt9" calcext:value-type="string">
            <text:p>shirt9</text:p>
          </table:table-cell>
          <table:table-cell table:formula="of:=[$'item weights'.$D$350]" office:value-type="float" office:value="4" calcext:value-type="float">
            <text:p>4</text:p>
          </table:table-cell>
          <table:table-cell table:formula="of:=INDEX([$'item weights'.E350:.FA350];1;[$lookup.$B$2])/INDEX([$'item weights'.$E$404:.$FA$404];1;[$lookup.$B$2])*INDEX([$'category weights'.$B$2:.$G$99];INDEX([$'item weights'.$E$2:.$FA$2];1;[$lookup.$B$2]);['item weights'.$A35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1]" office:value-type="string" office:string-value="shirt10" calcext:value-type="string">
            <text:p>shirt10</text:p>
          </table:table-cell>
          <table:table-cell table:formula="of:=[$'item weights'.$D$351]" office:value-type="float" office:value="4" calcext:value-type="float">
            <text:p>4</text:p>
          </table:table-cell>
          <table:table-cell table:formula="of:=INDEX([$'item weights'.E351:.FA351];1;[$lookup.$B$2])/INDEX([$'item weights'.$E$404:.$FA$404];1;[$lookup.$B$2])*INDEX([$'category weights'.$B$2:.$G$99];INDEX([$'item weights'.$E$2:.$FA$2];1;[$lookup.$B$2]);['item weights'.$A35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2]" office:value-type="string" office:string-value="shirt11" calcext:value-type="string">
            <text:p>shirt11</text:p>
          </table:table-cell>
          <table:table-cell table:formula="of:=[$'item weights'.$D$352]" office:value-type="float" office:value="4" calcext:value-type="float">
            <text:p>4</text:p>
          </table:table-cell>
          <table:table-cell table:formula="of:=INDEX([$'item weights'.E352:.FA352];1;[$lookup.$B$2])/INDEX([$'item weights'.$E$404:.$FA$404];1;[$lookup.$B$2])*INDEX([$'category weights'.$B$2:.$G$99];INDEX([$'item weights'.$E$2:.$FA$2];1;[$lookup.$B$2]);['item weights'.$A35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3]" office:value-type="string" office:string-value="shirt12" calcext:value-type="string">
            <text:p>shirt12</text:p>
          </table:table-cell>
          <table:table-cell table:formula="of:=[$'item weights'.$D$353]" office:value-type="float" office:value="4" calcext:value-type="float">
            <text:p>4</text:p>
          </table:table-cell>
          <table:table-cell table:formula="of:=INDEX([$'item weights'.E353:.FA353];1;[$lookup.$B$2])/INDEX([$'item weights'.$E$404:.$FA$404];1;[$lookup.$B$2])*INDEX([$'category weights'.$B$2:.$G$99];INDEX([$'item weights'.$E$2:.$FA$2];1;[$lookup.$B$2]);['item weights'.$A35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4]" office:value-type="string" office:string-value="shirt13" calcext:value-type="string">
            <text:p>shirt13</text:p>
          </table:table-cell>
          <table:table-cell table:formula="of:=[$'item weights'.$D$354]" office:value-type="float" office:value="4" calcext:value-type="float">
            <text:p>4</text:p>
          </table:table-cell>
          <table:table-cell table:formula="of:=INDEX([$'item weights'.E354:.FA354];1;[$lookup.$B$2])/INDEX([$'item weights'.$E$404:.$FA$404];1;[$lookup.$B$2])*INDEX([$'category weights'.$B$2:.$G$99];INDEX([$'item weights'.$E$2:.$FA$2];1;[$lookup.$B$2]);['item weights'.$A35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5]" office:value-type="string" office:string-value="shirt14" calcext:value-type="string">
            <text:p>shirt14</text:p>
          </table:table-cell>
          <table:table-cell table:formula="of:=[$'item weights'.$D$355]" office:value-type="float" office:value="4" calcext:value-type="float">
            <text:p>4</text:p>
          </table:table-cell>
          <table:table-cell table:formula="of:=INDEX([$'item weights'.E355:.FA355];1;[$lookup.$B$2])/INDEX([$'item weights'.$E$404:.$FA$404];1;[$lookup.$B$2])*INDEX([$'category weights'.$B$2:.$G$99];INDEX([$'item weights'.$E$2:.$FA$2];1;[$lookup.$B$2]);['item weights'.$A35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6]" office:value-type="string" office:string-value="shirt15" calcext:value-type="string">
            <text:p>shirt15</text:p>
          </table:table-cell>
          <table:table-cell table:formula="of:=[$'item weights'.$D$356]" office:value-type="float" office:value="4" calcext:value-type="float">
            <text:p>4</text:p>
          </table:table-cell>
          <table:table-cell table:formula="of:=INDEX([$'item weights'.E356:.FA356];1;[$lookup.$B$2])/INDEX([$'item weights'.$E$404:.$FA$404];1;[$lookup.$B$2])*INDEX([$'category weights'.$B$2:.$G$99];INDEX([$'item weights'.$E$2:.$FA$2];1;[$lookup.$B$2]);['item weights'.$A35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7]" office:value-type="string" office:string-value="shirt16" calcext:value-type="string">
            <text:p>shirt16</text:p>
          </table:table-cell>
          <table:table-cell table:formula="of:=[$'item weights'.$D$357]" office:value-type="float" office:value="4" calcext:value-type="float">
            <text:p>4</text:p>
          </table:table-cell>
          <table:table-cell table:formula="of:=INDEX([$'item weights'.E357:.FA357];1;[$lookup.$B$2])/INDEX([$'item weights'.$E$404:.$FA$404];1;[$lookup.$B$2])*INDEX([$'category weights'.$B$2:.$G$99];INDEX([$'item weights'.$E$2:.$FA$2];1;[$lookup.$B$2]);['item weights'.$A35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8]" office:value-type="string" office:string-value="shirt17" calcext:value-type="string">
            <text:p>shirt17</text:p>
          </table:table-cell>
          <table:table-cell table:formula="of:=[$'item weights'.$D$358]" office:value-type="float" office:value="4" calcext:value-type="float">
            <text:p>4</text:p>
          </table:table-cell>
          <table:table-cell table:formula="of:=INDEX([$'item weights'.E358:.FA358];1;[$lookup.$B$2])/INDEX([$'item weights'.$E$404:.$FA$404];1;[$lookup.$B$2])*INDEX([$'category weights'.$B$2:.$G$99];INDEX([$'item weights'.$E$2:.$FA$2];1;[$lookup.$B$2]);['item weights'.$A35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59]" office:value-type="string" office:string-value="shirt18" calcext:value-type="string">
            <text:p>shirt18</text:p>
          </table:table-cell>
          <table:table-cell table:formula="of:=[$'item weights'.$D$359]" office:value-type="float" office:value="4" calcext:value-type="float">
            <text:p>4</text:p>
          </table:table-cell>
          <table:table-cell table:formula="of:=INDEX([$'item weights'.E359:.FA359];1;[$lookup.$B$2])/INDEX([$'item weights'.$E$404:.$FA$404];1;[$lookup.$B$2])*INDEX([$'category weights'.$B$2:.$G$99];INDEX([$'item weights'.$E$2:.$FA$2];1;[$lookup.$B$2]);['item weights'.$A35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0]" office:value-type="string" office:string-value="shirt19" calcext:value-type="string">
            <text:p>shirt19</text:p>
          </table:table-cell>
          <table:table-cell table:formula="of:=[$'item weights'.$D$360]" office:value-type="float" office:value="4" calcext:value-type="float">
            <text:p>4</text:p>
          </table:table-cell>
          <table:table-cell table:formula="of:=INDEX([$'item weights'.E360:.FA360];1;[$lookup.$B$2])/INDEX([$'item weights'.$E$404:.$FA$404];1;[$lookup.$B$2])*INDEX([$'category weights'.$B$2:.$G$99];INDEX([$'item weights'.$E$2:.$FA$2];1;[$lookup.$B$2]);['item weights'.$A36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1]" office:value-type="string" office:string-value="shirt20" calcext:value-type="string">
            <text:p>shirt20</text:p>
          </table:table-cell>
          <table:table-cell table:formula="of:=[$'item weights'.$D$361]" office:value-type="float" office:value="4" calcext:value-type="float">
            <text:p>4</text:p>
          </table:table-cell>
          <table:table-cell table:formula="of:=INDEX([$'item weights'.E361:.FA361];1;[$lookup.$B$2])/INDEX([$'item weights'.$E$404:.$FA$404];1;[$lookup.$B$2])*INDEX([$'category weights'.$B$2:.$G$99];INDEX([$'item weights'.$E$2:.$FA$2];1;[$lookup.$B$2]);['item weights'.$A36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2]" office:value-type="string" office:string-value="chain0" calcext:value-type="string">
            <text:p>chain0</text:p>
          </table:table-cell>
          <table:table-cell table:formula="of:=[$'item weights'.$D$362]" office:value-type="float" office:value="4" calcext:value-type="float">
            <text:p>4</text:p>
          </table:table-cell>
          <table:table-cell table:formula="of:=INDEX([$'item weights'.E362:.FA362];1;[$lookup.$B$2])/INDEX([$'item weights'.$E$404:.$FA$404];1;[$lookup.$B$2])*INDEX([$'category weights'.$B$2:.$G$99];INDEX([$'item weights'.$E$2:.$FA$2];1;[$lookup.$B$2]);['item weights'.$A36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3]" office:value-type="string" office:string-value="chain1" calcext:value-type="string">
            <text:p>chain1</text:p>
          </table:table-cell>
          <table:table-cell table:formula="of:=[$'item weights'.$D$363]" office:value-type="float" office:value="4" calcext:value-type="float">
            <text:p>4</text:p>
          </table:table-cell>
          <table:table-cell table:formula="of:=INDEX([$'item weights'.E363:.FA363];1;[$lookup.$B$2])/INDEX([$'item weights'.$E$404:.$FA$404];1;[$lookup.$B$2])*INDEX([$'category weights'.$B$2:.$G$99];INDEX([$'item weights'.$E$2:.$FA$2];1;[$lookup.$B$2]);['item weights'.$A36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4]" office:value-type="string" office:string-value="chain2" calcext:value-type="string">
            <text:p>chain2</text:p>
          </table:table-cell>
          <table:table-cell table:formula="of:=[$'item weights'.$D$364]" office:value-type="float" office:value="4" calcext:value-type="float">
            <text:p>4</text:p>
          </table:table-cell>
          <table:table-cell table:formula="of:=INDEX([$'item weights'.E364:.FA364];1;[$lookup.$B$2])/INDEX([$'item weights'.$E$404:.$FA$404];1;[$lookup.$B$2])*INDEX([$'category weights'.$B$2:.$G$99];INDEX([$'item weights'.$E$2:.$FA$2];1;[$lookup.$B$2]);['item weights'.$A36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5]" office:value-type="string" office:string-value="chain3" calcext:value-type="string">
            <text:p>chain3</text:p>
          </table:table-cell>
          <table:table-cell table:formula="of:=[$'item weights'.$D$365]" office:value-type="float" office:value="4" calcext:value-type="float">
            <text:p>4</text:p>
          </table:table-cell>
          <table:table-cell table:formula="of:=INDEX([$'item weights'.E365:.FA365];1;[$lookup.$B$2])/INDEX([$'item weights'.$E$404:.$FA$404];1;[$lookup.$B$2])*INDEX([$'category weights'.$B$2:.$G$99];INDEX([$'item weights'.$E$2:.$FA$2];1;[$lookup.$B$2]);['item weights'.$A36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6]" office:value-type="string" office:string-value="chain4" calcext:value-type="string">
            <text:p>chain4</text:p>
          </table:table-cell>
          <table:table-cell table:formula="of:=[$'item weights'.$D$366]" office:value-type="float" office:value="4" calcext:value-type="float">
            <text:p>4</text:p>
          </table:table-cell>
          <table:table-cell table:formula="of:=INDEX([$'item weights'.E366:.FA366];1;[$lookup.$B$2])/INDEX([$'item weights'.$E$404:.$FA$404];1;[$lookup.$B$2])*INDEX([$'category weights'.$B$2:.$G$99];INDEX([$'item weights'.$E$2:.$FA$2];1;[$lookup.$B$2]);['item weights'.$A36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7]" office:value-type="string" office:string-value="chain5" calcext:value-type="string">
            <text:p>chain5</text:p>
          </table:table-cell>
          <table:table-cell table:formula="of:=[$'item weights'.$D$367]" office:value-type="float" office:value="4" calcext:value-type="float">
            <text:p>4</text:p>
          </table:table-cell>
          <table:table-cell table:formula="of:=INDEX([$'item weights'.E367:.FA367];1;[$lookup.$B$2])/INDEX([$'item weights'.$E$404:.$FA$404];1;[$lookup.$B$2])*INDEX([$'category weights'.$B$2:.$G$99];INDEX([$'item weights'.$E$2:.$FA$2];1;[$lookup.$B$2]);['item weights'.$A36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8]" office:value-type="string" office:string-value="chain6" calcext:value-type="string">
            <text:p>chain6</text:p>
          </table:table-cell>
          <table:table-cell table:formula="of:=[$'item weights'.$D$368]" office:value-type="float" office:value="4" calcext:value-type="float">
            <text:p>4</text:p>
          </table:table-cell>
          <table:table-cell table:formula="of:=INDEX([$'item weights'.E368:.FA368];1;[$lookup.$B$2])/INDEX([$'item weights'.$E$404:.$FA$404];1;[$lookup.$B$2])*INDEX([$'category weights'.$B$2:.$G$99];INDEX([$'item weights'.$E$2:.$FA$2];1;[$lookup.$B$2]);['item weights'.$A36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69]" office:value-type="string" office:string-value="chain7" calcext:value-type="string">
            <text:p>chain7</text:p>
          </table:table-cell>
          <table:table-cell table:formula="of:=[$'item weights'.$D$369]" office:value-type="float" office:value="4" calcext:value-type="float">
            <text:p>4</text:p>
          </table:table-cell>
          <table:table-cell table:formula="of:=INDEX([$'item weights'.E369:.FA369];1;[$lookup.$B$2])/INDEX([$'item weights'.$E$404:.$FA$404];1;[$lookup.$B$2])*INDEX([$'category weights'.$B$2:.$G$99];INDEX([$'item weights'.$E$2:.$FA$2];1;[$lookup.$B$2]);['item weights'.$A36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0]" office:value-type="string" office:string-value="chain8" calcext:value-type="string">
            <text:p>chain8</text:p>
          </table:table-cell>
          <table:table-cell table:formula="of:=[$'item weights'.$D$370]" office:value-type="float" office:value="4" calcext:value-type="float">
            <text:p>4</text:p>
          </table:table-cell>
          <table:table-cell table:formula="of:=INDEX([$'item weights'.E370:.FA370];1;[$lookup.$B$2])/INDEX([$'item weights'.$E$404:.$FA$404];1;[$lookup.$B$2])*INDEX([$'category weights'.$B$2:.$G$99];INDEX([$'item weights'.$E$2:.$FA$2];1;[$lookup.$B$2]);['item weights'.$A37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1]" office:value-type="string" office:string-value="chain9" calcext:value-type="string">
            <text:p>chain9</text:p>
          </table:table-cell>
          <table:table-cell table:formula="of:=[$'item weights'.$D$371]" office:value-type="float" office:value="4" calcext:value-type="float">
            <text:p>4</text:p>
          </table:table-cell>
          <table:table-cell table:formula="of:=INDEX([$'item weights'.E371:.FA371];1;[$lookup.$B$2])/INDEX([$'item weights'.$E$404:.$FA$404];1;[$lookup.$B$2])*INDEX([$'category weights'.$B$2:.$G$99];INDEX([$'item weights'.$E$2:.$FA$2];1;[$lookup.$B$2]);['item weights'.$A37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2]" office:value-type="string" office:string-value="chain10" calcext:value-type="string">
            <text:p>chain10</text:p>
          </table:table-cell>
          <table:table-cell table:formula="of:=[$'item weights'.$D$372]" office:value-type="float" office:value="4" calcext:value-type="float">
            <text:p>4</text:p>
          </table:table-cell>
          <table:table-cell table:formula="of:=INDEX([$'item weights'.E372:.FA372];1;[$lookup.$B$2])/INDEX([$'item weights'.$E$404:.$FA$404];1;[$lookup.$B$2])*INDEX([$'category weights'.$B$2:.$G$99];INDEX([$'item weights'.$E$2:.$FA$2];1;[$lookup.$B$2]);['item weights'.$A37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3]" office:value-type="string" office:string-value="chain11" calcext:value-type="string">
            <text:p>chain11</text:p>
          </table:table-cell>
          <table:table-cell table:formula="of:=[$'item weights'.$D$373]" office:value-type="float" office:value="4" calcext:value-type="float">
            <text:p>4</text:p>
          </table:table-cell>
          <table:table-cell table:formula="of:=INDEX([$'item weights'.E373:.FA373];1;[$lookup.$B$2])/INDEX([$'item weights'.$E$404:.$FA$404];1;[$lookup.$B$2])*INDEX([$'category weights'.$B$2:.$G$99];INDEX([$'item weights'.$E$2:.$FA$2];1;[$lookup.$B$2]);['item weights'.$A37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4]" office:value-type="string" office:string-value="chain12" calcext:value-type="string">
            <text:p>chain12</text:p>
          </table:table-cell>
          <table:table-cell table:formula="of:=[$'item weights'.$D$374]" office:value-type="float" office:value="4" calcext:value-type="float">
            <text:p>4</text:p>
          </table:table-cell>
          <table:table-cell table:formula="of:=INDEX([$'item weights'.E374:.FA374];1;[$lookup.$B$2])/INDEX([$'item weights'.$E$404:.$FA$404];1;[$lookup.$B$2])*INDEX([$'category weights'.$B$2:.$G$99];INDEX([$'item weights'.$E$2:.$FA$2];1;[$lookup.$B$2]);['item weights'.$A37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5]" office:value-type="string" office:string-value="chain13" calcext:value-type="string">
            <text:p>chain13</text:p>
          </table:table-cell>
          <table:table-cell table:formula="of:=[$'item weights'.$D$375]" office:value-type="float" office:value="4" calcext:value-type="float">
            <text:p>4</text:p>
          </table:table-cell>
          <table:table-cell table:formula="of:=INDEX([$'item weights'.E375:.FA375];1;[$lookup.$B$2])/INDEX([$'item weights'.$E$404:.$FA$404];1;[$lookup.$B$2])*INDEX([$'category weights'.$B$2:.$G$99];INDEX([$'item weights'.$E$2:.$FA$2];1;[$lookup.$B$2]);['item weights'.$A37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6]" office:value-type="string" office:string-value="chain14" calcext:value-type="string">
            <text:p>chain14</text:p>
          </table:table-cell>
          <table:table-cell table:formula="of:=[$'item weights'.$D$376]" office:value-type="float" office:value="4" calcext:value-type="float">
            <text:p>4</text:p>
          </table:table-cell>
          <table:table-cell table:formula="of:=INDEX([$'item weights'.E376:.FA376];1;[$lookup.$B$2])/INDEX([$'item weights'.$E$404:.$FA$404];1;[$lookup.$B$2])*INDEX([$'category weights'.$B$2:.$G$99];INDEX([$'item weights'.$E$2:.$FA$2];1;[$lookup.$B$2]);['item weights'.$A37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7]" office:value-type="string" office:string-value="chain15" calcext:value-type="string">
            <text:p>chain15</text:p>
          </table:table-cell>
          <table:table-cell table:formula="of:=[$'item weights'.$D$377]" office:value-type="float" office:value="4" calcext:value-type="float">
            <text:p>4</text:p>
          </table:table-cell>
          <table:table-cell table:formula="of:=INDEX([$'item weights'.E377:.FA377];1;[$lookup.$B$2])/INDEX([$'item weights'.$E$404:.$FA$404];1;[$lookup.$B$2])*INDEX([$'category weights'.$B$2:.$G$99];INDEX([$'item weights'.$E$2:.$FA$2];1;[$lookup.$B$2]);['item weights'.$A37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8]" office:value-type="string" office:string-value="chain16" calcext:value-type="string">
            <text:p>chain16</text:p>
          </table:table-cell>
          <table:table-cell table:formula="of:=[$'item weights'.$D$378]" office:value-type="float" office:value="4" calcext:value-type="float">
            <text:p>4</text:p>
          </table:table-cell>
          <table:table-cell table:formula="of:=INDEX([$'item weights'.E378:.FA378];1;[$lookup.$B$2])/INDEX([$'item weights'.$E$404:.$FA$404];1;[$lookup.$B$2])*INDEX([$'category weights'.$B$2:.$G$99];INDEX([$'item weights'.$E$2:.$FA$2];1;[$lookup.$B$2]);['item weights'.$A37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79]" office:value-type="string" office:string-value="chain17" calcext:value-type="string">
            <text:p>chain17</text:p>
          </table:table-cell>
          <table:table-cell table:formula="of:=[$'item weights'.$D$379]" office:value-type="float" office:value="4" calcext:value-type="float">
            <text:p>4</text:p>
          </table:table-cell>
          <table:table-cell table:formula="of:=INDEX([$'item weights'.E379:.FA379];1;[$lookup.$B$2])/INDEX([$'item weights'.$E$404:.$FA$404];1;[$lookup.$B$2])*INDEX([$'category weights'.$B$2:.$G$99];INDEX([$'item weights'.$E$2:.$FA$2];1;[$lookup.$B$2]);['item weights'.$A37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0]" office:value-type="string" office:string-value="chain18" calcext:value-type="string">
            <text:p>chain18</text:p>
          </table:table-cell>
          <table:table-cell table:formula="of:=[$'item weights'.$D$380]" office:value-type="float" office:value="4" calcext:value-type="float">
            <text:p>4</text:p>
          </table:table-cell>
          <table:table-cell table:formula="of:=INDEX([$'item weights'.E380:.FA380];1;[$lookup.$B$2])/INDEX([$'item weights'.$E$404:.$FA$404];1;[$lookup.$B$2])*INDEX([$'category weights'.$B$2:.$G$99];INDEX([$'item weights'.$E$2:.$FA$2];1;[$lookup.$B$2]);['item weights'.$A38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1]" office:value-type="string" office:string-value="chain19" calcext:value-type="string">
            <text:p>chain19</text:p>
          </table:table-cell>
          <table:table-cell table:formula="of:=[$'item weights'.$D$381]" office:value-type="float" office:value="4" calcext:value-type="float">
            <text:p>4</text:p>
          </table:table-cell>
          <table:table-cell table:formula="of:=INDEX([$'item weights'.E381:.FA381];1;[$lookup.$B$2])/INDEX([$'item weights'.$E$404:.$FA$404];1;[$lookup.$B$2])*INDEX([$'category weights'.$B$2:.$G$99];INDEX([$'item weights'.$E$2:.$FA$2];1;[$lookup.$B$2]);['item weights'.$A38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2]" office:value-type="string" office:string-value="chain20" calcext:value-type="string">
            <text:p>chain20</text:p>
          </table:table-cell>
          <table:table-cell table:formula="of:=[$'item weights'.$D$382]" office:value-type="float" office:value="4" calcext:value-type="float">
            <text:p>4</text:p>
          </table:table-cell>
          <table:table-cell table:formula="of:=INDEX([$'item weights'.E382:.FA382];1;[$lookup.$B$2])/INDEX([$'item weights'.$E$404:.$FA$404];1;[$lookup.$B$2])*INDEX([$'category weights'.$B$2:.$G$99];INDEX([$'item weights'.$E$2:.$FA$2];1;[$lookup.$B$2]);['item weights'.$A38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3]" office:value-type="string" office:string-value="plate0" calcext:value-type="string">
            <text:p>plate0</text:p>
          </table:table-cell>
          <table:table-cell table:formula="of:=[$'item weights'.$D$383]" office:value-type="float" office:value="4" calcext:value-type="float">
            <text:p>4</text:p>
          </table:table-cell>
          <table:table-cell table:formula="of:=INDEX([$'item weights'.E383:.FA383];1;[$lookup.$B$2])/INDEX([$'item weights'.$E$404:.$FA$404];1;[$lookup.$B$2])*INDEX([$'category weights'.$B$2:.$G$99];INDEX([$'item weights'.$E$2:.$FA$2];1;[$lookup.$B$2]);['item weights'.$A38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4]" office:value-type="string" office:string-value="plate1" calcext:value-type="string">
            <text:p>plate1</text:p>
          </table:table-cell>
          <table:table-cell table:formula="of:=[$'item weights'.$D$384]" office:value-type="float" office:value="4" calcext:value-type="float">
            <text:p>4</text:p>
          </table:table-cell>
          <table:table-cell table:formula="of:=INDEX([$'item weights'.E384:.FA384];1;[$lookup.$B$2])/INDEX([$'item weights'.$E$404:.$FA$404];1;[$lookup.$B$2])*INDEX([$'category weights'.$B$2:.$G$99];INDEX([$'item weights'.$E$2:.$FA$2];1;[$lookup.$B$2]);['item weights'.$A38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5]" office:value-type="string" office:string-value="plate2" calcext:value-type="string">
            <text:p>plate2</text:p>
          </table:table-cell>
          <table:table-cell table:formula="of:=[$'item weights'.$D$385]" office:value-type="float" office:value="4" calcext:value-type="float">
            <text:p>4</text:p>
          </table:table-cell>
          <table:table-cell table:formula="of:=INDEX([$'item weights'.E385:.FA385];1;[$lookup.$B$2])/INDEX([$'item weights'.$E$404:.$FA$404];1;[$lookup.$B$2])*INDEX([$'category weights'.$B$2:.$G$99];INDEX([$'item weights'.$E$2:.$FA$2];1;[$lookup.$B$2]);['item weights'.$A38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6]" office:value-type="string" office:string-value="plate3" calcext:value-type="string">
            <text:p>plate3</text:p>
          </table:table-cell>
          <table:table-cell table:formula="of:=[$'item weights'.$D$386]" office:value-type="float" office:value="4" calcext:value-type="float">
            <text:p>4</text:p>
          </table:table-cell>
          <table:table-cell table:formula="of:=INDEX([$'item weights'.E386:.FA386];1;[$lookup.$B$2])/INDEX([$'item weights'.$E$404:.$FA$404];1;[$lookup.$B$2])*INDEX([$'category weights'.$B$2:.$G$99];INDEX([$'item weights'.$E$2:.$FA$2];1;[$lookup.$B$2]);['item weights'.$A38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7]" office:value-type="string" office:string-value="plate4" calcext:value-type="string">
            <text:p>plate4</text:p>
          </table:table-cell>
          <table:table-cell table:formula="of:=[$'item weights'.$D$387]" office:value-type="float" office:value="4" calcext:value-type="float">
            <text:p>4</text:p>
          </table:table-cell>
          <table:table-cell table:formula="of:=INDEX([$'item weights'.E387:.FA387];1;[$lookup.$B$2])/INDEX([$'item weights'.$E$404:.$FA$404];1;[$lookup.$B$2])*INDEX([$'category weights'.$B$2:.$G$99];INDEX([$'item weights'.$E$2:.$FA$2];1;[$lookup.$B$2]);['item weights'.$A38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8]" office:value-type="string" office:string-value="plate5" calcext:value-type="string">
            <text:p>plate5</text:p>
          </table:table-cell>
          <table:table-cell table:formula="of:=[$'item weights'.$D$388]" office:value-type="float" office:value="4" calcext:value-type="float">
            <text:p>4</text:p>
          </table:table-cell>
          <table:table-cell table:formula="of:=INDEX([$'item weights'.E388:.FA388];1;[$lookup.$B$2])/INDEX([$'item weights'.$E$404:.$FA$404];1;[$lookup.$B$2])*INDEX([$'category weights'.$B$2:.$G$99];INDEX([$'item weights'.$E$2:.$FA$2];1;[$lookup.$B$2]);['item weights'.$A38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89]" office:value-type="string" office:string-value="plate6" calcext:value-type="string">
            <text:p>plate6</text:p>
          </table:table-cell>
          <table:table-cell table:formula="of:=[$'item weights'.$D$389]" office:value-type="float" office:value="4" calcext:value-type="float">
            <text:p>4</text:p>
          </table:table-cell>
          <table:table-cell table:formula="of:=INDEX([$'item weights'.E389:.FA389];1;[$lookup.$B$2])/INDEX([$'item weights'.$E$404:.$FA$404];1;[$lookup.$B$2])*INDEX([$'category weights'.$B$2:.$G$99];INDEX([$'item weights'.$E$2:.$FA$2];1;[$lookup.$B$2]);['item weights'.$A38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0]" office:value-type="string" office:string-value="plate7" calcext:value-type="string">
            <text:p>plate7</text:p>
          </table:table-cell>
          <table:table-cell table:formula="of:=[$'item weights'.$D$390]" office:value-type="float" office:value="4" calcext:value-type="float">
            <text:p>4</text:p>
          </table:table-cell>
          <table:table-cell table:formula="of:=INDEX([$'item weights'.E390:.FA390];1;[$lookup.$B$2])/INDEX([$'item weights'.$E$404:.$FA$404];1;[$lookup.$B$2])*INDEX([$'category weights'.$B$2:.$G$99];INDEX([$'item weights'.$E$2:.$FA$2];1;[$lookup.$B$2]);['item weights'.$A39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1]" office:value-type="string" office:string-value="plate8" calcext:value-type="string">
            <text:p>plate8</text:p>
          </table:table-cell>
          <table:table-cell table:formula="of:=[$'item weights'.$D$391]" office:value-type="float" office:value="4" calcext:value-type="float">
            <text:p>4</text:p>
          </table:table-cell>
          <table:table-cell table:formula="of:=INDEX([$'item weights'.E391:.FA391];1;[$lookup.$B$2])/INDEX([$'item weights'.$E$404:.$FA$404];1;[$lookup.$B$2])*INDEX([$'category weights'.$B$2:.$G$99];INDEX([$'item weights'.$E$2:.$FA$2];1;[$lookup.$B$2]);['item weights'.$A39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2]" office:value-type="string" office:string-value="plate9" calcext:value-type="string">
            <text:p>plate9</text:p>
          </table:table-cell>
          <table:table-cell table:formula="of:=[$'item weights'.$D$392]" office:value-type="float" office:value="4" calcext:value-type="float">
            <text:p>4</text:p>
          </table:table-cell>
          <table:table-cell table:formula="of:=INDEX([$'item weights'.E392:.FA392];1;[$lookup.$B$2])/INDEX([$'item weights'.$E$404:.$FA$404];1;[$lookup.$B$2])*INDEX([$'category weights'.$B$2:.$G$99];INDEX([$'item weights'.$E$2:.$FA$2];1;[$lookup.$B$2]);['item weights'.$A39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3]" office:value-type="string" office:string-value="plate10" calcext:value-type="string">
            <text:p>plate10</text:p>
          </table:table-cell>
          <table:table-cell table:formula="of:=[$'item weights'.$D$393]" office:value-type="float" office:value="4" calcext:value-type="float">
            <text:p>4</text:p>
          </table:table-cell>
          <table:table-cell table:formula="of:=INDEX([$'item weights'.E393:.FA393];1;[$lookup.$B$2])/INDEX([$'item weights'.$E$404:.$FA$404];1;[$lookup.$B$2])*INDEX([$'category weights'.$B$2:.$G$99];INDEX([$'item weights'.$E$2:.$FA$2];1;[$lookup.$B$2]);['item weights'.$A39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4]" office:value-type="string" office:string-value="plate11" calcext:value-type="string">
            <text:p>plate11</text:p>
          </table:table-cell>
          <table:table-cell table:formula="of:=[$'item weights'.$D$394]" office:value-type="float" office:value="4" calcext:value-type="float">
            <text:p>4</text:p>
          </table:table-cell>
          <table:table-cell table:formula="of:=INDEX([$'item weights'.E394:.FA394];1;[$lookup.$B$2])/INDEX([$'item weights'.$E$404:.$FA$404];1;[$lookup.$B$2])*INDEX([$'category weights'.$B$2:.$G$99];INDEX([$'item weights'.$E$2:.$FA$2];1;[$lookup.$B$2]);['item weights'.$A394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5]" office:value-type="string" office:string-value="plate12" calcext:value-type="string">
            <text:p>plate12</text:p>
          </table:table-cell>
          <table:table-cell table:formula="of:=[$'item weights'.$D$395]" office:value-type="float" office:value="4" calcext:value-type="float">
            <text:p>4</text:p>
          </table:table-cell>
          <table:table-cell table:formula="of:=INDEX([$'item weights'.E395:.FA395];1;[$lookup.$B$2])/INDEX([$'item weights'.$E$404:.$FA$404];1;[$lookup.$B$2])*INDEX([$'category weights'.$B$2:.$G$99];INDEX([$'item weights'.$E$2:.$FA$2];1;[$lookup.$B$2]);['item weights'.$A395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6]" office:value-type="string" office:string-value="plate13" calcext:value-type="string">
            <text:p>plate13</text:p>
          </table:table-cell>
          <table:table-cell table:formula="of:=[$'item weights'.$D$396]" office:value-type="float" office:value="4" calcext:value-type="float">
            <text:p>4</text:p>
          </table:table-cell>
          <table:table-cell table:formula="of:=INDEX([$'item weights'.E396:.FA396];1;[$lookup.$B$2])/INDEX([$'item weights'.$E$404:.$FA$404];1;[$lookup.$B$2])*INDEX([$'category weights'.$B$2:.$G$99];INDEX([$'item weights'.$E$2:.$FA$2];1;[$lookup.$B$2]);['item weights'.$A396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7]" office:value-type="string" office:string-value="plate14" calcext:value-type="string">
            <text:p>plate14</text:p>
          </table:table-cell>
          <table:table-cell table:formula="of:=[$'item weights'.$D$397]" office:value-type="float" office:value="4" calcext:value-type="float">
            <text:p>4</text:p>
          </table:table-cell>
          <table:table-cell table:formula="of:=INDEX([$'item weights'.E397:.FA397];1;[$lookup.$B$2])/INDEX([$'item weights'.$E$404:.$FA$404];1;[$lookup.$B$2])*INDEX([$'category weights'.$B$2:.$G$99];INDEX([$'item weights'.$E$2:.$FA$2];1;[$lookup.$B$2]);['item weights'.$A397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8]" office:value-type="string" office:string-value="plate15" calcext:value-type="string">
            <text:p>plate15</text:p>
          </table:table-cell>
          <table:table-cell table:formula="of:=[$'item weights'.$D$398]" office:value-type="float" office:value="4" calcext:value-type="float">
            <text:p>4</text:p>
          </table:table-cell>
          <table:table-cell table:formula="of:=INDEX([$'item weights'.E398:.FA398];1;[$lookup.$B$2])/INDEX([$'item weights'.$E$404:.$FA$404];1;[$lookup.$B$2])*INDEX([$'category weights'.$B$2:.$G$99];INDEX([$'item weights'.$E$2:.$FA$2];1;[$lookup.$B$2]);['item weights'.$A398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399]" office:value-type="string" office:string-value="plate16" calcext:value-type="string">
            <text:p>plate16</text:p>
          </table:table-cell>
          <table:table-cell table:formula="of:=[$'item weights'.$D$399]" office:value-type="float" office:value="4" calcext:value-type="float">
            <text:p>4</text:p>
          </table:table-cell>
          <table:table-cell table:formula="of:=INDEX([$'item weights'.E399:.FA399];1;[$lookup.$B$2])/INDEX([$'item weights'.$E$404:.$FA$404];1;[$lookup.$B$2])*INDEX([$'category weights'.$B$2:.$G$99];INDEX([$'item weights'.$E$2:.$FA$2];1;[$lookup.$B$2]);['item weights'.$A399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400]" office:value-type="string" office:string-value="plate17" calcext:value-type="string">
            <text:p>plate17</text:p>
          </table:table-cell>
          <table:table-cell table:formula="of:=[$'item weights'.$D$400]" office:value-type="float" office:value="4" calcext:value-type="float">
            <text:p>4</text:p>
          </table:table-cell>
          <table:table-cell table:formula="of:=INDEX([$'item weights'.E400:.FA400];1;[$lookup.$B$2])/INDEX([$'item weights'.$E$404:.$FA$404];1;[$lookup.$B$2])*INDEX([$'category weights'.$B$2:.$G$99];INDEX([$'item weights'.$E$2:.$FA$2];1;[$lookup.$B$2]);['item weights'.$A400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401]" office:value-type="string" office:string-value="plate18" calcext:value-type="string">
            <text:p>plate18</text:p>
          </table:table-cell>
          <table:table-cell table:formula="of:=[$'item weights'.$D$401]" office:value-type="float" office:value="4" calcext:value-type="float">
            <text:p>4</text:p>
          </table:table-cell>
          <table:table-cell table:formula="of:=INDEX([$'item weights'.E401:.FA401];1;[$lookup.$B$2])/INDEX([$'item weights'.$E$404:.$FA$404];1;[$lookup.$B$2])*INDEX([$'category weights'.$B$2:.$G$99];INDEX([$'item weights'.$E$2:.$FA$2];1;[$lookup.$B$2]);['item weights'.$A401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402]" office:value-type="string" office:string-value="plate19" calcext:value-type="string">
            <text:p>plate19</text:p>
          </table:table-cell>
          <table:table-cell table:formula="of:=[$'item weights'.$D$402]" office:value-type="float" office:value="4" calcext:value-type="float">
            <text:p>4</text:p>
          </table:table-cell>
          <table:table-cell table:formula="of:=INDEX([$'item weights'.E402:.FA402];1;[$lookup.$B$2])/INDEX([$'item weights'.$E$404:.$FA$404];1;[$lookup.$B$2])*INDEX([$'category weights'.$B$2:.$G$99];INDEX([$'item weights'.$E$2:.$FA$2];1;[$lookup.$B$2]);['item weights'.$A402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visibility="filter">
          <table:table-cell table:formula="of:=[$'item weights'.$C$403]" office:value-type="string" office:string-value="plate20" calcext:value-type="string">
            <text:p>plate20</text:p>
          </table:table-cell>
          <table:table-cell table:formula="of:=[$'item weights'.$D$403]" office:value-type="float" office:value="4" calcext:value-type="float">
            <text:p>4</text:p>
          </table:table-cell>
          <table:table-cell table:formula="of:=INDEX([$'item weights'.E403:.FA403];1;[$lookup.$B$2])/INDEX([$'item weights'.$E$404:.$FA$404];1;[$lookup.$B$2])*INDEX([$'category weights'.$B$2:.$G$99];INDEX([$'item weights'.$E$2:.$FA$2];1;[$lookup.$B$2]);['item weights'.$A403])" office:value-type="string" office:string-value="" calcext:value-type="error">
            <text:p>#DIV/0!</text:p>
          </table:table-cell>
          <table:table-cell table:number-columns-repeated="253"/>
        </table:table-row>
        <table:table-row table:style-name="ro1" table:number-rows-repeated="6513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  <table:database-ranges>
        <table:database-range table:name="output" table:target-range-address="output.A2:output.C402" table:orientation="column"/>
        <table:database-range table:name="__Anonymous_Sheet_DB__3" table:target-range-address="output.A1:output.C402" table:display-filter-buttons="true" table:orientation="column">
          <table:filter>
            <table:filter-and>
              <table:filter-condition table:field-number="2" table:data-type="number" table:value="0" table:operator="&g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7:22:08.568217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06-04-12T00:21:59</meta:creation-date>
    <dc:date>2015-04-13T17:22:28.500183589</dc:date>
    <dc:language>en-US</dc:language>
    <meta:editing-cycles>164</meta:editing-cycles>
    <meta:editing-duration>PT5H21M9S</meta:editing-duration>
    <meta:document-statistic meta:table-count="4" meta:cell-count="35714" meta:object-count="0"/>
    <meta:user-defined meta:name="Info 1"/>
    <meta:user-defined meta:name="Info 2"/>
    <meta:user-defined meta:name="Info 3"/>
    <meta:user-defined meta:name="Info 4"/>
  </office:meta>
</office:document-meta>
</file>